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4" style:family="table-column">
      <style:table-column-properties fo:break-before="auto" style:column-width="2.723cm"/>
    </style:style>
    <style:style style:name="co15" style:family="table-column">
      <style:table-column-properties fo:break-before="auto" style:column-width="1.642cm"/>
    </style:style>
    <style:style style:name="co16" style:family="table-column">
      <style:table-column-properties fo:break-before="auto" style:column-width="1.247cm"/>
    </style:style>
    <style:style style:name="co4" style:family="table-column">
      <style:table-column-properties fo:break-before="auto" style:column-width="1.42cm"/>
    </style:style>
    <style:style style:name="co17" style:family="table-column">
      <style:table-column-properties fo:break-before="auto" style:column-width="1.392cm"/>
    </style:style>
    <style:style style:name="co18" style:family="table-column">
      <style:table-column-properties fo:break-before="auto" style:column-width="1.081cm"/>
    </style:style>
    <style:style style:name="co19" style:family="table-column">
      <style:table-column-properties fo:break-before="auto" style:column-width="10.439cm"/>
    </style:style>
    <style:style style:name="co20" style:family="table-column">
      <style:table-column-properties fo:break-before="auto" style:column-width="1.988cm"/>
    </style:style>
    <style:style style:name="co21" style:family="table-column">
      <style:table-column-properties fo:break-before="auto" style:column-width="1.386cm"/>
    </style:style>
    <style:style style:name="co22" style:family="table-column">
      <style:table-column-properties fo:break-before="auto" style:column-width="1.526cm"/>
    </style:style>
    <style:style style:name="co23" style:family="table-column">
      <style:table-column-properties fo:break-before="auto" style:column-width="6.941cm"/>
    </style:style>
    <style:style style:name="co24" style:family="table-column">
      <style:table-column-properties fo:break-before="auto" style:column-width="7.83cm"/>
    </style:style>
    <style:style style:name="co13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6.634cm"/>
    </style:style>
    <style:style style:name="co26" style:family="table-column">
      <style:table-column-properties fo:break-before="auto" style:column-width="1.771cm"/>
    </style:style>
    <style:style style:name="co27" style:family="table-column">
      <style:table-column-properties fo:break-before="auto" style:column-width="1.016cm"/>
    </style:style>
    <style:style style:name="co28" style:family="table-column">
      <style:table-column-properties fo:break-before="auto" style:column-width="1.109cm"/>
    </style:style>
    <style:style style:name="co29" style:family="table-column">
      <style:table-column-properties fo:break-before="auto" style:column-width="0.6cm"/>
    </style:style>
    <style:style style:name="co30" style:family="table-column">
      <style:table-column-properties fo:break-before="auto" style:column-width="1.064cm"/>
    </style:style>
    <style:style style:name="co31" style:family="table-column">
      <style:table-column-properties fo:break-before="auto" style:column-width="10.328cm"/>
    </style:style>
    <style:style style:name="co32" style:family="table-column">
      <style:table-column-properties fo:break-before="auto" style:column-width="2.928cm"/>
    </style:style>
    <style:style style:name="co33" style:family="table-column">
      <style:table-column-properties fo:break-before="auto" style:column-width="1.155cm"/>
    </style:style>
    <style:style style:name="co34" style:family="table-column">
      <style:table-column-properties fo:break-before="auto" style:column-width="0.924cm"/>
    </style:style>
    <style:style style:name="co35" style:family="table-column">
      <style:table-column-properties fo:break-before="auto" style:column-width="3.912cm"/>
    </style:style>
    <style:style style:name="co36" style:family="table-column">
      <style:table-column-properties fo:break-before="auto" style:column-width="7.08cm"/>
    </style:style>
    <style:style style:name="co37" style:family="table-column">
      <style:table-column-properties fo:break-before="auto" style:column-width="6.193cm"/>
    </style:style>
    <style:style style:name="co38" style:family="table-column">
      <style:table-column-properties fo:break-before="auto" style:column-width="5.045cm"/>
    </style:style>
    <style:style style:name="co40" style:family="table-column">
      <style:table-column-properties fo:break-before="auto" style:column-width="9.005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order="none"/>
    </style:style>
    <style:style style:name="ce7" style:family="table-cell" style:parent-style-name="Default">
      <style:table-cell-properties fo:border="none"/>
      <style:text-properties style:font-name="Liberation Sans" style:font-name-asian="DejaVu Sans" style:font-name-complex="DejaVu Sans"/>
    </style:style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02cm solid #000000" fo:border-top="0.002cm solid #000000"/>
    </style:style>
    <style:style style:name="ce8" style:family="table-cell" style:parent-style-name="Default">
      <style:table-cell-properties fo:border-bottom="0.002cm solid #000000" fo:border-left="none" fo:border-right="0.002cm solid #000000" fo:border-top="none"/>
    </style:style>
    <style:style style:name="ce9" style:family="table-cell" style:parent-style-name="Default">
      <style:text-properties style:font-name="Liberation Sans1" style:font-name-asian="Liberation Sans1" style:font-name-complex="Liberation Sans1"/>
    </style:style>
    <style:style style:name="ta_extref" style:family="table">
      <style:table-properties table:display="false"/>
    </style:style>
  </office:automatic-styles>
  <office:body>
    <office:spreadsheet>
      <table:table table:name="plc 1" table:style-name="ta1" table:print-ranges="'plc 1'.A1:'plc 1'.J53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3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table:number-columns-repeated="5"/>
          <table:table-cell office:value-type="string">
            <text:p>create table trend1 (Dt integer unsigned not null.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3"/>
          <table:table-cell office:value-type="string">
            <text:p>Назва сигналу</text:p>
          </table:table-cell>
          <table:table-cell office:value-type="string">
            <text:p>вхід контролера</text:p>
          </table:table-cell>
          <table:table-cell office:value-type="string">
            <text:p>№ модуля</text:p>
          </table:table-cell>
          <table:table-cell office:value-type="string">
            <text:p>№ клеми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V_01</text:p>
          </table:table-cell>
          <table:table-cell office:value-type="float" office:value="10">
            <text:p>1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Расход сока с преддеф.</text:p>
          </table:table-cell>
          <table:table-cell table:style-name="ce2" office:value-type="string">
            <text:p>%ID0.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"/>
          <table:table-cell table:formula="of:=CONCATENATE([.A4];&quot; smallint default '0',&quot;)" office:value-type="string" office:string-value="V_01 smallint default '0',">
            <text:p>V_01 smallint default '0',</text:p>
          </table:table-cell>
        </table:table-row>
        <table:table-row table:style-name="ro1">
          <table:table-cell office:value-type="string">
            <text:p>V_02</text:p>
          </table:table-cell>
          <table:table-cell office:value-type="float" office:value="12">
            <text:p>1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Расход суспенз. 1 сат.</text:p>
          </table:table-cell>
          <table:table-cell office:value-type="string">
            <text:p>%ID0.2</text:p>
          </table:table-cell>
          <table:table-cell/>
          <table:table-cell table:style-name="ce2" office:value-type="float" office:value="5">
            <text:p>5</text:p>
          </table:table-cell>
          <table:table-cell table:number-columns-repeated="2"/>
          <table:table-cell table:formula="of:=CONCATENATE([.A5];&quot; smallint default '0',&quot;)" office:value-type="string" office:string-value="V_02 smallint default '0',">
            <text:p>V_02 smallint default '0',</text:p>
          </table:table-cell>
        </table:table-row>
        <table:table-row table:style-name="ro1">
          <table:table-cell office:value-type="string">
            <text:p>V_03</text:p>
          </table:table-cell>
          <table:table-cell office:value-type="float" office:value="14">
            <text:p>1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Расход изв.мол. на преддеф.</text:p>
          </table:table-cell>
          <table:table-cell office:value-type="string">
            <text:p>%ID0.3</text:p>
          </table:table-cell>
          <table:table-cell/>
          <table:table-cell table:style-name="ce2" office:value-type="float" office:value="7">
            <text:p>7</text:p>
          </table:table-cell>
          <table:table-cell table:number-columns-repeated="2"/>
          <table:table-cell table:formula="of:=CONCATENATE([.A6];&quot; smallint default '0',&quot;)" office:value-type="string" office:string-value="V_03 smallint default '0',">
            <text:p>V_03 smallint default '0',</text:p>
          </table:table-cell>
        </table:table-row>
        <table:table-row table:style-name="ro1">
          <table:table-cell office:value-type="string">
            <text:p>V_04</text:p>
          </table:table-cell>
          <table:table-cell office:value-type="float" office:value="16">
            <text:p>1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Расход изв.мол. на осн. деф.</text:p>
          </table:table-cell>
          <table:table-cell office:value-type="string">
            <text:p>%ID0.4</text:p>
          </table:table-cell>
          <table:table-cell/>
          <table:table-cell table:style-name="ce2" office:value-type="float" office:value="9">
            <text:p>9</text:p>
          </table:table-cell>
          <table:table-cell table:number-columns-repeated="2"/>
          <table:table-cell table:formula="of:=CONCATENATE([.A7];&quot; smallint default '0',&quot;)" office:value-type="string" office:string-value="V_04 smallint default '0',">
            <text:p>V_04 smallint default '0',</text:p>
          </table:table-cell>
        </table:table-row>
        <table:table-row table:style-name="ro1">
          <table:table-cell office:value-type="string">
            <text:p>V_05</text:p>
          </table:table-cell>
          <table:table-cell office:value-type="float" office:value="18">
            <text:p>1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Расход изв.мол. на 2 сат.</text:p>
          </table:table-cell>
          <table:table-cell office:value-type="string">
            <text:p>%ID0.5</text:p>
          </table:table-cell>
          <table:table-cell/>
          <table:table-cell table:style-name="ce2" office:value-type="float" office:value="11">
            <text:p>11</text:p>
          </table:table-cell>
          <table:table-cell table:number-columns-repeated="2"/>
          <table:table-cell table:formula="of:=CONCATENATE([.A8];&quot; smallint default '0',&quot;)" office:value-type="string" office:string-value="V_05 smallint default '0',">
            <text:p>V_05 smallint default '0',</text:p>
          </table:table-cell>
        </table:table-row>
        <table:table-row table:style-name="ro1">
          <table:table-cell office:value-type="string">
            <text:p>V_06</text:p>
          </table:table-cell>
          <table:table-cell office:value-type="float" office:value="20">
            <text:p>2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Расход сока с дифузии</text:p>
          </table:table-cell>
          <table:table-cell office:value-type="string">
            <text:p>%ID0.6</text:p>
          </table:table-cell>
          <table:table-cell/>
          <table:table-cell table:style-name="ce2" office:value-type="float" office:value="13">
            <text:p>13</text:p>
          </table:table-cell>
          <table:table-cell table:number-columns-repeated="2"/>
          <table:table-cell table:formula="of:=CONCATENATE([.A9];&quot; smallint default '0',&quot;)" office:value-type="string" office:string-value="V_06 smallint default '0',">
            <text:p>V_06 smallint default '0',</text:p>
          </table:table-cell>
        </table:table-row>
        <table:table-row table:style-name="ro1">
          <table:table-cell office:value-type="string">
            <text:p>V_07</text:p>
          </table:table-cell>
          <table:table-cell office:value-type="float" office:value="22">
            <text:p>2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Расход сока с хол. деф.</text:p>
          </table:table-cell>
          <table:table-cell office:value-type="string">
            <text:p>%ID0.7</text:p>
          </table:table-cell>
          <table:table-cell/>
          <table:table-cell table:style-name="ce2" office:value-type="float" office:value="15">
            <text:p>15</text:p>
          </table:table-cell>
          <table:table-cell table:number-columns-repeated="2"/>
          <table:table-cell table:formula="of:=CONCATENATE([.A10];&quot; smallint default '0',&quot;)" office:value-type="string" office:string-value="V_07 smallint default '0',">
            <text:p>V_07 smallint default '0',</text:p>
          </table:table-cell>
        </table:table-row>
        <table:table-row table:style-name="ro1">
          <table:table-cell office:value-type="string">
            <text:p>V_08</text:p>
          </table:table-cell>
          <table:table-cell office:value-type="float" office:value="24">
            <text:p>2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Расход сока на деф. 2 сат.</text:p>
          </table:table-cell>
          <table:table-cell office:value-type="string">
            <text:p>%ID0.8</text:p>
          </table:table-cell>
          <table:table-cell/>
          <table:table-cell table:style-name="ce2" office:value-type="float" office:value="17">
            <text:p>17</text:p>
          </table:table-cell>
          <table:table-cell table:number-columns-repeated="2"/>
          <table:table-cell table:formula="of:=CONCATENATE([.A11];&quot; smallint default '0',&quot;)" office:value-type="string" office:string-value="V_08 smallint default '0',">
            <text:p>V_08 smallint default '0',</text:p>
          </table:table-cell>
        </table:table-row>
        <table:table-row table:style-name="ro1">
          <table:table-cell office:value-type="string">
            <text:p>V_09</text:p>
          </table:table-cell>
          <table:table-cell office:value-type="float" office:value="26">
            <text:p>2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Расход сока возврата</text:p>
          </table:table-cell>
          <table:table-cell office:value-type="string">
            <text:p>%ID0.9</text:p>
          </table:table-cell>
          <table:table-cell/>
          <table:table-cell table:style-name="ce2" office:value-type="float" office:value="4">
            <text:p>4</text:p>
          </table:table-cell>
          <table:table-cell table:number-columns-repeated="2"/>
          <table:table-cell table:formula="of:=CONCATENATE([.A12];&quot; smallint default '0',&quot;)" office:value-type="string" office:string-value="V_09 smallint default '0',">
            <text:p>V_09 smallint default '0',</text:p>
          </table:table-cell>
        </table:table-row>
        <table:table-row table:style-name="ro1">
          <table:table-cell office:value-type="string">
            <text:p>V_10</text:p>
          </table:table-cell>
          <table:table-cell office:value-type="float" office:value="28">
            <text:p>2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Уровень в сб. ф. с. 1 сат.</text:p>
          </table:table-cell>
          <table:table-cell office:value-type="string">
            <text:p>%ID0.10</text:p>
          </table:table-cell>
          <table:table-cell/>
          <table:table-cell table:style-name="ce2" office:value-type="float" office:value="6">
            <text:p>6</text:p>
          </table:table-cell>
          <table:table-cell table:number-columns-repeated="2"/>
          <table:table-cell table:formula="of:=CONCATENATE([.A13];&quot; smallint default '0',&quot;)" office:value-type="string" office:string-value="V_10 smallint default '0',">
            <text:p>V_10 smallint default '0',</text:p>
          </table:table-cell>
        </table:table-row>
        <table:table-row table:style-name="ro1">
          <table:table-cell office:value-type="string">
            <text:p>V_11</text:p>
          </table:table-cell>
          <table:table-cell office:value-type="float" office:value="30">
            <text:p>3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Уровень в хол. деф.</text:p>
          </table:table-cell>
          <table:table-cell office:value-type="string">
            <text:p>%ID0.11</text:p>
          </table:table-cell>
          <table:table-cell/>
          <table:table-cell table:style-name="ce2" office:value-type="float" office:value="8">
            <text:p>8</text:p>
          </table:table-cell>
          <table:table-cell table:number-columns-repeated="2"/>
          <table:table-cell table:formula="of:=CONCATENATE([.A14];&quot; smallint default '0',&quot;)" office:value-type="string" office:string-value="V_11 smallint default '0',">
            <text:p>V_11 smallint default '0',</text:p>
          </table:table-cell>
        </table:table-row>
        <table:table-row table:style-name="ro1">
          <table:table-cell office:value-type="string">
            <text:p>V_12</text:p>
          </table:table-cell>
          <table:table-cell office:value-type="float" office:value="32">
            <text:p>3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Уровень в сб. перед ВС</text:p>
          </table:table-cell>
          <table:table-cell office:value-type="string">
            <text:p>%ID0.12</text:p>
          </table:table-cell>
          <table:table-cell/>
          <table:table-cell table:style-name="ce2" office:value-type="float" office:value="10">
            <text:p>10</text:p>
          </table:table-cell>
          <table:table-cell table:number-columns-repeated="2"/>
          <table:table-cell table:formula="of:=CONCATENATE([.A15];&quot; smallint default '0',&quot;)" office:value-type="string" office:string-value="V_12 smallint default '0',">
            <text:p>V_12 smallint default '0',</text:p>
          </table:table-cell>
        </table:table-row>
        <table:table-row table:style-name="ro1">
          <table:table-cell office:value-type="string">
            <text:p>V_13</text:p>
          </table:table-cell>
          <table:table-cell office:value-type="float" office:value="34">
            <text:p>3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Уровень в сб отс. сока 2 сат.</text:p>
          </table:table-cell>
          <table:table-cell office:value-type="string">
            <text:p>%ID0.13</text:p>
          </table:table-cell>
          <table:table-cell/>
          <table:table-cell table:style-name="ce2" office:value-type="float" office:value="12">
            <text:p>12</text:p>
          </table:table-cell>
          <table:table-cell table:number-columns-repeated="2"/>
          <table:table-cell table:formula="of:=CONCATENATE([.A16];&quot; smallint default '0',&quot;)" office:value-type="string" office:string-value="V_13 smallint default '0',">
            <text:p>V_13 smallint default '0',</text:p>
          </table:table-cell>
        </table:table-row>
        <table:table-row table:style-name="ro1">
          <table:table-cell office:value-type="string">
            <text:p>V_14</text:p>
          </table:table-cell>
          <table:table-cell office:value-type="float" office:value="36">
            <text:p>3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Давление на в/ф.</text:p>
          </table:table-cell>
          <table:table-cell office:value-type="string">
            <text:p>%ID0.14</text:p>
          </table:table-cell>
          <table:table-cell/>
          <table:table-cell table:style-name="ce2" office:value-type="float" office:value="14">
            <text:p>14</text:p>
          </table:table-cell>
          <table:table-cell table:number-columns-repeated="2"/>
          <table:table-cell table:formula="of:=CONCATENATE([.A17];&quot; smallint default '0',&quot;)" office:value-type="string" office:string-value="V_14 smallint default '0',">
            <text:p>V_14 smallint default '0',</text:p>
          </table:table-cell>
        </table:table-row>
        <table:table-row table:style-name="ro1">
          <table:table-cell office:value-type="string">
            <text:p>V_15</text:p>
          </table:table-cell>
          <table:table-cell office:value-type="float" office:value="38">
            <text:p>3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Давление в кол. изв. мол.</text:p>
          </table:table-cell>
          <table:table-cell office:value-type="string">
            <text:p>%ID0.15</text:p>
          </table:table-cell>
          <table:table-cell/>
          <table:table-cell table:style-name="ce2" office:value-type="float" office:value="16">
            <text:p>16</text:p>
          </table:table-cell>
          <table:table-cell table:number-columns-repeated="2"/>
          <table:table-cell table:formula="of:=CONCATENATE([.A18];&quot; smallint default '0',&quot;)" office:value-type="string" office:string-value="V_15 smallint default '0',">
            <text:p>V_15 smallint default '0',</text:p>
          </table:table-cell>
        </table:table-row>
        <table:table-row table:style-name="ro1">
          <table:table-cell office:value-type="string">
            <text:p>V_16</text:p>
          </table:table-cell>
          <table:table-cell office:value-type="float" office:value="40">
            <text:p>4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рН сока на вых.пред-ра</text:p>
          </table:table-cell>
          <table:table-cell table:style-name="ce2" office:value-type="string">
            <text:p>%ID0.16</text:p>
          </table:table-cell>
          <table:table-cell table:style-name="ce2"/>
          <table:table-cell table:style-name="ce2" office:value-type="float" office:value="18">
            <text:p>18</text:p>
          </table:table-cell>
          <table:table-cell table:number-columns-repeated="2"/>
          <table:table-cell table:formula="of:=CONCATENATE([.A19];&quot; smallint default '0',&quot;)" office:value-type="string" office:string-value="V_16 smallint default '0',">
            <text:p>V_16 smallint default '0',</text:p>
          </table:table-cell>
        </table:table-row>
        <table:table-row table:style-name="ro1">
          <table:table-cell office:value-type="string">
            <text:p>X0_01</text:p>
          </table:table-cell>
          <table:table-cell office:value-type="float" office:value="42">
            <text:p>4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Клапан</text:p>
          </table:table-cell>
          <table:table-cell table:style-name="ce2" office:value-type="string">
            <text:p>%QD3.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"/>
          <table:table-cell table:formula="of:=CONCATENATE([.A20];&quot; smallint default '0',&quot;)" office:value-type="string" office:string-value="X0_01 smallint default '0',">
            <text:p>X0_01 smallint default '0',</text:p>
          </table:table-cell>
        </table:table-row>
        <table:table-row table:style-name="ro1">
          <table:table-cell office:value-type="string">
            <text:p>X0_02</text:p>
          </table:table-cell>
          <table:table-cell office:value-type="float" office:value="44">
            <text:p>4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Клапан</text:p>
          </table:table-cell>
          <table:table-cell office:value-type="string">
            <text:p>%QD3.2</text:p>
          </table:table-cell>
          <table:table-cell/>
          <table:table-cell table:style-name="ce2" office:value-type="float" office:value="3">
            <text:p>3</text:p>
          </table:table-cell>
          <table:table-cell table:number-columns-repeated="2"/>
          <table:table-cell table:formula="of:=CONCATENATE([.A21];&quot; smallint default '0',&quot;)" office:value-type="string" office:string-value="X0_02 smallint default '0',">
            <text:p>X0_02 smallint default '0',</text:p>
          </table:table-cell>
        </table:table-row>
        <table:table-row table:style-name="ro1">
          <table:table-cell office:value-type="string">
            <text:p>X0_03</text:p>
          </table:table-cell>
          <table:table-cell office:value-type="float" office:value="46">
            <text:p>4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Клапан</text:p>
          </table:table-cell>
          <table:table-cell office:value-type="string">
            <text:p>%QD3.3</text:p>
          </table:table-cell>
          <table:table-cell/>
          <table:table-cell table:style-name="ce2" office:value-type="float" office:value="5">
            <text:p>5</text:p>
          </table:table-cell>
          <table:table-cell table:number-columns-repeated="2"/>
          <table:table-cell table:formula="of:=CONCATENATE([.A22];&quot; smallint default '0',&quot;)" office:value-type="string" office:string-value="X0_03 smallint default '0',">
            <text:p>X0_03 smallint default '0',</text:p>
          </table:table-cell>
        </table:table-row>
        <table:table-row table:style-name="ro1">
          <table:table-cell office:value-type="string">
            <text:p>X0_04</text:p>
          </table:table-cell>
          <table:table-cell office:value-type="float" office:value="48">
            <text:p>4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Клапан</text:p>
          </table:table-cell>
          <table:table-cell table:style-name="ce2" office:value-type="string">
            <text:p>%QD3.4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number-columns-repeated="2"/>
          <table:table-cell table:formula="of:=CONCATENATE([.A23];&quot; smallint default '0',&quot;)" office:value-type="string" office:string-value="X0_04 smallint default '0',">
            <text:p>X0_04 smallint default '0',</text:p>
          </table:table-cell>
        </table:table-row>
        <table:table-row table:style-name="ro1">
          <table:table-cell office:value-type="string">
            <text:p>X0_05</text:p>
          </table:table-cell>
          <table:table-cell office:value-type="float" office:value="50">
            <text:p>5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Клапан</text:p>
          </table:table-cell>
          <table:table-cell table:style-name="ce2" office:value-type="string">
            <text:p>%QD4.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"/>
          <table:table-cell table:formula="of:=CONCATENATE([.A24];&quot; smallint default '0',&quot;)" office:value-type="string" office:string-value="X0_05 smallint default '0',">
            <text:p>X0_05 smallint default '0',</text:p>
          </table:table-cell>
        </table:table-row>
        <table:table-row table:style-name="ro1">
          <table:table-cell office:value-type="string">
            <text:p>X0_06</text:p>
          </table:table-cell>
          <table:table-cell office:value-type="float" office:value="52">
            <text:p>5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Клапан</text:p>
          </table:table-cell>
          <table:table-cell office:value-type="string">
            <text:p>%QD4.2</text:p>
          </table:table-cell>
          <table:table-cell/>
          <table:table-cell table:style-name="ce2" office:value-type="float" office:value="3">
            <text:p>3</text:p>
          </table:table-cell>
          <table:table-cell table:number-columns-repeated="2"/>
          <table:table-cell table:formula="of:=CONCATENATE([.A25];&quot; smallint default '0',&quot;)" office:value-type="string" office:string-value="X0_06 smallint default '0',">
            <text:p>X0_06 smallint default '0',</text:p>
          </table:table-cell>
        </table:table-row>
        <table:table-row table:style-name="ro1">
          <table:table-cell office:value-type="string">
            <text:p>X0_07</text:p>
          </table:table-cell>
          <table:table-cell office:value-type="float" office:value="54">
            <text:p>5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Клапан</text:p>
          </table:table-cell>
          <table:table-cell office:value-type="string">
            <text:p>%QD4.3</text:p>
          </table:table-cell>
          <table:table-cell/>
          <table:table-cell table:style-name="ce2" office:value-type="float" office:value="5">
            <text:p>5</text:p>
          </table:table-cell>
          <table:table-cell table:number-columns-repeated="2"/>
          <table:table-cell table:formula="of:=CONCATENATE([.A26];&quot; smallint default '0',&quot;)" office:value-type="string" office:string-value="X0_07 smallint default '0',">
            <text:p>X0_07 smallint default '0',</text:p>
          </table:table-cell>
        </table:table-row>
        <table:table-row table:style-name="ro1">
          <table:table-cell office:value-type="string">
            <text:p>X0_08</text:p>
          </table:table-cell>
          <table:table-cell office:value-type="float" office:value="56">
            <text:p>5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Клапан</text:p>
          </table:table-cell>
          <table:table-cell table:style-name="ce2" office:value-type="string">
            <text:p>%QD4.4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number-columns-repeated="2"/>
          <table:table-cell table:formula="of:=CONCATENATE([.A27];&quot; smallint default '0',&quot;)" office:value-type="string" office:string-value="X0_08 smallint default '0',">
            <text:p>X0_08 smallint default '0',</text:p>
          </table:table-cell>
        </table:table-row>
        <table:table-row table:style-name="ro1">
          <table:table-cell office:value-type="string">
            <text:p>X0_09</text:p>
          </table:table-cell>
          <table:table-cell office:value-type="float" office:value="58">
            <text:p>5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Клапан</text:p>
          </table:table-cell>
          <table:table-cell table:style-name="ce2" office:value-type="string">
            <text:p>%QD5.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"/>
          <table:table-cell table:formula="of:=CONCATENATE([.A28];&quot; smallint default '0',&quot;)" office:value-type="string" office:string-value="X0_09 smallint default '0',">
            <text:p>X0_09 smallint default '0',</text:p>
          </table:table-cell>
        </table:table-row>
        <table:table-row table:style-name="ro1">
          <table:table-cell office:value-type="string">
            <text:p>X0_10</text:p>
          </table:table-cell>
          <table:table-cell office:value-type="float" office:value="60">
            <text:p>6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Клапан</text:p>
          </table:table-cell>
          <table:table-cell table:style-name="ce2" office:value-type="string">
            <text:p>%QD5.2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number-columns-repeated="2"/>
          <table:table-cell table:formula="of:=CONCATENATE([.A29];&quot; smallint default '0',&quot;)" office:value-type="string" office:string-value="X0_10 smallint default '0',">
            <text:p>X0_10 smallint default '0',</text:p>
          </table:table-cell>
        </table:table-row>
        <table:table-row table:style-name="ro1">
          <table:table-cell office:value-type="string">
            <text:p>X_01</text:p>
          </table:table-cell>
          <table:table-cell office:value-type="float" office:value="62">
            <text:p>6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БРУ А/М</text:p>
          </table:table-cell>
          <table:table-cell table:style-name="ce2" office:value-type="string">
            <text:p>%IX1.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number-columns-repeated="2"/>
          <table:table-cell table:formula="of:=CONCATENATE([.A30];&quot; smallint default '0',&quot;)" office:value-type="string" office:string-value="X_01 smallint default '0',">
            <text:p>X_01 smallint default '0',</text:p>
          </table:table-cell>
        </table:table-row>
        <table:table-row table:style-name="ro1">
          <table:table-cell office:value-type="string">
            <text:p>X_02</text:p>
          </table:table-cell>
          <table:table-cell office:value-type="float" office:value="63">
            <text:p>6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БРУ А/М</text:p>
          </table:table-cell>
          <table:table-cell office:value-type="string">
            <text:p>%IX1.2</text:p>
          </table:table-cell>
          <table:table-cell/>
          <table:table-cell table:style-name="ce2" office:value-type="float" office:value="3">
            <text:p>3</text:p>
          </table:table-cell>
          <table:table-cell table:number-columns-repeated="2"/>
          <table:table-cell table:formula="of:=CONCATENATE([.A31];&quot; smallint default '0',&quot;)" office:value-type="string" office:string-value="X_02 smallint default '0',">
            <text:p>X_02 smallint default '0',</text:p>
          </table:table-cell>
        </table:table-row>
        <table:table-row table:style-name="ro1">
          <table:table-cell office:value-type="string">
            <text:p>X_03</text:p>
          </table:table-cell>
          <table:table-cell office:value-type="float" office:value="64">
            <text:p>6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БРУ А/М</text:p>
          </table:table-cell>
          <table:table-cell office:value-type="string">
            <text:p>%IX1.3</text:p>
          </table:table-cell>
          <table:table-cell/>
          <table:table-cell table:style-name="ce2" office:value-type="float" office:value="4">
            <text:p>4</text:p>
          </table:table-cell>
          <table:table-cell table:number-columns-repeated="2"/>
          <table:table-cell table:formula="of:=CONCATENATE([.A32];&quot; smallint default '0',&quot;)" office:value-type="string" office:string-value="X_03 smallint default '0',">
            <text:p>X_03 smallint default '0',</text:p>
          </table:table-cell>
        </table:table-row>
        <table:table-row table:style-name="ro1">
          <table:table-cell office:value-type="string">
            <text:p>X_04</text:p>
          </table:table-cell>
          <table:table-cell office:value-type="float" office:value="65">
            <text:p>6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БРУ А/М</text:p>
          </table:table-cell>
          <table:table-cell office:value-type="string">
            <text:p>%IX1.4</text:p>
          </table:table-cell>
          <table:table-cell/>
          <table:table-cell table:style-name="ce2" office:value-type="float" office:value="5">
            <text:p>5</text:p>
          </table:table-cell>
          <table:table-cell table:number-columns-repeated="2"/>
          <table:table-cell table:formula="of:=CONCATENATE([.A33];&quot; smallint default '0',&quot;)" office:value-type="string" office:string-value="X_04 smallint default '0',">
            <text:p>X_04 smallint default '0',</text:p>
          </table:table-cell>
        </table:table-row>
        <table:table-row table:style-name="ro1">
          <table:table-cell office:value-type="string">
            <text:p>X_05</text:p>
          </table:table-cell>
          <table:table-cell office:value-type="float" office:value="66">
            <text:p>6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БРУ А/М</text:p>
          </table:table-cell>
          <table:table-cell office:value-type="string">
            <text:p>%IX1.5</text:p>
          </table:table-cell>
          <table:table-cell/>
          <table:table-cell table:style-name="ce2" office:value-type="float" office:value="7">
            <text:p>7</text:p>
          </table:table-cell>
          <table:table-cell table:number-columns-repeated="2"/>
          <table:table-cell table:formula="of:=CONCATENATE([.A34];&quot; smallint default '0',&quot;)" office:value-type="string" office:string-value="X_05 smallint default '0',">
            <text:p>X_05 smallint default '0',</text:p>
          </table:table-cell>
        </table:table-row>
        <table:table-row table:style-name="ro1">
          <table:table-cell office:value-type="string">
            <text:p>X_06</text:p>
          </table:table-cell>
          <table:table-cell office:value-type="float" office:value="67">
            <text:p>6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БРУ А/М</text:p>
          </table:table-cell>
          <table:table-cell office:value-type="string">
            <text:p>%IX1.6</text:p>
          </table:table-cell>
          <table:table-cell/>
          <table:table-cell table:style-name="ce2" office:value-type="float" office:value="8">
            <text:p>8</text:p>
          </table:table-cell>
          <table:table-cell table:number-columns-repeated="2"/>
          <table:table-cell table:formula="of:=CONCATENATE([.A35];&quot; smallint default '0',&quot;)" office:value-type="string" office:string-value="X_06 smallint default '0',">
            <text:p>X_06 smallint default '0',</text:p>
          </table:table-cell>
        </table:table-row>
        <table:table-row table:style-name="ro1">
          <table:table-cell office:value-type="string">
            <text:p>X_07</text:p>
          </table:table-cell>
          <table:table-cell office:value-type="float" office:value="68">
            <text:p>6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БРУ А/М</text:p>
          </table:table-cell>
          <table:table-cell office:value-type="string">
            <text:p>%IX1.7</text:p>
          </table:table-cell>
          <table:table-cell/>
          <table:table-cell table:style-name="ce2" office:value-type="float" office:value="9">
            <text:p>9</text:p>
          </table:table-cell>
          <table:table-cell table:number-columns-repeated="2"/>
          <table:table-cell table:formula="of:=CONCATENATE([.A36];&quot; smallint default '0',&quot;)" office:value-type="string" office:string-value="X_07 smallint default '0',">
            <text:p>X_07 smallint default '0',</text:p>
          </table:table-cell>
        </table:table-row>
        <table:table-row table:style-name="ro1">
          <table:table-cell office:value-type="string">
            <text:p>X_08</text:p>
          </table:table-cell>
          <table:table-cell office:value-type="float" office:value="69">
            <text:p>6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БРУ А/М</text:p>
          </table:table-cell>
          <table:table-cell office:value-type="string">
            <text:p>%IX1.8</text:p>
          </table:table-cell>
          <table:table-cell/>
          <table:table-cell table:style-name="ce2" office:value-type="float" office:value="10">
            <text:p>10</text:p>
          </table:table-cell>
          <table:table-cell table:number-columns-repeated="2"/>
          <table:table-cell table:formula="of:=CONCATENATE([.A37];&quot; smallint default '0',&quot;)" office:value-type="string" office:string-value="X_08 smallint default '0',">
            <text:p>X_08 smallint default '0',</text:p>
          </table:table-cell>
        </table:table-row>
        <table:table-row table:style-name="ro1">
          <table:table-cell office:value-type="string">
            <text:p>X_09</text:p>
          </table:table-cell>
          <table:table-cell office:value-type="float" office:value="70">
            <text:p>7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БРУ А/М</text:p>
          </table:table-cell>
          <table:table-cell office:value-type="string">
            <text:p>%IX1.9</text:p>
          </table:table-cell>
          <table:table-cell/>
          <table:table-cell table:style-name="ce2" office:value-type="float" office:value="12">
            <text:p>12</text:p>
          </table:table-cell>
          <table:table-cell table:number-columns-repeated="2"/>
          <table:table-cell table:formula="of:=CONCATENATE([.A38];&quot; smallint default '0',&quot;)" office:value-type="string" office:string-value="X_09 smallint default '0',">
            <text:p>X_09 smallint default '0',</text:p>
          </table:table-cell>
        </table:table-row>
        <table:table-row table:style-name="ro1">
          <table:table-cell office:value-type="string">
            <text:p>X_10</text:p>
          </table:table-cell>
          <table:table-cell office:value-type="float" office:value="71">
            <text:p>7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БРУ А/М</text:p>
          </table:table-cell>
          <table:table-cell office:value-type="string">
            <text:p>%IX1.10</text:p>
          </table:table-cell>
          <table:table-cell/>
          <table:table-cell table:style-name="ce2" office:value-type="float" office:value="13">
            <text:p>13</text:p>
          </table:table-cell>
          <table:table-cell table:number-columns-repeated="2"/>
          <table:table-cell table:formula="of:=CONCATENATE([.A39];&quot; smallint default '0',&quot;)" office:value-type="string" office:string-value="X_10 smallint default '0',">
            <text:p>X_10 smallint default '0',</text:p>
          </table:table-cell>
        </table:table-row>
        <table:table-row table:style-name="ro1">
          <table:table-cell office:value-type="string">
            <text:p>X_11</text:p>
          </table:table-cell>
          <table:table-cell office:value-type="float" office:value="72">
            <text:p>7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давл. на насосе подачи сока в холодный дефекатор</text:p>
          </table:table-cell>
          <table:table-cell office:value-type="string">
            <text:p>%IX1.11</text:p>
          </table:table-cell>
          <table:table-cell/>
          <table:table-cell table:style-name="ce2" office:value-type="float" office:value="14">
            <text:p>14</text:p>
          </table:table-cell>
          <table:table-cell table:number-columns-repeated="2"/>
          <table:table-cell table:formula="of:=CONCATENATE([.A40];&quot; smallint default '0',&quot;)" office:value-type="string" office:string-value="X_11 smallint default '0',">
            <text:p>X_11 smallint default '0',</text:p>
          </table:table-cell>
        </table:table-row>
        <table:table-row table:style-name="ro1">
          <table:table-cell office:value-type="string">
            <text:p>X_12</text:p>
          </table:table-cell>
          <table:table-cell office:value-type="float" office:value="73">
            <text:p>7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давл. на насосе подачи сока в горячий дефекатор</text:p>
          </table:table-cell>
          <table:table-cell office:value-type="string">
            <text:p>%IX1.12</text:p>
          </table:table-cell>
          <table:table-cell/>
          <table:table-cell table:style-name="ce2" office:value-type="float" office:value="15">
            <text:p>15</text:p>
          </table:table-cell>
          <table:table-cell table:number-columns-repeated="2"/>
          <table:table-cell table:formula="of:=CONCATENATE([.A41];&quot; smallint default '0',&quot;)" office:value-type="string" office:string-value="X_12 smallint default '0',">
            <text:p>X_12 smallint default '0',</text:p>
          </table:table-cell>
        </table:table-row>
        <table:table-row table:style-name="ro1">
          <table:table-cell office:value-type="string">
            <text:p>X_13</text:p>
          </table:table-cell>
          <table:table-cell office:value-type="float" office:value="74">
            <text:p>7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давл. на насосе подачи сока 1-й сат. на производство</text:p>
          </table:table-cell>
          <table:table-cell office:value-type="string">
            <text:p>%IX1.13</text:p>
          </table:table-cell>
          <table:table-cell/>
          <table:table-cell table:style-name="ce2" office:value-type="float" office:value="17">
            <text:p>17</text:p>
          </table:table-cell>
          <table:table-cell table:number-columns-repeated="2"/>
          <table:table-cell table:formula="of:=CONCATENATE([.A42];&quot; smallint default '0',&quot;)" office:value-type="string" office:string-value="X_13 smallint default '0',">
            <text:p>X_13 smallint default '0',</text:p>
          </table:table-cell>
        </table:table-row>
        <table:table-row table:style-name="ro1">
          <table:table-cell office:value-type="string">
            <text:p>X_14</text:p>
          </table:table-cell>
          <table:table-cell office:value-type="float" office:value="75">
            <text:p>7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давл. на насосе со сб. сусп. 1-й сатурации</text:p>
          </table:table-cell>
          <table:table-cell office:value-type="string">
            <text:p>%IX1.14</text:p>
          </table:table-cell>
          <table:table-cell/>
          <table:table-cell table:style-name="ce2" office:value-type="float" office:value="18">
            <text:p>18</text:p>
          </table:table-cell>
          <table:table-cell table:number-columns-repeated="2"/>
          <table:table-cell table:formula="of:=CONCATENATE([.A43];&quot; smallint default '0',&quot;)" office:value-type="string" office:string-value="X_14 smallint default '0',">
            <text:p>X_14 smallint default '0',</text:p>
          </table:table-cell>
        </table:table-row>
        <table:table-row table:style-name="ro1">
          <table:table-cell office:value-type="string">
            <text:p>X_15</text:p>
          </table:table-cell>
          <table:table-cell office:value-type="float" office:value="76">
            <text:p>7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давл. на насосе <text:s/>подачи фильтр. сока 1-й сат. в нап. сб.</text:p>
          </table:table-cell>
          <table:table-cell office:value-type="string">
            <text:p>%IX1.15</text:p>
          </table:table-cell>
          <table:table-cell/>
          <table:table-cell table:style-name="ce2" office:value-type="float" office:value="19">
            <text:p>19</text:p>
          </table:table-cell>
          <table:table-cell table:number-columns-repeated="2"/>
          <table:table-cell table:formula="of:=CONCATENATE([.A44];&quot; smallint default '0',&quot;)" office:value-type="string" office:string-value="X_15 smallint default '0',">
            <text:p>X_15 smallint default '0',</text:p>
          </table:table-cell>
        </table:table-row>
        <table:table-row table:style-name="ro1">
          <table:table-cell office:value-type="string">
            <text:p>X_16</text:p>
          </table:table-cell>
          <table:table-cell office:value-type="float" office:value="77">
            <text:p>7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давл. на насосе со сб. фильтр. сока 1-й сат.</text:p>
          </table:table-cell>
          <table:table-cell table:style-name="ce2" office:value-type="string">
            <text:p>%IX1.16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number-columns-repeated="2"/>
          <table:table-cell table:formula="of:=CONCATENATE([.A45];&quot; smallint default '0',&quot;)" office:value-type="string" office:string-value="X_16 smallint default '0',">
            <text:p>X_16 smallint default '0',</text:p>
          </table:table-cell>
        </table:table-row>
        <table:table-row table:style-name="ro1">
          <table:table-cell office:value-type="string">
            <text:p>X_17</text:p>
          </table:table-cell>
          <table:table-cell office:value-type="float" office:value="78">
            <text:p>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давл. на насосе со сб. фильтр. сока 1-й сат. после в/ф</text:p>
          </table:table-cell>
          <table:table-cell table:style-name="ce2" office:value-type="string">
            <text:p>%IX2.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/>
          <table:table-cell table:formula="of:=CONCATENATE([.A46];&quot; smallint default '0',&quot;)" office:value-type="string" office:string-value="X_17 smallint default '0',">
            <text:p>X_17 smallint default '0',</text:p>
          </table:table-cell>
        </table:table-row>
        <table:table-row table:style-name="ro1">
          <table:table-cell office:value-type="string">
            <text:p>X_18</text:p>
          </table:table-cell>
          <table:table-cell office:value-type="float" office:value="79">
            <text:p>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давл. на насосе подачи сока 2-й сат. на отстойник</text:p>
          </table:table-cell>
          <table:table-cell office:value-type="string">
            <text:p>%IX2.2</text:p>
          </table:table-cell>
          <table:table-cell/>
          <table:table-cell table:style-name="ce2" office:value-type="float" office:value="3">
            <text:p>3</text:p>
          </table:table-cell>
          <table:table-cell table:number-columns-repeated="2"/>
          <table:table-cell table:formula="of:=CONCATENATE([.A47];&quot; smallint default '0',&quot;)" office:value-type="string" office:string-value="X_18 smallint default '0',">
            <text:p>X_18 smallint default '0',</text:p>
          </table:table-cell>
        </table:table-row>
        <table:table-row table:style-name="ro1">
          <table:table-cell office:value-type="string">
            <text:p>X_19</text:p>
          </table:table-cell>
          <table:table-cell office:value-type="float" office:value="80">
            <text:p>8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давл. на насосе со сб. отст. сока 2-й сат.</text:p>
          </table:table-cell>
          <table:table-cell office:value-type="string">
            <text:p>%IX2.3</text:p>
          </table:table-cell>
          <table:table-cell/>
          <table:table-cell table:style-name="ce2" office:value-type="float" office:value="4">
            <text:p>4</text:p>
          </table:table-cell>
          <table:table-cell table:number-columns-repeated="2"/>
          <table:table-cell table:formula="of:=CONCATENATE([.A48];&quot; smallint default '0',&quot;)" office:value-type="string" office:string-value="X_19 smallint default '0',">
            <text:p>X_19 smallint default '0',</text:p>
          </table:table-cell>
        </table:table-row>
        <table:table-row table:style-name="ro1">
          <table:table-cell office:value-type="string">
            <text:p>X_20</text:p>
          </table:table-cell>
          <table:table-cell office:value-type="float" office:value="81">
            <text:p>8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давл. на насосе со сб. сусп. 2-й сат.</text:p>
          </table:table-cell>
          <table:table-cell office:value-type="string">
            <text:p>%IX2.4</text:p>
          </table:table-cell>
          <table:table-cell/>
          <table:table-cell table:style-name="ce2" office:value-type="float" office:value="5">
            <text:p>5</text:p>
          </table:table-cell>
          <table:table-cell table:number-columns-repeated="2"/>
          <table:table-cell table:formula="of:=CONCATENATE([.A49];&quot; smallint default '0',&quot;)" office:value-type="string" office:string-value="X_20 smallint default '0',">
            <text:p>X_20 smallint default '0',</text:p>
          </table:table-cell>
        </table:table-row>
        <table:table-row table:style-name="ro1">
          <table:table-cell office:value-type="string">
            <text:p>X_21</text:p>
          </table:table-cell>
          <table:table-cell office:value-type="float" office:value="82">
            <text:p>8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давл. на нас. со сб. ф. сока 2-й сат. в нап. сб. контр. фил.</text:p>
          </table:table-cell>
          <table:table-cell office:value-type="string">
            <text:p>%IX2.5</text:p>
          </table:table-cell>
          <table:table-cell/>
          <table:table-cell table:style-name="ce2" office:value-type="float" office:value="7">
            <text:p>7</text:p>
          </table:table-cell>
          <table:table-cell table:number-columns-repeated="2"/>
          <table:table-cell table:formula="of:=CONCATENATE([.A50];&quot; smallint default '0',&quot;)" office:value-type="string" office:string-value="X_21 smallint default '0',">
            <text:p>X_21 smallint default '0',</text:p>
          </table:table-cell>
        </table:table-row>
        <table:table-row table:style-name="ro1">
          <table:table-cell office:value-type="string">
            <text:p>X_22</text:p>
          </table:table-cell>
          <table:table-cell office:value-type="float" office:value="83">
            <text:p>8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давл. на насосе подачи фил. сока после контр. ф. на сульф.</text:p>
          </table:table-cell>
          <table:table-cell office:value-type="string">
            <text:p>%IX2.6</text:p>
          </table:table-cell>
          <table:table-cell/>
          <table:table-cell table:style-name="ce2" office:value-type="float" office:value="8">
            <text:p>8</text:p>
          </table:table-cell>
          <table:table-cell table:number-columns-repeated="2"/>
          <table:table-cell table:formula="of:=CONCATENATE([.A51];&quot; smallint default '0',&quot;)" office:value-type="string" office:string-value="X_22 smallint default '0',">
            <text:p>X_22 smallint default '0',</text:p>
          </table:table-cell>
        </table:table-row>
        <table:table-row table:style-name="ro1">
          <table:table-cell office:value-type="string">
            <text:p>X_23</text:p>
          </table:table-cell>
          <table:table-cell office:value-type="float" office:value="84">
            <text:p>8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давл. на насосе со сб. сока на выпарную станцию</text:p>
          </table:table-cell>
          <table:table-cell office:value-type="string">
            <text:p>%IX2.7</text:p>
          </table:table-cell>
          <table:table-cell/>
          <table:table-cell table:style-name="ce2" office:value-type="float" office:value="9">
            <text:p>9</text:p>
          </table:table-cell>
          <table:table-cell table:number-columns-repeated="2"/>
          <table:table-cell table:formula="of:=CONCATENATE([.A52];&quot; smallint default '0',&quot;)" office:value-type="string" office:string-value="X_23 smallint default '0',">
            <text:p>X_23 smallint default '0',</text:p>
          </table:table-cell>
        </table:table-row>
        <table:table-row table:style-name="ro1">
          <table:table-cell office:value-type="string">
            <text:p>X_24</text:p>
          </table:table-cell>
          <table:table-cell office:value-type="float" office:value="85">
            <text:p>8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давл. в коллекторе высокого питания</text:p>
          </table:table-cell>
          <table:table-cell table:style-name="ce2" office:value-type="string">
            <text:p>%IX2.8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number-columns-repeated="2"/>
          <table:table-cell table:formula="of:=CONCATENATE([.A53];&quot; smallint default '0',&quot;)" office:value-type="string" office:string-value="X_24 smallint default '0',">
            <text:p>X_24 smallint default '0',</text:p>
          </table:table-cell>
        </table:table-row>
        <table:table-row table:style-name="ro1">
          <table:table-cell office:value-type="string">
            <text:p>Spr_01</text:p>
          </table:table-cell>
          <table:table-cell office:value-type="float" office:value="86">
            <text:p>8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4</text:p>
          </table:table-cell>
          <table:table-cell office:value-type="string">
            <text:p>Рассчетное задание</text:p>
          </table:table-cell>
          <table:table-cell table:number-columns-repeated="5"/>
          <table:table-cell table:formula="of:=CONCATENATE([.A54];&quot; smallint default '0',&quot;)" office:value-type="string" office:string-value="Spr_01 smallint default '0',">
            <text:p>Spr_01 smallint default '0',</text:p>
          </table:table-cell>
        </table:table-row>
        <table:table-row table:style-name="ro1">
          <table:table-cell office:value-type="string">
            <text:p>Spr_02</text:p>
          </table:table-cell>
          <table:table-cell office:value-type="float" office:value="88">
            <text:p>8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3</text:p>
          </table:table-cell>
          <table:table-cell office:value-type="string">
            <text:p>Рассчетное задание</text:p>
          </table:table-cell>
          <table:table-cell table:number-columns-repeated="5"/>
          <table:table-cell table:formula="of:=CONCATENATE([.A55];&quot; smallint default '0',&quot;)" office:value-type="string" office:string-value="Spr_02 smallint default '0',">
            <text:p>Spr_02 smallint default '0',</text:p>
          </table:table-cell>
        </table:table-row>
        <table:table-row table:style-name="ro1">
          <table:table-cell office:value-type="string">
            <text:p>Spr_03</text:p>
          </table:table-cell>
          <table:table-cell office:value-type="float" office:value="90">
            <text:p>9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5</text:p>
          </table:table-cell>
          <table:table-cell office:value-type="string">
            <text:p>Рассчетное задание</text:p>
          </table:table-cell>
          <table:table-cell table:number-columns-repeated="5"/>
          <table:table-cell table:formula="of:=CONCATENATE([.A56];&quot; smallint default '0',&quot;)" office:value-type="string" office:string-value="Spr_03 smallint default '0',">
            <text:p>Spr_03 smallint default '0',</text:p>
          </table:table-cell>
        </table:table-row>
        <table:table-row table:style-name="ro1">
          <table:table-cell office:value-type="string">
            <text:p>Spr_05</text:p>
          </table:table-cell>
          <table:table-cell office:value-type="float" office:value="92">
            <text:p>9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9</text:p>
          </table:table-cell>
          <table:table-cell office:value-type="string">
            <text:p>Рассчетное задание</text:p>
          </table:table-cell>
          <table:table-cell table:number-columns-repeated="5"/>
          <table:table-cell table:formula="of:=CONCATENATE([.A57];&quot; smallint default '0',&quot;)" office:value-type="string" office:string-value="Spr_05 smallint default '0',">
            <text:p>Spr_05 smallint default '0',</text:p>
          </table:table-cell>
        </table:table-row>
        <table:table-row table:style-name="ro1">
          <table:table-cell office:value-type="string">
            <text:p>Spr_06</text:p>
          </table:table-cell>
          <table:table-cell office:value-type="float" office:value="94">
            <text:p>9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2</text:p>
          </table:table-cell>
          <table:table-cell office:value-type="string">
            <text:p>Рассчетное задание</text:p>
          </table:table-cell>
          <table:table-cell table:number-columns-repeated="5"/>
          <table:table-cell table:formula="of:=CONCATENATE([.A58];&quot; smallint default '0',&quot;)" office:value-type="string" office:string-value="Spr_06 smallint default '0',">
            <text:p>Spr_06 smallint default '0',</text:p>
          </table:table-cell>
        </table:table-row>
        <table:table-row table:style-name="ro1">
          <table:table-cell office:value-type="string">
            <text:p>Spr_07</text:p>
          </table:table-cell>
          <table:table-cell office:value-type="float" office:value="96">
            <text:p>9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7</text:p>
          </table:table-cell>
          <table:table-cell office:value-type="string">
            <text:p>Рассчетное задание</text:p>
          </table:table-cell>
          <table:table-cell table:number-columns-repeated="5"/>
          <table:table-cell table:formula="of:=CONCATENATE([.A59];&quot; smallint default '0',&quot;)" office:value-type="string" office:string-value="Spr_07 smallint default '0',">
            <text:p>Spr_07 smallint default '0',</text:p>
          </table:table-cell>
        </table:table-row>
        <table:table-row table:style-name="ro1">
          <table:table-cell office:value-type="string">
            <text:p>Spr_08</text:p>
          </table:table-cell>
          <table:table-cell office:value-type="float" office:value="98">
            <text:p>9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7</text:p>
          </table:table-cell>
          <table:table-cell office:value-type="string">
            <text:p>Рассчетное задание</text:p>
          </table:table-cell>
          <table:table-cell table:number-columns-repeated="5"/>
          <table:table-cell table:formula="of:=CONCATENATE([.A60];&quot; smallint default '0',&quot;)" office:value-type="string" office:string-value="Spr_08 smallint default '0',">
            <text:p>Spr_08 smallint default '0',</text:p>
          </table:table-cell>
        </table:table-row>
        <table:table-row table:style-name="ro1">
          <table:table-cell office:value-type="string">
            <text:p>Spr_09</text:p>
          </table:table-cell>
          <table:table-cell office:value-type="float" office:value="100">
            <text:p>10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8</text:p>
          </table:table-cell>
          <table:table-cell office:value-type="string">
            <text:p>Рассчетное задание</text:p>
          </table:table-cell>
          <table:table-cell table:number-columns-repeated="5"/>
          <table:table-cell table:formula="of:=CONCATENATE([.A61];&quot; smallint default '0',&quot;)" office:value-type="string" office:string-value="Spr_09 smallint default '0',">
            <text:p>Spr_09 smallint default '0',</text:p>
          </table:table-cell>
        </table:table-row>
        <table:table-row table:style-name="ro1">
          <table:table-cell office:value-type="string">
            <text:p>Spr_10</text:p>
          </table:table-cell>
          <table:table-cell office:value-type="float" office:value="102">
            <text:p>10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8</text:p>
          </table:table-cell>
          <table:table-cell office:value-type="string">
            <text:p>Рассчетное задание</text:p>
          </table:table-cell>
          <table:table-cell table:number-columns-repeated="5"/>
          <table:table-cell table:formula="of:=CONCATENATE([.A62];&quot; smallint default '0',&quot;)" office:value-type="string" office:string-value="Spr_10 smallint default '0',">
            <text:p>Spr_10 smallint default '0',</text:p>
          </table:table-cell>
        </table:table-row>
        <table:table-row table:style-name="ro1">
          <table:table-cell office:value-type="string">
            <text:p>AM_01</text:p>
          </table:table-cell>
          <table:table-cell office:value-type="float" office:value="104">
            <text:p>10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/Руч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CONCATENATE([.A63];&quot;:=eep_b_r(&quot;;[.J63];&quot;);&quot;)" office:value-type="string" office:string-value="AM_01:=eep_b_r(1);">
            <text:p>AM_01:=eep_b_r(1);</text:p>
          </table:table-cell>
          <table:table-cell table:formula="of:=CONCATENATE(&quot;Res:=eep_b_w(&quot;;[.J63];&quot;,&quot;;[.A63];&quot;);&quot;)" office:value-type="string" office:string-value="Res:=eep_b_w(1,AM_01);">
            <text:p>Res:=eep_b_w(1,AM_01);</text:p>
          </table:table-cell>
          <table:table-cell table:formula="of:=CONCATENATE([.A63];&quot; smallint default '0',&quot;)" office:value-type="string" office:string-value="AM_01 smallint default '0',">
            <text:p>AM_01 smallint default '0',</text:p>
          </table:table-cell>
        </table:table-row>
        <table:table-row table:style-name="ro1">
          <table:table-cell office:value-type="string">
            <text:p>AM_02</text:p>
          </table:table-cell>
          <table:table-cell office:value-type="float" office:value="105">
            <text:p>10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/Руч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CONCATENATE([.A64];&quot;:=eep_b_r(&quot;;[.J64];&quot;);&quot;)" office:value-type="string" office:string-value="AM_02:=eep_b_r(2);">
            <text:p>AM_02:=eep_b_r(2);</text:p>
          </table:table-cell>
          <table:table-cell table:formula="of:=CONCATENATE(&quot;Res:=eep_b_w(&quot;;[.J64];&quot;,&quot;;[.A64];&quot;);&quot;)" office:value-type="string" office:string-value="Res:=eep_b_w(2,AM_02);">
            <text:p>Res:=eep_b_w(2,AM_02);</text:p>
          </table:table-cell>
          <table:table-cell table:formula="of:=CONCATENATE([.A64];&quot; smallint default '0',&quot;)" office:value-type="string" office:string-value="AM_02 smallint default '0',">
            <text:p>AM_02 smallint default '0',</text:p>
          </table:table-cell>
        </table:table-row>
        <table:table-row table:style-name="ro1">
          <table:table-cell office:value-type="string">
            <text:p>AM_03</text:p>
          </table:table-cell>
          <table:table-cell office:value-type="float" office:value="106">
            <text:p>10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/Руч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CONCATENATE([.A65];&quot;:=eep_b_r(&quot;;[.J65];&quot;);&quot;)" office:value-type="string" office:string-value="AM_03:=eep_b_r(3);">
            <text:p>AM_03:=eep_b_r(3);</text:p>
          </table:table-cell>
          <table:table-cell table:formula="of:=CONCATENATE(&quot;Res:=eep_b_w(&quot;;[.J65];&quot;,&quot;;[.A65];&quot;);&quot;)" office:value-type="string" office:string-value="Res:=eep_b_w(3,AM_03);">
            <text:p>Res:=eep_b_w(3,AM_03);</text:p>
          </table:table-cell>
          <table:table-cell table:formula="of:=CONCATENATE([.A65];&quot; smallint default '0',&quot;)" office:value-type="string" office:string-value="AM_03 smallint default '0',">
            <text:p>AM_03 smallint default '0',</text:p>
          </table:table-cell>
        </table:table-row>
        <table:table-row table:style-name="ro1">
          <table:table-cell office:value-type="string">
            <text:p>AM_04</text:p>
          </table:table-cell>
          <table:table-cell office:value-type="float" office:value="107">
            <text:p>10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/Руч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CONCATENATE([.A66];&quot;:=eep_b_r(&quot;;[.J66];&quot;);&quot;)" office:value-type="string" office:string-value="AM_04:=eep_b_r(4);">
            <text:p>AM_04:=eep_b_r(4);</text:p>
          </table:table-cell>
          <table:table-cell table:formula="of:=CONCATENATE(&quot;Res:=eep_b_w(&quot;;[.J66];&quot;,&quot;;[.A66];&quot;);&quot;)" office:value-type="string" office:string-value="Res:=eep_b_w(4,AM_04);">
            <text:p>Res:=eep_b_w(4,AM_04);</text:p>
          </table:table-cell>
          <table:table-cell table:formula="of:=CONCATENATE([.A66];&quot; smallint default '0',&quot;)" office:value-type="string" office:string-value="AM_04 smallint default '0',">
            <text:p>AM_04 smallint default '0',</text:p>
          </table:table-cell>
        </table:table-row>
        <table:table-row table:style-name="ro1">
          <table:table-cell office:value-type="string">
            <text:p>AM_05</text:p>
          </table:table-cell>
          <table:table-cell office:value-type="float" office:value="108">
            <text:p>10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/Руч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CONCATENATE([.A67];&quot;:=eep_b_r(&quot;;[.J67];&quot;);&quot;)" office:value-type="string" office:string-value="AM_05:=eep_b_r(5);">
            <text:p>AM_05:=eep_b_r(5);</text:p>
          </table:table-cell>
          <table:table-cell table:formula="of:=CONCATENATE(&quot;Res:=eep_b_w(&quot;;[.J67];&quot;,&quot;;[.A67];&quot;);&quot;)" office:value-type="string" office:string-value="Res:=eep_b_w(5,AM_05);">
            <text:p>Res:=eep_b_w(5,AM_05);</text:p>
          </table:table-cell>
          <table:table-cell table:formula="of:=CONCATENATE([.A67];&quot; smallint default '0',&quot;)" office:value-type="string" office:string-value="AM_05 smallint default '0',">
            <text:p>AM_05 smallint default '0',</text:p>
          </table:table-cell>
        </table:table-row>
        <table:table-row table:style-name="ro1">
          <table:table-cell office:value-type="string">
            <text:p>AM_06</text:p>
          </table:table-cell>
          <table:table-cell office:value-type="float" office:value="109">
            <text:p>10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/Руч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CONCATENATE([.A68];&quot;:=eep_b_r(&quot;;[.J68];&quot;);&quot;)" office:value-type="string" office:string-value="AM_06:=eep_b_r(6);">
            <text:p>AM_06:=eep_b_r(6);</text:p>
          </table:table-cell>
          <table:table-cell table:formula="of:=CONCATENATE(&quot;Res:=eep_b_w(&quot;;[.J68];&quot;,&quot;;[.A68];&quot;);&quot;)" office:value-type="string" office:string-value="Res:=eep_b_w(6,AM_06);">
            <text:p>Res:=eep_b_w(6,AM_06);</text:p>
          </table:table-cell>
          <table:table-cell table:formula="of:=CONCATENATE([.A68];&quot; smallint default '0',&quot;)" office:value-type="string" office:string-value="AM_06 smallint default '0',">
            <text:p>AM_06 smallint default '0',</text:p>
          </table:table-cell>
        </table:table-row>
        <table:table-row table:style-name="ro1">
          <table:table-cell office:value-type="string">
            <text:p>AM_07</text:p>
          </table:table-cell>
          <table:table-cell office:value-type="float" office:value="110">
            <text:p>11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/Руч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CONCATENATE([.A69];&quot;:=eep_b_r(&quot;;[.J69];&quot;);&quot;)" office:value-type="string" office:string-value="AM_07:=eep_b_r(7);">
            <text:p>AM_07:=eep_b_r(7);</text:p>
          </table:table-cell>
          <table:table-cell table:formula="of:=CONCATENATE(&quot;Res:=eep_b_w(&quot;;[.J69];&quot;,&quot;;[.A69];&quot;);&quot;)" office:value-type="string" office:string-value="Res:=eep_b_w(7,AM_07);">
            <text:p>Res:=eep_b_w(7,AM_07);</text:p>
          </table:table-cell>
          <table:table-cell table:formula="of:=CONCATENATE([.A69];&quot; smallint default '0',&quot;)" office:value-type="string" office:string-value="AM_07 smallint default '0',">
            <text:p>AM_07 smallint default '0',</text:p>
          </table:table-cell>
        </table:table-row>
        <table:table-row table:style-name="ro1">
          <table:table-cell office:value-type="string">
            <text:p>AM_08</text:p>
          </table:table-cell>
          <table:table-cell office:value-type="float" office:value="111">
            <text:p>11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/Руч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CONCATENATE([.A70];&quot;:=eep_b_r(&quot;;[.J70];&quot;);&quot;)" office:value-type="string" office:string-value="AM_08:=eep_b_r(8);">
            <text:p>AM_08:=eep_b_r(8);</text:p>
          </table:table-cell>
          <table:table-cell table:formula="of:=CONCATENATE(&quot;Res:=eep_b_w(&quot;;[.J70];&quot;,&quot;;[.A70];&quot;);&quot;)" office:value-type="string" office:string-value="Res:=eep_b_w(8,AM_08);">
            <text:p>Res:=eep_b_w(8,AM_08);</text:p>
          </table:table-cell>
          <table:table-cell table:formula="of:=CONCATENATE([.A70];&quot; smallint default '0',&quot;)" office:value-type="string" office:string-value="AM_08 smallint default '0',">
            <text:p>AM_08 smallint default '0',</text:p>
          </table:table-cell>
        </table:table-row>
        <table:table-row table:style-name="ro1">
          <table:table-cell office:value-type="string">
            <text:p>AM_09</text:p>
          </table:table-cell>
          <table:table-cell office:value-type="float" office:value="112">
            <text:p>11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/Руч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CONCATENATE([.A71];&quot;:=eep_b_r(&quot;;[.J71];&quot;);&quot;)" office:value-type="string" office:string-value="AM_09:=eep_b_r(9);">
            <text:p>AM_09:=eep_b_r(9);</text:p>
          </table:table-cell>
          <table:table-cell table:formula="of:=CONCATENATE(&quot;Res:=eep_b_w(&quot;;[.J71];&quot;,&quot;;[.A71];&quot;);&quot;)" office:value-type="string" office:string-value="Res:=eep_b_w(9,AM_09);">
            <text:p>Res:=eep_b_w(9,AM_09);</text:p>
          </table:table-cell>
          <table:table-cell table:formula="of:=CONCATENATE([.A71];&quot; smallint default '0',&quot;)" office:value-type="string" office:string-value="AM_09 smallint default '0',">
            <text:p>AM_09 smallint default '0',</text:p>
          </table:table-cell>
        </table:table-row>
        <table:table-row table:style-name="ro1">
          <table:table-cell office:value-type="string">
            <text:p>AM_10</text:p>
          </table:table-cell>
          <table:table-cell office:value-type="float" office:value="113">
            <text:p>11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/Руч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CONCATENATE([.A72];&quot;:=eep_b_r(&quot;;[.J72];&quot;);&quot;)" office:value-type="string" office:string-value="AM_10:=eep_b_r(10);">
            <text:p>AM_10:=eep_b_r(10);</text:p>
          </table:table-cell>
          <table:table-cell table:formula="of:=CONCATENATE(&quot;Res:=eep_b_w(&quot;;[.J72];&quot;,&quot;;[.A72];&quot;);&quot;)" office:value-type="string" office:string-value="Res:=eep_b_w(10,AM_10);">
            <text:p>Res:=eep_b_w(10,AM_10);</text:p>
          </table:table-cell>
          <table:table-cell table:formula="of:=CONCATENATE([.A72];&quot; smallint default '0',&quot;)" office:value-type="string" office:string-value="AM_10 smallint default '0',">
            <text:p>AM_10 smallint default '0',</text:p>
          </table:table-cell>
        </table:table-row>
        <table:table-row table:style-name="ro1">
          <table:table-cell office:value-type="string">
            <text:p>Rej_01</text:p>
          </table:table-cell>
          <table:table-cell office:value-type="float" office:value="114">
            <text:p>11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ежим</text:p>
          </table:table-cell>
          <table:table-cell table:number-columns-repeated="2"/>
          <table:table-cell office:value-type="float" office:value="11">
            <text:p>11</text:p>
          </table:table-cell>
          <table:table-cell table:formula="of:=CONCATENATE([.A73];&quot;:=eep_b_r(&quot;;[.J73];&quot;);&quot;)" office:value-type="string" office:string-value="Rej_01:=eep_b_r(11);">
            <text:p>Rej_01:=eep_b_r(11);</text:p>
          </table:table-cell>
          <table:table-cell table:formula="of:=CONCATENATE(&quot;Res:=eep_b_w(&quot;;[.J73];&quot;,&quot;;[.A73];&quot;);&quot;)" office:value-type="string" office:string-value="Res:=eep_b_w(11,Rej_01);">
            <text:p>Res:=eep_b_w(11,Rej_01);</text:p>
          </table:table-cell>
          <table:table-cell table:formula="of:=CONCATENATE([.A73];&quot; smallint default '0',&quot;)" office:value-type="string" office:string-value="Rej_01 smallint default '0',">
            <text:p>Rej_01 smallint default '0',</text:p>
          </table:table-cell>
        </table:table-row>
        <table:table-row table:style-name="ro1">
          <table:table-cell office:value-type="string">
            <text:p>Rej_02</text:p>
          </table:table-cell>
          <table:table-cell office:value-type="float" office:value="115">
            <text:p>11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ежим</text:p>
          </table:table-cell>
          <table:table-cell table:number-columns-repeated="2"/>
          <table:table-cell office:value-type="float" office:value="12">
            <text:p>12</text:p>
          </table:table-cell>
          <table:table-cell table:formula="of:=CONCATENATE([.A74];&quot;:=eep_b_r(&quot;;[.J74];&quot;);&quot;)" office:value-type="string" office:string-value="Rej_02:=eep_b_r(12);">
            <text:p>Rej_02:=eep_b_r(12);</text:p>
          </table:table-cell>
          <table:table-cell table:formula="of:=CONCATENATE(&quot;Res:=eep_b_w(&quot;;[.J74];&quot;,&quot;;[.A74];&quot;);&quot;)" office:value-type="string" office:string-value="Res:=eep_b_w(12,Rej_02);">
            <text:p>Res:=eep_b_w(12,Rej_02);</text:p>
          </table:table-cell>
          <table:table-cell table:formula="of:=CONCATENATE([.A74];&quot; smallint default '0',&quot;)" office:value-type="string" office:string-value="Rej_02 smallint default '0',">
            <text:p>Rej_02 smallint default '0',</text:p>
          </table:table-cell>
        </table:table-row>
        <table:table-row table:style-name="ro1">
          <table:table-cell office:value-type="string">
            <text:p>Rej_03</text:p>
          </table:table-cell>
          <table:table-cell office:value-type="float" office:value="116">
            <text:p>11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ежим</text:p>
          </table:table-cell>
          <table:table-cell table:number-columns-repeated="2"/>
          <table:table-cell office:value-type="float" office:value="13">
            <text:p>13</text:p>
          </table:table-cell>
          <table:table-cell table:formula="of:=CONCATENATE([.A75];&quot;:=eep_b_r(&quot;;[.J75];&quot;);&quot;)" office:value-type="string" office:string-value="Rej_03:=eep_b_r(13);">
            <text:p>Rej_03:=eep_b_r(13);</text:p>
          </table:table-cell>
          <table:table-cell table:formula="of:=CONCATENATE(&quot;Res:=eep_b_w(&quot;;[.J75];&quot;,&quot;;[.A75];&quot;);&quot;)" office:value-type="string" office:string-value="Res:=eep_b_w(13,Rej_03);">
            <text:p>Res:=eep_b_w(13,Rej_03);</text:p>
          </table:table-cell>
          <table:table-cell table:formula="of:=CONCATENATE([.A75];&quot; smallint default '0',&quot;)" office:value-type="string" office:string-value="Rej_03 smallint default '0',">
            <text:p>Rej_03 smallint default '0',</text:p>
          </table:table-cell>
        </table:table-row>
        <table:table-row table:style-name="ro1">
          <table:table-cell office:value-type="string">
            <text:p>Rej_05</text:p>
          </table:table-cell>
          <table:table-cell office:value-type="float" office:value="117">
            <text:p>11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ежим</text:p>
          </table:table-cell>
          <table:table-cell table:number-columns-repeated="2"/>
          <table:table-cell office:value-type="float" office:value="14">
            <text:p>14</text:p>
          </table:table-cell>
          <table:table-cell table:formula="of:=CONCATENATE([.A76];&quot;:=eep_b_r(&quot;;[.J76];&quot;);&quot;)" office:value-type="string" office:string-value="Rej_05:=eep_b_r(14);">
            <text:p>Rej_05:=eep_b_r(14);</text:p>
          </table:table-cell>
          <table:table-cell table:formula="of:=CONCATENATE(&quot;Res:=eep_b_w(&quot;;[.J76];&quot;,&quot;;[.A76];&quot;);&quot;)" office:value-type="string" office:string-value="Res:=eep_b_w(14,Rej_05);">
            <text:p>Res:=eep_b_w(14,Rej_05);</text:p>
          </table:table-cell>
          <table:table-cell table:formula="of:=CONCATENATE([.A76];&quot; smallint default '0',&quot;)" office:value-type="string" office:string-value="Rej_05 smallint default '0',">
            <text:p>Rej_05 smallint default '0',</text:p>
          </table:table-cell>
        </table:table-row>
        <table:table-row table:style-name="ro1">
          <table:table-cell office:value-type="string">
            <text:p>Rej_06</text:p>
          </table:table-cell>
          <table:table-cell office:value-type="float" office:value="118">
            <text:p>11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ежим</text:p>
          </table:table-cell>
          <table:table-cell table:number-columns-repeated="2"/>
          <table:table-cell office:value-type="float" office:value="15">
            <text:p>15</text:p>
          </table:table-cell>
          <table:table-cell table:formula="of:=CONCATENATE([.A77];&quot;:=eep_b_r(&quot;;[.J77];&quot;);&quot;)" office:value-type="string" office:string-value="Rej_06:=eep_b_r(15);">
            <text:p>Rej_06:=eep_b_r(15);</text:p>
          </table:table-cell>
          <table:table-cell table:formula="of:=CONCATENATE(&quot;Res:=eep_b_w(&quot;;[.J77];&quot;,&quot;;[.A77];&quot;);&quot;)" office:value-type="string" office:string-value="Res:=eep_b_w(15,Rej_06);">
            <text:p>Res:=eep_b_w(15,Rej_06);</text:p>
          </table:table-cell>
          <table:table-cell table:formula="of:=CONCATENATE([.A77];&quot; smallint default '0',&quot;)" office:value-type="string" office:string-value="Rej_06 smallint default '0',">
            <text:p>Rej_06 smallint default '0',</text:p>
          </table:table-cell>
        </table:table-row>
        <table:table-row table:style-name="ro1">
          <table:table-cell office:value-type="string">
            <text:p>Rej_07</text:p>
          </table:table-cell>
          <table:table-cell office:value-type="float" office:value="119">
            <text:p>11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ежим</text:p>
          </table:table-cell>
          <table:table-cell table:number-columns-repeated="2"/>
          <table:table-cell office:value-type="float" office:value="16">
            <text:p>16</text:p>
          </table:table-cell>
          <table:table-cell table:formula="of:=CONCATENATE([.A78];&quot;:=eep_b_r(&quot;;[.J78];&quot;);&quot;)" office:value-type="string" office:string-value="Rej_07:=eep_b_r(16);">
            <text:p>Rej_07:=eep_b_r(16);</text:p>
          </table:table-cell>
          <table:table-cell table:formula="of:=CONCATENATE(&quot;Res:=eep_b_w(&quot;;[.J78];&quot;,&quot;;[.A78];&quot;);&quot;)" office:value-type="string" office:string-value="Res:=eep_b_w(16,Rej_07);">
            <text:p>Res:=eep_b_w(16,Rej_07);</text:p>
          </table:table-cell>
          <table:table-cell table:formula="of:=CONCATENATE([.A78];&quot; smallint default '0',&quot;)" office:value-type="string" office:string-value="Rej_07 smallint default '0',">
            <text:p>Rej_07 smallint default '0',</text:p>
          </table:table-cell>
        </table:table-row>
        <table:table-row table:style-name="ro1">
          <table:table-cell office:value-type="string">
            <text:p>Rej_08</text:p>
          </table:table-cell>
          <table:table-cell office:value-type="float" office:value="120">
            <text:p>12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ежим</text:p>
          </table:table-cell>
          <table:table-cell table:number-columns-repeated="2"/>
          <table:table-cell office:value-type="float" office:value="17">
            <text:p>17</text:p>
          </table:table-cell>
          <table:table-cell table:formula="of:=CONCATENATE([.A79];&quot;:=eep_b_r(&quot;;[.J79];&quot;);&quot;)" office:value-type="string" office:string-value="Rej_08:=eep_b_r(17);">
            <text:p>Rej_08:=eep_b_r(17);</text:p>
          </table:table-cell>
          <table:table-cell table:formula="of:=CONCATENATE(&quot;Res:=eep_b_w(&quot;;[.J79];&quot;,&quot;;[.A79];&quot;);&quot;)" office:value-type="string" office:string-value="Res:=eep_b_w(17,Rej_08);">
            <text:p>Res:=eep_b_w(17,Rej_08);</text:p>
          </table:table-cell>
          <table:table-cell table:formula="of:=CONCATENATE([.A79];&quot; smallint default '0',&quot;)" office:value-type="string" office:string-value="Rej_08 smallint default '0',">
            <text:p>Rej_08 smallint default '0',</text:p>
          </table:table-cell>
        </table:table-row>
        <table:table-row table:style-name="ro1">
          <table:table-cell office:value-type="string">
            <text:p>Rej_09</text:p>
          </table:table-cell>
          <table:table-cell office:value-type="float" office:value="121">
            <text:p>12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ежим</text:p>
          </table:table-cell>
          <table:table-cell table:number-columns-repeated="2"/>
          <table:table-cell office:value-type="float" office:value="18">
            <text:p>18</text:p>
          </table:table-cell>
          <table:table-cell table:formula="of:=CONCATENATE([.A80];&quot;:=eep_b_r(&quot;;[.J80];&quot;);&quot;)" office:value-type="string" office:string-value="Rej_09:=eep_b_r(18);">
            <text:p>Rej_09:=eep_b_r(18);</text:p>
          </table:table-cell>
          <table:table-cell table:formula="of:=CONCATENATE(&quot;Res:=eep_b_w(&quot;;[.J80];&quot;,&quot;;[.A80];&quot;);&quot;)" office:value-type="string" office:string-value="Res:=eep_b_w(18,Rej_09);">
            <text:p>Res:=eep_b_w(18,Rej_09);</text:p>
          </table:table-cell>
          <table:table-cell table:formula="of:=CONCATENATE([.A80];&quot; smallint default '0',&quot;)" office:value-type="string" office:string-value="Rej_09 smallint default '0',">
            <text:p>Rej_09 smallint default '0',</text:p>
          </table:table-cell>
        </table:table-row>
        <table:table-row table:style-name="ro1">
          <table:table-cell office:value-type="string">
            <text:p>Rej_10</text:p>
          </table:table-cell>
          <table:table-cell office:value-type="float" office:value="122">
            <text:p>12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ежим</text:p>
          </table:table-cell>
          <table:table-cell table:number-columns-repeated="2"/>
          <table:table-cell office:value-type="float" office:value="19">
            <text:p>19</text:p>
          </table:table-cell>
          <table:table-cell table:formula="of:=CONCATENATE([.A81];&quot;:=eep_b_r(&quot;;[.J81];&quot;);&quot;)" office:value-type="string" office:string-value="Rej_10:=eep_b_r(19);">
            <text:p>Rej_10:=eep_b_r(19);</text:p>
          </table:table-cell>
          <table:table-cell table:formula="of:=CONCATENATE(&quot;Res:=eep_b_w(&quot;;[.J81];&quot;,&quot;;[.A81];&quot;);&quot;)" office:value-type="string" office:string-value="Res:=eep_b_w(19,Rej_10);">
            <text:p>Res:=eep_b_w(19,Rej_10);</text:p>
          </table:table-cell>
          <table:table-cell table:formula="of:=CONCATENATE([.A81];&quot; smallint default '0',&quot;)" office:value-type="string" office:string-value="Rej_10 smallint default '0',">
            <text:p>Rej_10 smallint default '0',</text:p>
          </table:table-cell>
        </table:table-row>
        <table:table-row table:style-name="ro1">
          <table:table-cell office:value-type="string">
            <text:p>SP_01</text:p>
          </table:table-cell>
          <table:table-cell office:value-type="float" office:value="123">
            <text:p>1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7]" office:value-type="string" office:string-value="V_04">
            <text:p>V_04</text:p>
          </table:table-cell>
          <table:table-cell office:value-type="string">
            <text:p>Задание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CONCATENATE([.A82];&quot;:=INT_REAL(eep_n_r(&quot;;[.J82];&quot;));&quot;)" office:value-type="string" office:string-value="SP_01:=INT_REAL(eep_n_r(1));">
            <text:p>SP_01:=INT_REAL(eep_n_r(1));</text:p>
          </table:table-cell>
          <table:table-cell table:formula="of:=CONCATENATE(&quot;Res:=eep_n_w(&quot;;[.J82];&quot;,REAL_INT(&quot;;[.A82];&quot;));&quot;)" office:value-type="string" office:string-value="Res:=eep_n_w(1,REAL_INT(SP_01));">
            <text:p>Res:=eep_n_w(1,REAL_INT(SP_01));</text:p>
          </table:table-cell>
          <table:table-cell table:formula="of:=CONCATENATE([.A82];&quot; smallint default '0',&quot;)" office:value-type="string" office:string-value="SP_01 smallint default '0',">
            <text:p>SP_01 smallint default '0',</text:p>
          </table:table-cell>
        </table:table-row>
        <table:table-row table:style-name="ro1">
          <table:table-cell office:value-type="string">
            <text:p>SP_02</text:p>
          </table:table-cell>
          <table:table-cell office:value-type="float" office:value="125">
            <text:p>1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6]" office:value-type="string" office:string-value="V_03">
            <text:p>V_03</text:p>
          </table:table-cell>
          <table:table-cell office:value-type="string">
            <text:p>Задание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CONCATENATE([.A83];&quot;:=INT_REAL(eep_n_r(&quot;;[.J83];&quot;));&quot;)" office:value-type="string" office:string-value="SP_02:=INT_REAL(eep_n_r(2));">
            <text:p>SP_02:=INT_REAL(eep_n_r(2));</text:p>
          </table:table-cell>
          <table:table-cell table:formula="of:=CONCATENATE(&quot;Res:=eep_n_w(&quot;;[.J83];&quot;,REAL_INT(&quot;;[.A83];&quot;));&quot;)" office:value-type="string" office:string-value="Res:=eep_n_w(2,REAL_INT(SP_02));">
            <text:p>Res:=eep_n_w(2,REAL_INT(SP_02));</text:p>
          </table:table-cell>
          <table:table-cell table:formula="of:=CONCATENATE([.A83];&quot; smallint default '0',&quot;)" office:value-type="string" office:string-value="SP_02 smallint default '0',">
            <text:p>SP_02 smallint default '0',</text:p>
          </table:table-cell>
        </table:table-row>
        <table:table-row table:style-name="ro1">
          <table:table-cell office:value-type="string">
            <text:p>SP_03</text:p>
          </table:table-cell>
          <table:table-cell office:value-type="float" office:value="127">
            <text:p>1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8]" office:value-type="string" office:string-value="V_05">
            <text:p>V_05</text:p>
          </table:table-cell>
          <table:table-cell office:value-type="string">
            <text:p>Задание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CONCATENATE([.A84];&quot;:=INT_REAL(eep_n_r(&quot;;[.J84];&quot;));&quot;)" office:value-type="string" office:string-value="SP_03:=INT_REAL(eep_n_r(3));">
            <text:p>SP_03:=INT_REAL(eep_n_r(3));</text:p>
          </table:table-cell>
          <table:table-cell table:formula="of:=CONCATENATE(&quot;Res:=eep_n_w(&quot;;[.J84];&quot;,REAL_INT(&quot;;[.A84];&quot;));&quot;)" office:value-type="string" office:string-value="Res:=eep_n_w(3,REAL_INT(SP_03));">
            <text:p>Res:=eep_n_w(3,REAL_INT(SP_03));</text:p>
          </table:table-cell>
          <table:table-cell table:formula="of:=CONCATENATE([.A84];&quot; smallint default '0',&quot;)" office:value-type="string" office:string-value="SP_03 smallint default '0',">
            <text:p>SP_03 smallint default '0',</text:p>
          </table:table-cell>
        </table:table-row>
        <table:table-row table:style-name="ro1">
          <table:table-cell office:value-type="string">
            <text:p>SP_04</text:p>
          </table:table-cell>
          <table:table-cell office:value-type="float" office:value="129">
            <text:p>1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8]" office:value-type="string" office:string-value="V_15">
            <text:p>V_15</text:p>
          </table:table-cell>
          <table:table-cell office:value-type="string">
            <text:p>Задание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CONCATENATE([.A85];&quot;:=INT_REAL(eep_n_r(&quot;;[.J85];&quot;));&quot;)" office:value-type="string" office:string-value="SP_04:=INT_REAL(eep_n_r(4));">
            <text:p>SP_04:=INT_REAL(eep_n_r(4));</text:p>
          </table:table-cell>
          <table:table-cell table:formula="of:=CONCATENATE(&quot;Res:=eep_n_w(&quot;;[.J85];&quot;,REAL_INT(&quot;;[.A85];&quot;));&quot;)" office:value-type="string" office:string-value="Res:=eep_n_w(4,REAL_INT(SP_04));">
            <text:p>Res:=eep_n_w(4,REAL_INT(SP_04));</text:p>
          </table:table-cell>
          <table:table-cell table:formula="of:=CONCATENATE([.A85];&quot; smallint default '0',&quot;)" office:value-type="string" office:string-value="SP_04 smallint default '0',">
            <text:p>SP_04 smallint default '0',</text:p>
          </table:table-cell>
        </table:table-row>
        <table:table-row table:style-name="ro1">
          <table:table-cell office:value-type="string">
            <text:p>SP_05</text:p>
          </table:table-cell>
          <table:table-cell office:value-type="float" office:value="131">
            <text:p>1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2]" office:value-type="string" office:string-value="V_09">
            <text:p>V_09</text:p>
          </table:table-cell>
          <table:table-cell office:value-type="string">
            <text:p>Задание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CONCATENATE([.A86];&quot;:=INT_REAL(eep_n_r(&quot;;[.J86];&quot;));&quot;)" office:value-type="string" office:string-value="SP_05:=INT_REAL(eep_n_r(5));">
            <text:p>SP_05:=INT_REAL(eep_n_r(5));</text:p>
          </table:table-cell>
          <table:table-cell table:formula="of:=CONCATENATE(&quot;Res:=eep_n_w(&quot;;[.J86];&quot;,REAL_INT(&quot;;[.A86];&quot;));&quot;)" office:value-type="string" office:string-value="Res:=eep_n_w(5,REAL_INT(SP_05));">
            <text:p>Res:=eep_n_w(5,REAL_INT(SP_05));</text:p>
          </table:table-cell>
          <table:table-cell table:formula="of:=CONCATENATE([.A86];&quot; smallint default '0',&quot;)" office:value-type="string" office:string-value="SP_05 smallint default '0',">
            <text:p>SP_05 smallint default '0',</text:p>
          </table:table-cell>
        </table:table-row>
        <table:table-row table:style-name="ro1">
          <table:table-cell office:value-type="string">
            <text:p>SP_06</text:p>
          </table:table-cell>
          <table:table-cell office:value-type="float" office:value="133">
            <text:p>1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5]" office:value-type="string" office:string-value="V_02">
            <text:p>V_02</text:p>
          </table:table-cell>
          <table:table-cell office:value-type="string">
            <text:p>Задание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CONCATENATE([.A87];&quot;:=INT_REAL(eep_n_r(&quot;;[.J87];&quot;));&quot;)" office:value-type="string" office:string-value="SP_06:=INT_REAL(eep_n_r(6));">
            <text:p>SP_06:=INT_REAL(eep_n_r(6));</text:p>
          </table:table-cell>
          <table:table-cell table:formula="of:=CONCATENATE(&quot;Res:=eep_n_w(&quot;;[.J87];&quot;,REAL_INT(&quot;;[.A87];&quot;));&quot;)" office:value-type="string" office:string-value="Res:=eep_n_w(6,REAL_INT(SP_06));">
            <text:p>Res:=eep_n_w(6,REAL_INT(SP_06));</text:p>
          </table:table-cell>
          <table:table-cell table:formula="of:=CONCATENATE([.A87];&quot; smallint default '0',&quot;)" office:value-type="string" office:string-value="SP_06 smallint default '0',">
            <text:p>SP_06 smallint default '0',</text:p>
          </table:table-cell>
        </table:table-row>
        <table:table-row table:style-name="ro1">
          <table:table-cell office:value-type="string">
            <text:p>SP_07</text:p>
          </table:table-cell>
          <table:table-cell office:value-type="float" office:value="135">
            <text:p>1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0]" office:value-type="string" office:string-value="V_07">
            <text:p>V_07</text:p>
          </table:table-cell>
          <table:table-cell office:value-type="string">
            <text:p>Задание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CONCATENATE([.A88];&quot;:=INT_REAL(eep_n_r(&quot;;[.J88];&quot;));&quot;)" office:value-type="string" office:string-value="SP_07:=INT_REAL(eep_n_r(7));">
            <text:p>SP_07:=INT_REAL(eep_n_r(7));</text:p>
          </table:table-cell>
          <table:table-cell table:formula="of:=CONCATENATE(&quot;Res:=eep_n_w(&quot;;[.J88];&quot;,REAL_INT(&quot;;[.A88];&quot;));&quot;)" office:value-type="string" office:string-value="Res:=eep_n_w(7,REAL_INT(SP_07));">
            <text:p>Res:=eep_n_w(7,REAL_INT(SP_07));</text:p>
          </table:table-cell>
          <table:table-cell table:formula="of:=CONCATENATE([.A88];&quot; smallint default '0',&quot;)" office:value-type="string" office:string-value="SP_07 smallint default '0',">
            <text:p>SP_07 smallint default '0',</text:p>
          </table:table-cell>
        </table:table-row>
        <table:table-row table:style-name="ro1">
          <table:table-cell office:value-type="string">
            <text:p>SP_08</text:p>
          </table:table-cell>
          <table:table-cell office:value-type="float" office:value="137">
            <text:p>1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0]" office:value-type="string" office:string-value="V_07">
            <text:p>V_07</text:p>
          </table:table-cell>
          <table:table-cell office:value-type="string">
            <text:p>Задание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CONCATENATE([.A89];&quot;:=INT_REAL(eep_n_r(&quot;;[.J89];&quot;));&quot;)" office:value-type="string" office:string-value="SP_08:=INT_REAL(eep_n_r(8));">
            <text:p>SP_08:=INT_REAL(eep_n_r(8));</text:p>
          </table:table-cell>
          <table:table-cell table:formula="of:=CONCATENATE(&quot;Res:=eep_n_w(&quot;;[.J89];&quot;,REAL_INT(&quot;;[.A89];&quot;));&quot;)" office:value-type="string" office:string-value="Res:=eep_n_w(8,REAL_INT(SP_08));">
            <text:p>Res:=eep_n_w(8,REAL_INT(SP_08));</text:p>
          </table:table-cell>
          <table:table-cell table:formula="of:=CONCATENATE([.A89];&quot; smallint default '0',&quot;)" office:value-type="string" office:string-value="SP_08 smallint default '0',">
            <text:p>SP_08 smallint default '0',</text:p>
          </table:table-cell>
        </table:table-row>
        <table:table-row table:style-name="ro1">
          <table:table-cell office:value-type="string">
            <text:p>SP_09</text:p>
          </table:table-cell>
          <table:table-cell office:value-type="float" office:value="139">
            <text:p>1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1]" office:value-type="string" office:string-value="V_08">
            <text:p>V_08</text:p>
          </table:table-cell>
          <table:table-cell office:value-type="string">
            <text:p>Задание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CONCATENATE([.A90];&quot;:=INT_REAL(eep_n_r(&quot;;[.J90];&quot;));&quot;)" office:value-type="string" office:string-value="SP_09:=INT_REAL(eep_n_r(9));">
            <text:p>SP_09:=INT_REAL(eep_n_r(9));</text:p>
          </table:table-cell>
          <table:table-cell table:formula="of:=CONCATENATE(&quot;Res:=eep_n_w(&quot;;[.J90];&quot;,REAL_INT(&quot;;[.A90];&quot;));&quot;)" office:value-type="string" office:string-value="Res:=eep_n_w(9,REAL_INT(SP_09));">
            <text:p>Res:=eep_n_w(9,REAL_INT(SP_09));</text:p>
          </table:table-cell>
          <table:table-cell table:formula="of:=CONCATENATE([.A90];&quot; smallint default '0',&quot;)" office:value-type="string" office:string-value="SP_09 smallint default '0',">
            <text:p>SP_09 smallint default '0',</text:p>
          </table:table-cell>
        </table:table-row>
        <table:table-row table:style-name="ro1">
          <table:table-cell office:value-type="string">
            <text:p>SP_10</text:p>
          </table:table-cell>
          <table:table-cell office:value-type="float" office:value="141">
            <text:p>1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1]" office:value-type="string" office:string-value="V_08">
            <text:p>V_08</text:p>
          </table:table-cell>
          <table:table-cell office:value-type="string">
            <text:p>Задание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CONCATENATE([.A91];&quot;:=INT_REAL(eep_n_r(&quot;;[.J91];&quot;));&quot;)" office:value-type="string" office:string-value="SP_10:=INT_REAL(eep_n_r(10));">
            <text:p>SP_10:=INT_REAL(eep_n_r(10));</text:p>
          </table:table-cell>
          <table:table-cell table:formula="of:=CONCATENATE(&quot;Res:=eep_n_w(&quot;;[.J91];&quot;,REAL_INT(&quot;;[.A91];&quot;));&quot;)" office:value-type="string" office:string-value="Res:=eep_n_w(10,REAL_INT(SP_10));">
            <text:p>Res:=eep_n_w(10,REAL_INT(SP_10));</text:p>
          </table:table-cell>
          <table:table-cell table:formula="of:=CONCATENATE([.A91];&quot; smallint default '0',&quot;)" office:value-type="string" office:string-value="SP_10 smallint default '0',">
            <text:p>SP_10 smallint default '0',</text:p>
          </table:table-cell>
        </table:table-row>
        <table:table-row table:style-name="ro1">
          <table:table-cell office:value-type="string">
            <text:p>Kpr_01</text:p>
          </table:table-cell>
          <table:table-cell office:value-type="float" office:value="143">
            <text:p>1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">
            <text:p>11</text:p>
          </table:table-cell>
          <table:table-cell table:formula="of:=CONCATENATE([.A92];&quot;:=INT_REAL(eep_n_r(&quot;;[.J92];&quot;));&quot;)" office:value-type="string" office:string-value="Kpr_01:=INT_REAL(eep_n_r(11));">
            <text:p>Kpr_01:=INT_REAL(eep_n_r(11));</text:p>
          </table:table-cell>
          <table:table-cell table:formula="of:=CONCATENATE(&quot;Res:=eep_n_w(&quot;;[.J92];&quot;,REAL_INT(&quot;;[.A92];&quot;));&quot;)" office:value-type="string" office:string-value="Res:=eep_n_w(11,REAL_INT(Kpr_01));">
            <text:p>Res:=eep_n_w(11,REAL_INT(Kpr_01));</text:p>
          </table:table-cell>
          <table:table-cell office:value-type="string">
            <text:p>primary key(Dt) )Engine = InnoDb;</text:p>
          </table:table-cell>
        </table:table-row>
        <table:table-row table:style-name="ro1">
          <table:table-cell office:value-type="string">
            <text:p>Kpr_02</text:p>
          </table:table-cell>
          <table:table-cell office:value-type="float" office:value="145">
            <text:p>1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2">
            <text:p>12</text:p>
          </table:table-cell>
          <table:table-cell table:formula="of:=CONCATENATE([.A93];&quot;:=INT_REAL(eep_n_r(&quot;;[.J93];&quot;));&quot;)" office:value-type="string" office:string-value="Kpr_02:=INT_REAL(eep_n_r(12));">
            <text:p>Kpr_02:=INT_REAL(eep_n_r(12));</text:p>
          </table:table-cell>
          <table:table-cell table:formula="of:=CONCATENATE(&quot;Res:=eep_n_w(&quot;;[.J93];&quot;,REAL_INT(&quot;;[.A93];&quot;));&quot;)" office:value-type="string" office:string-value="Res:=eep_n_w(12,REAL_INT(Kpr_02));">
            <text:p>Res:=eep_n_w(12,REAL_INT(Kpr_02));</text:p>
          </table:table-cell>
          <table:table-cell/>
        </table:table-row>
        <table:table-row table:style-name="ro1">
          <table:table-cell office:value-type="string">
            <text:p>Kpr_03</text:p>
          </table:table-cell>
          <table:table-cell office:value-type="float" office:value="147">
            <text:p>1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3">
            <text:p>13</text:p>
          </table:table-cell>
          <table:table-cell table:formula="of:=CONCATENATE([.A94];&quot;:=INT_REAL(eep_n_r(&quot;;[.J94];&quot;));&quot;)" office:value-type="string" office:string-value="Kpr_03:=INT_REAL(eep_n_r(13));">
            <text:p>Kpr_03:=INT_REAL(eep_n_r(13));</text:p>
          </table:table-cell>
          <table:table-cell table:formula="of:=CONCATENATE(&quot;Res:=eep_n_w(&quot;;[.J94];&quot;,REAL_INT(&quot;;[.A94];&quot;));&quot;)" office:value-type="string" office:string-value="Res:=eep_n_w(13,REAL_INT(Kpr_03));">
            <text:p>Res:=eep_n_w(13,REAL_INT(Kpr_03));</text:p>
          </table:table-cell>
          <table:table-cell/>
        </table:table-row>
        <table:table-row table:style-name="ro1">
          <table:table-cell office:value-type="string">
            <text:p>Kpr_04</text:p>
          </table:table-cell>
          <table:table-cell office:value-type="float" office:value="149">
            <text:p>1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4">
            <text:p>14</text:p>
          </table:table-cell>
          <table:table-cell table:formula="of:=CONCATENATE([.A95];&quot;:=INT_REAL(eep_n_r(&quot;;[.J95];&quot;));&quot;)" office:value-type="string" office:string-value="Kpr_04:=INT_REAL(eep_n_r(14));">
            <text:p>Kpr_04:=INT_REAL(eep_n_r(14));</text:p>
          </table:table-cell>
          <table:table-cell table:formula="of:=CONCATENATE(&quot;Res:=eep_n_w(&quot;;[.J95];&quot;,REAL_INT(&quot;;[.A95];&quot;));&quot;)" office:value-type="string" office:string-value="Res:=eep_n_w(14,REAL_INT(Kpr_04));">
            <text:p>Res:=eep_n_w(14,REAL_INT(Kpr_04));</text:p>
          </table:table-cell>
          <table:table-cell/>
        </table:table-row>
        <table:table-row table:style-name="ro1">
          <table:table-cell office:value-type="string">
            <text:p>Kpr_05</text:p>
          </table:table-cell>
          <table:table-cell office:value-type="float" office:value="151">
            <text:p>1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5">
            <text:p>15</text:p>
          </table:table-cell>
          <table:table-cell table:formula="of:=CONCATENATE([.A96];&quot;:=INT_REAL(eep_n_r(&quot;;[.J96];&quot;));&quot;)" office:value-type="string" office:string-value="Kpr_05:=INT_REAL(eep_n_r(15));">
            <text:p>Kpr_05:=INT_REAL(eep_n_r(15));</text:p>
          </table:table-cell>
          <table:table-cell table:formula="of:=CONCATENATE(&quot;Res:=eep_n_w(&quot;;[.J96];&quot;,REAL_INT(&quot;;[.A96];&quot;));&quot;)" office:value-type="string" office:string-value="Res:=eep_n_w(15,REAL_INT(Kpr_05));">
            <text:p>Res:=eep_n_w(15,REAL_INT(Kpr_05));</text:p>
          </table:table-cell>
          <table:table-cell/>
        </table:table-row>
        <table:table-row table:style-name="ro1">
          <table:table-cell office:value-type="string">
            <text:p>Kpr_06</text:p>
          </table:table-cell>
          <table:table-cell office:value-type="float" office:value="153">
            <text:p>1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6">
            <text:p>16</text:p>
          </table:table-cell>
          <table:table-cell table:formula="of:=CONCATENATE([.A97];&quot;:=INT_REAL(eep_n_r(&quot;;[.J97];&quot;));&quot;)" office:value-type="string" office:string-value="Kpr_06:=INT_REAL(eep_n_r(16));">
            <text:p>Kpr_06:=INT_REAL(eep_n_r(16));</text:p>
          </table:table-cell>
          <table:table-cell table:formula="of:=CONCATENATE(&quot;Res:=eep_n_w(&quot;;[.J97];&quot;,REAL_INT(&quot;;[.A97];&quot;));&quot;)" office:value-type="string" office:string-value="Res:=eep_n_w(16,REAL_INT(Kpr_06));">
            <text:p>Res:=eep_n_w(16,REAL_INT(Kpr_06));</text:p>
          </table:table-cell>
          <table:table-cell/>
        </table:table-row>
        <table:table-row table:style-name="ro1">
          <table:table-cell office:value-type="string">
            <text:p>Kpr_07</text:p>
          </table:table-cell>
          <table:table-cell office:value-type="float" office:value="155">
            <text:p>1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7">
            <text:p>17</text:p>
          </table:table-cell>
          <table:table-cell table:formula="of:=CONCATENATE([.A98];&quot;:=INT_REAL(eep_n_r(&quot;;[.J98];&quot;));&quot;)" office:value-type="string" office:string-value="Kpr_07:=INT_REAL(eep_n_r(17));">
            <text:p>Kpr_07:=INT_REAL(eep_n_r(17));</text:p>
          </table:table-cell>
          <table:table-cell table:formula="of:=CONCATENATE(&quot;Res:=eep_n_w(&quot;;[.J98];&quot;,REAL_INT(&quot;;[.A98];&quot;));&quot;)" office:value-type="string" office:string-value="Res:=eep_n_w(17,REAL_INT(Kpr_07));">
            <text:p>Res:=eep_n_w(17,REAL_INT(Kpr_07));</text:p>
          </table:table-cell>
          <table:table-cell/>
        </table:table-row>
        <table:table-row table:style-name="ro1">
          <table:table-cell office:value-type="string">
            <text:p>Kpr_08</text:p>
          </table:table-cell>
          <table:table-cell office:value-type="float" office:value="157">
            <text:p>1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8">
            <text:p>18</text:p>
          </table:table-cell>
          <table:table-cell table:formula="of:=CONCATENATE([.A99];&quot;:=INT_REAL(eep_n_r(&quot;;[.J99];&quot;));&quot;)" office:value-type="string" office:string-value="Kpr_08:=INT_REAL(eep_n_r(18));">
            <text:p>Kpr_08:=INT_REAL(eep_n_r(18));</text:p>
          </table:table-cell>
          <table:table-cell table:formula="of:=CONCATENATE(&quot;Res:=eep_n_w(&quot;;[.J99];&quot;,REAL_INT(&quot;;[.A99];&quot;));&quot;)" office:value-type="string" office:string-value="Res:=eep_n_w(18,REAL_INT(Kpr_08));">
            <text:p>Res:=eep_n_w(18,REAL_INT(Kpr_08));</text:p>
          </table:table-cell>
          <table:table-cell/>
        </table:table-row>
        <table:table-row table:style-name="ro1">
          <table:table-cell office:value-type="string">
            <text:p>Kpr_09</text:p>
          </table:table-cell>
          <table:table-cell office:value-type="float" office:value="159">
            <text:p>1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9">
            <text:p>19</text:p>
          </table:table-cell>
          <table:table-cell table:formula="of:=CONCATENATE([.A100];&quot;:=INT_REAL(eep_n_r(&quot;;[.J100];&quot;));&quot;)" office:value-type="string" office:string-value="Kpr_09:=INT_REAL(eep_n_r(19));">
            <text:p>Kpr_09:=INT_REAL(eep_n_r(19));</text:p>
          </table:table-cell>
          <table:table-cell table:formula="of:=CONCATENATE(&quot;Res:=eep_n_w(&quot;;[.J100];&quot;,REAL_INT(&quot;;[.A100];&quot;));&quot;)" office:value-type="string" office:string-value="Res:=eep_n_w(19,REAL_INT(Kpr_09));">
            <text:p>Res:=eep_n_w(19,REAL_INT(Kpr_09));</text:p>
          </table:table-cell>
          <table:table-cell/>
        </table:table-row>
        <table:table-row table:style-name="ro1">
          <table:table-cell office:value-type="string">
            <text:p>Kpr_10</text:p>
          </table:table-cell>
          <table:table-cell office:value-type="float" office:value="161">
            <text:p>1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0">
            <text:p>20</text:p>
          </table:table-cell>
          <table:table-cell table:formula="of:=CONCATENATE([.A101];&quot;:=INT_REAL(eep_n_r(&quot;;[.J101];&quot;));&quot;)" office:value-type="string" office:string-value="Kpr_10:=INT_REAL(eep_n_r(20));">
            <text:p>Kpr_10:=INT_REAL(eep_n_r(20));</text:p>
          </table:table-cell>
          <table:table-cell table:formula="of:=CONCATENATE(&quot;Res:=eep_n_w(&quot;;[.J101];&quot;,REAL_INT(&quot;;[.A101];&quot;));&quot;)" office:value-type="string" office:string-value="Res:=eep_n_w(20,REAL_INT(Kpr_10));">
            <text:p>Res:=eep_n_w(20,REAL_INT(Kpr_10));</text:p>
          </table:table-cell>
          <table:table-cell/>
        </table:table-row>
        <table:table-row table:style-name="ro1">
          <table:table-cell office:value-type="string">
            <text:p>Ti_01</text:p>
          </table:table-cell>
          <table:table-cell office:value-type="float" office:value="163">
            <text:p>1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1">
            <text:p>21</text:p>
          </table:table-cell>
          <table:table-cell table:formula="of:=CONCATENATE([.A102];&quot;:=INT_REAL(eep_n_r(&quot;;[.J102];&quot;));&quot;)" office:value-type="string" office:string-value="Ti_01:=INT_REAL(eep_n_r(21));">
            <text:p>Ti_01:=INT_REAL(eep_n_r(21));</text:p>
          </table:table-cell>
          <table:table-cell table:formula="of:=CONCATENATE(&quot;Res:=eep_n_w(&quot;;[.J102];&quot;,REAL_INT(&quot;;[.A102];&quot;));&quot;)" office:value-type="string" office:string-value="Res:=eep_n_w(21,REAL_INT(Ti_01));">
            <text:p>Res:=eep_n_w(21,REAL_INT(Ti_01));</text:p>
          </table:table-cell>
          <table:table-cell/>
        </table:table-row>
        <table:table-row table:style-name="ro1">
          <table:table-cell office:value-type="string">
            <text:p>Ti_02</text:p>
          </table:table-cell>
          <table:table-cell office:value-type="float" office:value="165">
            <text:p>1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2">
            <text:p>22</text:p>
          </table:table-cell>
          <table:table-cell table:formula="of:=CONCATENATE([.A103];&quot;:=INT_REAL(eep_n_r(&quot;;[.J103];&quot;));&quot;)" office:value-type="string" office:string-value="Ti_02:=INT_REAL(eep_n_r(22));">
            <text:p>Ti_02:=INT_REAL(eep_n_r(22));</text:p>
          </table:table-cell>
          <table:table-cell table:formula="of:=CONCATENATE(&quot;Res:=eep_n_w(&quot;;[.J103];&quot;,REAL_INT(&quot;;[.A103];&quot;));&quot;)" office:value-type="string" office:string-value="Res:=eep_n_w(22,REAL_INT(Ti_02));">
            <text:p>Res:=eep_n_w(22,REAL_INT(Ti_02));</text:p>
          </table:table-cell>
          <table:table-cell/>
        </table:table-row>
        <table:table-row table:style-name="ro1">
          <table:table-cell office:value-type="string">
            <text:p>Ti_03</text:p>
          </table:table-cell>
          <table:table-cell office:value-type="float" office:value="167">
            <text:p>1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3">
            <text:p>23</text:p>
          </table:table-cell>
          <table:table-cell table:formula="of:=CONCATENATE([.A104];&quot;:=INT_REAL(eep_n_r(&quot;;[.J104];&quot;));&quot;)" office:value-type="string" office:string-value="Ti_03:=INT_REAL(eep_n_r(23));">
            <text:p>Ti_03:=INT_REAL(eep_n_r(23));</text:p>
          </table:table-cell>
          <table:table-cell table:formula="of:=CONCATENATE(&quot;Res:=eep_n_w(&quot;;[.J104];&quot;,REAL_INT(&quot;;[.A104];&quot;));&quot;)" office:value-type="string" office:string-value="Res:=eep_n_w(23,REAL_INT(Ti_03));">
            <text:p>Res:=eep_n_w(23,REAL_INT(Ti_03));</text:p>
          </table:table-cell>
          <table:table-cell/>
        </table:table-row>
        <table:table-row table:style-name="ro1">
          <table:table-cell office:value-type="string">
            <text:p>Ti_04</text:p>
          </table:table-cell>
          <table:table-cell office:value-type="float" office:value="169">
            <text:p>1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4">
            <text:p>24</text:p>
          </table:table-cell>
          <table:table-cell table:formula="of:=CONCATENATE([.A105];&quot;:=INT_REAL(eep_n_r(&quot;;[.J105];&quot;));&quot;)" office:value-type="string" office:string-value="Ti_04:=INT_REAL(eep_n_r(24));">
            <text:p>Ti_04:=INT_REAL(eep_n_r(24));</text:p>
          </table:table-cell>
          <table:table-cell table:formula="of:=CONCATENATE(&quot;Res:=eep_n_w(&quot;;[.J105];&quot;,REAL_INT(&quot;;[.A105];&quot;));&quot;)" office:value-type="string" office:string-value="Res:=eep_n_w(24,REAL_INT(Ti_04));">
            <text:p>Res:=eep_n_w(24,REAL_INT(Ti_04));</text:p>
          </table:table-cell>
          <table:table-cell/>
        </table:table-row>
        <table:table-row table:style-name="ro1">
          <table:table-cell office:value-type="string">
            <text:p>Ti_05</text:p>
          </table:table-cell>
          <table:table-cell office:value-type="float" office:value="171">
            <text:p>1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5">
            <text:p>25</text:p>
          </table:table-cell>
          <table:table-cell table:formula="of:=CONCATENATE([.A106];&quot;:=INT_REAL(eep_n_r(&quot;;[.J106];&quot;));&quot;)" office:value-type="string" office:string-value="Ti_05:=INT_REAL(eep_n_r(25));">
            <text:p>Ti_05:=INT_REAL(eep_n_r(25));</text:p>
          </table:table-cell>
          <table:table-cell table:formula="of:=CONCATENATE(&quot;Res:=eep_n_w(&quot;;[.J106];&quot;,REAL_INT(&quot;;[.A106];&quot;));&quot;)" office:value-type="string" office:string-value="Res:=eep_n_w(25,REAL_INT(Ti_05));">
            <text:p>Res:=eep_n_w(25,REAL_INT(Ti_05));</text:p>
          </table:table-cell>
          <table:table-cell/>
        </table:table-row>
        <table:table-row table:style-name="ro1">
          <table:table-cell office:value-type="string">
            <text:p>Ti_06</text:p>
          </table:table-cell>
          <table:table-cell office:value-type="float" office:value="173">
            <text:p>17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6">
            <text:p>26</text:p>
          </table:table-cell>
          <table:table-cell table:formula="of:=CONCATENATE([.A107];&quot;:=INT_REAL(eep_n_r(&quot;;[.J107];&quot;));&quot;)" office:value-type="string" office:string-value="Ti_06:=INT_REAL(eep_n_r(26));">
            <text:p>Ti_06:=INT_REAL(eep_n_r(26));</text:p>
          </table:table-cell>
          <table:table-cell table:formula="of:=CONCATENATE(&quot;Res:=eep_n_w(&quot;;[.J107];&quot;,REAL_INT(&quot;;[.A107];&quot;));&quot;)" office:value-type="string" office:string-value="Res:=eep_n_w(26,REAL_INT(Ti_06));">
            <text:p>Res:=eep_n_w(26,REAL_INT(Ti_06));</text:p>
          </table:table-cell>
          <table:table-cell/>
        </table:table-row>
        <table:table-row table:style-name="ro1">
          <table:table-cell office:value-type="string">
            <text:p>Ti_07</text:p>
          </table:table-cell>
          <table:table-cell office:value-type="float" office:value="175">
            <text:p>17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7">
            <text:p>27</text:p>
          </table:table-cell>
          <table:table-cell table:formula="of:=CONCATENATE([.A108];&quot;:=INT_REAL(eep_n_r(&quot;;[.J108];&quot;));&quot;)" office:value-type="string" office:string-value="Ti_07:=INT_REAL(eep_n_r(27));">
            <text:p>Ti_07:=INT_REAL(eep_n_r(27));</text:p>
          </table:table-cell>
          <table:table-cell table:formula="of:=CONCATENATE(&quot;Res:=eep_n_w(&quot;;[.J108];&quot;,REAL_INT(&quot;;[.A108];&quot;));&quot;)" office:value-type="string" office:string-value="Res:=eep_n_w(27,REAL_INT(Ti_07));">
            <text:p>Res:=eep_n_w(27,REAL_INT(Ti_07));</text:p>
          </table:table-cell>
          <table:table-cell/>
        </table:table-row>
        <table:table-row table:style-name="ro1">
          <table:table-cell office:value-type="string">
            <text:p>Ti_08</text:p>
          </table:table-cell>
          <table:table-cell office:value-type="float" office:value="177">
            <text:p>17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8">
            <text:p>28</text:p>
          </table:table-cell>
          <table:table-cell table:formula="of:=CONCATENATE([.A109];&quot;:=INT_REAL(eep_n_r(&quot;;[.J109];&quot;));&quot;)" office:value-type="string" office:string-value="Ti_08:=INT_REAL(eep_n_r(28));">
            <text:p>Ti_08:=INT_REAL(eep_n_r(28));</text:p>
          </table:table-cell>
          <table:table-cell table:formula="of:=CONCATENATE(&quot;Res:=eep_n_w(&quot;;[.J109];&quot;,REAL_INT(&quot;;[.A109];&quot;));&quot;)" office:value-type="string" office:string-value="Res:=eep_n_w(28,REAL_INT(Ti_08));">
            <text:p>Res:=eep_n_w(28,REAL_INT(Ti_08));</text:p>
          </table:table-cell>
          <table:table-cell/>
        </table:table-row>
        <table:table-row table:style-name="ro1">
          <table:table-cell office:value-type="string">
            <text:p>Ti_09</text:p>
          </table:table-cell>
          <table:table-cell office:value-type="float" office:value="179">
            <text:p>17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9">
            <text:p>29</text:p>
          </table:table-cell>
          <table:table-cell table:formula="of:=CONCATENATE([.A110];&quot;:=INT_REAL(eep_n_r(&quot;;[.J110];&quot;));&quot;)" office:value-type="string" office:string-value="Ti_09:=INT_REAL(eep_n_r(29));">
            <text:p>Ti_09:=INT_REAL(eep_n_r(29));</text:p>
          </table:table-cell>
          <table:table-cell table:formula="of:=CONCATENATE(&quot;Res:=eep_n_w(&quot;;[.J110];&quot;,REAL_INT(&quot;;[.A110];&quot;));&quot;)" office:value-type="string" office:string-value="Res:=eep_n_w(29,REAL_INT(Ti_09));">
            <text:p>Res:=eep_n_w(29,REAL_INT(Ti_09));</text:p>
          </table:table-cell>
          <table:table-cell/>
        </table:table-row>
        <table:table-row table:style-name="ro1">
          <table:table-cell office:value-type="string">
            <text:p>Ti_10</text:p>
          </table:table-cell>
          <table:table-cell office:value-type="float" office:value="181">
            <text:p>18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0">
            <text:p>30</text:p>
          </table:table-cell>
          <table:table-cell table:formula="of:=CONCATENATE([.A111];&quot;:=INT_REAL(eep_n_r(&quot;;[.J111];&quot;));&quot;)" office:value-type="string" office:string-value="Ti_10:=INT_REAL(eep_n_r(30));">
            <text:p>Ti_10:=INT_REAL(eep_n_r(30));</text:p>
          </table:table-cell>
          <table:table-cell table:formula="of:=CONCATENATE(&quot;Res:=eep_n_w(&quot;;[.J111];&quot;,REAL_INT(&quot;;[.A111];&quot;));&quot;)" office:value-type="string" office:string-value="Res:=eep_n_w(30,REAL_INT(Ti_10));">
            <text:p>Res:=eep_n_w(30,REAL_INT(Ti_10));</text:p>
          </table:table-cell>
          <table:table-cell/>
        </table:table-row>
        <table:table-row table:style-name="ro1">
          <table:table-cell office:value-type="string">
            <text:p>Td_01</text:p>
          </table:table-cell>
          <table:table-cell office:value-type="float" office:value="183">
            <text:p>18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1">
            <text:p>31</text:p>
          </table:table-cell>
          <table:table-cell table:formula="of:=CONCATENATE([.A112];&quot;:=INT_REAL(eep_n_r(&quot;;[.J112];&quot;));&quot;)" office:value-type="string" office:string-value="Td_01:=INT_REAL(eep_n_r(31));">
            <text:p>Td_01:=INT_REAL(eep_n_r(31));</text:p>
          </table:table-cell>
          <table:table-cell table:formula="of:=CONCATENATE(&quot;Res:=eep_n_w(&quot;;[.J112];&quot;,REAL_INT(&quot;;[.A112];&quot;));&quot;)" office:value-type="string" office:string-value="Res:=eep_n_w(31,REAL_INT(Td_01));">
            <text:p>Res:=eep_n_w(31,REAL_INT(Td_01));</text:p>
          </table:table-cell>
          <table:table-cell/>
        </table:table-row>
        <table:table-row table:style-name="ro1">
          <table:table-cell office:value-type="string">
            <text:p>Td_02</text:p>
          </table:table-cell>
          <table:table-cell office:value-type="float" office:value="185">
            <text:p>18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2">
            <text:p>32</text:p>
          </table:table-cell>
          <table:table-cell table:formula="of:=CONCATENATE([.A113];&quot;:=INT_REAL(eep_n_r(&quot;;[.J113];&quot;));&quot;)" office:value-type="string" office:string-value="Td_02:=INT_REAL(eep_n_r(32));">
            <text:p>Td_02:=INT_REAL(eep_n_r(32));</text:p>
          </table:table-cell>
          <table:table-cell table:formula="of:=CONCATENATE(&quot;Res:=eep_n_w(&quot;;[.J113];&quot;,REAL_INT(&quot;;[.A113];&quot;));&quot;)" office:value-type="string" office:string-value="Res:=eep_n_w(32,REAL_INT(Td_02));">
            <text:p>Res:=eep_n_w(32,REAL_INT(Td_02));</text:p>
          </table:table-cell>
          <table:table-cell/>
        </table:table-row>
        <table:table-row table:style-name="ro1">
          <table:table-cell office:value-type="string">
            <text:p>Td_03</text:p>
          </table:table-cell>
          <table:table-cell office:value-type="float" office:value="187">
            <text:p>18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3">
            <text:p>33</text:p>
          </table:table-cell>
          <table:table-cell table:formula="of:=CONCATENATE([.A114];&quot;:=INT_REAL(eep_n_r(&quot;;[.J114];&quot;));&quot;)" office:value-type="string" office:string-value="Td_03:=INT_REAL(eep_n_r(33));">
            <text:p>Td_03:=INT_REAL(eep_n_r(33));</text:p>
          </table:table-cell>
          <table:table-cell table:formula="of:=CONCATENATE(&quot;Res:=eep_n_w(&quot;;[.J114];&quot;,REAL_INT(&quot;;[.A114];&quot;));&quot;)" office:value-type="string" office:string-value="Res:=eep_n_w(33,REAL_INT(Td_03));">
            <text:p>Res:=eep_n_w(33,REAL_INT(Td_03));</text:p>
          </table:table-cell>
          <table:table-cell/>
        </table:table-row>
        <table:table-row table:style-name="ro1">
          <table:table-cell office:value-type="string">
            <text:p>Td_04</text:p>
          </table:table-cell>
          <table:table-cell office:value-type="float" office:value="189">
            <text:p>18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4">
            <text:p>34</text:p>
          </table:table-cell>
          <table:table-cell table:formula="of:=CONCATENATE([.A115];&quot;:=INT_REAL(eep_n_r(&quot;;[.J115];&quot;));&quot;)" office:value-type="string" office:string-value="Td_04:=INT_REAL(eep_n_r(34));">
            <text:p>Td_04:=INT_REAL(eep_n_r(34));</text:p>
          </table:table-cell>
          <table:table-cell table:formula="of:=CONCATENATE(&quot;Res:=eep_n_w(&quot;;[.J115];&quot;,REAL_INT(&quot;;[.A115];&quot;));&quot;)" office:value-type="string" office:string-value="Res:=eep_n_w(34,REAL_INT(Td_04));">
            <text:p>Res:=eep_n_w(34,REAL_INT(Td_04));</text:p>
          </table:table-cell>
          <table:table-cell/>
        </table:table-row>
        <table:table-row table:style-name="ro1">
          <table:table-cell office:value-type="string">
            <text:p>Td_05</text:p>
          </table:table-cell>
          <table:table-cell office:value-type="float" office:value="191">
            <text:p>19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5">
            <text:p>35</text:p>
          </table:table-cell>
          <table:table-cell table:formula="of:=CONCATENATE([.A116];&quot;:=INT_REAL(eep_n_r(&quot;;[.J116];&quot;));&quot;)" office:value-type="string" office:string-value="Td_05:=INT_REAL(eep_n_r(35));">
            <text:p>Td_05:=INT_REAL(eep_n_r(35));</text:p>
          </table:table-cell>
          <table:table-cell table:formula="of:=CONCATENATE(&quot;Res:=eep_n_w(&quot;;[.J116];&quot;,REAL_INT(&quot;;[.A116];&quot;));&quot;)" office:value-type="string" office:string-value="Res:=eep_n_w(35,REAL_INT(Td_05));">
            <text:p>Res:=eep_n_w(35,REAL_INT(Td_05));</text:p>
          </table:table-cell>
          <table:table-cell/>
        </table:table-row>
        <table:table-row table:style-name="ro1">
          <table:table-cell office:value-type="string">
            <text:p>Td_06</text:p>
          </table:table-cell>
          <table:table-cell office:value-type="float" office:value="193">
            <text:p>19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6">
            <text:p>36</text:p>
          </table:table-cell>
          <table:table-cell table:formula="of:=CONCATENATE([.A117];&quot;:=INT_REAL(eep_n_r(&quot;;[.J117];&quot;));&quot;)" office:value-type="string" office:string-value="Td_06:=INT_REAL(eep_n_r(36));">
            <text:p>Td_06:=INT_REAL(eep_n_r(36));</text:p>
          </table:table-cell>
          <table:table-cell table:formula="of:=CONCATENATE(&quot;Res:=eep_n_w(&quot;;[.J117];&quot;,REAL_INT(&quot;;[.A117];&quot;));&quot;)" office:value-type="string" office:string-value="Res:=eep_n_w(36,REAL_INT(Td_06));">
            <text:p>Res:=eep_n_w(36,REAL_INT(Td_06));</text:p>
          </table:table-cell>
          <table:table-cell/>
        </table:table-row>
        <table:table-row table:style-name="ro1">
          <table:table-cell office:value-type="string">
            <text:p>Td_07</text:p>
          </table:table-cell>
          <table:table-cell office:value-type="float" office:value="195">
            <text:p>19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7">
            <text:p>37</text:p>
          </table:table-cell>
          <table:table-cell table:formula="of:=CONCATENATE([.A118];&quot;:=INT_REAL(eep_n_r(&quot;;[.J118];&quot;));&quot;)" office:value-type="string" office:string-value="Td_07:=INT_REAL(eep_n_r(37));">
            <text:p>Td_07:=INT_REAL(eep_n_r(37));</text:p>
          </table:table-cell>
          <table:table-cell table:formula="of:=CONCATENATE(&quot;Res:=eep_n_w(&quot;;[.J118];&quot;,REAL_INT(&quot;;[.A118];&quot;));&quot;)" office:value-type="string" office:string-value="Res:=eep_n_w(37,REAL_INT(Td_07));">
            <text:p>Res:=eep_n_w(37,REAL_INT(Td_07));</text:p>
          </table:table-cell>
          <table:table-cell/>
        </table:table-row>
        <table:table-row table:style-name="ro1">
          <table:table-cell office:value-type="string">
            <text:p>Td_08</text:p>
          </table:table-cell>
          <table:table-cell office:value-type="float" office:value="197">
            <text:p>1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8">
            <text:p>38</text:p>
          </table:table-cell>
          <table:table-cell table:formula="of:=CONCATENATE([.A119];&quot;:=INT_REAL(eep_n_r(&quot;;[.J119];&quot;));&quot;)" office:value-type="string" office:string-value="Td_08:=INT_REAL(eep_n_r(38));">
            <text:p>Td_08:=INT_REAL(eep_n_r(38));</text:p>
          </table:table-cell>
          <table:table-cell table:formula="of:=CONCATENATE(&quot;Res:=eep_n_w(&quot;;[.J119];&quot;,REAL_INT(&quot;;[.A119];&quot;));&quot;)" office:value-type="string" office:string-value="Res:=eep_n_w(38,REAL_INT(Td_08));">
            <text:p>Res:=eep_n_w(38,REAL_INT(Td_08));</text:p>
          </table:table-cell>
          <table:table-cell/>
        </table:table-row>
        <table:table-row table:style-name="ro1">
          <table:table-cell office:value-type="string">
            <text:p>Td_09</text:p>
          </table:table-cell>
          <table:table-cell office:value-type="float" office:value="199">
            <text:p>1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9">
            <text:p>39</text:p>
          </table:table-cell>
          <table:table-cell table:formula="of:=CONCATENATE([.A120];&quot;:=INT_REAL(eep_n_r(&quot;;[.J120];&quot;));&quot;)" office:value-type="string" office:string-value="Td_09:=INT_REAL(eep_n_r(39));">
            <text:p>Td_09:=INT_REAL(eep_n_r(39));</text:p>
          </table:table-cell>
          <table:table-cell table:formula="of:=CONCATENATE(&quot;Res:=eep_n_w(&quot;;[.J120];&quot;,REAL_INT(&quot;;[.A120];&quot;));&quot;)" office:value-type="string" office:string-value="Res:=eep_n_w(39,REAL_INT(Td_09));">
            <text:p>Res:=eep_n_w(39,REAL_INT(Td_09));</text:p>
          </table:table-cell>
          <table:table-cell/>
        </table:table-row>
        <table:table-row table:style-name="ro1">
          <table:table-cell office:value-type="string">
            <text:p>Td_10</text:p>
          </table:table-cell>
          <table:table-cell office:value-type="float" office:value="201">
            <text:p>20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0">
            <text:p>40</text:p>
          </table:table-cell>
          <table:table-cell table:formula="of:=CONCATENATE([.A121];&quot;:=INT_REAL(eep_n_r(&quot;;[.J121];&quot;));&quot;)" office:value-type="string" office:string-value="Td_10:=INT_REAL(eep_n_r(40));">
            <text:p>Td_10:=INT_REAL(eep_n_r(40));</text:p>
          </table:table-cell>
          <table:table-cell table:formula="of:=CONCATENATE(&quot;Res:=eep_n_w(&quot;;[.J121];&quot;,REAL_INT(&quot;;[.A121];&quot;));&quot;)" office:value-type="string" office:string-value="Res:=eep_n_w(40,REAL_INT(Td_10));">
            <text:p>Res:=eep_n_w(40,REAL_INT(Td_10));</text:p>
          </table:table-cell>
          <table:table-cell/>
        </table:table-row>
        <table:table-row table:style-name="ro1">
          <table:table-cell office:value-type="string">
            <text:p>Kf_01</text:p>
          </table:table-cell>
          <table:table-cell office:value-type="float" office:value="203">
            <text:p>20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122:.B122])" office:value-type="string" office:string-value="CB">
            <text:p>CB</text:p>
          </table:table-cell>
          <table:table-cell/>
          <table:table-cell office:value-type="float" office:value="41">
            <text:p>41</text:p>
          </table:table-cell>
          <table:table-cell table:formula="of:=CONCATENATE([.A122];&quot;:=eep_n_r(&quot;;[.J122];&quot;);&quot;)" office:value-type="string" office:string-value="Kf_01:=eep_n_r(41);">
            <text:p>Kf_01:=eep_n_r(41);</text:p>
          </table:table-cell>
          <table:table-cell table:formula="of:=CONCATENATE(&quot;Res:=eep_n_w(&quot;;[.J122];&quot;,&quot;;[.A122];&quot;);&quot;)" office:value-type="string" office:string-value="Res:=eep_n_w(41,Kf_01);">
            <text:p>Res:=eep_n_w(41,Kf_01);</text:p>
          </table:table-cell>
          <table:table-cell/>
        </table:table-row>
        <table:table-row table:style-name="ro1">
          <table:table-cell office:value-type="string">
            <text:p>Kf_02</text:p>
          </table:table-cell>
          <table:table-cell office:value-type="float" office:value="204">
            <text:p>20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2">
            <text:p>42</text:p>
          </table:table-cell>
          <table:table-cell table:formula="of:=CONCATENATE([.A123];&quot;:=eep_n_r(&quot;;[.J123];&quot;);&quot;)" office:value-type="string" office:string-value="Kf_02:=eep_n_r(42);">
            <text:p>Kf_02:=eep_n_r(42);</text:p>
          </table:table-cell>
          <table:table-cell table:formula="of:=CONCATENATE(&quot;Res:=eep_n_w(&quot;;[.J123];&quot;,&quot;;[.A123];&quot;);&quot;)" office:value-type="string" office:string-value="Res:=eep_n_w(42,Kf_02);">
            <text:p>Res:=eep_n_w(42,Kf_02);</text:p>
          </table:table-cell>
          <table:table-cell/>
        </table:table-row>
        <table:table-row table:style-name="ro1">
          <table:table-cell office:value-type="string">
            <text:p>Kf_03</text:p>
          </table:table-cell>
          <table:table-cell office:value-type="float" office:value="205">
            <text:p>20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3">
            <text:p>43</text:p>
          </table:table-cell>
          <table:table-cell table:formula="of:=CONCATENATE([.A124];&quot;:=eep_n_r(&quot;;[.J124];&quot;);&quot;)" office:value-type="string" office:string-value="Kf_03:=eep_n_r(43);">
            <text:p>Kf_03:=eep_n_r(43);</text:p>
          </table:table-cell>
          <table:table-cell table:formula="of:=CONCATENATE(&quot;Res:=eep_n_w(&quot;;[.J124];&quot;,&quot;;[.A124];&quot;);&quot;)" office:value-type="string" office:string-value="Res:=eep_n_w(43,Kf_03);">
            <text:p>Res:=eep_n_w(43,Kf_03);</text:p>
          </table:table-cell>
          <table:table-cell/>
        </table:table-row>
        <table:table-row table:style-name="ro1">
          <table:table-cell office:value-type="string">
            <text:p>Kf_04</text:p>
          </table:table-cell>
          <table:table-cell office:value-type="float" office:value="206">
            <text:p>20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4">
            <text:p>44</text:p>
          </table:table-cell>
          <table:table-cell table:formula="of:=CONCATENATE([.A125];&quot;:=eep_n_r(&quot;;[.J125];&quot;);&quot;)" office:value-type="string" office:string-value="Kf_04:=eep_n_r(44);">
            <text:p>Kf_04:=eep_n_r(44);</text:p>
          </table:table-cell>
          <table:table-cell table:formula="of:=CONCATENATE(&quot;Res:=eep_n_w(&quot;;[.J125];&quot;,&quot;;[.A125];&quot;);&quot;)" office:value-type="string" office:string-value="Res:=eep_n_w(44,Kf_04);">
            <text:p>Res:=eep_n_w(44,Kf_04);</text:p>
          </table:table-cell>
          <table:table-cell/>
        </table:table-row>
        <table:table-row table:style-name="ro1">
          <table:table-cell office:value-type="string">
            <text:p>Kf_05</text:p>
          </table:table-cell>
          <table:table-cell office:value-type="float" office:value="207">
            <text:p>20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5">
            <text:p>45</text:p>
          </table:table-cell>
          <table:table-cell table:formula="of:=CONCATENATE([.A126];&quot;:=eep_n_r(&quot;;[.J126];&quot;);&quot;)" office:value-type="string" office:string-value="Kf_05:=eep_n_r(45);">
            <text:p>Kf_05:=eep_n_r(45);</text:p>
          </table:table-cell>
          <table:table-cell table:formula="of:=CONCATENATE(&quot;Res:=eep_n_w(&quot;;[.J126];&quot;,&quot;;[.A126];&quot;);&quot;)" office:value-type="string" office:string-value="Res:=eep_n_w(45,Kf_05);">
            <text:p>Res:=eep_n_w(45,Kf_05);</text:p>
          </table:table-cell>
          <table:table-cell/>
        </table:table-row>
        <table:table-row table:style-name="ro1">
          <table:table-cell office:value-type="string">
            <text:p>Kf_06</text:p>
          </table:table-cell>
          <table:table-cell office:value-type="float" office:value="208">
            <text:p>20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6">
            <text:p>46</text:p>
          </table:table-cell>
          <table:table-cell table:formula="of:=CONCATENATE([.A127];&quot;:=eep_n_r(&quot;;[.J127];&quot;);&quot;)" office:value-type="string" office:string-value="Kf_06:=eep_n_r(46);">
            <text:p>Kf_06:=eep_n_r(46);</text:p>
          </table:table-cell>
          <table:table-cell table:formula="of:=CONCATENATE(&quot;Res:=eep_n_w(&quot;;[.J127];&quot;,&quot;;[.A127];&quot;);&quot;)" office:value-type="string" office:string-value="Res:=eep_n_w(46,Kf_06);">
            <text:p>Res:=eep_n_w(46,Kf_06);</text:p>
          </table:table-cell>
          <table:table-cell/>
        </table:table-row>
        <table:table-row table:style-name="ro1">
          <table:table-cell office:value-type="string">
            <text:p>Kf_07</text:p>
          </table:table-cell>
          <table:table-cell office:value-type="float" office:value="209">
            <text:p>20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7">
            <text:p>47</text:p>
          </table:table-cell>
          <table:table-cell table:formula="of:=CONCATENATE([.A128];&quot;:=eep_n_r(&quot;;[.J128];&quot;);&quot;)" office:value-type="string" office:string-value="Kf_07:=eep_n_r(47);">
            <text:p>Kf_07:=eep_n_r(47);</text:p>
          </table:table-cell>
          <table:table-cell table:formula="of:=CONCATENATE(&quot;Res:=eep_n_w(&quot;;[.J128];&quot;,&quot;;[.A128];&quot;);&quot;)" office:value-type="string" office:string-value="Res:=eep_n_w(47,Kf_07);">
            <text:p>Res:=eep_n_w(47,Kf_07);</text:p>
          </table:table-cell>
          <table:table-cell/>
        </table:table-row>
        <table:table-row table:style-name="ro1">
          <table:table-cell office:value-type="string">
            <text:p>Kf_08</text:p>
          </table:table-cell>
          <table:table-cell office:value-type="float" office:value="210">
            <text:p>21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8">
            <text:p>48</text:p>
          </table:table-cell>
          <table:table-cell table:formula="of:=CONCATENATE([.A129];&quot;:=eep_n_r(&quot;;[.J129];&quot;);&quot;)" office:value-type="string" office:string-value="Kf_08:=eep_n_r(48);">
            <text:p>Kf_08:=eep_n_r(48);</text:p>
          </table:table-cell>
          <table:table-cell table:formula="of:=CONCATENATE(&quot;Res:=eep_n_w(&quot;;[.J129];&quot;,&quot;;[.A129];&quot;);&quot;)" office:value-type="string" office:string-value="Res:=eep_n_w(48,Kf_08);">
            <text:p>Res:=eep_n_w(48,Kf_08);</text:p>
          </table:table-cell>
          <table:table-cell/>
        </table:table-row>
        <table:table-row table:style-name="ro1">
          <table:table-cell office:value-type="string">
            <text:p>Kf_09</text:p>
          </table:table-cell>
          <table:table-cell office:value-type="float" office:value="211">
            <text:p>21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9">
            <text:p>49</text:p>
          </table:table-cell>
          <table:table-cell table:formula="of:=CONCATENATE([.A130];&quot;:=eep_n_r(&quot;;[.J130];&quot;);&quot;)" office:value-type="string" office:string-value="Kf_09:=eep_n_r(49);">
            <text:p>Kf_09:=eep_n_r(49);</text:p>
          </table:table-cell>
          <table:table-cell table:formula="of:=CONCATENATE(&quot;Res:=eep_n_w(&quot;;[.J130];&quot;,&quot;;[.A130];&quot;);&quot;)" office:value-type="string" office:string-value="Res:=eep_n_w(49,Kf_09);">
            <text:p>Res:=eep_n_w(49,Kf_09);</text:p>
          </table:table-cell>
          <table:table-cell/>
        </table:table-row>
        <table:table-row table:style-name="ro1">
          <table:table-cell office:value-type="string">
            <text:p>Kf_10</text:p>
          </table:table-cell>
          <table:table-cell office:value-type="float" office:value="212">
            <text:p>21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0">
            <text:p>50</text:p>
          </table:table-cell>
          <table:table-cell table:formula="of:=CONCATENATE([.A131];&quot;:=eep_n_r(&quot;;[.J131];&quot;);&quot;)" office:value-type="string" office:string-value="Kf_10:=eep_n_r(50);">
            <text:p>Kf_10:=eep_n_r(50);</text:p>
          </table:table-cell>
          <table:table-cell table:formula="of:=CONCATENATE(&quot;Res:=eep_n_w(&quot;;[.J131];&quot;,&quot;;[.A131];&quot;);&quot;)" office:value-type="string" office:string-value="Res:=eep_n_w(50,Kf_10);">
            <text:p>Res:=eep_n_w(50,Kf_10);</text:p>
          </table:table-cell>
          <table:table-cell/>
        </table:table-row>
        <table:table-row table:style-name="ro1">
          <table:table-cell office:value-type="string">
            <text:p>Kf_11</text:p>
          </table:table-cell>
          <table:table-cell office:value-type="float" office:value="213">
            <text:p>21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1">
            <text:p>51</text:p>
          </table:table-cell>
          <table:table-cell table:formula="of:=CONCATENATE([.A132];&quot;:=eep_n_r(&quot;;[.J132];&quot;);&quot;)" office:value-type="string" office:string-value="Kf_11:=eep_n_r(51);">
            <text:p>Kf_11:=eep_n_r(51);</text:p>
          </table:table-cell>
          <table:table-cell table:formula="of:=CONCATENATE(&quot;Res:=eep_n_w(&quot;;[.J132];&quot;,&quot;;[.A132];&quot;);&quot;)" office:value-type="string" office:string-value="Res:=eep_n_w(51,Kf_11);">
            <text:p>Res:=eep_n_w(51,Kf_11);</text:p>
          </table:table-cell>
          <table:table-cell/>
        </table:table-row>
        <table:table-row table:style-name="ro1">
          <table:table-cell office:value-type="string">
            <text:p>Kf_12</text:p>
          </table:table-cell>
          <table:table-cell office:value-type="float" office:value="214">
            <text:p>21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2">
            <text:p>52</text:p>
          </table:table-cell>
          <table:table-cell table:formula="of:=CONCATENATE([.A133];&quot;:=eep_n_r(&quot;;[.J133];&quot;);&quot;)" office:value-type="string" office:string-value="Kf_12:=eep_n_r(52);">
            <text:p>Kf_12:=eep_n_r(52);</text:p>
          </table:table-cell>
          <table:table-cell table:formula="of:=CONCATENATE(&quot;Res:=eep_n_w(&quot;;[.J133];&quot;,&quot;;[.A133];&quot;);&quot;)" office:value-type="string" office:string-value="Res:=eep_n_w(52,Kf_12);">
            <text:p>Res:=eep_n_w(52,Kf_12);</text:p>
          </table:table-cell>
          <table:table-cell/>
        </table:table-row>
        <table:table-row table:style-name="ro1">
          <table:table-cell office:value-type="string">
            <text:p>Kf_13</text:p>
          </table:table-cell>
          <table:table-cell office:value-type="float" office:value="215">
            <text:p>21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3">
            <text:p>53</text:p>
          </table:table-cell>
          <table:table-cell table:formula="of:=CONCATENATE([.A134];&quot;:=eep_n_r(&quot;;[.J134];&quot;);&quot;)" office:value-type="string" office:string-value="Kf_13:=eep_n_r(53);">
            <text:p>Kf_13:=eep_n_r(53);</text:p>
          </table:table-cell>
          <table:table-cell table:formula="of:=CONCATENATE(&quot;Res:=eep_n_w(&quot;;[.J134];&quot;,&quot;;[.A134];&quot;);&quot;)" office:value-type="string" office:string-value="Res:=eep_n_w(53,Kf_13);">
            <text:p>Res:=eep_n_w(53,Kf_13);</text:p>
          </table:table-cell>
          <table:table-cell/>
        </table:table-row>
        <table:table-row table:style-name="ro1">
          <table:table-cell office:value-type="string">
            <text:p>Kf_14</text:p>
          </table:table-cell>
          <table:table-cell office:value-type="float" office:value="216">
            <text:p>21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4">
            <text:p>54</text:p>
          </table:table-cell>
          <table:table-cell table:formula="of:=CONCATENATE([.A135];&quot;:=eep_n_r(&quot;;[.J135];&quot;);&quot;)" office:value-type="string" office:string-value="Kf_14:=eep_n_r(54);">
            <text:p>Kf_14:=eep_n_r(54);</text:p>
          </table:table-cell>
          <table:table-cell table:formula="of:=CONCATENATE(&quot;Res:=eep_n_w(&quot;;[.J135];&quot;,&quot;;[.A135];&quot;);&quot;)" office:value-type="string" office:string-value="Res:=eep_n_w(54,Kf_14);">
            <text:p>Res:=eep_n_w(54,Kf_14);</text:p>
          </table:table-cell>
          <table:table-cell/>
        </table:table-row>
        <table:table-row table:style-name="ro1">
          <table:table-cell office:value-type="string">
            <text:p>Kf_15</text:p>
          </table:table-cell>
          <table:table-cell office:value-type="float" office:value="217">
            <text:p>21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5">
            <text:p>55</text:p>
          </table:table-cell>
          <table:table-cell table:formula="of:=CONCATENATE([.A136];&quot;:=eep_n_r(&quot;;[.J136];&quot;);&quot;)" office:value-type="string" office:string-value="Kf_15:=eep_n_r(55);">
            <text:p>Kf_15:=eep_n_r(55);</text:p>
          </table:table-cell>
          <table:table-cell table:formula="of:=CONCATENATE(&quot;Res:=eep_n_w(&quot;;[.J136];&quot;,&quot;;[.A136];&quot;);&quot;)" office:value-type="string" office:string-value="Res:=eep_n_w(55,Kf_15);">
            <text:p>Res:=eep_n_w(55,Kf_15);</text:p>
          </table:table-cell>
          <table:table-cell/>
        </table:table-row>
        <table:table-row table:style-name="ro1">
          <table:table-cell office:value-type="string">
            <text:p>Kf_16</text:p>
          </table:table-cell>
          <table:table-cell office:value-type="float" office:value="218">
            <text:p>21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6">
            <text:p>56</text:p>
          </table:table-cell>
          <table:table-cell table:formula="of:=CONCATENATE([.A137];&quot;:=eep_n_r(&quot;;[.J137];&quot;);&quot;)" office:value-type="string" office:string-value="Kf_16:=eep_n_r(56);">
            <text:p>Kf_16:=eep_n_r(56);</text:p>
          </table:table-cell>
          <table:table-cell table:formula="of:=CONCATENATE(&quot;Res:=eep_n_w(&quot;;[.J137];&quot;,&quot;;[.A137];&quot;);&quot;)" office:value-type="string" office:string-value="Res:=eep_n_w(56,Kf_16);">
            <text:p>Res:=eep_n_w(56,Kf_16);</text:p>
          </table:table-cell>
          <table:table-cell/>
        </table:table-row>
        <table:table-row table:style-name="ro1">
          <table:table-cell office:value-type="string">
            <text:p>Run</text:p>
          </table:table-cell>
          <table:table-cell office:value-type="float" office:value="219">
            <text:p>21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138:.B138])" office:value-type="string" office:string-value="DB">
            <text:p>DB</text:p>
          </table:table-cell>
          <table:table-cell table:number-columns-repeated="5"/>
        </table:table-row>
        <table:table-row table:style-name="ro1">
          <table:table-cell office:value-type="string">
            <text:p>Save</text:p>
          </table:table-cell>
          <table:table-cell office:value-type="float" office:value="220">
            <text:p>22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139:.B139])" office:value-type="string" office:string-value="DC">
            <text:p>DC</text:p>
          </table:table-cell>
          <table:table-cell table:number-columns-repeated="5"/>
        </table:table-row>
        <table:table-row table:style-name="ro1">
          <table:table-cell office:value-type="string">
            <text:p>Kkor_01</text:p>
          </table:table-cell>
          <table:table-cell office:value-type="float" office:value="221">
            <text:p>2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140:.B140])" office:value-type="string" office:string-value="DD">
            <text:p>DD</text:p>
          </table:table-cell>
          <table:table-cell/>
          <table:table-cell office:value-type="float" office:value="58">
            <text:p>58</text:p>
          </table:table-cell>
          <table:table-cell table:formula="of:=CONCATENATE([.A140];&quot;:=INT_REAL(eep_n_r(&quot;;[.J140];&quot;));&quot;)" office:value-type="string" office:string-value="Kkor_01:=INT_REAL(eep_n_r(58));">
            <text:p>Kkor_01:=INT_REAL(eep_n_r(58));</text:p>
          </table:table-cell>
          <table:table-cell table:formula="of:=CONCATENATE(&quot;Res:=eep_n_w(&quot;;[.J140];&quot;,REAL_INT(&quot;;[.A140];&quot;));&quot;)" office:value-type="string" office:string-value="Res:=eep_n_w(58,REAL_INT(Kkor_01));">
            <text:p>Res:=eep_n_w(58,REAL_INT(Kkor_01));</text:p>
          </table:table-cell>
          <table:table-cell/>
        </table:table-row>
        <table:table-row table:style-name="ro1">
          <table:table-cell office:value-type="string">
            <text:p>Kkor_02</text:p>
          </table:table-cell>
          <table:table-cell office:value-type="float" office:value="223">
            <text:p>2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141:.B141])" office:value-type="string" office:string-value="DF">
            <text:p>DF</text:p>
          </table:table-cell>
          <table:table-cell/>
          <table:table-cell office:value-type="float" office:value="59">
            <text:p>59</text:p>
          </table:table-cell>
          <table:table-cell table:formula="of:=CONCATENATE([.A141];&quot;:=INT_REAL(eep_n_r(&quot;;[.J141];&quot;));&quot;)" office:value-type="string" office:string-value="Kkor_02:=INT_REAL(eep_n_r(59));">
            <text:p>Kkor_02:=INT_REAL(eep_n_r(59));</text:p>
          </table:table-cell>
          <table:table-cell table:formula="of:=CONCATENATE(&quot;Res:=eep_n_w(&quot;;[.J141];&quot;,REAL_INT(&quot;;[.A141];&quot;));&quot;)" office:value-type="string" office:string-value="Res:=eep_n_w(59,REAL_INT(Kkor_02));">
            <text:p>Res:=eep_n_w(59,REAL_INT(Kkor_02));</text:p>
          </table:table-cell>
          <table:table-cell/>
        </table:table-row>
        <table:table-row table:style-name="ro1">
          <table:table-cell office:value-type="string">
            <text:p>Kkor_03</text:p>
          </table:table-cell>
          <table:table-cell office:value-type="float" office:value="225">
            <text:p>2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142:.B142])" office:value-type="string" office:string-value="E1">
            <text:p>E1</text:p>
          </table:table-cell>
          <table:table-cell/>
          <table:table-cell office:value-type="float" office:value="60">
            <text:p>60</text:p>
          </table:table-cell>
          <table:table-cell table:formula="of:=CONCATENATE([.A142];&quot;:=INT_REAL(eep_n_r(&quot;;[.J142];&quot;));&quot;)" office:value-type="string" office:string-value="Kkor_03:=INT_REAL(eep_n_r(60));">
            <text:p>Kkor_03:=INT_REAL(eep_n_r(60));</text:p>
          </table:table-cell>
          <table:table-cell table:formula="of:=CONCATENATE(&quot;Res:=eep_n_w(&quot;;[.J142];&quot;,REAL_INT(&quot;;[.A142];&quot;));&quot;)" office:value-type="string" office:string-value="Res:=eep_n_w(60,REAL_INT(Kkor_03));">
            <text:p>Res:=eep_n_w(60,REAL_INT(Kkor_03));</text:p>
          </table:table-cell>
          <table:table-cell/>
        </table:table-row>
        <table:table-row table:style-name="ro1">
          <table:table-cell office:value-type="string">
            <text:p>Kkor_05</text:p>
          </table:table-cell>
          <table:table-cell office:value-type="float" office:value="227">
            <text:p>2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143:.B143])" office:value-type="string" office:string-value="E3">
            <text:p>E3</text:p>
          </table:table-cell>
          <table:table-cell/>
          <table:table-cell office:value-type="float" office:value="61">
            <text:p>61</text:p>
          </table:table-cell>
          <table:table-cell table:formula="of:=CONCATENATE([.A143];&quot;:=INT_REAL(eep_n_r(&quot;;[.J143];&quot;));&quot;)" office:value-type="string" office:string-value="Kkor_05:=INT_REAL(eep_n_r(61));">
            <text:p>Kkor_05:=INT_REAL(eep_n_r(61));</text:p>
          </table:table-cell>
          <table:table-cell table:formula="of:=CONCATENATE(&quot;Res:=eep_n_w(&quot;;[.J143];&quot;,REAL_INT(&quot;;[.A143];&quot;));&quot;)" office:value-type="string" office:string-value="Res:=eep_n_w(61,REAL_INT(Kkor_05));">
            <text:p>Res:=eep_n_w(61,REAL_INT(Kkor_05));</text:p>
          </table:table-cell>
          <table:table-cell/>
        </table:table-row>
        <table:table-row table:style-name="ro1">
          <table:table-cell office:value-type="string">
            <text:p>Kkor_06</text:p>
          </table:table-cell>
          <table:table-cell office:value-type="float" office:value="229">
            <text:p>2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144:.B144])" office:value-type="string" office:string-value="E5">
            <text:p>E5</text:p>
          </table:table-cell>
          <table:table-cell/>
          <table:table-cell office:value-type="float" office:value="62">
            <text:p>62</text:p>
          </table:table-cell>
          <table:table-cell table:formula="of:=CONCATENATE([.A144];&quot;:=INT_REAL(eep_n_r(&quot;;[.J144];&quot;));&quot;)" office:value-type="string" office:string-value="Kkor_06:=INT_REAL(eep_n_r(62));">
            <text:p>Kkor_06:=INT_REAL(eep_n_r(62));</text:p>
          </table:table-cell>
          <table:table-cell table:formula="of:=CONCATENATE(&quot;Res:=eep_n_w(&quot;;[.J144];&quot;,REAL_INT(&quot;;[.A144];&quot;));&quot;)" office:value-type="string" office:string-value="Res:=eep_n_w(62,REAL_INT(Kkor_06));">
            <text:p>Res:=eep_n_w(62,REAL_INT(Kkor_06));</text:p>
          </table:table-cell>
          <table:table-cell/>
        </table:table-row>
        <table:table-row table:style-name="ro1">
          <table:table-cell office:value-type="string">
            <text:p>Kkor_07</text:p>
          </table:table-cell>
          <table:table-cell office:value-type="float" office:value="231">
            <text:p>2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145:.B145])" office:value-type="string" office:string-value="E7">
            <text:p>E7</text:p>
          </table:table-cell>
          <table:table-cell/>
          <table:table-cell office:value-type="float" office:value="63">
            <text:p>63</text:p>
          </table:table-cell>
          <table:table-cell table:formula="of:=CONCATENATE([.A145];&quot;:=INT_REAL(eep_n_r(&quot;;[.J145];&quot;));&quot;)" office:value-type="string" office:string-value="Kkor_07:=INT_REAL(eep_n_r(63));">
            <text:p>Kkor_07:=INT_REAL(eep_n_r(63));</text:p>
          </table:table-cell>
          <table:table-cell table:formula="of:=CONCATENATE(&quot;Res:=eep_n_w(&quot;;[.J145];&quot;,REAL_INT(&quot;;[.A145];&quot;));&quot;)" office:value-type="string" office:string-value="Res:=eep_n_w(63,REAL_INT(Kkor_07));">
            <text:p>Res:=eep_n_w(63,REAL_INT(Kkor_07));</text:p>
          </table:table-cell>
          <table:table-cell/>
        </table:table-row>
        <table:table-row table:style-name="ro1">
          <table:table-cell office:value-type="string">
            <text:p>Kkor_08</text:p>
          </table:table-cell>
          <table:table-cell office:value-type="float" office:value="233">
            <text:p>2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146:.B146])" office:value-type="string" office:string-value="E9">
            <text:p>E9</text:p>
          </table:table-cell>
          <table:table-cell/>
          <table:table-cell office:value-type="float" office:value="64">
            <text:p>64</text:p>
          </table:table-cell>
          <table:table-cell table:formula="of:=CONCATENATE([.A146];&quot;:=INT_REAL(eep_n_r(&quot;;[.J146];&quot;));&quot;)" office:value-type="string" office:string-value="Kkor_08:=INT_REAL(eep_n_r(64));">
            <text:p>Kkor_08:=INT_REAL(eep_n_r(64));</text:p>
          </table:table-cell>
          <table:table-cell table:formula="of:=CONCATENATE(&quot;Res:=eep_n_w(&quot;;[.J146];&quot;,REAL_INT(&quot;;[.A146];&quot;));&quot;)" office:value-type="string" office:string-value="Res:=eep_n_w(64,REAL_INT(Kkor_08));">
            <text:p>Res:=eep_n_w(64,REAL_INT(Kkor_08));</text:p>
          </table:table-cell>
          <table:table-cell/>
        </table:table-row>
        <table:table-row table:style-name="ro1">
          <table:table-cell office:value-type="string">
            <text:p>Kkor_09</text:p>
          </table:table-cell>
          <table:table-cell office:value-type="float" office:value="235">
            <text:p>2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147:.B147])" office:value-type="string" office:string-value="EB">
            <text:p>EB</text:p>
          </table:table-cell>
          <table:table-cell/>
          <table:table-cell office:value-type="float" office:value="65">
            <text:p>65</text:p>
          </table:table-cell>
          <table:table-cell table:formula="of:=CONCATENATE([.A147];&quot;:=INT_REAL(eep_n_r(&quot;;[.J147];&quot;));&quot;)" office:value-type="string" office:string-value="Kkor_09:=INT_REAL(eep_n_r(65));">
            <text:p>Kkor_09:=INT_REAL(eep_n_r(65));</text:p>
          </table:table-cell>
          <table:table-cell table:formula="of:=CONCATENATE(&quot;Res:=eep_n_w(&quot;;[.J147];&quot;,REAL_INT(&quot;;[.A147];&quot;));&quot;)" office:value-type="string" office:string-value="Res:=eep_n_w(65,REAL_INT(Kkor_09));">
            <text:p>Res:=eep_n_w(65,REAL_INT(Kkor_09));</text:p>
          </table:table-cell>
          <table:table-cell/>
        </table:table-row>
        <table:table-row table:style-name="ro1">
          <table:table-cell office:value-type="string">
            <text:p>Kkor_10</text:p>
          </table:table-cell>
          <table:table-cell office:value-type="float" office:value="237">
            <text:p>2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148:.B148])" office:value-type="string" office:string-value="ED">
            <text:p>ED</text:p>
          </table:table-cell>
          <table:table-cell/>
          <table:table-cell office:value-type="float" office:value="66">
            <text:p>66</text:p>
          </table:table-cell>
          <table:table-cell table:formula="of:=CONCATENATE([.A148];&quot;:=INT_REAL(eep_n_r(&quot;;[.J148];&quot;));&quot;)" office:value-type="string" office:string-value="Kkor_10:=INT_REAL(eep_n_r(66));">
            <text:p>Kkor_10:=INT_REAL(eep_n_r(66));</text:p>
          </table:table-cell>
          <table:table-cell table:formula="of:=CONCATENATE(&quot;Res:=eep_n_w(&quot;;[.J148];&quot;,REAL_INT(&quot;;[.A148];&quot;));&quot;)" office:value-type="string" office:string-value="Res:=eep_n_w(66,REAL_INT(Kkor_10));">
            <text:p>Res:=eep_n_w(66,REAL_INT(Kkor_10));</text:p>
          </table:table-cell>
          <table:table-cell/>
        </table:table-row>
        <table:table-row table:style-name="ro1">
          <table:table-cell office:value-type="string">
            <text:p>K1_01</text:p>
          </table:table-cell>
          <table:table-cell office:value-type="float" office:value="239">
            <text:p>2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7">
            <text:p>67</text:p>
          </table:table-cell>
          <table:table-cell table:formula="of:=CONCATENATE([.A149];&quot;:=INT_REAL(eep_n_r(&quot;;[.J149];&quot;));&quot;)" office:value-type="string" office:string-value="K1_01:=INT_REAL(eep_n_r(67));">
            <text:p>K1_01:=INT_REAL(eep_n_r(67));</text:p>
          </table:table-cell>
          <table:table-cell table:formula="of:=CONCATENATE(&quot;Res:=eep_n_w(&quot;;[.J149];&quot;,REAL_INT(&quot;;[.A149];&quot;));&quot;)" office:value-type="string" office:string-value="Res:=eep_n_w(67,REAL_INT(K1_01));">
            <text:p>Res:=eep_n_w(67,REAL_INT(K1_01));</text:p>
          </table:table-cell>
          <table:table-cell/>
        </table:table-row>
        <table:table-row table:style-name="ro1">
          <table:table-cell office:value-type="string">
            <text:p>K1_02</text:p>
          </table:table-cell>
          <table:table-cell office:value-type="float" office:value="241">
            <text:p>2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8">
            <text:p>68</text:p>
          </table:table-cell>
          <table:table-cell table:formula="of:=CONCATENATE([.A150];&quot;:=INT_REAL(eep_n_r(&quot;;[.J150];&quot;));&quot;)" office:value-type="string" office:string-value="K1_02:=INT_REAL(eep_n_r(68));">
            <text:p>K1_02:=INT_REAL(eep_n_r(68));</text:p>
          </table:table-cell>
          <table:table-cell table:formula="of:=CONCATENATE(&quot;Res:=eep_n_w(&quot;;[.J150];&quot;,REAL_INT(&quot;;[.A150];&quot;));&quot;)" office:value-type="string" office:string-value="Res:=eep_n_w(68,REAL_INT(K1_02));">
            <text:p>Res:=eep_n_w(68,REAL_INT(K1_02));</text:p>
          </table:table-cell>
          <table:table-cell/>
        </table:table-row>
        <table:table-row table:style-name="ro1">
          <table:table-cell office:value-type="string">
            <text:p>K1_03</text:p>
          </table:table-cell>
          <table:table-cell office:value-type="float" office:value="243">
            <text:p>2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9">
            <text:p>69</text:p>
          </table:table-cell>
          <table:table-cell table:formula="of:=CONCATENATE([.A151];&quot;:=INT_REAL(eep_n_r(&quot;;[.J151];&quot;));&quot;)" office:value-type="string" office:string-value="K1_03:=INT_REAL(eep_n_r(69));">
            <text:p>K1_03:=INT_REAL(eep_n_r(69));</text:p>
          </table:table-cell>
          <table:table-cell table:formula="of:=CONCATENATE(&quot;Res:=eep_n_w(&quot;;[.J151];&quot;,REAL_INT(&quot;;[.A151];&quot;));&quot;)" office:value-type="string" office:string-value="Res:=eep_n_w(69,REAL_INT(K1_03));">
            <text:p>Res:=eep_n_w(69,REAL_INT(K1_03));</text:p>
          </table:table-cell>
          <table:table-cell/>
        </table:table-row>
        <table:table-row table:style-name="ro1">
          <table:table-cell office:value-type="string">
            <text:p>K1_05</text:p>
          </table:table-cell>
          <table:table-cell office:value-type="float" office:value="245">
            <text:p>2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0">
            <text:p>70</text:p>
          </table:table-cell>
          <table:table-cell table:formula="of:=CONCATENATE([.A152];&quot;:=INT_REAL(eep_n_r(&quot;;[.J152];&quot;));&quot;)" office:value-type="string" office:string-value="K1_05:=INT_REAL(eep_n_r(70));">
            <text:p>K1_05:=INT_REAL(eep_n_r(70));</text:p>
          </table:table-cell>
          <table:table-cell table:formula="of:=CONCATENATE(&quot;Res:=eep_n_w(&quot;;[.J152];&quot;,REAL_INT(&quot;;[.A152];&quot;));&quot;)" office:value-type="string" office:string-value="Res:=eep_n_w(70,REAL_INT(K1_05));">
            <text:p>Res:=eep_n_w(70,REAL_INT(K1_05));</text:p>
          </table:table-cell>
          <table:table-cell/>
        </table:table-row>
        <table:table-row table:style-name="ro1">
          <table:table-cell office:value-type="string">
            <text:p>K1_06</text:p>
          </table:table-cell>
          <table:table-cell office:value-type="float" office:value="247">
            <text:p>2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1">
            <text:p>71</text:p>
          </table:table-cell>
          <table:table-cell table:formula="of:=CONCATENATE([.A153];&quot;:=INT_REAL(eep_n_r(&quot;;[.J153];&quot;));&quot;)" office:value-type="string" office:string-value="K1_06:=INT_REAL(eep_n_r(71));">
            <text:p>K1_06:=INT_REAL(eep_n_r(71));</text:p>
          </table:table-cell>
          <table:table-cell table:formula="of:=CONCATENATE(&quot;Res:=eep_n_w(&quot;;[.J153];&quot;,REAL_INT(&quot;;[.A153];&quot;));&quot;)" office:value-type="string" office:string-value="Res:=eep_n_w(71,REAL_INT(K1_06));">
            <text:p>Res:=eep_n_w(71,REAL_INT(K1_06));</text:p>
          </table:table-cell>
          <table:table-cell/>
        </table:table-row>
        <table:table-row table:style-name="ro1">
          <table:table-cell office:value-type="string">
            <text:p>K1_07</text:p>
          </table:table-cell>
          <table:table-cell office:value-type="float" office:value="249">
            <text:p>2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2">
            <text:p>72</text:p>
          </table:table-cell>
          <table:table-cell table:formula="of:=CONCATENATE([.A154];&quot;:=INT_REAL(eep_n_r(&quot;;[.J154];&quot;));&quot;)" office:value-type="string" office:string-value="K1_07:=INT_REAL(eep_n_r(72));">
            <text:p>K1_07:=INT_REAL(eep_n_r(72));</text:p>
          </table:table-cell>
          <table:table-cell table:formula="of:=CONCATENATE(&quot;Res:=eep_n_w(&quot;;[.J154];&quot;,REAL_INT(&quot;;[.A154];&quot;));&quot;)" office:value-type="string" office:string-value="Res:=eep_n_w(72,REAL_INT(K1_07));">
            <text:p>Res:=eep_n_w(72,REAL_INT(K1_07));</text:p>
          </table:table-cell>
          <table:table-cell/>
        </table:table-row>
        <table:table-row table:style-name="ro1">
          <table:table-cell office:value-type="string">
            <text:p>K1_08</text:p>
          </table:table-cell>
          <table:table-cell office:value-type="float" office:value="251">
            <text:p>2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3">
            <text:p>73</text:p>
          </table:table-cell>
          <table:table-cell table:formula="of:=CONCATENATE([.A155];&quot;:=INT_REAL(eep_n_r(&quot;;[.J155];&quot;));&quot;)" office:value-type="string" office:string-value="K1_08:=INT_REAL(eep_n_r(73));">
            <text:p>K1_08:=INT_REAL(eep_n_r(73));</text:p>
          </table:table-cell>
          <table:table-cell table:formula="of:=CONCATENATE(&quot;Res:=eep_n_w(&quot;;[.J155];&quot;,REAL_INT(&quot;;[.A155];&quot;));&quot;)" office:value-type="string" office:string-value="Res:=eep_n_w(73,REAL_INT(K1_08));">
            <text:p>Res:=eep_n_w(73,REAL_INT(K1_08));</text:p>
          </table:table-cell>
          <table:table-cell/>
        </table:table-row>
        <table:table-row table:style-name="ro1">
          <table:table-cell office:value-type="string">
            <text:p>K1_09</text:p>
          </table:table-cell>
          <table:table-cell office:value-type="float" office:value="253">
            <text:p>2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4">
            <text:p>74</text:p>
          </table:table-cell>
          <table:table-cell table:formula="of:=CONCATENATE([.A156];&quot;:=INT_REAL(eep_n_r(&quot;;[.J156];&quot;));&quot;)" office:value-type="string" office:string-value="K1_09:=INT_REAL(eep_n_r(74));">
            <text:p>K1_09:=INT_REAL(eep_n_r(74));</text:p>
          </table:table-cell>
          <table:table-cell table:formula="of:=CONCATENATE(&quot;Res:=eep_n_w(&quot;;[.J156];&quot;,REAL_INT(&quot;;[.A156];&quot;));&quot;)" office:value-type="string" office:string-value="Res:=eep_n_w(74,REAL_INT(K1_09));">
            <text:p>Res:=eep_n_w(74,REAL_INT(K1_09));</text:p>
          </table:table-cell>
          <table:table-cell/>
        </table:table-row>
        <table:table-row table:style-name="ro1">
          <table:table-cell office:value-type="string">
            <text:p>K1_10</text:p>
          </table:table-cell>
          <table:table-cell office:value-type="float" office:value="255">
            <text:p>2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5">
            <text:p>75</text:p>
          </table:table-cell>
          <table:table-cell table:formula="of:=CONCATENATE([.A157];&quot;:=INT_REAL(eep_n_r(&quot;;[.J157];&quot;));&quot;)" office:value-type="string" office:string-value="K1_10:=INT_REAL(eep_n_r(75));">
            <text:p>K1_10:=INT_REAL(eep_n_r(75));</text:p>
          </table:table-cell>
          <table:table-cell table:formula="of:=CONCATENATE(&quot;Res:=eep_n_w(&quot;;[.J157];&quot;,REAL_INT(&quot;;[.A157];&quot;));&quot;)" office:value-type="string" office:string-value="Res:=eep_n_w(75,REAL_INT(K1_10));">
            <text:p>Res:=eep_n_w(75,REAL_INT(K1_10));</text:p>
          </table:table-cell>
          <table:table-cell/>
        </table:table-row>
        <table:table-row table:style-name="ro1">
          <table:table-cell office:value-type="string">
            <text:p>K2_01</text:p>
          </table:table-cell>
          <table:table-cell office:value-type="float" office:value="257">
            <text:p>2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6">
            <text:p>76</text:p>
          </table:table-cell>
          <table:table-cell table:formula="of:=CONCATENATE([.A158];&quot;:=INT_REAL(eep_n_r(&quot;;[.J158];&quot;));&quot;)" office:value-type="string" office:string-value="K2_01:=INT_REAL(eep_n_r(76));">
            <text:p>K2_01:=INT_REAL(eep_n_r(76));</text:p>
          </table:table-cell>
          <table:table-cell table:formula="of:=CONCATENATE(&quot;Res:=eep_n_w(&quot;;[.J158];&quot;,REAL_INT(&quot;;[.A158];&quot;));&quot;)" office:value-type="string" office:string-value="Res:=eep_n_w(76,REAL_INT(K2_01));">
            <text:p>Res:=eep_n_w(76,REAL_INT(K2_01));</text:p>
          </table:table-cell>
          <table:table-cell/>
        </table:table-row>
        <table:table-row table:style-name="ro1">
          <table:table-cell office:value-type="string">
            <text:p>K2_02</text:p>
          </table:table-cell>
          <table:table-cell office:value-type="float" office:value="259">
            <text:p>2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7">
            <text:p>77</text:p>
          </table:table-cell>
          <table:table-cell table:formula="of:=CONCATENATE([.A159];&quot;:=INT_REAL(eep_n_r(&quot;;[.J159];&quot;));&quot;)" office:value-type="string" office:string-value="K2_02:=INT_REAL(eep_n_r(77));">
            <text:p>K2_02:=INT_REAL(eep_n_r(77));</text:p>
          </table:table-cell>
          <table:table-cell table:formula="of:=CONCATENATE(&quot;Res:=eep_n_w(&quot;;[.J159];&quot;,REAL_INT(&quot;;[.A159];&quot;));&quot;)" office:value-type="string" office:string-value="Res:=eep_n_w(77,REAL_INT(K2_02));">
            <text:p>Res:=eep_n_w(77,REAL_INT(K2_02));</text:p>
          </table:table-cell>
          <table:table-cell/>
        </table:table-row>
        <table:table-row table:style-name="ro1">
          <table:table-cell office:value-type="string">
            <text:p>K2_03</text:p>
          </table:table-cell>
          <table:table-cell office:value-type="float" office:value="261">
            <text:p>2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8">
            <text:p>78</text:p>
          </table:table-cell>
          <table:table-cell table:formula="of:=CONCATENATE([.A160];&quot;:=INT_REAL(eep_n_r(&quot;;[.J160];&quot;));&quot;)" office:value-type="string" office:string-value="K2_03:=INT_REAL(eep_n_r(78));">
            <text:p>K2_03:=INT_REAL(eep_n_r(78));</text:p>
          </table:table-cell>
          <table:table-cell table:formula="of:=CONCATENATE(&quot;Res:=eep_n_w(&quot;;[.J160];&quot;,REAL_INT(&quot;;[.A160];&quot;));&quot;)" office:value-type="string" office:string-value="Res:=eep_n_w(78,REAL_INT(K2_03));">
            <text:p>Res:=eep_n_w(78,REAL_INT(K2_03));</text:p>
          </table:table-cell>
          <table:table-cell/>
        </table:table-row>
        <table:table-row table:style-name="ro1">
          <table:table-cell office:value-type="string">
            <text:p>K2_05</text:p>
          </table:table-cell>
          <table:table-cell office:value-type="float" office:value="263">
            <text:p>2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9">
            <text:p>79</text:p>
          </table:table-cell>
          <table:table-cell table:formula="of:=CONCATENATE([.A161];&quot;:=INT_REAL(eep_n_r(&quot;;[.J161];&quot;));&quot;)" office:value-type="string" office:string-value="K2_05:=INT_REAL(eep_n_r(79));">
            <text:p>K2_05:=INT_REAL(eep_n_r(79));</text:p>
          </table:table-cell>
          <table:table-cell table:formula="of:=CONCATENATE(&quot;Res:=eep_n_w(&quot;;[.J161];&quot;,REAL_INT(&quot;;[.A161];&quot;));&quot;)" office:value-type="string" office:string-value="Res:=eep_n_w(79,REAL_INT(K2_05));">
            <text:p>Res:=eep_n_w(79,REAL_INT(K2_05));</text:p>
          </table:table-cell>
          <table:table-cell/>
        </table:table-row>
        <table:table-row table:style-name="ro1">
          <table:table-cell office:value-type="string">
            <text:p>K2_06</text:p>
          </table:table-cell>
          <table:table-cell office:value-type="float" office:value="265">
            <text:p>2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0">
            <text:p>80</text:p>
          </table:table-cell>
          <table:table-cell table:formula="of:=CONCATENATE([.A162];&quot;:=INT_REAL(eep_n_r(&quot;;[.J162];&quot;));&quot;)" office:value-type="string" office:string-value="K2_06:=INT_REAL(eep_n_r(80));">
            <text:p>K2_06:=INT_REAL(eep_n_r(80));</text:p>
          </table:table-cell>
          <table:table-cell table:formula="of:=CONCATENATE(&quot;Res:=eep_n_w(&quot;;[.J162];&quot;,REAL_INT(&quot;;[.A162];&quot;));&quot;)" office:value-type="string" office:string-value="Res:=eep_n_w(80,REAL_INT(K2_06));">
            <text:p>Res:=eep_n_w(80,REAL_INT(K2_06));</text:p>
          </table:table-cell>
          <table:table-cell/>
        </table:table-row>
        <table:table-row table:style-name="ro1">
          <table:table-cell office:value-type="string">
            <text:p>K2_07</text:p>
          </table:table-cell>
          <table:table-cell office:value-type="float" office:value="267">
            <text:p>2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1">
            <text:p>81</text:p>
          </table:table-cell>
          <table:table-cell table:formula="of:=CONCATENATE([.A163];&quot;:=INT_REAL(eep_n_r(&quot;;[.J163];&quot;));&quot;)" office:value-type="string" office:string-value="K2_07:=INT_REAL(eep_n_r(81));">
            <text:p>K2_07:=INT_REAL(eep_n_r(81));</text:p>
          </table:table-cell>
          <table:table-cell table:formula="of:=CONCATENATE(&quot;Res:=eep_n_w(&quot;;[.J163];&quot;,REAL_INT(&quot;;[.A163];&quot;));&quot;)" office:value-type="string" office:string-value="Res:=eep_n_w(81,REAL_INT(K2_07));">
            <text:p>Res:=eep_n_w(81,REAL_INT(K2_07));</text:p>
          </table:table-cell>
          <table:table-cell/>
        </table:table-row>
        <table:table-row table:style-name="ro1">
          <table:table-cell office:value-type="string">
            <text:p>K2_08</text:p>
          </table:table-cell>
          <table:table-cell office:value-type="float" office:value="269">
            <text:p>2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2">
            <text:p>82</text:p>
          </table:table-cell>
          <table:table-cell table:formula="of:=CONCATENATE([.A164];&quot;:=INT_REAL(eep_n_r(&quot;;[.J164];&quot;));&quot;)" office:value-type="string" office:string-value="K2_08:=INT_REAL(eep_n_r(82));">
            <text:p>K2_08:=INT_REAL(eep_n_r(82));</text:p>
          </table:table-cell>
          <table:table-cell table:formula="of:=CONCATENATE(&quot;Res:=eep_n_w(&quot;;[.J164];&quot;,REAL_INT(&quot;;[.A164];&quot;));&quot;)" office:value-type="string" office:string-value="Res:=eep_n_w(82,REAL_INT(K2_08));">
            <text:p>Res:=eep_n_w(82,REAL_INT(K2_08));</text:p>
          </table:table-cell>
          <table:table-cell/>
        </table:table-row>
        <table:table-row table:style-name="ro1">
          <table:table-cell office:value-type="string">
            <text:p>K2_09</text:p>
          </table:table-cell>
          <table:table-cell office:value-type="float" office:value="271">
            <text:p>2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3">
            <text:p>83</text:p>
          </table:table-cell>
          <table:table-cell table:formula="of:=CONCATENATE([.A165];&quot;:=INT_REAL(eep_n_r(&quot;;[.J165];&quot;));&quot;)" office:value-type="string" office:string-value="K2_09:=INT_REAL(eep_n_r(83));">
            <text:p>K2_09:=INT_REAL(eep_n_r(83));</text:p>
          </table:table-cell>
          <table:table-cell table:formula="of:=CONCATENATE(&quot;Res:=eep_n_w(&quot;;[.J165];&quot;,REAL_INT(&quot;;[.A165];&quot;));&quot;)" office:value-type="string" office:string-value="Res:=eep_n_w(83,REAL_INT(K2_09));">
            <text:p>Res:=eep_n_w(83,REAL_INT(K2_09));</text:p>
          </table:table-cell>
          <table:table-cell/>
        </table:table-row>
        <table:table-row table:style-name="ro1">
          <table:table-cell office:value-type="string">
            <text:p>K2_10</text:p>
          </table:table-cell>
          <table:table-cell office:value-type="float" office:value="273">
            <text:p>27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4">
            <text:p>84</text:p>
          </table:table-cell>
          <table:table-cell table:formula="of:=CONCATENATE([.A166];&quot;:=INT_REAL(eep_n_r(&quot;;[.J166];&quot;));&quot;)" office:value-type="string" office:string-value="K2_10:=INT_REAL(eep_n_r(84));">
            <text:p>K2_10:=INT_REAL(eep_n_r(84));</text:p>
          </table:table-cell>
          <table:table-cell table:formula="of:=CONCATENATE(&quot;Res:=eep_n_w(&quot;;[.J166];&quot;,REAL_INT(&quot;;[.A166];&quot;));&quot;)" office:value-type="string" office:string-value="Res:=eep_n_w(84,REAL_INT(K2_10));">
            <text:p>Res:=eep_n_w(84,REAL_INT(K2_10));</text:p>
          </table:table-cell>
          <table:table-cell/>
        </table:table-row>
        <table:table-row table:style-name="ro1">
          <table:table-cell office:value-type="string">
            <text:p>SP2_07</text:p>
          </table:table-cell>
          <table:table-cell office:value-type="float" office:value="275">
            <text:p>27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Второе задание</text:p>
          </table:table-cell>
          <table:table-cell table:number-columns-repeated="2"/>
          <table:table-cell office:value-type="float" office:value="85">
            <text:p>85</text:p>
          </table:table-cell>
          <table:table-cell table:formula="of:=CONCATENATE([.A167];&quot;:=INT_REAL(eep_n_r(&quot;;[.J167];&quot;));&quot;)" office:value-type="string" office:string-value="SP2_07:=INT_REAL(eep_n_r(85));">
            <text:p>SP2_07:=INT_REAL(eep_n_r(85));</text:p>
          </table:table-cell>
          <table:table-cell table:formula="of:=CONCATENATE(&quot;Res:=eep_n_w(&quot;;[.J167];&quot;,REAL_INT(&quot;;[.A167];&quot;));&quot;)" office:value-type="string" office:string-value="Res:=eep_n_w(85,REAL_INT(SP2_07));">
            <text:p>Res:=eep_n_w(85,REAL_INT(SP2_07));</text:p>
          </table:table-cell>
          <table:table-cell table:formula="of:=CONCATENATE([.A167];&quot; smallint default '0',&quot;)" office:value-type="string" office:string-value="SP2_07 smallint default '0',">
            <text:p>SP2_07 smallint default '0',</text:p>
          </table:table-cell>
        </table:table-row>
        <table:table-row table:style-name="ro1">
          <table:table-cell office:value-type="string">
            <text:p>SP2_08</text:p>
          </table:table-cell>
          <table:table-cell office:value-type="float" office:value="277">
            <text:p>27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Второе задание</text:p>
          </table:table-cell>
          <table:table-cell table:number-columns-repeated="2"/>
          <table:table-cell office:value-type="float" office:value="86">
            <text:p>86</text:p>
          </table:table-cell>
          <table:table-cell table:formula="of:=CONCATENATE([.A168];&quot;:=INT_REAL(eep_n_r(&quot;;[.J168];&quot;));&quot;)" office:value-type="string" office:string-value="SP2_08:=INT_REAL(eep_n_r(86));">
            <text:p>SP2_08:=INT_REAL(eep_n_r(86));</text:p>
          </table:table-cell>
          <table:table-cell table:formula="of:=CONCATENATE(&quot;Res:=eep_n_w(&quot;;[.J168];&quot;,REAL_INT(&quot;;[.A168];&quot;));&quot;)" office:value-type="string" office:string-value="Res:=eep_n_w(86,REAL_INT(SP2_08));">
            <text:p>Res:=eep_n_w(86,REAL_INT(SP2_08));</text:p>
          </table:table-cell>
          <table:table-cell table:formula="of:=CONCATENATE([.A168];&quot; smallint default '0',&quot;)" office:value-type="string" office:string-value="SP2_08 smallint default '0',">
            <text:p>SP2_08 smallint default '0',</text:p>
          </table:table-cell>
        </table:table-row>
        <table:table-row table:style-name="ro1">
          <table:table-cell office:value-type="string">
            <text:p>SP2_09</text:p>
          </table:table-cell>
          <table:table-cell office:value-type="float" office:value="279">
            <text:p>27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Второе задание</text:p>
          </table:table-cell>
          <table:table-cell table:number-columns-repeated="2"/>
          <table:table-cell office:value-type="float" office:value="87">
            <text:p>87</text:p>
          </table:table-cell>
          <table:table-cell table:formula="of:=CONCATENATE([.A169];&quot;:=INT_REAL(eep_n_r(&quot;;[.J169];&quot;));&quot;)" office:value-type="string" office:string-value="SP2_09:=INT_REAL(eep_n_r(87));">
            <text:p>SP2_09:=INT_REAL(eep_n_r(87));</text:p>
          </table:table-cell>
          <table:table-cell table:formula="of:=CONCATENATE(&quot;Res:=eep_n_w(&quot;;[.J169];&quot;,REAL_INT(&quot;;[.A169];&quot;));&quot;)" office:value-type="string" office:string-value="Res:=eep_n_w(87,REAL_INT(SP2_09));">
            <text:p>Res:=eep_n_w(87,REAL_INT(SP2_09));</text:p>
          </table:table-cell>
          <table:table-cell table:formula="of:=CONCATENATE([.A169];&quot; smallint default '0',&quot;)" office:value-type="string" office:string-value="SP2_09 smallint default '0',">
            <text:p>SP2_09 smallint default '0',</text:p>
          </table:table-cell>
        </table:table-row>
        <table:table-row table:style-name="ro1">
          <table:table-cell office:value-type="string">
            <text:p>SP2_10</text:p>
          </table:table-cell>
          <table:table-cell office:value-type="float" office:value="281">
            <text:p>28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Второе задание</text:p>
          </table:table-cell>
          <table:table-cell table:number-columns-repeated="2"/>
          <table:table-cell office:value-type="float" office:value="88">
            <text:p>88</text:p>
          </table:table-cell>
          <table:table-cell table:formula="of:=CONCATENATE([.A170];&quot;:=INT_REAL(eep_n_r(&quot;;[.J170];&quot;));&quot;)" office:value-type="string" office:string-value="SP2_10:=INT_REAL(eep_n_r(88));">
            <text:p>SP2_10:=INT_REAL(eep_n_r(88));</text:p>
          </table:table-cell>
          <table:table-cell table:formula="of:=CONCATENATE(&quot;Res:=eep_n_w(&quot;;[.J170];&quot;,REAL_INT(&quot;;[.A170];&quot;));&quot;)" office:value-type="string" office:string-value="Res:=eep_n_w(88,REAL_INT(SP2_10));">
            <text:p>Res:=eep_n_w(88,REAL_INT(SP2_10));</text:p>
          </table:table-cell>
          <table:table-cell table:formula="of:=CONCATENATE([.A170];&quot; smallint default '0',&quot;)" office:value-type="string" office:string-value="SP2_10 smallint default '0',">
            <text:p>SP2_10 smallint default '0',</text:p>
          </table:table-cell>
        </table:table-row>
        <table:table-row table:style-name="ro1">
          <table:table-cell office:value-type="string">
            <text:p>Xmin_01</text:p>
          </table:table-cell>
          <table:table-cell office:value-type="float" office:value="283">
            <text:p>28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9">
            <text:p>89</text:p>
          </table:table-cell>
          <table:table-cell table:formula="of:=CONCATENATE([.A171];&quot;:=INT_REAL(eep_n_r(&quot;;[.J171];&quot;));&quot;)" office:value-type="string" office:string-value="Xmin_01:=INT_REAL(eep_n_r(89));">
            <text:p>Xmin_01:=INT_REAL(eep_n_r(89));</text:p>
          </table:table-cell>
          <table:table-cell table:formula="of:=CONCATENATE(&quot;Res:=eep_n_w(&quot;;[.J171];&quot;,REAL_INT(&quot;;[.A171];&quot;));&quot;)" office:value-type="string" office:string-value="Res:=eep_n_w(89,REAL_INT(Xmin_01));">
            <text:p>Res:=eep_n_w(89,REAL_INT(Xmin_01));</text:p>
          </table:table-cell>
          <table:table-cell/>
        </table:table-row>
        <table:table-row table:style-name="ro1">
          <table:table-cell office:value-type="string">
            <text:p>Xmin_02</text:p>
          </table:table-cell>
          <table:table-cell office:value-type="float" office:value="285">
            <text:p>28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0">
            <text:p>90</text:p>
          </table:table-cell>
          <table:table-cell table:formula="of:=CONCATENATE([.A172];&quot;:=INT_REAL(eep_n_r(&quot;;[.J172];&quot;));&quot;)" office:value-type="string" office:string-value="Xmin_02:=INT_REAL(eep_n_r(90));">
            <text:p>Xmin_02:=INT_REAL(eep_n_r(90));</text:p>
          </table:table-cell>
          <table:table-cell table:formula="of:=CONCATENATE(&quot;Res:=eep_n_w(&quot;;[.J172];&quot;,REAL_INT(&quot;;[.A172];&quot;));&quot;)" office:value-type="string" office:string-value="Res:=eep_n_w(90,REAL_INT(Xmin_02));">
            <text:p>Res:=eep_n_w(90,REAL_INT(Xmin_02));</text:p>
          </table:table-cell>
          <table:table-cell/>
        </table:table-row>
        <table:table-row table:style-name="ro1">
          <table:table-cell office:value-type="string">
            <text:p>Xmin_03</text:p>
          </table:table-cell>
          <table:table-cell office:value-type="float" office:value="287">
            <text:p>28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1">
            <text:p>91</text:p>
          </table:table-cell>
          <table:table-cell table:formula="of:=CONCATENATE([.A173];&quot;:=INT_REAL(eep_n_r(&quot;;[.J173];&quot;));&quot;)" office:value-type="string" office:string-value="Xmin_03:=INT_REAL(eep_n_r(91));">
            <text:p>Xmin_03:=INT_REAL(eep_n_r(91));</text:p>
          </table:table-cell>
          <table:table-cell table:formula="of:=CONCATENATE(&quot;Res:=eep_n_w(&quot;;[.J173];&quot;,REAL_INT(&quot;;[.A173];&quot;));&quot;)" office:value-type="string" office:string-value="Res:=eep_n_w(91,REAL_INT(Xmin_03));">
            <text:p>Res:=eep_n_w(91,REAL_INT(Xmin_03));</text:p>
          </table:table-cell>
          <table:table-cell/>
        </table:table-row>
        <table:table-row table:style-name="ro1">
          <table:table-cell office:value-type="string">
            <text:p>Xmin_04</text:p>
          </table:table-cell>
          <table:table-cell office:value-type="float" office:value="289">
            <text:p>28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2">
            <text:p>92</text:p>
          </table:table-cell>
          <table:table-cell table:formula="of:=CONCATENATE([.A174];&quot;:=INT_REAL(eep_n_r(&quot;;[.J174];&quot;));&quot;)" office:value-type="string" office:string-value="Xmin_04:=INT_REAL(eep_n_r(92));">
            <text:p>Xmin_04:=INT_REAL(eep_n_r(92));</text:p>
          </table:table-cell>
          <table:table-cell table:formula="of:=CONCATENATE(&quot;Res:=eep_n_w(&quot;;[.J174];&quot;,REAL_INT(&quot;;[.A174];&quot;));&quot;)" office:value-type="string" office:string-value="Res:=eep_n_w(92,REAL_INT(Xmin_04));">
            <text:p>Res:=eep_n_w(92,REAL_INT(Xmin_04));</text:p>
          </table:table-cell>
          <table:table-cell/>
        </table:table-row>
        <table:table-row table:style-name="ro1">
          <table:table-cell office:value-type="string">
            <text:p>Xmin_05</text:p>
          </table:table-cell>
          <table:table-cell office:value-type="float" office:value="291">
            <text:p>29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3">
            <text:p>93</text:p>
          </table:table-cell>
          <table:table-cell table:formula="of:=CONCATENATE([.A175];&quot;:=INT_REAL(eep_n_r(&quot;;[.J175];&quot;));&quot;)" office:value-type="string" office:string-value="Xmin_05:=INT_REAL(eep_n_r(93));">
            <text:p>Xmin_05:=INT_REAL(eep_n_r(93));</text:p>
          </table:table-cell>
          <table:table-cell table:formula="of:=CONCATENATE(&quot;Res:=eep_n_w(&quot;;[.J175];&quot;,REAL_INT(&quot;;[.A175];&quot;));&quot;)" office:value-type="string" office:string-value="Res:=eep_n_w(93,REAL_INT(Xmin_05));">
            <text:p>Res:=eep_n_w(93,REAL_INT(Xmin_05));</text:p>
          </table:table-cell>
          <table:table-cell/>
        </table:table-row>
        <table:table-row table:style-name="ro1">
          <table:table-cell office:value-type="string">
            <text:p>Xmin_06</text:p>
          </table:table-cell>
          <table:table-cell office:value-type="float" office:value="293">
            <text:p>29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4">
            <text:p>94</text:p>
          </table:table-cell>
          <table:table-cell table:formula="of:=CONCATENATE([.A176];&quot;:=INT_REAL(eep_n_r(&quot;;[.J176];&quot;));&quot;)" office:value-type="string" office:string-value="Xmin_06:=INT_REAL(eep_n_r(94));">
            <text:p>Xmin_06:=INT_REAL(eep_n_r(94));</text:p>
          </table:table-cell>
          <table:table-cell table:formula="of:=CONCATENATE(&quot;Res:=eep_n_w(&quot;;[.J176];&quot;,REAL_INT(&quot;;[.A176];&quot;));&quot;)" office:value-type="string" office:string-value="Res:=eep_n_w(94,REAL_INT(Xmin_06));">
            <text:p>Res:=eep_n_w(94,REAL_INT(Xmin_06));</text:p>
          </table:table-cell>
          <table:table-cell/>
        </table:table-row>
        <table:table-row table:style-name="ro1">
          <table:table-cell office:value-type="string">
            <text:p>Xmin_07</text:p>
          </table:table-cell>
          <table:table-cell office:value-type="float" office:value="295">
            <text:p>29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5">
            <text:p>95</text:p>
          </table:table-cell>
          <table:table-cell table:formula="of:=CONCATENATE([.A177];&quot;:=INT_REAL(eep_n_r(&quot;;[.J177];&quot;));&quot;)" office:value-type="string" office:string-value="Xmin_07:=INT_REAL(eep_n_r(95));">
            <text:p>Xmin_07:=INT_REAL(eep_n_r(95));</text:p>
          </table:table-cell>
          <table:table-cell table:formula="of:=CONCATENATE(&quot;Res:=eep_n_w(&quot;;[.J177];&quot;,REAL_INT(&quot;;[.A177];&quot;));&quot;)" office:value-type="string" office:string-value="Res:=eep_n_w(95,REAL_INT(Xmin_07));">
            <text:p>Res:=eep_n_w(95,REAL_INT(Xmin_07));</text:p>
          </table:table-cell>
          <table:table-cell/>
        </table:table-row>
        <table:table-row table:style-name="ro1">
          <table:table-cell office:value-type="string">
            <text:p>Xmin_08</text:p>
          </table:table-cell>
          <table:table-cell office:value-type="float" office:value="297">
            <text:p>2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6">
            <text:p>96</text:p>
          </table:table-cell>
          <table:table-cell table:formula="of:=CONCATENATE([.A178];&quot;:=INT_REAL(eep_n_r(&quot;;[.J178];&quot;));&quot;)" office:value-type="string" office:string-value="Xmin_08:=INT_REAL(eep_n_r(96));">
            <text:p>Xmin_08:=INT_REAL(eep_n_r(96));</text:p>
          </table:table-cell>
          <table:table-cell table:formula="of:=CONCATENATE(&quot;Res:=eep_n_w(&quot;;[.J178];&quot;,REAL_INT(&quot;;[.A178];&quot;));&quot;)" office:value-type="string" office:string-value="Res:=eep_n_w(96,REAL_INT(Xmin_08));">
            <text:p>Res:=eep_n_w(96,REAL_INT(Xmin_08));</text:p>
          </table:table-cell>
          <table:table-cell/>
        </table:table-row>
        <table:table-row table:style-name="ro1">
          <table:table-cell office:value-type="string">
            <text:p>Xmin_09</text:p>
          </table:table-cell>
          <table:table-cell office:value-type="float" office:value="299">
            <text:p>2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7">
            <text:p>97</text:p>
          </table:table-cell>
          <table:table-cell table:formula="of:=CONCATENATE([.A179];&quot;:=INT_REAL(eep_n_r(&quot;;[.J179];&quot;));&quot;)" office:value-type="string" office:string-value="Xmin_09:=INT_REAL(eep_n_r(97));">
            <text:p>Xmin_09:=INT_REAL(eep_n_r(97));</text:p>
          </table:table-cell>
          <table:table-cell table:formula="of:=CONCATENATE(&quot;Res:=eep_n_w(&quot;;[.J179];&quot;,REAL_INT(&quot;;[.A179];&quot;));&quot;)" office:value-type="string" office:string-value="Res:=eep_n_w(97,REAL_INT(Xmin_09));">
            <text:p>Res:=eep_n_w(97,REAL_INT(Xmin_09));</text:p>
          </table:table-cell>
          <table:table-cell/>
        </table:table-row>
        <table:table-row table:style-name="ro1">
          <table:table-cell office:value-type="string">
            <text:p>Xmin_10</text:p>
          </table:table-cell>
          <table:table-cell office:value-type="float" office:value="301">
            <text:p>30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8">
            <text:p>98</text:p>
          </table:table-cell>
          <table:table-cell table:formula="of:=CONCATENATE([.A180];&quot;:=INT_REAL(eep_n_r(&quot;;[.J180];&quot;));&quot;)" office:value-type="string" office:string-value="Xmin_10:=INT_REAL(eep_n_r(98));">
            <text:p>Xmin_10:=INT_REAL(eep_n_r(98));</text:p>
          </table:table-cell>
          <table:table-cell table:formula="of:=CONCATENATE(&quot;Res:=eep_n_w(&quot;;[.J180];&quot;,REAL_INT(&quot;;[.A180];&quot;));&quot;)" office:value-type="string" office:string-value="Res:=eep_n_w(98,REAL_INT(Xmin_10));">
            <text:p>Res:=eep_n_w(98,REAL_INT(Xmin_10));</text:p>
          </table:table-cell>
          <table:table-cell/>
        </table:table-row>
        <table:table-row table:style-name="ro1">
          <table:table-cell office:value-type="string">
            <text:p>Xmax_01</text:p>
          </table:table-cell>
          <table:table-cell office:value-type="float" office:value="303">
            <text:p>30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9">
            <text:p>99</text:p>
          </table:table-cell>
          <table:table-cell table:formula="of:=CONCATENATE([.A181];&quot;:=INT_REAL(eep_n_r(&quot;;[.J181];&quot;));&quot;)" office:value-type="string" office:string-value="Xmax_01:=INT_REAL(eep_n_r(99));">
            <text:p>Xmax_01:=INT_REAL(eep_n_r(99));</text:p>
          </table:table-cell>
          <table:table-cell table:formula="of:=CONCATENATE(&quot;Res:=eep_n_w(&quot;;[.J181];&quot;,REAL_INT(&quot;;[.A181];&quot;));&quot;)" office:value-type="string" office:string-value="Res:=eep_n_w(99,REAL_INT(Xmax_01));">
            <text:p>Res:=eep_n_w(99,REAL_INT(Xmax_01));</text:p>
          </table:table-cell>
          <table:table-cell/>
        </table:table-row>
        <table:table-row table:style-name="ro1">
          <table:table-cell office:value-type="string">
            <text:p>Xmax_02</text:p>
          </table:table-cell>
          <table:table-cell office:value-type="float" office:value="305">
            <text:p>30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0">
            <text:p>100</text:p>
          </table:table-cell>
          <table:table-cell table:formula="of:=CONCATENATE([.A182];&quot;:=INT_REAL(eep_n_r(&quot;;[.J182];&quot;));&quot;)" office:value-type="string" office:string-value="Xmax_02:=INT_REAL(eep_n_r(100));">
            <text:p>Xmax_02:=INT_REAL(eep_n_r(100));</text:p>
          </table:table-cell>
          <table:table-cell table:formula="of:=CONCATENATE(&quot;Res:=eep_n_w(&quot;;[.J182];&quot;,REAL_INT(&quot;;[.A182];&quot;));&quot;)" office:value-type="string" office:string-value="Res:=eep_n_w(100,REAL_INT(Xmax_02));">
            <text:p>Res:=eep_n_w(100,REAL_INT(Xmax_02));</text:p>
          </table:table-cell>
          <table:table-cell/>
        </table:table-row>
        <table:table-row table:style-name="ro1">
          <table:table-cell office:value-type="string">
            <text:p>Xmax_03</text:p>
          </table:table-cell>
          <table:table-cell office:value-type="float" office:value="307">
            <text:p>30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1">
            <text:p>101</text:p>
          </table:table-cell>
          <table:table-cell table:formula="of:=CONCATENATE([.A183];&quot;:=INT_REAL(eep_n_r(&quot;;[.J183];&quot;));&quot;)" office:value-type="string" office:string-value="Xmax_03:=INT_REAL(eep_n_r(101));">
            <text:p>Xmax_03:=INT_REAL(eep_n_r(101));</text:p>
          </table:table-cell>
          <table:table-cell table:formula="of:=CONCATENATE(&quot;Res:=eep_n_w(&quot;;[.J183];&quot;,REAL_INT(&quot;;[.A183];&quot;));&quot;)" office:value-type="string" office:string-value="Res:=eep_n_w(101,REAL_INT(Xmax_03));">
            <text:p>Res:=eep_n_w(101,REAL_INT(Xmax_03));</text:p>
          </table:table-cell>
          <table:table-cell/>
        </table:table-row>
        <table:table-row table:style-name="ro1">
          <table:table-cell office:value-type="string">
            <text:p>Xmax_04</text:p>
          </table:table-cell>
          <table:table-cell office:value-type="float" office:value="309">
            <text:p>3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2">
            <text:p>102</text:p>
          </table:table-cell>
          <table:table-cell table:formula="of:=CONCATENATE([.A184];&quot;:=INT_REAL(eep_n_r(&quot;;[.J184];&quot;));&quot;)" office:value-type="string" office:string-value="Xmax_04:=INT_REAL(eep_n_r(102));">
            <text:p>Xmax_04:=INT_REAL(eep_n_r(102));</text:p>
          </table:table-cell>
          <table:table-cell table:formula="of:=CONCATENATE(&quot;Res:=eep_n_w(&quot;;[.J184];&quot;,REAL_INT(&quot;;[.A184];&quot;));&quot;)" office:value-type="string" office:string-value="Res:=eep_n_w(102,REAL_INT(Xmax_04));">
            <text:p>Res:=eep_n_w(102,REAL_INT(Xmax_04));</text:p>
          </table:table-cell>
          <table:table-cell/>
        </table:table-row>
        <table:table-row table:style-name="ro1">
          <table:table-cell office:value-type="string">
            <text:p>Xmax_05</text:p>
          </table:table-cell>
          <table:table-cell office:value-type="float" office:value="311">
            <text:p>3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3">
            <text:p>103</text:p>
          </table:table-cell>
          <table:table-cell table:formula="of:=CONCATENATE([.A185];&quot;:=INT_REAL(eep_n_r(&quot;;[.J185];&quot;));&quot;)" office:value-type="string" office:string-value="Xmax_05:=INT_REAL(eep_n_r(103));">
            <text:p>Xmax_05:=INT_REAL(eep_n_r(103));</text:p>
          </table:table-cell>
          <table:table-cell table:formula="of:=CONCATENATE(&quot;Res:=eep_n_w(&quot;;[.J185];&quot;,REAL_INT(&quot;;[.A185];&quot;));&quot;)" office:value-type="string" office:string-value="Res:=eep_n_w(103,REAL_INT(Xmax_05));">
            <text:p>Res:=eep_n_w(103,REAL_INT(Xmax_05));</text:p>
          </table:table-cell>
          <table:table-cell/>
        </table:table-row>
        <table:table-row table:style-name="ro1">
          <table:table-cell office:value-type="string">
            <text:p>Xmax_06</text:p>
          </table:table-cell>
          <table:table-cell office:value-type="float" office:value="313">
            <text:p>3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4">
            <text:p>104</text:p>
          </table:table-cell>
          <table:table-cell table:formula="of:=CONCATENATE([.A186];&quot;:=INT_REAL(eep_n_r(&quot;;[.J186];&quot;));&quot;)" office:value-type="string" office:string-value="Xmax_06:=INT_REAL(eep_n_r(104));">
            <text:p>Xmax_06:=INT_REAL(eep_n_r(104));</text:p>
          </table:table-cell>
          <table:table-cell table:formula="of:=CONCATENATE(&quot;Res:=eep_n_w(&quot;;[.J186];&quot;,REAL_INT(&quot;;[.A186];&quot;));&quot;)" office:value-type="string" office:string-value="Res:=eep_n_w(104,REAL_INT(Xmax_06));">
            <text:p>Res:=eep_n_w(104,REAL_INT(Xmax_06));</text:p>
          </table:table-cell>
          <table:table-cell/>
        </table:table-row>
        <table:table-row table:style-name="ro1">
          <table:table-cell office:value-type="string">
            <text:p>Xmax_07</text:p>
          </table:table-cell>
          <table:table-cell office:value-type="float" office:value="315">
            <text:p>3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5">
            <text:p>105</text:p>
          </table:table-cell>
          <table:table-cell table:formula="of:=CONCATENATE([.A187];&quot;:=INT_REAL(eep_n_r(&quot;;[.J187];&quot;));&quot;)" office:value-type="string" office:string-value="Xmax_07:=INT_REAL(eep_n_r(105));">
            <text:p>Xmax_07:=INT_REAL(eep_n_r(105));</text:p>
          </table:table-cell>
          <table:table-cell table:formula="of:=CONCATENATE(&quot;Res:=eep_n_w(&quot;;[.J187];&quot;,REAL_INT(&quot;;[.A187];&quot;));&quot;)" office:value-type="string" office:string-value="Res:=eep_n_w(105,REAL_INT(Xmax_07));">
            <text:p>Res:=eep_n_w(105,REAL_INT(Xmax_07));</text:p>
          </table:table-cell>
          <table:table-cell/>
        </table:table-row>
        <table:table-row table:style-name="ro1">
          <table:table-cell office:value-type="string">
            <text:p>Xmax_08</text:p>
          </table:table-cell>
          <table:table-cell office:value-type="float" office:value="317">
            <text:p>3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6">
            <text:p>106</text:p>
          </table:table-cell>
          <table:table-cell table:formula="of:=CONCATENATE([.A188];&quot;:=INT_REAL(eep_n_r(&quot;;[.J188];&quot;));&quot;)" office:value-type="string" office:string-value="Xmax_08:=INT_REAL(eep_n_r(106));">
            <text:p>Xmax_08:=INT_REAL(eep_n_r(106));</text:p>
          </table:table-cell>
          <table:table-cell table:formula="of:=CONCATENATE(&quot;Res:=eep_n_w(&quot;;[.J188];&quot;,REAL_INT(&quot;;[.A188];&quot;));&quot;)" office:value-type="string" office:string-value="Res:=eep_n_w(106,REAL_INT(Xmax_08));">
            <text:p>Res:=eep_n_w(106,REAL_INT(Xmax_08));</text:p>
          </table:table-cell>
          <table:table-cell/>
        </table:table-row>
        <table:table-row table:style-name="ro1">
          <table:table-cell office:value-type="string">
            <text:p>Xmax_09</text:p>
          </table:table-cell>
          <table:table-cell office:value-type="float" office:value="319">
            <text:p>3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7">
            <text:p>107</text:p>
          </table:table-cell>
          <table:table-cell table:formula="of:=CONCATENATE([.A189];&quot;:=INT_REAL(eep_n_r(&quot;;[.J189];&quot;));&quot;)" office:value-type="string" office:string-value="Xmax_09:=INT_REAL(eep_n_r(107));">
            <text:p>Xmax_09:=INT_REAL(eep_n_r(107));</text:p>
          </table:table-cell>
          <table:table-cell table:formula="of:=CONCATENATE(&quot;Res:=eep_n_w(&quot;;[.J189];&quot;,REAL_INT(&quot;;[.A189];&quot;));&quot;)" office:value-type="string" office:string-value="Res:=eep_n_w(107,REAL_INT(Xmax_09));">
            <text:p>Res:=eep_n_w(107,REAL_INT(Xmax_09));</text:p>
          </table:table-cell>
          <table:table-cell/>
        </table:table-row>
        <table:table-row table:style-name="ro1">
          <table:table-cell office:value-type="string">
            <text:p>Xmax_10</text:p>
          </table:table-cell>
          <table:table-cell office:value-type="float" office:value="321">
            <text:p>3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190:.B190])" office:value-type="string" office:string-value="141">
            <text:p>141</text:p>
          </table:table-cell>
          <table:table-cell/>
          <table:table-cell office:value-type="float" office:value="108">
            <text:p>108</text:p>
          </table:table-cell>
          <table:table-cell table:formula="of:=CONCATENATE([.A190];&quot;:=INT_REAL(eep_n_r(&quot;;[.J190];&quot;));&quot;)" office:value-type="string" office:string-value="Xmax_10:=INT_REAL(eep_n_r(108));">
            <text:p>Xmax_10:=INT_REAL(eep_n_r(108));</text:p>
          </table:table-cell>
          <table:table-cell table:formula="of:=CONCATENATE(&quot;Res:=eep_n_w(&quot;;[.J190];&quot;,REAL_INT(&quot;;[.A190];&quot;));&quot;)" office:value-type="string" office:string-value="Res:=eep_n_w(108,REAL_INT(Xmax_10));">
            <text:p>Res:=eep_n_w(108,REAL_INT(Xmax_10));</text:p>
          </table:table-cell>
          <table:table-cell/>
        </table:table-row>
        <table:table-row table:style-name="ro1">
          <table:table-cell office:value-type="string">
            <text:p>Rev_01</text:p>
          </table:table-cell>
          <table:table-cell office:value-type="float" office:value="323">
            <text:p>32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0">
            <text:p>20</text:p>
          </table:table-cell>
          <table:table-cell table:formula="of:=CONCATENATE([.A191];&quot;:=eep_b_r(&quot;;[.J191];&quot;);&quot;)" office:value-type="string" office:string-value="Rev_01:=eep_b_r(20);">
            <text:p>Rev_01:=eep_b_r(20);</text:p>
          </table:table-cell>
          <table:table-cell table:formula="of:=CONCATENATE(&quot;Res:=eep_b_w(&quot;;[.J191];&quot;,&quot;;[.A191];&quot;);&quot;)" office:value-type="string" office:string-value="Res:=eep_b_w(20,Rev_01);">
            <text:p>Res:=eep_b_w(20,Rev_01);</text:p>
          </table:table-cell>
          <table:table-cell/>
        </table:table-row>
        <table:table-row table:style-name="ro1">
          <table:table-cell office:value-type="string">
            <text:p>Rev_02</text:p>
          </table:table-cell>
          <table:table-cell office:value-type="float" office:value="324">
            <text:p>32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1">
            <text:p>21</text:p>
          </table:table-cell>
          <table:table-cell table:formula="of:=CONCATENATE([.A192];&quot;:=eep_b_r(&quot;;[.J192];&quot;);&quot;)" office:value-type="string" office:string-value="Rev_02:=eep_b_r(21);">
            <text:p>Rev_02:=eep_b_r(21);</text:p>
          </table:table-cell>
          <table:table-cell table:formula="of:=CONCATENATE(&quot;Res:=eep_b_w(&quot;;[.J192];&quot;,&quot;;[.A192];&quot;);&quot;)" office:value-type="string" office:string-value="Res:=eep_b_w(21,Rev_02);">
            <text:p>Res:=eep_b_w(21,Rev_02);</text:p>
          </table:table-cell>
          <table:table-cell/>
        </table:table-row>
        <table:table-row table:style-name="ro1">
          <table:table-cell office:value-type="string">
            <text:p>Rev_03</text:p>
          </table:table-cell>
          <table:table-cell office:value-type="float" office:value="325">
            <text:p>32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2">
            <text:p>22</text:p>
          </table:table-cell>
          <table:table-cell table:formula="of:=CONCATENATE([.A193];&quot;:=eep_b_r(&quot;;[.J193];&quot;);&quot;)" office:value-type="string" office:string-value="Rev_03:=eep_b_r(22);">
            <text:p>Rev_03:=eep_b_r(22);</text:p>
          </table:table-cell>
          <table:table-cell table:formula="of:=CONCATENATE(&quot;Res:=eep_b_w(&quot;;[.J193];&quot;,&quot;;[.A193];&quot;);&quot;)" office:value-type="string" office:string-value="Res:=eep_b_w(22,Rev_03);">
            <text:p>Res:=eep_b_w(22,Rev_03);</text:p>
          </table:table-cell>
          <table:table-cell/>
        </table:table-row>
        <table:table-row table:style-name="ro1">
          <table:table-cell office:value-type="string">
            <text:p>Rev_04</text:p>
          </table:table-cell>
          <table:table-cell office:value-type="float" office:value="326">
            <text:p>32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3">
            <text:p>23</text:p>
          </table:table-cell>
          <table:table-cell table:formula="of:=CONCATENATE([.A194];&quot;:=eep_b_r(&quot;;[.J194];&quot;);&quot;)" office:value-type="string" office:string-value="Rev_04:=eep_b_r(23);">
            <text:p>Rev_04:=eep_b_r(23);</text:p>
          </table:table-cell>
          <table:table-cell table:formula="of:=CONCATENATE(&quot;Res:=eep_b_w(&quot;;[.J194];&quot;,&quot;;[.A194];&quot;);&quot;)" office:value-type="string" office:string-value="Res:=eep_b_w(23,Rev_04);">
            <text:p>Res:=eep_b_w(23,Rev_04);</text:p>
          </table:table-cell>
          <table:table-cell/>
        </table:table-row>
        <table:table-row table:style-name="ro1">
          <table:table-cell office:value-type="string">
            <text:p>Rev_05</text:p>
          </table:table-cell>
          <table:table-cell office:value-type="float" office:value="327">
            <text:p>32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4">
            <text:p>24</text:p>
          </table:table-cell>
          <table:table-cell table:formula="of:=CONCATENATE([.A195];&quot;:=eep_b_r(&quot;;[.J195];&quot;);&quot;)" office:value-type="string" office:string-value="Rev_05:=eep_b_r(24);">
            <text:p>Rev_05:=eep_b_r(24);</text:p>
          </table:table-cell>
          <table:table-cell table:formula="of:=CONCATENATE(&quot;Res:=eep_b_w(&quot;;[.J195];&quot;,&quot;;[.A195];&quot;);&quot;)" office:value-type="string" office:string-value="Res:=eep_b_w(24,Rev_05);">
            <text:p>Res:=eep_b_w(24,Rev_05);</text:p>
          </table:table-cell>
          <table:table-cell/>
        </table:table-row>
        <table:table-row table:style-name="ro1">
          <table:table-cell office:value-type="string">
            <text:p>Rev_06</text:p>
          </table:table-cell>
          <table:table-cell office:value-type="float" office:value="328">
            <text:p>32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5">
            <text:p>25</text:p>
          </table:table-cell>
          <table:table-cell table:formula="of:=CONCATENATE([.A196];&quot;:=eep_b_r(&quot;;[.J196];&quot;);&quot;)" office:value-type="string" office:string-value="Rev_06:=eep_b_r(25);">
            <text:p>Rev_06:=eep_b_r(25);</text:p>
          </table:table-cell>
          <table:table-cell table:formula="of:=CONCATENATE(&quot;Res:=eep_b_w(&quot;;[.J196];&quot;,&quot;;[.A196];&quot;);&quot;)" office:value-type="string" office:string-value="Res:=eep_b_w(25,Rev_06);">
            <text:p>Res:=eep_b_w(25,Rev_06);</text:p>
          </table:table-cell>
          <table:table-cell/>
        </table:table-row>
        <table:table-row table:style-name="ro1">
          <table:table-cell office:value-type="string">
            <text:p>Rev_07</text:p>
          </table:table-cell>
          <table:table-cell office:value-type="float" office:value="329">
            <text:p>32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6">
            <text:p>26</text:p>
          </table:table-cell>
          <table:table-cell table:formula="of:=CONCATENATE([.A197];&quot;:=eep_b_r(&quot;;[.J197];&quot;);&quot;)" office:value-type="string" office:string-value="Rev_07:=eep_b_r(26);">
            <text:p>Rev_07:=eep_b_r(26);</text:p>
          </table:table-cell>
          <table:table-cell table:formula="of:=CONCATENATE(&quot;Res:=eep_b_w(&quot;;[.J197];&quot;,&quot;;[.A197];&quot;);&quot;)" office:value-type="string" office:string-value="Res:=eep_b_w(26,Rev_07);">
            <text:p>Res:=eep_b_w(26,Rev_07);</text:p>
          </table:table-cell>
          <table:table-cell/>
        </table:table-row>
        <table:table-row table:style-name="ro1">
          <table:table-cell office:value-type="string">
            <text:p>Rev_08</text:p>
          </table:table-cell>
          <table:table-cell office:value-type="float" office:value="330">
            <text:p>33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7">
            <text:p>27</text:p>
          </table:table-cell>
          <table:table-cell table:formula="of:=CONCATENATE([.A198];&quot;:=eep_b_r(&quot;;[.J198];&quot;);&quot;)" office:value-type="string" office:string-value="Rev_08:=eep_b_r(27);">
            <text:p>Rev_08:=eep_b_r(27);</text:p>
          </table:table-cell>
          <table:table-cell table:formula="of:=CONCATENATE(&quot;Res:=eep_b_w(&quot;;[.J198];&quot;,&quot;;[.A198];&quot;);&quot;)" office:value-type="string" office:string-value="Res:=eep_b_w(27,Rev_08);">
            <text:p>Res:=eep_b_w(27,Rev_08);</text:p>
          </table:table-cell>
          <table:table-cell/>
        </table:table-row>
        <table:table-row table:style-name="ro1">
          <table:table-cell office:value-type="string">
            <text:p>Rev_09</text:p>
          </table:table-cell>
          <table:table-cell office:value-type="float" office:value="331">
            <text:p>33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8">
            <text:p>28</text:p>
          </table:table-cell>
          <table:table-cell table:formula="of:=CONCATENATE([.A199];&quot;:=eep_b_r(&quot;;[.J199];&quot;);&quot;)" office:value-type="string" office:string-value="Rev_09:=eep_b_r(28);">
            <text:p>Rev_09:=eep_b_r(28);</text:p>
          </table:table-cell>
          <table:table-cell table:formula="of:=CONCATENATE(&quot;Res:=eep_b_w(&quot;;[.J199];&quot;,&quot;;[.A199];&quot;);&quot;)" office:value-type="string" office:string-value="Res:=eep_b_w(28,Rev_09);">
            <text:p>Res:=eep_b_w(28,Rev_09);</text:p>
          </table:table-cell>
          <table:table-cell/>
        </table:table-row>
        <table:table-row table:style-name="ro1">
          <table:table-cell office:value-type="string">
            <text:p>Rev_10</text:p>
          </table:table-cell>
          <table:table-cell office:value-type="float" office:value="332">
            <text:p>33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9">
            <text:p>29</text:p>
          </table:table-cell>
          <table:table-cell table:formula="of:=CONCATENATE([.A200];&quot;:=eep_b_r(&quot;;[.J200];&quot;);&quot;)" office:value-type="string" office:string-value="Rev_10:=eep_b_r(29);">
            <text:p>Rev_10:=eep_b_r(29);</text:p>
          </table:table-cell>
          <table:table-cell table:formula="of:=CONCATENATE(&quot;Res:=eep_b_w(&quot;;[.J200];&quot;,&quot;;[.A200];&quot;);&quot;)" office:value-type="string" office:string-value="Res:=eep_b_w(29,Rev_10);">
            <text:p>Res:=eep_b_w(29,Rev_10);</text:p>
          </table:table-cell>
          <table:table-cell/>
        </table:table-row>
        <table:table-row table:style-name="ro1">
          <table:table-cell office:value-type="string">
            <text:p>Rev_11</text:p>
          </table:table-cell>
          <table:table-cell office:value-type="float" office:value="333">
            <text:p>33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201:.B201])" office:value-type="string" office:string-value="14D">
            <text:p>14D</text:p>
          </table:table-cell>
          <table:table-cell/>
          <table:table-cell office:value-type="float" office:value="30">
            <text:p>30</text:p>
          </table:table-cell>
          <table:table-cell table:formula="of:=CONCATENATE([.A201];&quot;:=eep_b_r(&quot;;[.J201];&quot;);&quot;)" office:value-type="string" office:string-value="Rev_11:=eep_b_r(30);">
            <text:p>Rev_11:=eep_b_r(30);</text:p>
          </table:table-cell>
          <table:table-cell table:formula="of:=CONCATENATE(&quot;Res:=eep_b_w(&quot;;[.J201];&quot;,&quot;;[.A201];&quot;);&quot;)" office:value-type="string" office:string-value="Res:=eep_b_w(30,Rev_11);">
            <text:p>Res:=eep_b_w(30,Rev_11);</text:p>
          </table:table-cell>
          <table:table-cell/>
        </table:table-row>
        <table:table-row table:style-name="ro1">
          <table:table-cell office:value-type="string">
            <text:p>Rev_12</text:p>
          </table:table-cell>
          <table:table-cell office:value-type="float" office:value="334">
            <text:p>33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202:.B202])" office:value-type="string" office:string-value="14E">
            <text:p>14E</text:p>
          </table:table-cell>
          <table:table-cell/>
          <table:table-cell office:value-type="float" office:value="31">
            <text:p>31</text:p>
          </table:table-cell>
          <table:table-cell table:formula="of:=CONCATENATE([.A202];&quot;:=eep_b_r(&quot;;[.J202];&quot;);&quot;)" office:value-type="string" office:string-value="Rev_12:=eep_b_r(31);">
            <text:p>Rev_12:=eep_b_r(31);</text:p>
          </table:table-cell>
          <table:table-cell table:formula="of:=CONCATENATE(&quot;Res:=eep_b_w(&quot;;[.J202];&quot;,&quot;;[.A202];&quot;);&quot;)" office:value-type="string" office:string-value="Res:=eep_b_w(31,Rev_12);">
            <text:p>Res:=eep_b_w(31,Rev_12);</text:p>
          </table:table-cell>
          <table:table-cell/>
        </table:table-row>
        <table:table-row table:style-name="ro1">
          <table:table-cell office:value-type="string">
            <text:p>AM_11</text:p>
          </table:table-cell>
          <table:table-cell office:value-type="float" office:value="335">
            <text:p>33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/Руч</text:p>
          </table:table-cell>
          <table:table-cell table:number-columns-repeated="2"/>
          <table:table-cell office:value-type="float" office:value="32">
            <text:p>32</text:p>
          </table:table-cell>
          <table:table-cell table:formula="of:=CONCATENATE([.A203];&quot;:=eep_b_r(&quot;;[.J203];&quot;);&quot;)" office:value-type="string" office:string-value="AM_11:=eep_b_r(32);">
            <text:p>AM_11:=eep_b_r(32);</text:p>
          </table:table-cell>
          <table:table-cell table:formula="of:=CONCATENATE(&quot;Res:=eep_b_w(&quot;;[.J203];&quot;,&quot;;[.A203];&quot;);&quot;)" office:value-type="string" office:string-value="Res:=eep_b_w(32,AM_11);">
            <text:p>Res:=eep_b_w(32,AM_11);</text:p>
          </table:table-cell>
          <table:table-cell table:formula="of:=CONCATENATE([.A203];&quot; smallint default '0',&quot;)" office:value-type="string" office:string-value="AM_11 smallint default '0',">
            <text:p>AM_11 smallint default '0',</text:p>
          </table:table-cell>
        </table:table-row>
        <table:table-row table:style-name="ro1">
          <table:table-cell office:value-type="string">
            <text:p>AM_12</text:p>
          </table:table-cell>
          <table:table-cell office:value-type="float" office:value="336">
            <text:p>33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/Руч</text:p>
          </table:table-cell>
          <table:table-cell table:number-columns-repeated="2"/>
          <table:table-cell office:value-type="float" office:value="33">
            <text:p>33</text:p>
          </table:table-cell>
          <table:table-cell table:formula="of:=CONCATENATE([.A204];&quot;:=eep_b_r(&quot;;[.J204];&quot;);&quot;)" office:value-type="string" office:string-value="AM_12:=eep_b_r(33);">
            <text:p>AM_12:=eep_b_r(33);</text:p>
          </table:table-cell>
          <table:table-cell table:formula="of:=CONCATENATE(&quot;Res:=eep_b_w(&quot;;[.J204];&quot;,&quot;;[.A204];&quot;);&quot;)" office:value-type="string" office:string-value="Res:=eep_b_w(33,AM_12);">
            <text:p>Res:=eep_b_w(33,AM_12);</text:p>
          </table:table-cell>
          <table:table-cell table:formula="of:=CONCATENATE([.A204];&quot; smallint default '0',&quot;)" office:value-type="string" office:string-value="AM_12 smallint default '0',">
            <text:p>AM_12 smallint default '0',</text:p>
          </table:table-cell>
        </table:table-row>
        <table:table-row table:style-name="ro1">
          <table:table-cell office:value-type="string">
            <text:p>Kpr_11</text:p>
          </table:table-cell>
          <table:table-cell office:value-type="float" office:value="337">
            <text:p>3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9">
            <text:p>109</text:p>
          </table:table-cell>
          <table:table-cell table:formula="of:=CONCATENATE([.A205];&quot;:=INT_REAL(eep_n_r(&quot;;[.J205];&quot;));&quot;)" office:value-type="string" office:string-value="Kpr_11:=INT_REAL(eep_n_r(109));">
            <text:p>Kpr_11:=INT_REAL(eep_n_r(109));</text:p>
          </table:table-cell>
          <table:table-cell table:formula="of:=CONCATENATE(&quot;Res:=eep_n_w(&quot;;[.J205];&quot;,REAL_INT(&quot;;[.A205];&quot;));&quot;)" office:value-type="string" office:string-value="Res:=eep_n_w(109,REAL_INT(Kpr_11));">
            <text:p>Res:=eep_n_w(109,REAL_INT(Kpr_11));</text:p>
          </table:table-cell>
          <table:table-cell/>
        </table:table-row>
        <table:table-row table:style-name="ro1">
          <table:table-cell office:value-type="string">
            <text:p>Kpr_12</text:p>
          </table:table-cell>
          <table:table-cell office:value-type="float" office:value="339">
            <text:p>3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0">
            <text:p>110</text:p>
          </table:table-cell>
          <table:table-cell table:formula="of:=CONCATENATE([.A206];&quot;:=INT_REAL(eep_n_r(&quot;;[.J206];&quot;));&quot;)" office:value-type="string" office:string-value="Kpr_12:=INT_REAL(eep_n_r(110));">
            <text:p>Kpr_12:=INT_REAL(eep_n_r(110));</text:p>
          </table:table-cell>
          <table:table-cell table:formula="of:=CONCATENATE(&quot;Res:=eep_n_w(&quot;;[.J206];&quot;,REAL_INT(&quot;;[.A206];&quot;));&quot;)" office:value-type="string" office:string-value="Res:=eep_n_w(110,REAL_INT(Kpr_12));">
            <text:p>Res:=eep_n_w(110,REAL_INT(Kpr_12));</text:p>
          </table:table-cell>
          <table:table-cell/>
        </table:table-row>
        <table:table-row table:style-name="ro1">
          <table:table-cell office:value-type="string">
            <text:p>Ti_11</text:p>
          </table:table-cell>
          <table:table-cell office:value-type="float" office:value="341">
            <text:p>3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1">
            <text:p>111</text:p>
          </table:table-cell>
          <table:table-cell table:formula="of:=CONCATENATE([.A207];&quot;:=INT_REAL(eep_n_r(&quot;;[.J207];&quot;));&quot;)" office:value-type="string" office:string-value="Ti_11:=INT_REAL(eep_n_r(111));">
            <text:p>Ti_11:=INT_REAL(eep_n_r(111));</text:p>
          </table:table-cell>
          <table:table-cell table:formula="of:=CONCATENATE(&quot;Res:=eep_n_w(&quot;;[.J207];&quot;,REAL_INT(&quot;;[.A207];&quot;));&quot;)" office:value-type="string" office:string-value="Res:=eep_n_w(111,REAL_INT(Ti_11));">
            <text:p>Res:=eep_n_w(111,REAL_INT(Ti_11));</text:p>
          </table:table-cell>
          <table:table-cell/>
        </table:table-row>
        <table:table-row table:style-name="ro1">
          <table:table-cell office:value-type="string">
            <text:p>Ti_12</text:p>
          </table:table-cell>
          <table:table-cell office:value-type="float" office:value="343">
            <text:p>3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2">
            <text:p>112</text:p>
          </table:table-cell>
          <table:table-cell table:formula="of:=CONCATENATE([.A208];&quot;:=INT_REAL(eep_n_r(&quot;;[.J208];&quot;));&quot;)" office:value-type="string" office:string-value="Ti_12:=INT_REAL(eep_n_r(112));">
            <text:p>Ti_12:=INT_REAL(eep_n_r(112));</text:p>
          </table:table-cell>
          <table:table-cell table:formula="of:=CONCATENATE(&quot;Res:=eep_n_w(&quot;;[.J208];&quot;,REAL_INT(&quot;;[.A208];&quot;));&quot;)" office:value-type="string" office:string-value="Res:=eep_n_w(112,REAL_INT(Ti_12));">
            <text:p>Res:=eep_n_w(112,REAL_INT(Ti_12));</text:p>
          </table:table-cell>
          <table:table-cell/>
        </table:table-row>
        <table:table-row table:style-name="ro1">
          <table:table-cell office:value-type="string">
            <text:p>Td_11</text:p>
          </table:table-cell>
          <table:table-cell office:value-type="float" office:value="345">
            <text:p>3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3">
            <text:p>113</text:p>
          </table:table-cell>
          <table:table-cell table:formula="of:=CONCATENATE([.A209];&quot;:=INT_REAL(eep_n_r(&quot;;[.J209];&quot;));&quot;)" office:value-type="string" office:string-value="Td_11:=INT_REAL(eep_n_r(113));">
            <text:p>Td_11:=INT_REAL(eep_n_r(113));</text:p>
          </table:table-cell>
          <table:table-cell table:formula="of:=CONCATENATE(&quot;Res:=eep_n_w(&quot;;[.J209];&quot;,REAL_INT(&quot;;[.A209];&quot;));&quot;)" office:value-type="string" office:string-value="Res:=eep_n_w(113,REAL_INT(Td_11));">
            <text:p>Res:=eep_n_w(113,REAL_INT(Td_11));</text:p>
          </table:table-cell>
          <table:table-cell/>
        </table:table-row>
        <table:table-row table:style-name="ro1">
          <table:table-cell office:value-type="string">
            <text:p>Td_12</text:p>
          </table:table-cell>
          <table:table-cell office:value-type="float" office:value="347">
            <text:p>3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4">
            <text:p>114</text:p>
          </table:table-cell>
          <table:table-cell table:formula="of:=CONCATENATE([.A210];&quot;:=INT_REAL(eep_n_r(&quot;;[.J210];&quot;));&quot;)" office:value-type="string" office:string-value="Td_12:=INT_REAL(eep_n_r(114));">
            <text:p>Td_12:=INT_REAL(eep_n_r(114));</text:p>
          </table:table-cell>
          <table:table-cell table:formula="of:=CONCATENATE(&quot;Res:=eep_n_w(&quot;;[.J210];&quot;,REAL_INT(&quot;;[.A210];&quot;));&quot;)" office:value-type="string" office:string-value="Res:=eep_n_w(114,REAL_INT(Td_12));">
            <text:p>Res:=eep_n_w(114,REAL_INT(Td_12));</text:p>
          </table:table-cell>
          <table:table-cell/>
        </table:table-row>
        <table:table-row table:style-name="ro1">
          <table:table-cell office:value-type="string">
            <text:p>Xmin_11</text:p>
          </table:table-cell>
          <table:table-cell office:value-type="float" office:value="349">
            <text:p>3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5">
            <text:p>115</text:p>
          </table:table-cell>
          <table:table-cell table:formula="of:=CONCATENATE([.A211];&quot;:=INT_REAL(eep_n_r(&quot;;[.J211];&quot;));&quot;)" office:value-type="string" office:string-value="Xmin_11:=INT_REAL(eep_n_r(115));">
            <text:p>Xmin_11:=INT_REAL(eep_n_r(115));</text:p>
          </table:table-cell>
          <table:table-cell table:formula="of:=CONCATENATE(&quot;Res:=eep_n_w(&quot;;[.J211];&quot;,REAL_INT(&quot;;[.A211];&quot;));&quot;)" office:value-type="string" office:string-value="Res:=eep_n_w(115,REAL_INT(Xmin_11));">
            <text:p>Res:=eep_n_w(115,REAL_INT(Xmin_11));</text:p>
          </table:table-cell>
          <table:table-cell/>
        </table:table-row>
        <table:table-row table:style-name="ro1">
          <table:table-cell office:value-type="string">
            <text:p>Xmin_12</text:p>
          </table:table-cell>
          <table:table-cell office:value-type="float" office:value="351">
            <text:p>3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6">
            <text:p>116</text:p>
          </table:table-cell>
          <table:table-cell table:formula="of:=CONCATENATE([.A212];&quot;:=INT_REAL(eep_n_r(&quot;;[.J212];&quot;));&quot;)" office:value-type="string" office:string-value="Xmin_12:=INT_REAL(eep_n_r(116));">
            <text:p>Xmin_12:=INT_REAL(eep_n_r(116));</text:p>
          </table:table-cell>
          <table:table-cell table:formula="of:=CONCATENATE(&quot;Res:=eep_n_w(&quot;;[.J212];&quot;,REAL_INT(&quot;;[.A212];&quot;));&quot;)" office:value-type="string" office:string-value="Res:=eep_n_w(116,REAL_INT(Xmin_12));">
            <text:p>Res:=eep_n_w(116,REAL_INT(Xmin_12));</text:p>
          </table:table-cell>
          <table:table-cell/>
        </table:table-row>
        <table:table-row table:style-name="ro1">
          <table:table-cell office:value-type="string">
            <text:p>Xmax_11</text:p>
          </table:table-cell>
          <table:table-cell office:value-type="float" office:value="353">
            <text:p>3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7">
            <text:p>117</text:p>
          </table:table-cell>
          <table:table-cell table:formula="of:=CONCATENATE([.A213];&quot;:=INT_REAL(eep_n_r(&quot;;[.J213];&quot;));&quot;)" office:value-type="string" office:string-value="Xmax_11:=INT_REAL(eep_n_r(117));">
            <text:p>Xmax_11:=INT_REAL(eep_n_r(117));</text:p>
          </table:table-cell>
          <table:table-cell table:formula="of:=CONCATENATE(&quot;Res:=eep_n_w(&quot;;[.J213];&quot;,REAL_INT(&quot;;[.A213];&quot;));&quot;)" office:value-type="string" office:string-value="Res:=eep_n_w(117,REAL_INT(Xmax_11));">
            <text:p>Res:=eep_n_w(117,REAL_INT(Xmax_11));</text:p>
          </table:table-cell>
          <table:table-cell/>
        </table:table-row>
        <table:table-row table:style-name="ro1">
          <table:table-cell office:value-type="string">
            <text:p>Xmax_12</text:p>
          </table:table-cell>
          <table:table-cell office:value-type="float" office:value="355">
            <text:p>3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8">
            <text:p>118</text:p>
          </table:table-cell>
          <table:table-cell table:formula="of:=CONCATENATE([.A214];&quot;:=INT_REAL(eep_n_r(&quot;;[.J214];&quot;));&quot;)" office:value-type="string" office:string-value="Xmax_12:=INT_REAL(eep_n_r(118));">
            <text:p>Xmax_12:=INT_REAL(eep_n_r(118));</text:p>
          </table:table-cell>
          <table:table-cell table:formula="of:=CONCATENATE(&quot;Res:=eep_n_w(&quot;;[.J214];&quot;,REAL_INT(&quot;;[.A214];&quot;));&quot;)" office:value-type="string" office:string-value="Res:=eep_n_w(118,REAL_INT(Xmax_12));">
            <text:p>Res:=eep_n_w(118,REAL_INT(Xmax_12));</text:p>
          </table:table-cell>
          <table:table-cell/>
        </table:table-row>
        <table:table-row table:style-name="ro1">
          <table:table-cell office:value-type="string">
            <text:p>SP_11</text:p>
          </table:table-cell>
          <table:table-cell office:value-type="float" office:value="357">
            <text:p>3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6]" office:value-type="string" office:string-value="V_03">
            <text:p>V_03</text:p>
          </table:table-cell>
          <table:table-cell office:value-type="string">
            <text:p>Задание</text:p>
          </table:table-cell>
          <table:table-cell table:number-columns-repeated="2"/>
          <table:table-cell office:value-type="float" office:value="119">
            <text:p>119</text:p>
          </table:table-cell>
          <table:table-cell table:formula="of:=CONCATENATE([.A215];&quot;:=INT_REAL(eep_n_r(&quot;;[.J215];&quot;));&quot;)" office:value-type="string" office:string-value="SP_11:=INT_REAL(eep_n_r(119));">
            <text:p>SP_11:=INT_REAL(eep_n_r(119));</text:p>
          </table:table-cell>
          <table:table-cell table:formula="of:=CONCATENATE(&quot;Res:=eep_n_w(&quot;;[.J215];&quot;,REAL_INT(&quot;;[.A215];&quot;));&quot;)" office:value-type="string" office:string-value="Res:=eep_n_w(119,REAL_INT(SP_11));">
            <text:p>Res:=eep_n_w(119,REAL_INT(SP_11));</text:p>
          </table:table-cell>
          <table:table-cell/>
        </table:table-row>
        <table:table-row table:style-name="ro1">
          <table:table-cell office:value-type="string">
            <text:p>SP_12</text:p>
          </table:table-cell>
          <table:table-cell office:value-type="float" office:value="359">
            <text:p>3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7]" office:value-type="string" office:string-value="V_04">
            <text:p>V_04</text:p>
          </table:table-cell>
          <table:table-cell office:value-type="string">
            <text:p>Задание</text:p>
          </table:table-cell>
          <table:table-cell table:number-columns-repeated="2"/>
          <table:table-cell office:value-type="float" office:value="120">
            <text:p>120</text:p>
          </table:table-cell>
          <table:table-cell table:formula="of:=CONCATENATE([.A216];&quot;:=INT_REAL(eep_n_r(&quot;;[.J216];&quot;));&quot;)" office:value-type="string" office:string-value="SP_12:=INT_REAL(eep_n_r(120));">
            <text:p>SP_12:=INT_REAL(eep_n_r(120));</text:p>
          </table:table-cell>
          <table:table-cell table:formula="of:=CONCATENATE(&quot;Res:=eep_n_w(&quot;;[.J216];&quot;,REAL_INT(&quot;;[.A216];&quot;));&quot;)" office:value-type="string" office:string-value="Res:=eep_n_w(120,REAL_INT(SP_12));">
            <text:p>Res:=eep_n_w(120,REAL_INT(SP_12));</text:p>
          </table:table-cell>
          <table:table-cell/>
        </table:table-row>
        <table:table-row table:style-name="ro1">
          <table:table-cell office:value-type="string">
            <text:p>Kkor_11</text:p>
          </table:table-cell>
          <table:table-cell office:value-type="float" office:value="361">
            <text:p>3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21">
            <text:p>121</text:p>
          </table:table-cell>
          <table:table-cell table:formula="of:=CONCATENATE([.A217];&quot;:=INT_REAL(eep_n_r(&quot;;[.J217];&quot;));&quot;)" office:value-type="string" office:string-value="Kkor_11:=INT_REAL(eep_n_r(121));">
            <text:p>Kkor_11:=INT_REAL(eep_n_r(121));</text:p>
          </table:table-cell>
          <table:table-cell table:formula="of:=CONCATENATE(&quot;Res:=eep_n_w(&quot;;[.J217];&quot;,REAL_INT(&quot;;[.A217];&quot;));&quot;)" office:value-type="string" office:string-value="Res:=eep_n_w(121,REAL_INT(Kkor_11));">
            <text:p>Res:=eep_n_w(121,REAL_INT(Kkor_11));</text:p>
          </table:table-cell>
          <table:table-cell/>
        </table:table-row>
        <table:table-row table:style-name="ro1">
          <table:table-cell office:value-type="string">
            <text:p>Kkor_12</text:p>
          </table:table-cell>
          <table:table-cell office:value-type="float" office:value="363">
            <text:p>3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22">
            <text:p>122</text:p>
          </table:table-cell>
          <table:table-cell table:formula="of:=CONCATENATE([.A218];&quot;:=INT_REAL(eep_n_r(&quot;;[.J218];&quot;));&quot;)" office:value-type="string" office:string-value="Kkor_12:=INT_REAL(eep_n_r(122));">
            <text:p>Kkor_12:=INT_REAL(eep_n_r(122));</text:p>
          </table:table-cell>
          <table:table-cell table:formula="of:=CONCATENATE(&quot;Res:=eep_n_w(&quot;;[.J218];&quot;,REAL_INT(&quot;;[.A218];&quot;));&quot;)" office:value-type="string" office:string-value="Res:=eep_n_w(122,REAL_INT(Kkor_12));">
            <text:p>Res:=eep_n_w(122,REAL_INT(Kkor_12));</text:p>
          </table:table-cell>
          <table:table-cell/>
        </table:table-row>
        <table:table-row table:style-name="ro1">
          <table:table-cell office:value-type="string">
            <text:p>K1_11</text:p>
          </table:table-cell>
          <table:table-cell office:value-type="float" office:value="365">
            <text:p>3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23">
            <text:p>123</text:p>
          </table:table-cell>
          <table:table-cell table:formula="of:=CONCATENATE([.A219];&quot;:=INT_REAL(eep_n_r(&quot;;[.J219];&quot;));&quot;)" office:value-type="string" office:string-value="K1_11:=INT_REAL(eep_n_r(123));">
            <text:p>K1_11:=INT_REAL(eep_n_r(123));</text:p>
          </table:table-cell>
          <table:table-cell table:formula="of:=CONCATENATE(&quot;Res:=eep_n_w(&quot;;[.J219];&quot;,REAL_INT(&quot;;[.A219];&quot;));&quot;)" office:value-type="string" office:string-value="Res:=eep_n_w(123,REAL_INT(K1_11));">
            <text:p>Res:=eep_n_w(123,REAL_INT(K1_11));</text:p>
          </table:table-cell>
          <table:table-cell/>
        </table:table-row>
        <table:table-row table:style-name="ro1">
          <table:table-cell office:value-type="string">
            <text:p>K1_12</text:p>
          </table:table-cell>
          <table:table-cell office:value-type="float" office:value="367">
            <text:p>3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24">
            <text:p>124</text:p>
          </table:table-cell>
          <table:table-cell table:formula="of:=CONCATENATE([.A220];&quot;:=INT_REAL(eep_n_r(&quot;;[.J220];&quot;));&quot;)" office:value-type="string" office:string-value="K1_12:=INT_REAL(eep_n_r(124));">
            <text:p>K1_12:=INT_REAL(eep_n_r(124));</text:p>
          </table:table-cell>
          <table:table-cell table:formula="of:=CONCATENATE(&quot;Res:=eep_n_w(&quot;;[.J220];&quot;,REAL_INT(&quot;;[.A220];&quot;));&quot;)" office:value-type="string" office:string-value="Res:=eep_n_w(124,REAL_INT(K1_12));">
            <text:p>Res:=eep_n_w(124,REAL_INT(K1_12));</text:p>
          </table:table-cell>
          <table:table-cell/>
        </table:table-row>
        <table:table-row table:style-name="ro1">
          <table:table-cell office:value-type="string">
            <text:p>K2_11</text:p>
          </table:table-cell>
          <table:table-cell office:value-type="float" office:value="369">
            <text:p>3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25">
            <text:p>125</text:p>
          </table:table-cell>
          <table:table-cell table:formula="of:=CONCATENATE([.A221];&quot;:=INT_REAL(eep_n_r(&quot;;[.J221];&quot;));&quot;)" office:value-type="string" office:string-value="K2_11:=INT_REAL(eep_n_r(125));">
            <text:p>K2_11:=INT_REAL(eep_n_r(125));</text:p>
          </table:table-cell>
          <table:table-cell table:formula="of:=CONCATENATE(&quot;Res:=eep_n_w(&quot;;[.J221];&quot;,REAL_INT(&quot;;[.A221];&quot;));&quot;)" office:value-type="string" office:string-value="Res:=eep_n_w(125,REAL_INT(K2_11));">
            <text:p>Res:=eep_n_w(125,REAL_INT(K2_11));</text:p>
          </table:table-cell>
          <table:table-cell/>
        </table:table-row>
        <table:table-row table:style-name="ro1">
          <table:table-cell office:value-type="string">
            <text:p>K2_12</text:p>
          </table:table-cell>
          <table:table-cell office:value-type="float" office:value="371">
            <text:p>3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222:.B222])" office:value-type="string" office:string-value="173">
            <text:p>173</text:p>
          </table:table-cell>
          <table:table-cell/>
          <table:table-cell office:value-type="float" office:value="126">
            <text:p>126</text:p>
          </table:table-cell>
          <table:table-cell table:formula="of:=CONCATENATE([.A222];&quot;:=INT_REAL(eep_n_r(&quot;;[.J222];&quot;));&quot;)" office:value-type="string" office:string-value="K2_12:=INT_REAL(eep_n_r(126));">
            <text:p>K2_12:=INT_REAL(eep_n_r(126));</text:p>
          </table:table-cell>
          <table:table-cell table:formula="of:=CONCATENATE(&quot;Res:=eep_n_w(&quot;;[.J222];&quot;,REAL_INT(&quot;;[.A222];&quot;));&quot;)" office:value-type="string" office:string-value="Res:=eep_n_w(126,REAL_INT(K2_12));">
            <text:p>Res:=eep_n_w(126,REAL_INT(K2_12));</text:p>
          </table:table-cell>
          <table:table-cell/>
        </table:table-row>
        <table:table-row table:style-name="ro1">
          <table:table-cell office:value-type="string">
            <text:p>Rej_11</text:p>
          </table:table-cell>
          <table:table-cell office:value-type="float" office:value="373">
            <text:p>37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ежим</text:p>
          </table:table-cell>
          <table:table-cell table:formula="of:=DEC2HEX([.B223:.B223])" office:value-type="string" office:string-value="175">
            <text:p>175</text:p>
          </table:table-cell>
          <table:table-cell/>
          <table:table-cell office:value-type="float" office:value="34">
            <text:p>34</text:p>
          </table:table-cell>
          <table:table-cell table:formula="of:=CONCATENATE([.A223];&quot;:=eep_b_r(&quot;;[.J223];&quot;);&quot;)" office:value-type="string" office:string-value="Rej_11:=eep_b_r(34);">
            <text:p>Rej_11:=eep_b_r(34);</text:p>
          </table:table-cell>
          <table:table-cell table:formula="of:=CONCATENATE(&quot;Res:=eep_b_w(&quot;;[.J223];&quot;,&quot;;[.A223];&quot;);&quot;)" office:value-type="string" office:string-value="Res:=eep_b_w(34,Rej_11);">
            <text:p>Res:=eep_b_w(34,Rej_11);</text:p>
          </table:table-cell>
          <table:table-cell table:formula="of:=CONCATENATE([.A223];&quot; smallint default '0',&quot;)" office:value-type="string" office:string-value="Rej_11 smallint default '0',">
            <text:p>Rej_11 smallint default '0',</text:p>
          </table:table-cell>
        </table:table-row>
        <table:table-row table:style-name="ro1">
          <table:table-cell office:value-type="string">
            <text:p>Rej_12</text:p>
          </table:table-cell>
          <table:table-cell office:value-type="float" office:value="374">
            <text:p>37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ежим</text:p>
          </table:table-cell>
          <table:table-cell table:formula="of:=DEC2HEX([.B224:.B224])" office:value-type="string" office:string-value="176">
            <text:p>176</text:p>
          </table:table-cell>
          <table:table-cell/>
          <table:table-cell office:value-type="float" office:value="35">
            <text:p>35</text:p>
          </table:table-cell>
          <table:table-cell table:formula="of:=CONCATENATE([.A224];&quot;:=eep_b_r(&quot;;[.J224];&quot;);&quot;)" office:value-type="string" office:string-value="Rej_12:=eep_b_r(35);">
            <text:p>Rej_12:=eep_b_r(35);</text:p>
          </table:table-cell>
          <table:table-cell table:formula="of:=CONCATENATE(&quot;Res:=eep_b_w(&quot;;[.J224];&quot;,&quot;;[.A224];&quot;);&quot;)" office:value-type="string" office:string-value="Res:=eep_b_w(35,Rej_12);">
            <text:p>Res:=eep_b_w(35,Rej_12);</text:p>
          </table:table-cell>
          <table:table-cell table:formula="of:=CONCATENATE([.A224];&quot; smallint default '0',&quot;)" office:value-type="string" office:string-value="Rej_12 smallint default '0',">
            <text:p>Rej_12 smallint default '0',</text:p>
          </table:table-cell>
        </table:table-row>
        <table:table-row table:style-name="ro1">
          <table:table-cell office:value-type="string">
            <text:p>Spr_11</text:p>
          </table:table-cell>
          <table:table-cell office:value-type="float" office:value="375">
            <text:p>375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6]" office:value-type="string" office:string-value="V_03">
            <text:p>V_03</text:p>
          </table:table-cell>
          <table:table-cell office:value-type="string">
            <text:p>Рассчетное задание</text:p>
          </table:table-cell>
          <table:table-cell table:formula="of:=DEC2HEX([.B225:.B225])" office:value-type="string" office:string-value="177">
            <text:p>177</text:p>
          </table:table-cell>
          <table:table-cell table:number-columns-repeated="4"/>
          <table:table-cell table:formula="of:=CONCATENATE([.A225];&quot; smallint default '0',&quot;)" office:value-type="string" office:string-value="Spr_11 smallint default '0',">
            <text:p>Spr_11 smallint default '0',</text:p>
          </table:table-cell>
        </table:table-row>
        <table:table-row table:style-name="ro1">
          <table:table-cell office:value-type="string">
            <text:p>Spr_12</text:p>
          </table:table-cell>
          <table:table-cell office:value-type="float" office:value="377">
            <text:p>377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7]" office:value-type="string" office:string-value="V_04">
            <text:p>V_04</text:p>
          </table:table-cell>
          <table:table-cell office:value-type="string">
            <text:p>Рассчетное задание</text:p>
          </table:table-cell>
          <table:table-cell table:number-columns-repeated="5"/>
          <table:table-cell table:formula="of:=CONCATENATE([.A226];&quot; smallint default '0',&quot;)" office:value-type="string" office:string-value="Spr_12 smallint default '0',">
            <text:p>Spr_12 smallint default '0',</text:p>
          </table:table-cell>
        </table:table-row>
        <table:table-row table:style-name="ro1">
          <table:table-cell office:value-type="string">
            <text:p>X0_11</text:p>
          </table:table-cell>
          <table:table-cell office:value-type="float" office:value="379">
            <text:p>379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formula="of:=[.G21]" office:value-type="string" office:string-value="Клапан">
            <text:p>Клапан</text:p>
          </table:table-cell>
          <table:table-cell table:style-name="ce4" office:value-type="string">
            <text:p>%QD5.3</text:p>
          </table:table-cell>
          <table:table-cell table:style-name="ce4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number-columns-repeated="2"/>
          <table:table-cell table:formula="of:=CONCATENATE([.A227];&quot; smallint default '0',&quot;)" office:value-type="string" office:string-value="X0_11 smallint default '0',">
            <text:p>X0_11 smallint default '0',</text:p>
          </table:table-cell>
        </table:table-row>
        <table:table-row table:style-name="ro1">
          <table:table-cell office:value-type="string">
            <text:p>X0_12</text:p>
          </table:table-cell>
          <table:table-cell office:value-type="float" office:value="381">
            <text:p>381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formula="of:=[.G20]" office:value-type="string" office:string-value="Клапан">
            <text:p>Клапан</text:p>
          </table:table-cell>
          <table:table-cell table:style-name="ce5" office:value-type="string">
            <text:p>%QD5.4</text:p>
          </table:table-cell>
          <table:table-cell table:style-name="ce5"/>
          <table:table-cell table:style-name="ce8" office:value-type="float" office:value="7">
            <text:p>7</text:p>
          </table:table-cell>
          <table:table-cell table:number-columns-repeated="2"/>
          <table:table-cell table:formula="of:=CONCATENATE([.A228];&quot; smallint default '0',&quot;)" office:value-type="string" office:string-value="X0_12 smallint default '0',">
            <text:p>X0_12 smallint default '0',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10"/>
        </table:table-row>
        <table:table-row table:style-name="ro1">
          <table:table-cell office:value-type="string">
            <text:p>Xt_01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2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3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4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5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6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7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8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9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10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</table:table>
      <table:table table:name="plc 2" table:style-name="ta1" table:print-ranges="'plc 2'.A1:'plc 2'.J52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3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table:number-columns-repeated="5"/>
          <table:table-cell office:value-type="string">
            <text:p>create table trend2 (Dt integer unsigned not null.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3"/>
          <table:table-cell office:value-type="string">
            <text:p>Назва сигналу</text:p>
          </table:table-cell>
          <table:table-cell office:value-type="string">
            <text:p>вхід контролера</text:p>
          </table:table-cell>
          <table:table-cell office:value-type="string">
            <text:p>№ модуля</text:p>
          </table:table-cell>
          <table:table-cell office:value-type="string">
            <text:p>№ клеми</text:p>
          </table:table-cell>
          <table:table-cell table:number-columns-repeated="3"/>
        </table:table-row>
        <table:table-row table:style-name="ro1">
          <table:table-cell office:value-type="string">
            <text:p>V_01</text:p>
          </table:table-cell>
          <table:table-cell office:value-type="float" office:value="10">
            <text:p>1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Темп. диф. сока</text:p>
          </table:table-cell>
          <table:table-cell table:style-name="ce2" office:value-type="string">
            <text:p>%ID0.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1,2,3</text:p>
          </table:table-cell>
          <table:table-cell table:number-columns-repeated="2"/>
          <table:table-cell table:formula="of:=CONCATENATE([.A3];&quot; smallint default '0',&quot;)" office:value-type="string" office:string-value="V_01 smallint default '0',">
            <text:p>V_01 smallint default '0',</text:p>
          </table:table-cell>
        </table:table-row>
        <table:table-row table:style-name="ro1">
          <table:table-cell office:value-type="string">
            <text:p>V_02</text:p>
          </table:table-cell>
          <table:table-cell office:value-type="float" office:value="12">
            <text:p>1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Темп. деф. сока до скор.подогр.</text:p>
          </table:table-cell>
          <table:table-cell office:value-type="string">
            <text:p>%ID0.2</text:p>
          </table:table-cell>
          <table:table-cell/>
          <table:table-cell table:style-name="ce2" office:value-type="string">
            <text:p>4,5,6</text:p>
          </table:table-cell>
          <table:table-cell table:number-columns-repeated="2"/>
          <table:table-cell table:formula="of:=CONCATENATE([.A4];&quot; smallint default '0',&quot;)" office:value-type="string" office:string-value="V_02 smallint default '0',">
            <text:p>V_02 smallint default '0',</text:p>
          </table:table-cell>
        </table:table-row>
        <table:table-row table:style-name="ro3">
          <table:table-cell office:value-type="string">
            <text:p>V_03</text:p>
          </table:table-cell>
          <table:table-cell office:value-type="float" office:value="14">
            <text:p>1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Т сока перед гор. деф.</text:p>
          </table:table-cell>
          <table:table-cell office:value-type="string">
            <text:p>%ID0.3</text:p>
          </table:table-cell>
          <table:table-cell/>
          <table:table-cell table:style-name="ce2" office:value-type="string">
            <text:p>7,8,9</text:p>
          </table:table-cell>
          <table:table-cell table:number-columns-repeated="2"/>
          <table:table-cell table:formula="of:=CONCATENATE([.A5];&quot; smallint default '0',&quot;)" office:value-type="string" office:string-value="V_03 smallint default '0',">
            <text:p>V_03 smallint default '0',</text:p>
          </table:table-cell>
        </table:table-row>
        <table:table-row table:style-name="ro1">
          <table:table-cell office:value-type="string">
            <text:p>V_04</text:p>
          </table:table-cell>
          <table:table-cell office:value-type="float" office:value="16">
            <text:p>1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Темп. н.ф сока 1 сат. до подогр.</text:p>
          </table:table-cell>
          <table:table-cell office:value-type="string">
            <text:p>%ID0.4</text:p>
          </table:table-cell>
          <table:table-cell/>
          <table:table-cell table:style-name="ce2" office:value-type="string">
            <text:p>10,11,12</text:p>
          </table:table-cell>
          <table:table-cell table:number-columns-repeated="2"/>
          <table:table-cell table:formula="of:=CONCATENATE([.A6];&quot; smallint default '0',&quot;)" office:value-type="string" office:string-value="V_04 smallint default '0',">
            <text:p>V_04 smallint default '0',</text:p>
          </table:table-cell>
        </table:table-row>
        <table:table-row table:style-name="ro3">
          <table:table-cell office:value-type="string">
            <text:p>V_05</text:p>
          </table:table-cell>
          <table:table-cell office:value-type="float" office:value="18">
            <text:p>1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Т сока перед УФЛ</text:p>
          </table:table-cell>
          <table:table-cell office:value-type="string">
            <text:p>%ID0.5</text:p>
          </table:table-cell>
          <table:table-cell/>
          <table:table-cell table:style-name="ce2" office:value-type="string">
            <text:p>13,14,15</text:p>
          </table:table-cell>
          <table:table-cell table:number-columns-repeated="2"/>
          <table:table-cell table:formula="of:=CONCATENATE([.A7];&quot; smallint default '0',&quot;)" office:value-type="string" office:string-value="V_05 smallint default '0',">
            <text:p>V_05 smallint default '0',</text:p>
          </table:table-cell>
        </table:table-row>
        <table:table-row table:style-name="ro1">
          <table:table-cell office:value-type="string">
            <text:p>V_06</text:p>
          </table:table-cell>
          <table:table-cell office:value-type="float" office:value="20">
            <text:p>2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Темп. ф. сока 1 сат. до подогр.</text:p>
          </table:table-cell>
          <table:table-cell office:value-type="string">
            <text:p>%ID0.6</text:p>
          </table:table-cell>
          <table:table-cell/>
          <table:table-cell table:style-name="ce2" office:value-type="string">
            <text:p>16,17,18</text:p>
          </table:table-cell>
          <table:table-cell table:number-columns-repeated="2"/>
          <table:table-cell table:formula="of:=CONCATENATE([.A8];&quot; smallint default '0',&quot;)" office:value-type="string" office:string-value="V_06 smallint default '0',">
            <text:p>V_06 smallint default '0',</text:p>
          </table:table-cell>
        </table:table-row>
        <table:table-row table:style-name="ro3">
          <table:table-cell office:value-type="string">
            <text:p>V_07</text:p>
          </table:table-cell>
          <table:table-cell office:value-type="float" office:value="22">
            <text:p>2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Т сока перед 2 сат.</text:p>
          </table:table-cell>
          <table:table-cell table:style-name="ce2" office:value-type="string">
            <text:p>%ID0.7</text:p>
          </table:table-cell>
          <table:table-cell table:style-name="ce2"/>
          <table:table-cell table:style-name="ce2" office:value-type="string">
            <text:p>19,20,21</text:p>
          </table:table-cell>
          <table:table-cell table:number-columns-repeated="2"/>
          <table:table-cell table:formula="of:=CONCATENATE([.A9];&quot; smallint default '0',&quot;)" office:value-type="string" office:string-value="V_07 smallint default '0',">
            <text:p>V_07 smallint default '0',</text:p>
          </table:table-cell>
        </table:table-row>
        <table:table-row table:style-name="ro1">
          <table:table-cell office:value-type="string">
            <text:p>V_08</text:p>
          </table:table-cell>
          <table:table-cell office:value-type="float" office:value="24">
            <text:p>2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Расход сусп. 2 сат.</text:p>
          </table:table-cell>
          <table:table-cell table:style-name="ce2" office:value-type="string">
            <text:p>%ID1.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number-columns-repeated="2"/>
          <table:table-cell table:formula="of:=CONCATENATE([.A10];&quot; smallint default '0',&quot;)" office:value-type="string" office:string-value="V_08 smallint default '0',">
            <text:p>V_08 smallint default '0',</text:p>
          </table:table-cell>
        </table:table-row>
        <table:table-row table:style-name="ro1">
          <table:table-cell office:value-type="string">
            <text:p>V_09</text:p>
          </table:table-cell>
          <table:table-cell office:value-type="float" office:value="26">
            <text:p>2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Расход ф. сока c УФЛ</text:p>
          </table:table-cell>
          <table:table-cell office:value-type="string">
            <text:p>%ID1.2</text:p>
          </table:table-cell>
          <table:table-cell/>
          <table:table-cell table:style-name="ce2" office:value-type="float" office:value="5">
            <text:p>5</text:p>
          </table:table-cell>
          <table:table-cell table:number-columns-repeated="2"/>
          <table:table-cell table:formula="of:=CONCATENATE([.A11];&quot; smallint default '0',&quot;)" office:value-type="string" office:string-value="V_09 smallint default '0',">
            <text:p>V_09 smallint default '0',</text:p>
          </table:table-cell>
        </table:table-row>
        <table:table-row table:style-name="ro1">
          <table:table-cell office:value-type="string">
            <text:p>V_10</text:p>
          </table:table-cell>
          <table:table-cell office:value-type="float" office:value="28">
            <text:p>2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Уровень в сб. продувок</text:p>
          </table:table-cell>
          <table:table-cell office:value-type="string">
            <text:p>%ID1.3</text:p>
          </table:table-cell>
          <table:table-cell/>
          <table:table-cell table:style-name="ce2" office:value-type="float" office:value="7">
            <text:p>7</text:p>
          </table:table-cell>
          <table:table-cell table:number-columns-repeated="2"/>
          <table:table-cell table:formula="of:=CONCATENATE([.A12];&quot; smallint default '0',&quot;)" office:value-type="string" office:string-value="V_10 smallint default '0',">
            <text:p>V_10 smallint default '0',</text:p>
          </table:table-cell>
        </table:table-row>
        <table:table-row table:style-name="ro1">
          <table:table-cell office:value-type="string">
            <text:p>V_11</text:p>
          </table:table-cell>
          <table:table-cell office:value-type="float" office:value="30">
            <text:p>3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Уровень в нап. сб. н.ф сока 2 сат.</text:p>
          </table:table-cell>
          <table:table-cell office:value-type="string">
            <text:p>%ID1.4</text:p>
          </table:table-cell>
          <table:table-cell/>
          <table:table-cell table:style-name="ce2" office:value-type="float" office:value="9">
            <text:p>9</text:p>
          </table:table-cell>
          <table:table-cell table:number-columns-repeated="2"/>
          <table:table-cell table:formula="of:=CONCATENATE([.A13];&quot; smallint default '0',&quot;)" office:value-type="string" office:string-value="V_11 smallint default '0',">
            <text:p>V_11 smallint default '0',</text:p>
          </table:table-cell>
        </table:table-row>
        <table:table-row table:style-name="ro1">
          <table:table-cell office:value-type="string">
            <text:p>V_12</text:p>
          </table:table-cell>
          <table:table-cell office:value-type="float" office:value="32">
            <text:p>3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Уровень в нап. сб. сока контр. фил.</text:p>
          </table:table-cell>
          <table:table-cell office:value-type="string">
            <text:p>%ID1.5</text:p>
          </table:table-cell>
          <table:table-cell/>
          <table:table-cell table:style-name="ce2" office:value-type="float" office:value="11">
            <text:p>11</text:p>
          </table:table-cell>
          <table:table-cell table:number-columns-repeated="2"/>
          <table:table-cell table:formula="of:=CONCATENATE([.A14];&quot; smallint default '0',&quot;)" office:value-type="string" office:string-value="V_12 smallint default '0',">
            <text:p>V_12 smallint default '0',</text:p>
          </table:table-cell>
        </table:table-row>
        <table:table-row table:style-name="ro1">
          <table:table-cell office:value-type="string">
            <text:p>V_13</text:p>
          </table:table-cell>
          <table:table-cell office:value-type="float" office:value="34">
            <text:p>3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Уровень в сб. сусп. 2 сат.</text:p>
          </table:table-cell>
          <table:table-cell office:value-type="string">
            <text:p>%ID1.6</text:p>
          </table:table-cell>
          <table:table-cell/>
          <table:table-cell table:style-name="ce2" office:value-type="float" office:value="13">
            <text:p>13</text:p>
          </table:table-cell>
          <table:table-cell table:number-columns-repeated="2"/>
          <table:table-cell table:formula="of:=CONCATENATE([.A15];&quot; smallint default '0',&quot;)" office:value-type="string" office:string-value="V_13 smallint default '0',">
            <text:p>V_13 smallint default '0',</text:p>
          </table:table-cell>
        </table:table-row>
        <table:table-row table:style-name="ro1">
          <table:table-cell office:value-type="string">
            <text:p>V_14</text:p>
          </table:table-cell>
          <table:table-cell office:value-type="float" office:value="36">
            <text:p>3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Уровень в нап. сб. сусп. 1 сат.</text:p>
          </table:table-cell>
          <table:table-cell office:value-type="string">
            <text:p>%ID1.7</text:p>
          </table:table-cell>
          <table:table-cell/>
          <table:table-cell table:style-name="ce2" office:value-type="float" office:value="15">
            <text:p>15</text:p>
          </table:table-cell>
          <table:table-cell table:number-columns-repeated="2"/>
          <table:table-cell table:formula="of:=CONCATENATE([.A16];&quot; smallint default '0',&quot;)" office:value-type="string" office:string-value="V_14 smallint default '0',">
            <text:p>V_14 smallint default '0',</text:p>
          </table:table-cell>
        </table:table-row>
        <table:table-row table:style-name="ro1">
          <table:table-cell office:value-type="string">
            <text:p>V_15</text:p>
          </table:table-cell>
          <table:table-cell office:value-type="float" office:value="38">
            <text:p>3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Уровень в нап. сб. н.ф. сока 1 сат.</text:p>
          </table:table-cell>
          <table:table-cell office:value-type="string">
            <text:p>%ID1.8</text:p>
          </table:table-cell>
          <table:table-cell/>
          <table:table-cell table:style-name="ce2" office:value-type="float" office:value="17">
            <text:p>17</text:p>
          </table:table-cell>
          <table:table-cell table:number-columns-repeated="2"/>
          <table:table-cell table:formula="of:=CONCATENATE([.A17];&quot; smallint default '0',&quot;)" office:value-type="string" office:string-value="V_15 smallint default '0',">
            <text:p>V_15 smallint default '0',</text:p>
          </table:table-cell>
        </table:table-row>
        <table:table-row table:style-name="ro1">
          <table:table-cell office:value-type="string">
            <text:p>V_16</text:p>
          </table:table-cell>
          <table:table-cell office:value-type="float" office:value="40">
            <text:p>4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Уровень в сб. сусп. 1 сат.</text:p>
          </table:table-cell>
          <table:table-cell office:value-type="string">
            <text:p>%ID1.9</text:p>
          </table:table-cell>
          <table:table-cell/>
          <table:table-cell table:style-name="ce2" office:value-type="float" office:value="4">
            <text:p>4</text:p>
          </table:table-cell>
          <table:table-cell table:number-columns-repeated="2"/>
          <table:table-cell table:formula="of:=CONCATENATE([.A18];&quot; smallint default '0',&quot;)" office:value-type="string" office:string-value="V_16 smallint default '0',">
            <text:p>V_16 smallint default '0',</text:p>
          </table:table-cell>
        </table:table-row>
        <table:table-row table:style-name="ro1">
          <table:table-cell office:value-type="string">
            <text:p>V_17</text:p>
          </table:table-cell>
          <table:table-cell office:value-type="float" office:value="42">
            <text:p>4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Давл. сат. газа</text:p>
          </table:table-cell>
          <table:table-cell office:value-type="string">
            <text:p>%ID1.10</text:p>
          </table:table-cell>
          <table:table-cell/>
          <table:table-cell table:style-name="ce2" office:value-type="float" office:value="6">
            <text:p>6</text:p>
          </table:table-cell>
          <table:table-cell table:number-columns-repeated="2"/>
          <table:table-cell table:formula="of:=CONCATENATE([.A19];&quot; smallint default '0',&quot;)" office:value-type="string" office:string-value="V_17 smallint default '0',">
            <text:p>V_17 smallint default '0',</text:p>
          </table:table-cell>
        </table:table-row>
        <table:table-row table:style-name="ro1">
          <table:table-cell office:value-type="string">
            <text:p>V_18</text:p>
          </table:table-cell>
          <table:table-cell office:value-type="float" office:value="44">
            <text:p>4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рН сока 1 сатурации</text:p>
          </table:table-cell>
          <table:table-cell office:value-type="string">
            <text:p>%ID1.11</text:p>
          </table:table-cell>
          <table:table-cell/>
          <table:table-cell table:style-name="ce2" office:value-type="float" office:value="8">
            <text:p>8</text:p>
          </table:table-cell>
          <table:table-cell table:number-columns-repeated="2"/>
          <table:table-cell table:formula="of:=CONCATENATE([.A20];&quot; smallint default '0',&quot;)" office:value-type="string" office:string-value="V_18 smallint default '0',">
            <text:p>V_18 smallint default '0',</text:p>
          </table:table-cell>
        </table:table-row>
        <table:table-row table:style-name="ro1">
          <table:table-cell office:value-type="string">
            <text:p>V_19</text:p>
          </table:table-cell>
          <table:table-cell office:value-type="float" office:value="46">
            <text:p>4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рН сока 2 сатурации</text:p>
          </table:table-cell>
          <table:table-cell office:value-type="string">
            <text:p>%ID1.12</text:p>
          </table:table-cell>
          <table:table-cell/>
          <table:table-cell table:style-name="ce2" office:value-type="float" office:value="10">
            <text:p>10</text:p>
          </table:table-cell>
          <table:table-cell table:number-columns-repeated="2"/>
          <table:table-cell table:formula="of:=CONCATENATE([.A21];&quot; smallint default '0',&quot;)" office:value-type="string" office:string-value="V_19 smallint default '0',">
            <text:p>V_19 smallint default '0',</text:p>
          </table:table-cell>
        </table:table-row>
        <table:table-row table:style-name="ro1">
          <table:table-cell office:value-type="string">
            <text:p>V_20</text:p>
          </table:table-cell>
          <table:table-cell office:value-type="float" office:value="48">
            <text:p>4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%СО2 в сат. газе</text:p>
          </table:table-cell>
          <table:table-cell office:value-type="string">
            <text:p>%ID1.13</text:p>
          </table:table-cell>
          <table:table-cell/>
          <table:table-cell table:style-name="ce2" office:value-type="float" office:value="12">
            <text:p>12</text:p>
          </table:table-cell>
          <table:table-cell table:number-columns-repeated="2"/>
          <table:table-cell table:formula="of:=CONCATENATE([.A22];&quot; smallint default '0',&quot;)" office:value-type="string" office:string-value="V_20 smallint default '0',">
            <text:p>V_20 smallint default '0',</text:p>
          </table:table-cell>
        </table:table-row>
        <table:table-row table:style-name="ro1">
          <table:table-cell office:value-type="string">
            <text:p>V_21</text:p>
          </table:table-cell>
          <table:table-cell office:value-type="float" office:value="50">
            <text:p>5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Уровень в сб. н.ф. сока 1 сат.</text:p>
          </table:table-cell>
          <table:table-cell table:style-name="ce2" office:value-type="string">
            <text:p>%ID1.14</text:p>
          </table:table-cell>
          <table:table-cell table:style-name="ce2"/>
          <table:table-cell table:style-name="ce2" office:value-type="float" office:value="14">
            <text:p>14</text:p>
          </table:table-cell>
          <table:table-cell table:number-columns-repeated="2"/>
          <table:table-cell table:formula="of:=CONCATENATE([.A23];&quot; smallint default '0',&quot;)" office:value-type="string" office:string-value="V_21 smallint default '0',">
            <text:p>V_21 smallint default '0',</text:p>
          </table:table-cell>
        </table:table-row>
        <table:table-row table:style-name="ro1">
          <table:table-cell office:value-type="string">
            <text:p>X0_01</text:p>
          </table:table-cell>
          <table:table-cell office:value-type="float" office:value="52">
            <text:p>5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Клапан</text:p>
          </table:table-cell>
          <table:table-cell table:style-name="ce2" office:value-type="string">
            <text:p>%QD4.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"/>
          <table:table-cell table:formula="of:=CONCATENATE([.A24];&quot; smallint default '0',&quot;)" office:value-type="string" office:string-value="X0_01 smallint default '0',">
            <text:p>X0_01 smallint default '0',</text:p>
          </table:table-cell>
        </table:table-row>
        <table:table-row table:style-name="ro1">
          <table:table-cell office:value-type="string">
            <text:p>X0_02</text:p>
          </table:table-cell>
          <table:table-cell office:value-type="float" office:value="54">
            <text:p>5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Клапан</text:p>
          </table:table-cell>
          <table:table-cell office:value-type="string">
            <text:p>%QD4.2</text:p>
          </table:table-cell>
          <table:table-cell/>
          <table:table-cell table:style-name="ce2" office:value-type="float" office:value="3">
            <text:p>3</text:p>
          </table:table-cell>
          <table:table-cell table:number-columns-repeated="2"/>
          <table:table-cell table:formula="of:=CONCATENATE([.A25];&quot; smallint default '0',&quot;)" office:value-type="string" office:string-value="X0_02 smallint default '0',">
            <text:p>X0_02 smallint default '0',</text:p>
          </table:table-cell>
        </table:table-row>
        <table:table-row table:style-name="ro1">
          <table:table-cell office:value-type="string">
            <text:p>X0_03</text:p>
          </table:table-cell>
          <table:table-cell office:value-type="float" office:value="56">
            <text:p>5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Клапан</text:p>
          </table:table-cell>
          <table:table-cell office:value-type="string">
            <text:p>%QD4.3</text:p>
          </table:table-cell>
          <table:table-cell/>
          <table:table-cell table:style-name="ce2" office:value-type="float" office:value="5">
            <text:p>5</text:p>
          </table:table-cell>
          <table:table-cell table:number-columns-repeated="2"/>
          <table:table-cell table:formula="of:=CONCATENATE([.A26];&quot; smallint default '0',&quot;)" office:value-type="string" office:string-value="X0_03 smallint default '0',">
            <text:p>X0_03 smallint default '0',</text:p>
          </table:table-cell>
        </table:table-row>
        <table:table-row table:style-name="ro1">
          <table:table-cell office:value-type="string">
            <text:p>X0_04</text:p>
          </table:table-cell>
          <table:table-cell office:value-type="float" office:value="58">
            <text:p>5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Клапан</text:p>
          </table:table-cell>
          <table:table-cell table:style-name="ce2" office:value-type="string">
            <text:p>%QD4.4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number-columns-repeated="2"/>
          <table:table-cell table:formula="of:=CONCATENATE([.A27];&quot; smallint default '0',&quot;)" office:value-type="string" office:string-value="X0_04 smallint default '0',">
            <text:p>X0_04 smallint default '0',</text:p>
          </table:table-cell>
        </table:table-row>
        <table:table-row table:style-name="ro1">
          <table:table-cell office:value-type="string">
            <text:p>X0_05</text:p>
          </table:table-cell>
          <table:table-cell office:value-type="float" office:value="60">
            <text:p>6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Клапан</text:p>
          </table:table-cell>
          <table:table-cell table:style-name="ce2" office:value-type="string">
            <text:p>%QD5.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"/>
          <table:table-cell table:formula="of:=CONCATENATE([.A28];&quot; smallint default '0',&quot;)" office:value-type="string" office:string-value="X0_05 smallint default '0',">
            <text:p>X0_05 smallint default '0',</text:p>
          </table:table-cell>
        </table:table-row>
        <table:table-row table:style-name="ro1">
          <table:table-cell office:value-type="string">
            <text:p>X0_06</text:p>
          </table:table-cell>
          <table:table-cell office:value-type="float" office:value="62">
            <text:p>6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Клапан</text:p>
          </table:table-cell>
          <table:table-cell office:value-type="string">
            <text:p>%QD5.2</text:p>
          </table:table-cell>
          <table:table-cell/>
          <table:table-cell table:style-name="ce2" office:value-type="float" office:value="3">
            <text:p>3</text:p>
          </table:table-cell>
          <table:table-cell table:number-columns-repeated="2"/>
          <table:table-cell table:formula="of:=CONCATENATE([.A29];&quot; smallint default '0',&quot;)" office:value-type="string" office:string-value="X0_06 smallint default '0',">
            <text:p>X0_06 smallint default '0',</text:p>
          </table:table-cell>
        </table:table-row>
        <table:table-row table:style-name="ro1">
          <table:table-cell office:value-type="string">
            <text:p>X0_07</text:p>
          </table:table-cell>
          <table:table-cell office:value-type="float" office:value="64">
            <text:p>6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Клапан</text:p>
          </table:table-cell>
          <table:table-cell table:style-name="ce2" office:value-type="string">
            <text:p>%QD5.3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number-columns-repeated="2"/>
          <table:table-cell table:formula="of:=CONCATENATE([.A30];&quot; smallint default '0',&quot;)" office:value-type="string" office:string-value="X0_07 smallint default '0',">
            <text:p>X0_07 smallint default '0',</text:p>
          </table:table-cell>
        </table:table-row>
        <table:table-row table:style-name="ro1">
          <table:table-cell office:value-type="string">
            <text:p>X_01</text:p>
          </table:table-cell>
          <table:table-cell office:value-type="float" office:value="66">
            <text:p>6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БРУ А/М</text:p>
          </table:table-cell>
          <table:table-cell table:style-name="ce2" office:value-type="string">
            <text:p>%IX2.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/>
          <table:table-cell table:formula="of:=CONCATENATE([.A31];&quot; smallint default '0',&quot;)" office:value-type="string" office:string-value="X_01 smallint default '0',">
            <text:p>X_01 smallint default '0',</text:p>
          </table:table-cell>
        </table:table-row>
        <table:table-row table:style-name="ro1">
          <table:table-cell office:value-type="string">
            <text:p>X_02</text:p>
          </table:table-cell>
          <table:table-cell office:value-type="float" office:value="67">
            <text:p>6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БРУ А/М</text:p>
          </table:table-cell>
          <table:table-cell office:value-type="string">
            <text:p>%IX2.2</text:p>
          </table:table-cell>
          <table:table-cell/>
          <table:table-cell table:style-name="ce2" office:value-type="float" office:value="3">
            <text:p>3</text:p>
          </table:table-cell>
          <table:table-cell table:number-columns-repeated="2"/>
          <table:table-cell table:formula="of:=CONCATENATE([.A32];&quot; smallint default '0',&quot;)" office:value-type="string" office:string-value="X_02 smallint default '0',">
            <text:p>X_02 smallint default '0',</text:p>
          </table:table-cell>
        </table:table-row>
        <table:table-row table:style-name="ro1">
          <table:table-cell office:value-type="string">
            <text:p>X_03</text:p>
          </table:table-cell>
          <table:table-cell office:value-type="float" office:value="68">
            <text:p>6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БРУ А/М</text:p>
          </table:table-cell>
          <table:table-cell office:value-type="string">
            <text:p>%IX2.3</text:p>
          </table:table-cell>
          <table:table-cell/>
          <table:table-cell table:style-name="ce2" office:value-type="float" office:value="4">
            <text:p>4</text:p>
          </table:table-cell>
          <table:table-cell table:number-columns-repeated="2"/>
          <table:table-cell table:formula="of:=CONCATENATE([.A33];&quot; smallint default '0',&quot;)" office:value-type="string" office:string-value="X_03 smallint default '0',">
            <text:p>X_03 smallint default '0',</text:p>
          </table:table-cell>
        </table:table-row>
        <table:table-row table:style-name="ro1">
          <table:table-cell office:value-type="string">
            <text:p>X_04</text:p>
          </table:table-cell>
          <table:table-cell office:value-type="float" office:value="69">
            <text:p>6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БРУ А/М</text:p>
          </table:table-cell>
          <table:table-cell office:value-type="string">
            <text:p>%IX2.4</text:p>
          </table:table-cell>
          <table:table-cell/>
          <table:table-cell table:style-name="ce2" office:value-type="float" office:value="5">
            <text:p>5</text:p>
          </table:table-cell>
          <table:table-cell table:number-columns-repeated="2"/>
          <table:table-cell table:formula="of:=CONCATENATE([.A34];&quot; smallint default '0',&quot;)" office:value-type="string" office:string-value="X_04 smallint default '0',">
            <text:p>X_04 smallint default '0',</text:p>
          </table:table-cell>
        </table:table-row>
        <table:table-row table:style-name="ro1">
          <table:table-cell office:value-type="string">
            <text:p>X_05</text:p>
          </table:table-cell>
          <table:table-cell office:value-type="float" office:value="70">
            <text:p>7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БРУ А/М</text:p>
          </table:table-cell>
          <table:table-cell office:value-type="string">
            <text:p>%IX2.5</text:p>
          </table:table-cell>
          <table:table-cell/>
          <table:table-cell table:style-name="ce2" office:value-type="float" office:value="7">
            <text:p>7</text:p>
          </table:table-cell>
          <table:table-cell table:number-columns-repeated="2"/>
          <table:table-cell table:formula="of:=CONCATENATE([.A35];&quot; smallint default '0',&quot;)" office:value-type="string" office:string-value="X_05 smallint default '0',">
            <text:p>X_05 smallint default '0',</text:p>
          </table:table-cell>
        </table:table-row>
        <table:table-row table:style-name="ro1">
          <table:table-cell office:value-type="string">
            <text:p>X_06</text:p>
          </table:table-cell>
          <table:table-cell office:value-type="float" office:value="71">
            <text:p>7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БРУ А/М</text:p>
          </table:table-cell>
          <table:table-cell office:value-type="string">
            <text:p>%IX2.6</text:p>
          </table:table-cell>
          <table:table-cell/>
          <table:table-cell table:style-name="ce2" office:value-type="float" office:value="8">
            <text:p>8</text:p>
          </table:table-cell>
          <table:table-cell table:number-columns-repeated="2"/>
          <table:table-cell table:formula="of:=CONCATENATE([.A36];&quot; smallint default '0',&quot;)" office:value-type="string" office:string-value="X_06 smallint default '0',">
            <text:p>X_06 smallint default '0',</text:p>
          </table:table-cell>
        </table:table-row>
        <table:table-row table:style-name="ro1">
          <table:table-cell office:value-type="string">
            <text:p>X_07</text:p>
          </table:table-cell>
          <table:table-cell office:value-type="float" office:value="72">
            <text:p>7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БРУ А/М</text:p>
          </table:table-cell>
          <table:table-cell office:value-type="string">
            <text:p>%IX2.7</text:p>
          </table:table-cell>
          <table:table-cell/>
          <table:table-cell table:style-name="ce2" office:value-type="float" office:value="9">
            <text:p>9</text:p>
          </table:table-cell>
          <table:table-cell table:number-columns-repeated="2"/>
          <table:table-cell table:formula="of:=CONCATENATE([.A37];&quot; smallint default '0',&quot;)" office:value-type="string" office:string-value="X_07 smallint default '0',">
            <text:p>X_07 smallint default '0',</text:p>
          </table:table-cell>
        </table:table-row>
        <table:table-row table:style-name="ro1">
          <table:table-cell office:value-type="string">
            <text:p>X_08</text:p>
          </table:table-cell>
          <table:table-cell office:value-type="float" office:value="73">
            <text:p>7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продувка 8-й зоны преддефекатора</text:p>
          </table:table-cell>
          <table:table-cell office:value-type="string">
            <text:p>%IX2.8</text:p>
          </table:table-cell>
          <table:table-cell/>
          <table:table-cell table:style-name="ce2" office:value-type="float" office:value="10">
            <text:p>10</text:p>
          </table:table-cell>
          <table:table-cell table:number-columns-repeated="2"/>
          <table:table-cell table:formula="of:=CONCATENATE([.A38];&quot; smallint default '0',&quot;)" office:value-type="string" office:string-value="X_08 smallint default '0',">
            <text:p>X_08 smallint default '0',</text:p>
          </table:table-cell>
        </table:table-row>
        <table:table-row table:style-name="ro1">
          <table:table-cell office:value-type="string">
            <text:p>X_09</text:p>
          </table:table-cell>
          <table:table-cell office:value-type="float" office:value="74">
            <text:p>7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продувка горяч. дефекат. №1</text:p>
          </table:table-cell>
          <table:table-cell office:value-type="string">
            <text:p>%IX2.9</text:p>
          </table:table-cell>
          <table:table-cell/>
          <table:table-cell table:style-name="ce2" office:value-type="float" office:value="12">
            <text:p>12</text:p>
          </table:table-cell>
          <table:table-cell table:number-columns-repeated="2"/>
          <table:table-cell table:formula="of:=CONCATENATE([.A39];&quot; smallint default '0',&quot;)" office:value-type="string" office:string-value="X_09 smallint default '0',">
            <text:p>X_09 smallint default '0',</text:p>
          </table:table-cell>
        </table:table-row>
        <table:table-row table:style-name="ro1">
          <table:table-cell office:value-type="string">
            <text:p>X_10</text:p>
          </table:table-cell>
          <table:table-cell office:value-type="float" office:value="75">
            <text:p>7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продувка горяч. дефекат. №2</text:p>
          </table:table-cell>
          <table:table-cell office:value-type="string">
            <text:p>%IX2.10</text:p>
          </table:table-cell>
          <table:table-cell/>
          <table:table-cell table:style-name="ce2" office:value-type="float" office:value="13">
            <text:p>13</text:p>
          </table:table-cell>
          <table:table-cell table:number-columns-repeated="2"/>
          <table:table-cell table:formula="of:=CONCATENATE([.A40];&quot; smallint default '0',&quot;)" office:value-type="string" office:string-value="X_10 smallint default '0',">
            <text:p>X_10 smallint default '0',</text:p>
          </table:table-cell>
        </table:table-row>
        <table:table-row table:style-name="ro1">
          <table:table-cell office:value-type="string">
            <text:p>X_11</text:p>
          </table:table-cell>
          <table:table-cell office:value-type="float" office:value="76">
            <text:p>7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7" office:value-type="string">
            <text:p>продувка котла 1 сат</text:p>
          </table:table-cell>
          <table:table-cell office:value-type="string">
            <text:p>%IX2.11</text:p>
          </table:table-cell>
          <table:table-cell/>
          <table:table-cell table:style-name="ce2" office:value-type="float" office:value="14">
            <text:p>14</text:p>
          </table:table-cell>
          <table:table-cell table:number-columns-repeated="2"/>
          <table:table-cell table:formula="of:=CONCATENATE([.A41];&quot; smallint default '0',&quot;)" office:value-type="string" office:string-value="X_11 smallint default '0',">
            <text:p>X_11 smallint default '0',</text:p>
          </table:table-cell>
        </table:table-row>
        <table:table-row table:style-name="ro1">
          <table:table-cell office:value-type="string">
            <text:p>X_12</text:p>
          </table:table-cell>
          <table:table-cell office:value-type="float" office:value="77">
            <text:p>7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7" office:value-type="string">
            <text:p>продувка дефекат. 2 сат.</text:p>
          </table:table-cell>
          <table:table-cell office:value-type="string">
            <text:p>%IX2.12</text:p>
          </table:table-cell>
          <table:table-cell/>
          <table:table-cell table:style-name="ce2" office:value-type="float" office:value="15">
            <text:p>15</text:p>
          </table:table-cell>
          <table:table-cell table:number-columns-repeated="2"/>
          <table:table-cell table:formula="of:=CONCATENATE([.A42];&quot; smallint default '0',&quot;)" office:value-type="string" office:string-value="X_12 smallint default '0',">
            <text:p>X_12 smallint default '0',</text:p>
          </table:table-cell>
        </table:table-row>
        <table:table-row table:style-name="ro1">
          <table:table-cell office:value-type="string">
            <text:p>X_13</text:p>
          </table:table-cell>
          <table:table-cell office:value-type="float" office:value="78">
            <text:p>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7" office:value-type="string">
            <text:p>продувка котла 2 сат.</text:p>
          </table:table-cell>
          <table:table-cell office:value-type="string">
            <text:p>%IX2.13</text:p>
          </table:table-cell>
          <table:table-cell/>
          <table:table-cell table:style-name="ce2" office:value-type="float" office:value="17">
            <text:p>17</text:p>
          </table:table-cell>
          <table:table-cell table:number-columns-repeated="2"/>
          <table:table-cell table:formula="of:=CONCATENATE([.A43];&quot; smallint default '0',&quot;)" office:value-type="string" office:string-value="X_13 smallint default '0',">
            <text:p>X_13 smallint default '0',</text:p>
          </table:table-cell>
        </table:table-row>
        <table:table-row table:style-name="ro1">
          <table:table-cell office:value-type="string">
            <text:p>X_14</text:p>
          </table:table-cell>
          <table:table-cell office:value-type="float" office:value="79">
            <text:p>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“Режим” нас. продувок котлов</text:p>
          </table:table-cell>
          <table:table-cell office:value-type="string">
            <text:p>%IX2.14</text:p>
          </table:table-cell>
          <table:table-cell/>
          <table:table-cell table:style-name="ce2" office:value-type="float" office:value="18">
            <text:p>18</text:p>
          </table:table-cell>
          <table:table-cell table:number-columns-repeated="2"/>
          <table:table-cell table:formula="of:=CONCATENATE([.A44];&quot; smallint default '0',&quot;)" office:value-type="string" office:string-value="X_14 smallint default '0',">
            <text:p>X_14 smallint default '0',</text:p>
          </table:table-cell>
        </table:table-row>
        <table:table-row table:style-name="ro1">
          <table:table-cell office:value-type="string">
            <text:p>X_15</text:p>
          </table:table-cell>
          <table:table-cell office:value-type="float" office:value="80">
            <text:p>8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“Робота” нас. продувок котлов</text:p>
          </table:table-cell>
          <table:table-cell table:style-name="ce2" office:value-type="string">
            <text:p>%IX2.15</text:p>
          </table:table-cell>
          <table:table-cell table:style-name="ce2"/>
          <table:table-cell table:style-name="ce2" office:value-type="float" office:value="19">
            <text:p>19</text:p>
          </table:table-cell>
          <table:table-cell table:number-columns-repeated="2"/>
          <table:table-cell table:formula="of:=CONCATENATE([.A45];&quot; smallint default '0',&quot;)" office:value-type="string" office:string-value="X_15 smallint default '0',">
            <text:p>X_15 smallint default '0',</text:p>
          </table:table-cell>
        </table:table-row>
        <table:table-row table:style-name="ro1">
          <table:table-cell office:value-type="string">
            <text:p>Y_01</text:p>
          </table:table-cell>
          <table:table-cell office:value-type="float" office:value="81">
            <text:p>8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управл. продувкой 8-й зоны преддеф.</text:p>
          </table:table-cell>
          <table:table-cell table:style-name="ce2" office:value-type="string">
            <text:p>%QX3.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number-columns-repeated="2"/>
          <table:table-cell table:formula="of:=CONCATENATE([.A46];&quot; smallint default '0',&quot;)" office:value-type="string" office:string-value="Y_01 smallint default '0',">
            <text:p>Y_01 smallint default '0',</text:p>
          </table:table-cell>
        </table:table-row>
        <table:table-row table:style-name="ro1">
          <table:table-cell office:value-type="string">
            <text:p>Y_02</text:p>
          </table:table-cell>
          <table:table-cell office:value-type="float" office:value="82">
            <text:p>8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управл. продувкой горяч. дефекат. №1</text:p>
          </table:table-cell>
          <table:table-cell office:value-type="string">
            <text:p>%QX3.2</text:p>
          </table:table-cell>
          <table:table-cell/>
          <table:table-cell table:style-name="ce2" office:value-type="float" office:value="5">
            <text:p>5</text:p>
          </table:table-cell>
          <table:table-cell table:number-columns-repeated="2"/>
          <table:table-cell table:formula="of:=CONCATENATE([.A47];&quot; smallint default '0',&quot;)" office:value-type="string" office:string-value="Y_02 smallint default '0',">
            <text:p>Y_02 smallint default '0',</text:p>
          </table:table-cell>
        </table:table-row>
        <table:table-row table:style-name="ro1">
          <table:table-cell office:value-type="string">
            <text:p>Y_03</text:p>
          </table:table-cell>
          <table:table-cell office:value-type="float" office:value="83">
            <text:p>8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управл. продувкой горяч. дефекат. №2</text:p>
          </table:table-cell>
          <table:table-cell office:value-type="string">
            <text:p>%QX3.3</text:p>
          </table:table-cell>
          <table:table-cell/>
          <table:table-cell table:style-name="ce2" office:value-type="float" office:value="7">
            <text:p>7</text:p>
          </table:table-cell>
          <table:table-cell table:number-columns-repeated="2"/>
          <table:table-cell table:formula="of:=CONCATENATE([.A48];&quot; smallint default '0',&quot;)" office:value-type="string" office:string-value="Y_03 smallint default '0',">
            <text:p>Y_03 smallint default '0',</text:p>
          </table:table-cell>
        </table:table-row>
        <table:table-row table:style-name="ro1">
          <table:table-cell office:value-type="string">
            <text:p>Y_04</text:p>
          </table:table-cell>
          <table:table-cell office:value-type="float" office:value="84">
            <text:p>8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управл. продувкой котла 1 сат.</text:p>
          </table:table-cell>
          <table:table-cell office:value-type="string">
            <text:p>%QX3.4</text:p>
          </table:table-cell>
          <table:table-cell/>
          <table:table-cell table:style-name="ce2" office:value-type="float" office:value="9">
            <text:p>9</text:p>
          </table:table-cell>
          <table:table-cell table:number-columns-repeated="2"/>
          <table:table-cell table:formula="of:=CONCATENATE([.A49];&quot; smallint default '0',&quot;)" office:value-type="string" office:string-value="Y_04 smallint default '0',">
            <text:p>Y_04 smallint default '0',</text:p>
          </table:table-cell>
        </table:table-row>
        <table:table-row table:style-name="ro1">
          <table:table-cell office:value-type="string">
            <text:p>Y_05</text:p>
          </table:table-cell>
          <table:table-cell office:value-type="float" office:value="85">
            <text:p>8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управл. продувкой дефекат. 2 сат.</text:p>
          </table:table-cell>
          <table:table-cell office:value-type="string">
            <text:p>%QX3.5</text:p>
          </table:table-cell>
          <table:table-cell/>
          <table:table-cell table:style-name="ce2" office:value-type="float" office:value="12">
            <text:p>12</text:p>
          </table:table-cell>
          <table:table-cell table:number-columns-repeated="2"/>
          <table:table-cell table:formula="of:=CONCATENATE([.A50];&quot; smallint default '0',&quot;)" office:value-type="string" office:string-value="Y_05 smallint default '0',">
            <text:p>Y_05 smallint default '0',</text:p>
          </table:table-cell>
        </table:table-row>
        <table:table-row table:style-name="ro1">
          <table:table-cell office:value-type="string">
            <text:p>Y_06</text:p>
          </table:table-cell>
          <table:table-cell office:value-type="float" office:value="86">
            <text:p>8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управл. продувкой колта 2 сат.</text:p>
          </table:table-cell>
          <table:table-cell office:value-type="string">
            <text:p>%QX3.6</text:p>
          </table:table-cell>
          <table:table-cell/>
          <table:table-cell table:style-name="ce2" office:value-type="float" office:value="15">
            <text:p>15</text:p>
          </table:table-cell>
          <table:table-cell table:number-columns-repeated="2"/>
          <table:table-cell table:formula="of:=CONCATENATE([.A51];&quot; smallint default '0',&quot;)" office:value-type="string" office:string-value="Y_06 smallint default '0',">
            <text:p>Y_06 smallint default '0',</text:p>
          </table:table-cell>
        </table:table-row>
        <table:table-row table:style-name="ro1">
          <table:table-cell office:value-type="string">
            <text:p>Y_07</text:p>
          </table:table-cell>
          <table:table-cell office:value-type="float" office:value="87">
            <text:p>8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/>
          <table:table-cell table:style-name="ce2" office:value-type="string">
            <text:p>%QX3.7</text:p>
          </table:table-cell>
          <table:table-cell table:style-name="ce2"/>
          <table:table-cell table:style-name="ce2" office:value-type="float" office:value="18">
            <text:p>18</text:p>
          </table:table-cell>
          <table:table-cell table:number-columns-repeated="2"/>
          <table:table-cell table:formula="of:=CONCATENATE([.A52];&quot; smallint default '0',&quot;)" office:value-type="string" office:string-value="Y_07 smallint default '0',">
            <text:p>Y_07 smallint default '0',</text:p>
          </table:table-cell>
        </table:table-row>
        <table:table-row table:style-name="ro1">
          <table:table-cell office:value-type="string">
            <text:p>SP_01</text:p>
          </table:table-cell>
          <table:table-cell office:value-type="float" office:value="88">
            <text:p>88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5]" office:value-type="string" office:string-value="V_03">
            <text:p>V_03</text:p>
          </table:table-cell>
          <table:table-cell office:value-type="string">
            <text:p>Задание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CONCATENATE([.A53];&quot;:=INT_REAL(eep_n_r(&quot;;[.I53];&quot;));&quot;)" office:value-type="string" office:string-value="SP_01:=INT_REAL(eep_n_r(1));">
            <text:p>SP_01:=INT_REAL(eep_n_r(1));</text:p>
          </table:table-cell>
          <table:table-cell table:formula="of:=CONCATENATE(&quot;Res:=eep_n_w(&quot;;[.I53];&quot;,REAL_INT(&quot;;[.A53];&quot;));&quot;)" office:value-type="string" office:string-value="Res:=eep_n_w(1,REAL_INT(SP_01));">
            <text:p>Res:=eep_n_w(1,REAL_INT(SP_01));</text:p>
          </table:table-cell>
          <table:table-cell table:formula="of:=CONCATENATE([.A53];&quot; smallint default '0',&quot;)" office:value-type="string" office:string-value="SP_01 smallint default '0',">
            <text:p>SP_01 smallint default '0',</text:p>
          </table:table-cell>
        </table:table-row>
        <table:table-row table:style-name="ro1">
          <table:table-cell office:value-type="string">
            <text:p>SP_02</text:p>
          </table:table-cell>
          <table:table-cell office:value-type="float" office:value="90">
            <text:p>90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7]" office:value-type="string" office:string-value="V_05">
            <text:p>V_05</text:p>
          </table:table-cell>
          <table:table-cell office:value-type="string">
            <text:p>Задание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CONCATENATE([.A54];&quot;:=INT_REAL(eep_n_r(&quot;;[.I54];&quot;));&quot;)" office:value-type="string" office:string-value="SP_02:=INT_REAL(eep_n_r(2));">
            <text:p>SP_02:=INT_REAL(eep_n_r(2));</text:p>
          </table:table-cell>
          <table:table-cell table:formula="of:=CONCATENATE(&quot;Res:=eep_n_w(&quot;;[.I54];&quot;,REAL_INT(&quot;;[.A54];&quot;));&quot;)" office:value-type="string" office:string-value="Res:=eep_n_w(2,REAL_INT(SP_02));">
            <text:p>Res:=eep_n_w(2,REAL_INT(SP_02));</text:p>
          </table:table-cell>
          <table:table-cell table:formula="of:=CONCATENATE([.A54];&quot; smallint default '0',&quot;)" office:value-type="string" office:string-value="SP_02 smallint default '0',">
            <text:p>SP_02 smallint default '0',</text:p>
          </table:table-cell>
        </table:table-row>
        <table:table-row table:style-name="ro1">
          <table:table-cell office:value-type="string">
            <text:p>SP_03</text:p>
          </table:table-cell>
          <table:table-cell office:value-type="float" office:value="92">
            <text:p>92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9]" office:value-type="string" office:string-value="V_07">
            <text:p>V_07</text:p>
          </table:table-cell>
          <table:table-cell office:value-type="string">
            <text:p>Задание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CONCATENATE([.A55];&quot;:=INT_REAL(eep_n_r(&quot;;[.I55];&quot;));&quot;)" office:value-type="string" office:string-value="SP_03:=INT_REAL(eep_n_r(3));">
            <text:p>SP_03:=INT_REAL(eep_n_r(3));</text:p>
          </table:table-cell>
          <table:table-cell table:formula="of:=CONCATENATE(&quot;Res:=eep_n_w(&quot;;[.I55];&quot;,REAL_INT(&quot;;[.A55];&quot;));&quot;)" office:value-type="string" office:string-value="Res:=eep_n_w(3,REAL_INT(SP_03));">
            <text:p>Res:=eep_n_w(3,REAL_INT(SP_03));</text:p>
          </table:table-cell>
          <table:table-cell table:formula="of:=CONCATENATE([.A55];&quot; smallint default '0',&quot;)" office:value-type="string" office:string-value="SP_03 smallint default '0',">
            <text:p>SP_03 smallint default '0',</text:p>
          </table:table-cell>
        </table:table-row>
        <table:table-row table:style-name="ro1">
          <table:table-cell office:value-type="string">
            <text:p>SP_04</text:p>
          </table:table-cell>
          <table:table-cell office:value-type="float" office:value="94">
            <text:p>94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0]" office:value-type="string" office:string-value="V_08">
            <text:p>V_08</text:p>
          </table:table-cell>
          <table:table-cell office:value-type="string">
            <text:p>Задание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CONCATENATE([.A56];&quot;:=INT_REAL(eep_n_r(&quot;;[.I56];&quot;));&quot;)" office:value-type="string" office:string-value="SP_04:=INT_REAL(eep_n_r(4));">
            <text:p>SP_04:=INT_REAL(eep_n_r(4));</text:p>
          </table:table-cell>
          <table:table-cell table:formula="of:=CONCATENATE(&quot;Res:=eep_n_w(&quot;;[.I56];&quot;,REAL_INT(&quot;;[.A56];&quot;));&quot;)" office:value-type="string" office:string-value="Res:=eep_n_w(4,REAL_INT(SP_04));">
            <text:p>Res:=eep_n_w(4,REAL_INT(SP_04));</text:p>
          </table:table-cell>
          <table:table-cell table:formula="of:=CONCATENATE([.A56];&quot; smallint default '0',&quot;)" office:value-type="string" office:string-value="SP_04 smallint default '0',">
            <text:p>SP_04 smallint default '0',</text:p>
          </table:table-cell>
        </table:table-row>
        <table:table-row table:style-name="ro1">
          <table:table-cell office:value-type="string">
            <text:p>SP_05</text:p>
          </table:table-cell>
          <table:table-cell office:value-type="float" office:value="96">
            <text:p>96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9]" office:value-type="string" office:string-value="V_17">
            <text:p>V_17</text:p>
          </table:table-cell>
          <table:table-cell office:value-type="string">
            <text:p>Задание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CONCATENATE([.A57];&quot;:=INT_REAL(eep_n_r(&quot;;[.I57];&quot;));&quot;)" office:value-type="string" office:string-value="SP_05:=INT_REAL(eep_n_r(5));">
            <text:p>SP_05:=INT_REAL(eep_n_r(5));</text:p>
          </table:table-cell>
          <table:table-cell table:formula="of:=CONCATENATE(&quot;Res:=eep_n_w(&quot;;[.I57];&quot;,REAL_INT(&quot;;[.A57];&quot;));&quot;)" office:value-type="string" office:string-value="Res:=eep_n_w(5,REAL_INT(SP_05));">
            <text:p>Res:=eep_n_w(5,REAL_INT(SP_05));</text:p>
          </table:table-cell>
          <table:table-cell table:formula="of:=CONCATENATE([.A57];&quot; smallint default '0',&quot;)" office:value-type="string" office:string-value="SP_05 smallint default '0',">
            <text:p>SP_05 smallint default '0',</text:p>
          </table:table-cell>
        </table:table-row>
        <table:table-row table:style-name="ro1">
          <table:table-cell office:value-type="string">
            <text:p>SP_06</text:p>
          </table:table-cell>
          <table:table-cell office:value-type="float" office:value="98">
            <text:p>98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20]" office:value-type="string" office:string-value="V_18">
            <text:p>V_18</text:p>
          </table:table-cell>
          <table:table-cell office:value-type="string">
            <text:p>Задание</text:p>
          </table:table-cell>
          <table:table-cell/>
          <table:table-cell office:value-type="float" office:value="6">
            <text:p>6</text:p>
          </table:table-cell>
          <table:table-cell/>
          <table:table-cell table:formula="of:=CONCATENATE([.A58];&quot;:=INT_REAL(eep_n_r(&quot;;[.I58];&quot;));&quot;)" office:value-type="string" office:string-value="SP_06:=INT_REAL(eep_n_r(6));">
            <text:p>SP_06:=INT_REAL(eep_n_r(6));</text:p>
          </table:table-cell>
          <table:table-cell table:formula="of:=CONCATENATE(&quot;Res:=eep_n_w(&quot;;[.I58];&quot;,REAL_INT(&quot;;[.A58];&quot;));&quot;)" office:value-type="string" office:string-value="Res:=eep_n_w(6,REAL_INT(SP_06));">
            <text:p>Res:=eep_n_w(6,REAL_INT(SP_06));</text:p>
          </table:table-cell>
          <table:table-cell table:formula="of:=CONCATENATE([.A58];&quot; smallint default '0',&quot;)" office:value-type="string" office:string-value="SP_06 smallint default '0',">
            <text:p>SP_06 smallint default '0',</text:p>
          </table:table-cell>
        </table:table-row>
        <table:table-row table:style-name="ro1">
          <table:table-cell office:value-type="string">
            <text:p>SP_07</text:p>
          </table:table-cell>
          <table:table-cell office:value-type="float" office:value="100">
            <text:p>100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21]" office:value-type="string" office:string-value="V_19">
            <text:p>V_19</text:p>
          </table:table-cell>
          <table:table-cell office:value-type="string">
            <text:p>Задание</text:p>
          </table:table-cell>
          <table:table-cell/>
          <table:table-cell office:value-type="float" office:value="7">
            <text:p>7</text:p>
          </table:table-cell>
          <table:table-cell/>
          <table:table-cell table:formula="of:=CONCATENATE([.A59];&quot;:=INT_REAL(eep_n_r(&quot;;[.I59];&quot;));&quot;)" office:value-type="string" office:string-value="SP_07:=INT_REAL(eep_n_r(7));">
            <text:p>SP_07:=INT_REAL(eep_n_r(7));</text:p>
          </table:table-cell>
          <table:table-cell table:formula="of:=CONCATENATE(&quot;Res:=eep_n_w(&quot;;[.I59];&quot;,REAL_INT(&quot;;[.A59];&quot;));&quot;)" office:value-type="string" office:string-value="Res:=eep_n_w(7,REAL_INT(SP_07));">
            <text:p>Res:=eep_n_w(7,REAL_INT(SP_07));</text:p>
          </table:table-cell>
          <table:table-cell table:formula="of:=CONCATENATE([.A59];&quot; smallint default '0',&quot;)" office:value-type="string" office:string-value="SP_07 smallint default '0',">
            <text:p>SP_07 smallint default '0',</text:p>
          </table:table-cell>
        </table:table-row>
        <table:table-row table:style-name="ro1">
          <table:table-cell office:value-type="string">
            <text:p>AM_01</text:p>
          </table:table-cell>
          <table:table-cell office:value-type="float" office:value="102">
            <text:p>10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/Руч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CONCATENATE([.A60];&quot;:=eep_b_r(&quot;;[.I60];&quot;);&quot;)" office:value-type="string" office:string-value="AM_01:=eep_b_r(1);">
            <text:p>AM_01:=eep_b_r(1);</text:p>
          </table:table-cell>
          <table:table-cell table:formula="of:=CONCATENATE(&quot;Res:=eep_b_w(&quot;;[.I60];&quot;,&quot;;[.A60];&quot;);&quot;)" office:value-type="string" office:string-value="Res:=eep_b_w(1,AM_01);">
            <text:p>Res:=eep_b_w(1,AM_01);</text:p>
          </table:table-cell>
          <table:table-cell table:formula="of:=CONCATENATE([.A60];&quot; smallint default '0',&quot;)" office:value-type="string" office:string-value="AM_01 smallint default '0',">
            <text:p>AM_01 smallint default '0',</text:p>
          </table:table-cell>
        </table:table-row>
        <table:table-row table:style-name="ro1">
          <table:table-cell office:value-type="string">
            <text:p>AM_02</text:p>
          </table:table-cell>
          <table:table-cell office:value-type="float" office:value="103">
            <text:p>10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/Руч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CONCATENATE([.A61];&quot;:=eep_b_r(&quot;;[.I61];&quot;);&quot;)" office:value-type="string" office:string-value="AM_02:=eep_b_r(2);">
            <text:p>AM_02:=eep_b_r(2);</text:p>
          </table:table-cell>
          <table:table-cell table:formula="of:=CONCATENATE(&quot;Res:=eep_b_w(&quot;;[.I61];&quot;,&quot;;[.A61];&quot;);&quot;)" office:value-type="string" office:string-value="Res:=eep_b_w(2,AM_02);">
            <text:p>Res:=eep_b_w(2,AM_02);</text:p>
          </table:table-cell>
          <table:table-cell table:formula="of:=CONCATENATE([.A61];&quot; smallint default '0',&quot;)" office:value-type="string" office:string-value="AM_02 smallint default '0',">
            <text:p>AM_02 smallint default '0',</text:p>
          </table:table-cell>
        </table:table-row>
        <table:table-row table:style-name="ro1">
          <table:table-cell office:value-type="string">
            <text:p>AM_03</text:p>
          </table:table-cell>
          <table:table-cell office:value-type="float" office:value="104">
            <text:p>10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/Руч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CONCATENATE([.A62];&quot;:=eep_b_r(&quot;;[.I62];&quot;);&quot;)" office:value-type="string" office:string-value="AM_03:=eep_b_r(3);">
            <text:p>AM_03:=eep_b_r(3);</text:p>
          </table:table-cell>
          <table:table-cell table:formula="of:=CONCATENATE(&quot;Res:=eep_b_w(&quot;;[.I62];&quot;,&quot;;[.A62];&quot;);&quot;)" office:value-type="string" office:string-value="Res:=eep_b_w(3,AM_03);">
            <text:p>Res:=eep_b_w(3,AM_03);</text:p>
          </table:table-cell>
          <table:table-cell table:formula="of:=CONCATENATE([.A62];&quot; smallint default '0',&quot;)" office:value-type="string" office:string-value="AM_03 smallint default '0',">
            <text:p>AM_03 smallint default '0',</text:p>
          </table:table-cell>
        </table:table-row>
        <table:table-row table:style-name="ro1">
          <table:table-cell office:value-type="string">
            <text:p>AM_04</text:p>
          </table:table-cell>
          <table:table-cell office:value-type="float" office:value="105">
            <text:p>10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/Руч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CONCATENATE([.A63];&quot;:=eep_b_r(&quot;;[.I63];&quot;);&quot;)" office:value-type="string" office:string-value="AM_04:=eep_b_r(4);">
            <text:p>AM_04:=eep_b_r(4);</text:p>
          </table:table-cell>
          <table:table-cell table:formula="of:=CONCATENATE(&quot;Res:=eep_b_w(&quot;;[.I63];&quot;,&quot;;[.A63];&quot;);&quot;)" office:value-type="string" office:string-value="Res:=eep_b_w(4,AM_04);">
            <text:p>Res:=eep_b_w(4,AM_04);</text:p>
          </table:table-cell>
          <table:table-cell table:formula="of:=CONCATENATE([.A63];&quot; smallint default '0',&quot;)" office:value-type="string" office:string-value="AM_04 smallint default '0',">
            <text:p>AM_04 smallint default '0',</text:p>
          </table:table-cell>
        </table:table-row>
        <table:table-row table:style-name="ro1">
          <table:table-cell office:value-type="string">
            <text:p>AM_05</text:p>
          </table:table-cell>
          <table:table-cell office:value-type="float" office:value="106">
            <text:p>10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/Руч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CONCATENATE([.A64];&quot;:=eep_b_r(&quot;;[.I64];&quot;);&quot;)" office:value-type="string" office:string-value="AM_05:=eep_b_r(5);">
            <text:p>AM_05:=eep_b_r(5);</text:p>
          </table:table-cell>
          <table:table-cell table:formula="of:=CONCATENATE(&quot;Res:=eep_b_w(&quot;;[.I64];&quot;,&quot;;[.A64];&quot;);&quot;)" office:value-type="string" office:string-value="Res:=eep_b_w(5,AM_05);">
            <text:p>Res:=eep_b_w(5,AM_05);</text:p>
          </table:table-cell>
          <table:table-cell table:formula="of:=CONCATENATE([.A64];&quot; smallint default '0',&quot;)" office:value-type="string" office:string-value="AM_05 smallint default '0',">
            <text:p>AM_05 smallint default '0',</text:p>
          </table:table-cell>
        </table:table-row>
        <table:table-row table:style-name="ro1">
          <table:table-cell office:value-type="string">
            <text:p>AM_06</text:p>
          </table:table-cell>
          <table:table-cell office:value-type="float" office:value="107">
            <text:p>10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/Руч</text:p>
          </table:table-cell>
          <table:table-cell/>
          <table:table-cell office:value-type="float" office:value="6">
            <text:p>6</text:p>
          </table:table-cell>
          <table:table-cell/>
          <table:table-cell table:formula="of:=CONCATENATE([.A65];&quot;:=eep_b_r(&quot;;[.I65];&quot;);&quot;)" office:value-type="string" office:string-value="AM_06:=eep_b_r(6);">
            <text:p>AM_06:=eep_b_r(6);</text:p>
          </table:table-cell>
          <table:table-cell table:formula="of:=CONCATENATE(&quot;Res:=eep_b_w(&quot;;[.I65];&quot;,&quot;;[.A65];&quot;);&quot;)" office:value-type="string" office:string-value="Res:=eep_b_w(6,AM_06);">
            <text:p>Res:=eep_b_w(6,AM_06);</text:p>
          </table:table-cell>
          <table:table-cell table:formula="of:=CONCATENATE([.A65];&quot; smallint default '0',&quot;)" office:value-type="string" office:string-value="AM_06 smallint default '0',">
            <text:p>AM_06 smallint default '0',</text:p>
          </table:table-cell>
        </table:table-row>
        <table:table-row table:style-name="ro1">
          <table:table-cell office:value-type="string">
            <text:p>AM_07</text:p>
          </table:table-cell>
          <table:table-cell office:value-type="float" office:value="108">
            <text:p>10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table:formula="of:=CONCATENATE([.A66];&quot;:=eep_b_r(&quot;;[.I66];&quot;);&quot;)" office:value-type="string" office:string-value="AM_07:=eep_b_r(7);">
            <text:p>AM_07:=eep_b_r(7);</text:p>
          </table:table-cell>
          <table:table-cell table:formula="of:=CONCATENATE(&quot;Res:=eep_b_w(&quot;;[.I66];&quot;,&quot;;[.A66];&quot;);&quot;)" office:value-type="string" office:string-value="Res:=eep_b_w(7,AM_07);">
            <text:p>Res:=eep_b_w(7,AM_07);</text:p>
          </table:table-cell>
          <table:table-cell table:formula="of:=CONCATENATE([.A66];&quot; smallint default '0',&quot;)" office:value-type="string" office:string-value="AM_07 smallint default '0',">
            <text:p>AM_07 smallint default '0',</text:p>
          </table:table-cell>
        </table:table-row>
        <table:table-row table:style-name="ro1">
          <table:table-cell office:value-type="string">
            <text:p>Kpr_01</text:p>
          </table:table-cell>
          <table:table-cell office:value-type="float" office:value="109">
            <text:p>1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table:formula="of:=CONCATENATE([.A67];&quot;:=INT_REAL(eep_n_r(&quot;;[.I67];&quot;));&quot;)" office:value-type="string" office:string-value="Kpr_01:=INT_REAL(eep_n_r(8));">
            <text:p>Kpr_01:=INT_REAL(eep_n_r(8));</text:p>
          </table:table-cell>
          <table:table-cell table:formula="of:=CONCATENATE(&quot;Res:=eep_n_w(&quot;;[.I67];&quot;,REAL_INT(&quot;;[.A67];&quot;));&quot;)" office:value-type="string" office:string-value="Res:=eep_n_w(8,REAL_INT(Kpr_01));">
            <text:p>Res:=eep_n_w(8,REAL_INT(Kpr_01));</text:p>
          </table:table-cell>
          <table:table-cell office:value-type="string">
            <text:p>primary key(Dt) )Engine = InnoDb;</text:p>
          </table:table-cell>
        </table:table-row>
        <table:table-row table:style-name="ro1">
          <table:table-cell office:value-type="string">
            <text:p>Kpr_02</text:p>
          </table:table-cell>
          <table:table-cell office:value-type="float" office:value="111">
            <text:p>1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">
            <text:p>9</text:p>
          </table:table-cell>
          <table:table-cell/>
          <table:table-cell table:formula="of:=CONCATENATE([.A68];&quot;:=INT_REAL(eep_n_r(&quot;;[.I68];&quot;));&quot;)" office:value-type="string" office:string-value="Kpr_02:=INT_REAL(eep_n_r(9));">
            <text:p>Kpr_02:=INT_REAL(eep_n_r(9));</text:p>
          </table:table-cell>
          <table:table-cell table:formula="of:=CONCATENATE(&quot;Res:=eep_n_w(&quot;;[.I68];&quot;,REAL_INT(&quot;;[.A68];&quot;));&quot;)" office:value-type="string" office:string-value="Res:=eep_n_w(9,REAL_INT(Kpr_02));">
            <text:p>Res:=eep_n_w(9,REAL_INT(Kpr_02));</text:p>
          </table:table-cell>
          <table:table-cell/>
        </table:table-row>
        <table:table-row table:style-name="ro1">
          <table:table-cell office:value-type="string">
            <text:p>Kpr_03</text:p>
          </table:table-cell>
          <table:table-cell office:value-type="float" office:value="113">
            <text:p>1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table:formula="of:=CONCATENATE([.A69];&quot;:=INT_REAL(eep_n_r(&quot;;[.I69];&quot;));&quot;)" office:value-type="string" office:string-value="Kpr_03:=INT_REAL(eep_n_r(10));">
            <text:p>Kpr_03:=INT_REAL(eep_n_r(10));</text:p>
          </table:table-cell>
          <table:table-cell table:formula="of:=CONCATENATE(&quot;Res:=eep_n_w(&quot;;[.I69];&quot;,REAL_INT(&quot;;[.A69];&quot;));&quot;)" office:value-type="string" office:string-value="Res:=eep_n_w(10,REAL_INT(Kpr_03));">
            <text:p>Res:=eep_n_w(10,REAL_INT(Kpr_03));</text:p>
          </table:table-cell>
          <table:table-cell/>
        </table:table-row>
        <table:table-row table:style-name="ro1">
          <table:table-cell office:value-type="string">
            <text:p>Kpr_04</text:p>
          </table:table-cell>
          <table:table-cell office:value-type="float" office:value="115">
            <text:p>1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">
            <text:p>11</text:p>
          </table:table-cell>
          <table:table-cell/>
          <table:table-cell table:formula="of:=CONCATENATE([.A70];&quot;:=INT_REAL(eep_n_r(&quot;;[.I70];&quot;));&quot;)" office:value-type="string" office:string-value="Kpr_04:=INT_REAL(eep_n_r(11));">
            <text:p>Kpr_04:=INT_REAL(eep_n_r(11));</text:p>
          </table:table-cell>
          <table:table-cell table:formula="of:=CONCATENATE(&quot;Res:=eep_n_w(&quot;;[.I70];&quot;,REAL_INT(&quot;;[.A70];&quot;));&quot;)" office:value-type="string" office:string-value="Res:=eep_n_w(11,REAL_INT(Kpr_04));">
            <text:p>Res:=eep_n_w(11,REAL_INT(Kpr_04));</text:p>
          </table:table-cell>
          <table:table-cell/>
        </table:table-row>
        <table:table-row table:style-name="ro1">
          <table:table-cell office:value-type="string">
            <text:p>Kpr_05</text:p>
          </table:table-cell>
          <table:table-cell office:value-type="float" office:value="117">
            <text:p>1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">
            <text:p>12</text:p>
          </table:table-cell>
          <table:table-cell/>
          <table:table-cell table:formula="of:=CONCATENATE([.A71];&quot;:=INT_REAL(eep_n_r(&quot;;[.I71];&quot;));&quot;)" office:value-type="string" office:string-value="Kpr_05:=INT_REAL(eep_n_r(12));">
            <text:p>Kpr_05:=INT_REAL(eep_n_r(12));</text:p>
          </table:table-cell>
          <table:table-cell table:formula="of:=CONCATENATE(&quot;Res:=eep_n_w(&quot;;[.I71];&quot;,REAL_INT(&quot;;[.A71];&quot;));&quot;)" office:value-type="string" office:string-value="Res:=eep_n_w(12,REAL_INT(Kpr_05));">
            <text:p>Res:=eep_n_w(12,REAL_INT(Kpr_05));</text:p>
          </table:table-cell>
          <table:table-cell/>
        </table:table-row>
        <table:table-row table:style-name="ro1">
          <table:table-cell office:value-type="string">
            <text:p>Kpr_06</text:p>
          </table:table-cell>
          <table:table-cell office:value-type="float" office:value="119">
            <text:p>1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">
            <text:p>13</text:p>
          </table:table-cell>
          <table:table-cell/>
          <table:table-cell table:formula="of:=CONCATENATE([.A72];&quot;:=INT_REAL(eep_n_r(&quot;;[.I72];&quot;));&quot;)" office:value-type="string" office:string-value="Kpr_06:=INT_REAL(eep_n_r(13));">
            <text:p>Kpr_06:=INT_REAL(eep_n_r(13));</text:p>
          </table:table-cell>
          <table:table-cell table:formula="of:=CONCATENATE(&quot;Res:=eep_n_w(&quot;;[.I72];&quot;,REAL_INT(&quot;;[.A72];&quot;));&quot;)" office:value-type="string" office:string-value="Res:=eep_n_w(13,REAL_INT(Kpr_06));">
            <text:p>Res:=eep_n_w(13,REAL_INT(Kpr_06));</text:p>
          </table:table-cell>
          <table:table-cell/>
        </table:table-row>
        <table:table-row table:style-name="ro1">
          <table:table-cell office:value-type="string">
            <text:p>Kpr_07</text:p>
          </table:table-cell>
          <table:table-cell office:value-type="float" office:value="121">
            <text:p>1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table:formula="of:=CONCATENATE([.A73];&quot;:=INT_REAL(eep_n_r(&quot;;[.I73];&quot;));&quot;)" office:value-type="string" office:string-value="Kpr_07:=INT_REAL(eep_n_r(14));">
            <text:p>Kpr_07:=INT_REAL(eep_n_r(14));</text:p>
          </table:table-cell>
          <table:table-cell table:formula="of:=CONCATENATE(&quot;Res:=eep_n_w(&quot;;[.I73];&quot;,REAL_INT(&quot;;[.A73];&quot;));&quot;)" office:value-type="string" office:string-value="Res:=eep_n_w(14,REAL_INT(Kpr_07));">
            <text:p>Res:=eep_n_w(14,REAL_INT(Kpr_07));</text:p>
          </table:table-cell>
          <table:table-cell/>
        </table:table-row>
        <table:table-row table:style-name="ro1">
          <table:table-cell office:value-type="string">
            <text:p>Ti_01</text:p>
          </table:table-cell>
          <table:table-cell office:value-type="float" office:value="123">
            <text:p>1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table:formula="of:=CONCATENATE([.A74];&quot;:=INT_REAL(eep_n_r(&quot;;[.I74];&quot;));&quot;)" office:value-type="string" office:string-value="Ti_01:=INT_REAL(eep_n_r(15));">
            <text:p>Ti_01:=INT_REAL(eep_n_r(15));</text:p>
          </table:table-cell>
          <table:table-cell table:formula="of:=CONCATENATE(&quot;Res:=eep_n_w(&quot;;[.I74];&quot;,REAL_INT(&quot;;[.A74];&quot;));&quot;)" office:value-type="string" office:string-value="Res:=eep_n_w(15,REAL_INT(Ti_01));">
            <text:p>Res:=eep_n_w(15,REAL_INT(Ti_01));</text:p>
          </table:table-cell>
          <table:table-cell/>
        </table:table-row>
        <table:table-row table:style-name="ro1">
          <table:table-cell office:value-type="string">
            <text:p>Ti_02</text:p>
          </table:table-cell>
          <table:table-cell office:value-type="float" office:value="125">
            <text:p>1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6">
            <text:p>16</text:p>
          </table:table-cell>
          <table:table-cell/>
          <table:table-cell table:formula="of:=CONCATENATE([.A75];&quot;:=INT_REAL(eep_n_r(&quot;;[.I75];&quot;));&quot;)" office:value-type="string" office:string-value="Ti_02:=INT_REAL(eep_n_r(16));">
            <text:p>Ti_02:=INT_REAL(eep_n_r(16));</text:p>
          </table:table-cell>
          <table:table-cell table:formula="of:=CONCATENATE(&quot;Res:=eep_n_w(&quot;;[.I75];&quot;,REAL_INT(&quot;;[.A75];&quot;));&quot;)" office:value-type="string" office:string-value="Res:=eep_n_w(16,REAL_INT(Ti_02));">
            <text:p>Res:=eep_n_w(16,REAL_INT(Ti_02));</text:p>
          </table:table-cell>
          <table:table-cell/>
        </table:table-row>
        <table:table-row table:style-name="ro1">
          <table:table-cell office:value-type="string">
            <text:p>Ti_03</text:p>
          </table:table-cell>
          <table:table-cell office:value-type="float" office:value="127">
            <text:p>1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table:formula="of:=CONCATENATE([.A76];&quot;:=INT_REAL(eep_n_r(&quot;;[.I76];&quot;));&quot;)" office:value-type="string" office:string-value="Ti_03:=INT_REAL(eep_n_r(17));">
            <text:p>Ti_03:=INT_REAL(eep_n_r(17));</text:p>
          </table:table-cell>
          <table:table-cell table:formula="of:=CONCATENATE(&quot;Res:=eep_n_w(&quot;;[.I76];&quot;,REAL_INT(&quot;;[.A76];&quot;));&quot;)" office:value-type="string" office:string-value="Res:=eep_n_w(17,REAL_INT(Ti_03));">
            <text:p>Res:=eep_n_w(17,REAL_INT(Ti_03));</text:p>
          </table:table-cell>
          <table:table-cell/>
        </table:table-row>
        <table:table-row table:style-name="ro1">
          <table:table-cell office:value-type="string">
            <text:p>Ti_04</text:p>
          </table:table-cell>
          <table:table-cell office:value-type="float" office:value="129">
            <text:p>1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 table:formula="of:=CONCATENATE([.A77];&quot;:=INT_REAL(eep_n_r(&quot;;[.I77];&quot;));&quot;)" office:value-type="string" office:string-value="Ti_04:=INT_REAL(eep_n_r(18));">
            <text:p>Ti_04:=INT_REAL(eep_n_r(18));</text:p>
          </table:table-cell>
          <table:table-cell table:formula="of:=CONCATENATE(&quot;Res:=eep_n_w(&quot;;[.I77];&quot;,REAL_INT(&quot;;[.A77];&quot;));&quot;)" office:value-type="string" office:string-value="Res:=eep_n_w(18,REAL_INT(Ti_04));">
            <text:p>Res:=eep_n_w(18,REAL_INT(Ti_04));</text:p>
          </table:table-cell>
          <table:table-cell/>
        </table:table-row>
        <table:table-row table:style-name="ro1">
          <table:table-cell office:value-type="string">
            <text:p>Ti_05</text:p>
          </table:table-cell>
          <table:table-cell office:value-type="float" office:value="131">
            <text:p>1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">
            <text:p>19</text:p>
          </table:table-cell>
          <table:table-cell/>
          <table:table-cell table:formula="of:=CONCATENATE([.A78];&quot;:=INT_REAL(eep_n_r(&quot;;[.I78];&quot;));&quot;)" office:value-type="string" office:string-value="Ti_05:=INT_REAL(eep_n_r(19));">
            <text:p>Ti_05:=INT_REAL(eep_n_r(19));</text:p>
          </table:table-cell>
          <table:table-cell table:formula="of:=CONCATENATE(&quot;Res:=eep_n_w(&quot;;[.I78];&quot;,REAL_INT(&quot;;[.A78];&quot;));&quot;)" office:value-type="string" office:string-value="Res:=eep_n_w(19,REAL_INT(Ti_05));">
            <text:p>Res:=eep_n_w(19,REAL_INT(Ti_05));</text:p>
          </table:table-cell>
          <table:table-cell/>
        </table:table-row>
        <table:table-row table:style-name="ro1">
          <table:table-cell office:value-type="string">
            <text:p>Ti_06</text:p>
          </table:table-cell>
          <table:table-cell office:value-type="float" office:value="133">
            <text:p>1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table:formula="of:=CONCATENATE([.A79];&quot;:=INT_REAL(eep_n_r(&quot;;[.I79];&quot;));&quot;)" office:value-type="string" office:string-value="Ti_06:=INT_REAL(eep_n_r(20));">
            <text:p>Ti_06:=INT_REAL(eep_n_r(20));</text:p>
          </table:table-cell>
          <table:table-cell table:formula="of:=CONCATENATE(&quot;Res:=eep_n_w(&quot;;[.I79];&quot;,REAL_INT(&quot;;[.A79];&quot;));&quot;)" office:value-type="string" office:string-value="Res:=eep_n_w(20,REAL_INT(Ti_06));">
            <text:p>Res:=eep_n_w(20,REAL_INT(Ti_06));</text:p>
          </table:table-cell>
          <table:table-cell/>
        </table:table-row>
        <table:table-row table:style-name="ro1">
          <table:table-cell office:value-type="string">
            <text:p>Ti_07</text:p>
          </table:table-cell>
          <table:table-cell office:value-type="float" office:value="135">
            <text:p>1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">
            <text:p>21</text:p>
          </table:table-cell>
          <table:table-cell/>
          <table:table-cell table:formula="of:=CONCATENATE([.A80];&quot;:=INT_REAL(eep_n_r(&quot;;[.I80];&quot;));&quot;)" office:value-type="string" office:string-value="Ti_07:=INT_REAL(eep_n_r(21));">
            <text:p>Ti_07:=INT_REAL(eep_n_r(21));</text:p>
          </table:table-cell>
          <table:table-cell table:formula="of:=CONCATENATE(&quot;Res:=eep_n_w(&quot;;[.I80];&quot;,REAL_INT(&quot;;[.A80];&quot;));&quot;)" office:value-type="string" office:string-value="Res:=eep_n_w(21,REAL_INT(Ti_07));">
            <text:p>Res:=eep_n_w(21,REAL_INT(Ti_07));</text:p>
          </table:table-cell>
          <table:table-cell/>
        </table:table-row>
        <table:table-row table:style-name="ro1">
          <table:table-cell office:value-type="string">
            <text:p>Td_01</text:p>
          </table:table-cell>
          <table:table-cell office:value-type="float" office:value="137">
            <text:p>1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">
            <text:p>22</text:p>
          </table:table-cell>
          <table:table-cell/>
          <table:table-cell table:formula="of:=CONCATENATE([.A81];&quot;:=INT_REAL(eep_n_r(&quot;;[.I81];&quot;));&quot;)" office:value-type="string" office:string-value="Td_01:=INT_REAL(eep_n_r(22));">
            <text:p>Td_01:=INT_REAL(eep_n_r(22));</text:p>
          </table:table-cell>
          <table:table-cell table:formula="of:=CONCATENATE(&quot;Res:=eep_n_w(&quot;;[.I81];&quot;,REAL_INT(&quot;;[.A81];&quot;));&quot;)" office:value-type="string" office:string-value="Res:=eep_n_w(22,REAL_INT(Td_01));">
            <text:p>Res:=eep_n_w(22,REAL_INT(Td_01));</text:p>
          </table:table-cell>
          <table:table-cell/>
        </table:table-row>
        <table:table-row table:style-name="ro1">
          <table:table-cell office:value-type="string">
            <text:p>Td_02</text:p>
          </table:table-cell>
          <table:table-cell office:value-type="float" office:value="139">
            <text:p>1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3">
            <text:p>23</text:p>
          </table:table-cell>
          <table:table-cell/>
          <table:table-cell table:formula="of:=CONCATENATE([.A82];&quot;:=INT_REAL(eep_n_r(&quot;;[.I82];&quot;));&quot;)" office:value-type="string" office:string-value="Td_02:=INT_REAL(eep_n_r(23));">
            <text:p>Td_02:=INT_REAL(eep_n_r(23));</text:p>
          </table:table-cell>
          <table:table-cell table:formula="of:=CONCATENATE(&quot;Res:=eep_n_w(&quot;;[.I82];&quot;,REAL_INT(&quot;;[.A82];&quot;));&quot;)" office:value-type="string" office:string-value="Res:=eep_n_w(23,REAL_INT(Td_02));">
            <text:p>Res:=eep_n_w(23,REAL_INT(Td_02));</text:p>
          </table:table-cell>
          <table:table-cell/>
        </table:table-row>
        <table:table-row table:style-name="ro1">
          <table:table-cell office:value-type="string">
            <text:p>Td_03</text:p>
          </table:table-cell>
          <table:table-cell office:value-type="float" office:value="141">
            <text:p>1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4">
            <text:p>24</text:p>
          </table:table-cell>
          <table:table-cell/>
          <table:table-cell table:formula="of:=CONCATENATE([.A83];&quot;:=INT_REAL(eep_n_r(&quot;;[.I83];&quot;));&quot;)" office:value-type="string" office:string-value="Td_03:=INT_REAL(eep_n_r(24));">
            <text:p>Td_03:=INT_REAL(eep_n_r(24));</text:p>
          </table:table-cell>
          <table:table-cell table:formula="of:=CONCATENATE(&quot;Res:=eep_n_w(&quot;;[.I83];&quot;,REAL_INT(&quot;;[.A83];&quot;));&quot;)" office:value-type="string" office:string-value="Res:=eep_n_w(24,REAL_INT(Td_03));">
            <text:p>Res:=eep_n_w(24,REAL_INT(Td_03));</text:p>
          </table:table-cell>
          <table:table-cell/>
        </table:table-row>
        <table:table-row table:style-name="ro1">
          <table:table-cell office:value-type="string">
            <text:p>Td_04</text:p>
          </table:table-cell>
          <table:table-cell office:value-type="float" office:value="143">
            <text:p>1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5">
            <text:p>25</text:p>
          </table:table-cell>
          <table:table-cell/>
          <table:table-cell table:formula="of:=CONCATENATE([.A84];&quot;:=INT_REAL(eep_n_r(&quot;;[.I84];&quot;));&quot;)" office:value-type="string" office:string-value="Td_04:=INT_REAL(eep_n_r(25));">
            <text:p>Td_04:=INT_REAL(eep_n_r(25));</text:p>
          </table:table-cell>
          <table:table-cell table:formula="of:=CONCATENATE(&quot;Res:=eep_n_w(&quot;;[.I84];&quot;,REAL_INT(&quot;;[.A84];&quot;));&quot;)" office:value-type="string" office:string-value="Res:=eep_n_w(25,REAL_INT(Td_04));">
            <text:p>Res:=eep_n_w(25,REAL_INT(Td_04));</text:p>
          </table:table-cell>
          <table:table-cell/>
        </table:table-row>
        <table:table-row table:style-name="ro1">
          <table:table-cell office:value-type="string">
            <text:p>Td_05</text:p>
          </table:table-cell>
          <table:table-cell office:value-type="float" office:value="145">
            <text:p>1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6">
            <text:p>26</text:p>
          </table:table-cell>
          <table:table-cell/>
          <table:table-cell table:formula="of:=CONCATENATE([.A85];&quot;:=INT_REAL(eep_n_r(&quot;;[.I85];&quot;));&quot;)" office:value-type="string" office:string-value="Td_05:=INT_REAL(eep_n_r(26));">
            <text:p>Td_05:=INT_REAL(eep_n_r(26));</text:p>
          </table:table-cell>
          <table:table-cell table:formula="of:=CONCATENATE(&quot;Res:=eep_n_w(&quot;;[.I85];&quot;,REAL_INT(&quot;;[.A85];&quot;));&quot;)" office:value-type="string" office:string-value="Res:=eep_n_w(26,REAL_INT(Td_05));">
            <text:p>Res:=eep_n_w(26,REAL_INT(Td_05));</text:p>
          </table:table-cell>
          <table:table-cell/>
        </table:table-row>
        <table:table-row table:style-name="ro1">
          <table:table-cell office:value-type="string">
            <text:p>Td_06</text:p>
          </table:table-cell>
          <table:table-cell office:value-type="float" office:value="147">
            <text:p>1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7">
            <text:p>27</text:p>
          </table:table-cell>
          <table:table-cell/>
          <table:table-cell table:formula="of:=CONCATENATE([.A86];&quot;:=INT_REAL(eep_n_r(&quot;;[.I86];&quot;));&quot;)" office:value-type="string" office:string-value="Td_06:=INT_REAL(eep_n_r(27));">
            <text:p>Td_06:=INT_REAL(eep_n_r(27));</text:p>
          </table:table-cell>
          <table:table-cell table:formula="of:=CONCATENATE(&quot;Res:=eep_n_w(&quot;;[.I86];&quot;,REAL_INT(&quot;;[.A86];&quot;));&quot;)" office:value-type="string" office:string-value="Res:=eep_n_w(27,REAL_INT(Td_06));">
            <text:p>Res:=eep_n_w(27,REAL_INT(Td_06));</text:p>
          </table:table-cell>
          <table:table-cell/>
        </table:table-row>
        <table:table-row table:style-name="ro1">
          <table:table-cell office:value-type="string">
            <text:p>Td_07</text:p>
          </table:table-cell>
          <table:table-cell office:value-type="float" office:value="149">
            <text:p>1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8">
            <text:p>28</text:p>
          </table:table-cell>
          <table:table-cell/>
          <table:table-cell table:formula="of:=CONCATENATE([.A87];&quot;:=INT_REAL(eep_n_r(&quot;;[.I87];&quot;));&quot;)" office:value-type="string" office:string-value="Td_07:=INT_REAL(eep_n_r(28));">
            <text:p>Td_07:=INT_REAL(eep_n_r(28));</text:p>
          </table:table-cell>
          <table:table-cell table:formula="of:=CONCATENATE(&quot;Res:=eep_n_w(&quot;;[.I87];&quot;,REAL_INT(&quot;;[.A87];&quot;));&quot;)" office:value-type="string" office:string-value="Res:=eep_n_w(28,REAL_INT(Td_07));">
            <text:p>Res:=eep_n_w(28,REAL_INT(Td_07));</text:p>
          </table:table-cell>
          <table:table-cell/>
        </table:table-row>
        <table:table-row table:style-name="ro1">
          <table:table-cell office:value-type="string">
            <text:p>Kf_01</text:p>
          </table:table-cell>
          <table:table-cell office:value-type="float" office:value="151">
            <text:p>15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9">
            <text:p>29</text:p>
          </table:table-cell>
          <table:table-cell/>
          <table:table-cell table:formula="of:=CONCATENATE([.A88];&quot;:=eep_n_r(&quot;;[.I88];&quot;);&quot;)" office:value-type="string" office:string-value="Kf_01:=eep_n_r(29);">
            <text:p>Kf_01:=eep_n_r(29);</text:p>
          </table:table-cell>
          <table:table-cell table:formula="of:=CONCATENATE(&quot;Res:=eep_n_w(&quot;;[.I88];&quot;,&quot;;[.A88];&quot;);&quot;)" office:value-type="string" office:string-value="Res:=eep_n_w(29,Kf_01);">
            <text:p>Res:=eep_n_w(29,Kf_01);</text:p>
          </table:table-cell>
          <table:table-cell/>
        </table:table-row>
        <table:table-row table:style-name="ro1">
          <table:table-cell office:value-type="string">
            <text:p>Kf_02</text:p>
          </table:table-cell>
          <table:table-cell office:value-type="float" office:value="152">
            <text:p>15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0">
            <text:p>30</text:p>
          </table:table-cell>
          <table:table-cell/>
          <table:table-cell table:formula="of:=CONCATENATE([.A89];&quot;:=eep_n_r(&quot;;[.I89];&quot;);&quot;)" office:value-type="string" office:string-value="Kf_02:=eep_n_r(30);">
            <text:p>Kf_02:=eep_n_r(30);</text:p>
          </table:table-cell>
          <table:table-cell table:formula="of:=CONCATENATE(&quot;Res:=eep_n_w(&quot;;[.I89];&quot;,&quot;;[.A89];&quot;);&quot;)" office:value-type="string" office:string-value="Res:=eep_n_w(30,Kf_02);">
            <text:p>Res:=eep_n_w(30,Kf_02);</text:p>
          </table:table-cell>
          <table:table-cell/>
        </table:table-row>
        <table:table-row table:style-name="ro1">
          <table:table-cell office:value-type="string">
            <text:p>Kf_03</text:p>
          </table:table-cell>
          <table:table-cell office:value-type="float" office:value="153">
            <text:p>15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1">
            <text:p>31</text:p>
          </table:table-cell>
          <table:table-cell/>
          <table:table-cell table:formula="of:=CONCATENATE([.A90];&quot;:=eep_n_r(&quot;;[.I90];&quot;);&quot;)" office:value-type="string" office:string-value="Kf_03:=eep_n_r(31);">
            <text:p>Kf_03:=eep_n_r(31);</text:p>
          </table:table-cell>
          <table:table-cell table:formula="of:=CONCATENATE(&quot;Res:=eep_n_w(&quot;;[.I90];&quot;,&quot;;[.A90];&quot;);&quot;)" office:value-type="string" office:string-value="Res:=eep_n_w(31,Kf_03);">
            <text:p>Res:=eep_n_w(31,Kf_03);</text:p>
          </table:table-cell>
          <table:table-cell/>
        </table:table-row>
        <table:table-row table:style-name="ro1">
          <table:table-cell office:value-type="string">
            <text:p>Kf_04</text:p>
          </table:table-cell>
          <table:table-cell office:value-type="float" office:value="154">
            <text:p>15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2">
            <text:p>32</text:p>
          </table:table-cell>
          <table:table-cell/>
          <table:table-cell table:formula="of:=CONCATENATE([.A91];&quot;:=eep_n_r(&quot;;[.I91];&quot;);&quot;)" office:value-type="string" office:string-value="Kf_04:=eep_n_r(32);">
            <text:p>Kf_04:=eep_n_r(32);</text:p>
          </table:table-cell>
          <table:table-cell table:formula="of:=CONCATENATE(&quot;Res:=eep_n_w(&quot;;[.I91];&quot;,&quot;;[.A91];&quot;);&quot;)" office:value-type="string" office:string-value="Res:=eep_n_w(32,Kf_04);">
            <text:p>Res:=eep_n_w(32,Kf_04);</text:p>
          </table:table-cell>
          <table:table-cell/>
        </table:table-row>
        <table:table-row table:style-name="ro1">
          <table:table-cell office:value-type="string">
            <text:p>Kf_05</text:p>
          </table:table-cell>
          <table:table-cell office:value-type="float" office:value="155">
            <text:p>15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3">
            <text:p>33</text:p>
          </table:table-cell>
          <table:table-cell/>
          <table:table-cell table:formula="of:=CONCATENATE([.A92];&quot;:=eep_n_r(&quot;;[.I92];&quot;);&quot;)" office:value-type="string" office:string-value="Kf_05:=eep_n_r(33);">
            <text:p>Kf_05:=eep_n_r(33);</text:p>
          </table:table-cell>
          <table:table-cell table:formula="of:=CONCATENATE(&quot;Res:=eep_n_w(&quot;;[.I92];&quot;,&quot;;[.A92];&quot;);&quot;)" office:value-type="string" office:string-value="Res:=eep_n_w(33,Kf_05);">
            <text:p>Res:=eep_n_w(33,Kf_05);</text:p>
          </table:table-cell>
          <table:table-cell/>
        </table:table-row>
        <table:table-row table:style-name="ro1">
          <table:table-cell office:value-type="string">
            <text:p>Kf_06</text:p>
          </table:table-cell>
          <table:table-cell office:value-type="float" office:value="156">
            <text:p>15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4">
            <text:p>34</text:p>
          </table:table-cell>
          <table:table-cell/>
          <table:table-cell table:formula="of:=CONCATENATE([.A93];&quot;:=eep_n_r(&quot;;[.I93];&quot;);&quot;)" office:value-type="string" office:string-value="Kf_06:=eep_n_r(34);">
            <text:p>Kf_06:=eep_n_r(34);</text:p>
          </table:table-cell>
          <table:table-cell table:formula="of:=CONCATENATE(&quot;Res:=eep_n_w(&quot;;[.I93];&quot;,&quot;;[.A93];&quot;);&quot;)" office:value-type="string" office:string-value="Res:=eep_n_w(34,Kf_06);">
            <text:p>Res:=eep_n_w(34,Kf_06);</text:p>
          </table:table-cell>
          <table:table-cell/>
        </table:table-row>
        <table:table-row table:style-name="ro1">
          <table:table-cell office:value-type="string">
            <text:p>Kf_07</text:p>
          </table:table-cell>
          <table:table-cell office:value-type="float" office:value="157">
            <text:p>15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5">
            <text:p>35</text:p>
          </table:table-cell>
          <table:table-cell/>
          <table:table-cell table:formula="of:=CONCATENATE([.A94];&quot;:=eep_n_r(&quot;;[.I94];&quot;);&quot;)" office:value-type="string" office:string-value="Kf_07:=eep_n_r(35);">
            <text:p>Kf_07:=eep_n_r(35);</text:p>
          </table:table-cell>
          <table:table-cell table:formula="of:=CONCATENATE(&quot;Res:=eep_n_w(&quot;;[.I94];&quot;,&quot;;[.A94];&quot;);&quot;)" office:value-type="string" office:string-value="Res:=eep_n_w(35,Kf_07);">
            <text:p>Res:=eep_n_w(35,Kf_07);</text:p>
          </table:table-cell>
          <table:table-cell/>
        </table:table-row>
        <table:table-row table:style-name="ro1">
          <table:table-cell office:value-type="string">
            <text:p>Kf_08</text:p>
          </table:table-cell>
          <table:table-cell office:value-type="float" office:value="158">
            <text:p>15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6">
            <text:p>36</text:p>
          </table:table-cell>
          <table:table-cell/>
          <table:table-cell table:formula="of:=CONCATENATE([.A95];&quot;:=eep_n_r(&quot;;[.I95];&quot;);&quot;)" office:value-type="string" office:string-value="Kf_08:=eep_n_r(36);">
            <text:p>Kf_08:=eep_n_r(36);</text:p>
          </table:table-cell>
          <table:table-cell table:formula="of:=CONCATENATE(&quot;Res:=eep_n_w(&quot;;[.I95];&quot;,&quot;;[.A95];&quot;);&quot;)" office:value-type="string" office:string-value="Res:=eep_n_w(36,Kf_08);">
            <text:p>Res:=eep_n_w(36,Kf_08);</text:p>
          </table:table-cell>
          <table:table-cell/>
        </table:table-row>
        <table:table-row table:style-name="ro1">
          <table:table-cell office:value-type="string">
            <text:p>Kf_09</text:p>
          </table:table-cell>
          <table:table-cell office:value-type="float" office:value="159">
            <text:p>15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7">
            <text:p>37</text:p>
          </table:table-cell>
          <table:table-cell/>
          <table:table-cell table:formula="of:=CONCATENATE([.A96];&quot;:=eep_n_r(&quot;;[.I96];&quot;);&quot;)" office:value-type="string" office:string-value="Kf_09:=eep_n_r(37);">
            <text:p>Kf_09:=eep_n_r(37);</text:p>
          </table:table-cell>
          <table:table-cell table:formula="of:=CONCATENATE(&quot;Res:=eep_n_w(&quot;;[.I96];&quot;,&quot;;[.A96];&quot;);&quot;)" office:value-type="string" office:string-value="Res:=eep_n_w(37,Kf_09);">
            <text:p>Res:=eep_n_w(37,Kf_09);</text:p>
          </table:table-cell>
          <table:table-cell/>
        </table:table-row>
        <table:table-row table:style-name="ro1">
          <table:table-cell office:value-type="string">
            <text:p>Kf_10</text:p>
          </table:table-cell>
          <table:table-cell office:value-type="float" office:value="160">
            <text:p>16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8">
            <text:p>38</text:p>
          </table:table-cell>
          <table:table-cell/>
          <table:table-cell table:formula="of:=CONCATENATE([.A97];&quot;:=eep_n_r(&quot;;[.I97];&quot;);&quot;)" office:value-type="string" office:string-value="Kf_10:=eep_n_r(38);">
            <text:p>Kf_10:=eep_n_r(38);</text:p>
          </table:table-cell>
          <table:table-cell table:formula="of:=CONCATENATE(&quot;Res:=eep_n_w(&quot;;[.I97];&quot;,&quot;;[.A97];&quot;);&quot;)" office:value-type="string" office:string-value="Res:=eep_n_w(38,Kf_10);">
            <text:p>Res:=eep_n_w(38,Kf_10);</text:p>
          </table:table-cell>
          <table:table-cell/>
        </table:table-row>
        <table:table-row table:style-name="ro1">
          <table:table-cell office:value-type="string">
            <text:p>Kf_11</text:p>
          </table:table-cell>
          <table:table-cell office:value-type="float" office:value="161">
            <text:p>16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9">
            <text:p>39</text:p>
          </table:table-cell>
          <table:table-cell/>
          <table:table-cell table:formula="of:=CONCATENATE([.A98];&quot;:=eep_n_r(&quot;;[.I98];&quot;);&quot;)" office:value-type="string" office:string-value="Kf_11:=eep_n_r(39);">
            <text:p>Kf_11:=eep_n_r(39);</text:p>
          </table:table-cell>
          <table:table-cell table:formula="of:=CONCATENATE(&quot;Res:=eep_n_w(&quot;;[.I98];&quot;,&quot;;[.A98];&quot;);&quot;)" office:value-type="string" office:string-value="Res:=eep_n_w(39,Kf_11);">
            <text:p>Res:=eep_n_w(39,Kf_11);</text:p>
          </table:table-cell>
          <table:table-cell/>
        </table:table-row>
        <table:table-row table:style-name="ro1">
          <table:table-cell office:value-type="string">
            <text:p>Kf_12</text:p>
          </table:table-cell>
          <table:table-cell office:value-type="float" office:value="162">
            <text:p>16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0">
            <text:p>40</text:p>
          </table:table-cell>
          <table:table-cell/>
          <table:table-cell table:formula="of:=CONCATENATE([.A99];&quot;:=eep_n_r(&quot;;[.I99];&quot;);&quot;)" office:value-type="string" office:string-value="Kf_12:=eep_n_r(40);">
            <text:p>Kf_12:=eep_n_r(40);</text:p>
          </table:table-cell>
          <table:table-cell table:formula="of:=CONCATENATE(&quot;Res:=eep_n_w(&quot;;[.I99];&quot;,&quot;;[.A99];&quot;);&quot;)" office:value-type="string" office:string-value="Res:=eep_n_w(40,Kf_12);">
            <text:p>Res:=eep_n_w(40,Kf_12);</text:p>
          </table:table-cell>
          <table:table-cell/>
        </table:table-row>
        <table:table-row table:style-name="ro1">
          <table:table-cell office:value-type="string">
            <text:p>Kf_13</text:p>
          </table:table-cell>
          <table:table-cell office:value-type="float" office:value="163">
            <text:p>16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1">
            <text:p>41</text:p>
          </table:table-cell>
          <table:table-cell/>
          <table:table-cell table:formula="of:=CONCATENATE([.A100];&quot;:=eep_n_r(&quot;;[.I100];&quot;);&quot;)" office:value-type="string" office:string-value="Kf_13:=eep_n_r(41);">
            <text:p>Kf_13:=eep_n_r(41);</text:p>
          </table:table-cell>
          <table:table-cell table:formula="of:=CONCATENATE(&quot;Res:=eep_n_w(&quot;;[.I100];&quot;,&quot;;[.A100];&quot;);&quot;)" office:value-type="string" office:string-value="Res:=eep_n_w(41,Kf_13);">
            <text:p>Res:=eep_n_w(41,Kf_13);</text:p>
          </table:table-cell>
          <table:table-cell/>
        </table:table-row>
        <table:table-row table:style-name="ro1">
          <table:table-cell office:value-type="string">
            <text:p>Kf_14</text:p>
          </table:table-cell>
          <table:table-cell office:value-type="float" office:value="164">
            <text:p>16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2">
            <text:p>42</text:p>
          </table:table-cell>
          <table:table-cell/>
          <table:table-cell table:formula="of:=CONCATENATE([.A101];&quot;:=eep_n_r(&quot;;[.I101];&quot;);&quot;)" office:value-type="string" office:string-value="Kf_14:=eep_n_r(42);">
            <text:p>Kf_14:=eep_n_r(42);</text:p>
          </table:table-cell>
          <table:table-cell table:formula="of:=CONCATENATE(&quot;Res:=eep_n_w(&quot;;[.I101];&quot;,&quot;;[.A101];&quot;);&quot;)" office:value-type="string" office:string-value="Res:=eep_n_w(42,Kf_14);">
            <text:p>Res:=eep_n_w(42,Kf_14);</text:p>
          </table:table-cell>
          <table:table-cell/>
        </table:table-row>
        <table:table-row table:style-name="ro1">
          <table:table-cell office:value-type="string">
            <text:p>Kf_15</text:p>
          </table:table-cell>
          <table:table-cell office:value-type="float" office:value="165">
            <text:p>16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3">
            <text:p>43</text:p>
          </table:table-cell>
          <table:table-cell/>
          <table:table-cell table:formula="of:=CONCATENATE([.A102];&quot;:=eep_n_r(&quot;;[.I102];&quot;);&quot;)" office:value-type="string" office:string-value="Kf_15:=eep_n_r(43);">
            <text:p>Kf_15:=eep_n_r(43);</text:p>
          </table:table-cell>
          <table:table-cell table:formula="of:=CONCATENATE(&quot;Res:=eep_n_w(&quot;;[.I102];&quot;,&quot;;[.A102];&quot;);&quot;)" office:value-type="string" office:string-value="Res:=eep_n_w(43,Kf_15);">
            <text:p>Res:=eep_n_w(43,Kf_15);</text:p>
          </table:table-cell>
          <table:table-cell/>
        </table:table-row>
        <table:table-row table:style-name="ro1">
          <table:table-cell office:value-type="string">
            <text:p>Kf_16</text:p>
          </table:table-cell>
          <table:table-cell office:value-type="float" office:value="166">
            <text:p>16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4">
            <text:p>44</text:p>
          </table:table-cell>
          <table:table-cell/>
          <table:table-cell table:formula="of:=CONCATENATE([.A103];&quot;:=eep_n_r(&quot;;[.I103];&quot;);&quot;)" office:value-type="string" office:string-value="Kf_16:=eep_n_r(44);">
            <text:p>Kf_16:=eep_n_r(44);</text:p>
          </table:table-cell>
          <table:table-cell table:formula="of:=CONCATENATE(&quot;Res:=eep_n_w(&quot;;[.I103];&quot;,&quot;;[.A103];&quot;);&quot;)" office:value-type="string" office:string-value="Res:=eep_n_w(44,Kf_16);">
            <text:p>Res:=eep_n_w(44,Kf_16);</text:p>
          </table:table-cell>
          <table:table-cell/>
        </table:table-row>
        <table:table-row table:style-name="ro1">
          <table:table-cell office:value-type="string">
            <text:p>Kf_17</text:p>
          </table:table-cell>
          <table:table-cell office:value-type="float" office:value="167">
            <text:p>16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5">
            <text:p>45</text:p>
          </table:table-cell>
          <table:table-cell/>
          <table:table-cell table:formula="of:=CONCATENATE([.A104];&quot;:=eep_n_r(&quot;;[.I104];&quot;);&quot;)" office:value-type="string" office:string-value="Kf_17:=eep_n_r(45);">
            <text:p>Kf_17:=eep_n_r(45);</text:p>
          </table:table-cell>
          <table:table-cell table:formula="of:=CONCATENATE(&quot;Res:=eep_n_w(&quot;;[.I104];&quot;,&quot;;[.A104];&quot;);&quot;)" office:value-type="string" office:string-value="Res:=eep_n_w(45,Kf_17);">
            <text:p>Res:=eep_n_w(45,Kf_17);</text:p>
          </table:table-cell>
          <table:table-cell/>
        </table:table-row>
        <table:table-row table:style-name="ro1">
          <table:table-cell office:value-type="string">
            <text:p>Kf_18</text:p>
          </table:table-cell>
          <table:table-cell office:value-type="float" office:value="168">
            <text:p>16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6">
            <text:p>46</text:p>
          </table:table-cell>
          <table:table-cell/>
          <table:table-cell table:formula="of:=CONCATENATE([.A105];&quot;:=eep_n_r(&quot;;[.I105];&quot;);&quot;)" office:value-type="string" office:string-value="Kf_18:=eep_n_r(46);">
            <text:p>Kf_18:=eep_n_r(46);</text:p>
          </table:table-cell>
          <table:table-cell table:formula="of:=CONCATENATE(&quot;Res:=eep_n_w(&quot;;[.I105];&quot;,&quot;;[.A105];&quot;);&quot;)" office:value-type="string" office:string-value="Res:=eep_n_w(46,Kf_18);">
            <text:p>Res:=eep_n_w(46,Kf_18);</text:p>
          </table:table-cell>
          <table:table-cell/>
        </table:table-row>
        <table:table-row table:style-name="ro1">
          <table:table-cell office:value-type="string">
            <text:p>Kf_19</text:p>
          </table:table-cell>
          <table:table-cell office:value-type="float" office:value="169">
            <text:p>16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7">
            <text:p>47</text:p>
          </table:table-cell>
          <table:table-cell/>
          <table:table-cell table:formula="of:=CONCATENATE([.A106];&quot;:=eep_n_r(&quot;;[.I106];&quot;);&quot;)" office:value-type="string" office:string-value="Kf_19:=eep_n_r(47);">
            <text:p>Kf_19:=eep_n_r(47);</text:p>
          </table:table-cell>
          <table:table-cell table:formula="of:=CONCATENATE(&quot;Res:=eep_n_w(&quot;;[.I106];&quot;,&quot;;[.A106];&quot;);&quot;)" office:value-type="string" office:string-value="Res:=eep_n_w(47,Kf_19);">
            <text:p>Res:=eep_n_w(47,Kf_19);</text:p>
          </table:table-cell>
          <table:table-cell/>
        </table:table-row>
        <table:table-row table:style-name="ro1">
          <table:table-cell office:value-type="string">
            <text:p>Kf_20</text:p>
          </table:table-cell>
          <table:table-cell office:value-type="float" office:value="170">
            <text:p>17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8">
            <text:p>48</text:p>
          </table:table-cell>
          <table:table-cell/>
          <table:table-cell table:formula="of:=CONCATENATE([.A107];&quot;:=eep_n_r(&quot;;[.I107];&quot;);&quot;)" office:value-type="string" office:string-value="Kf_20:=eep_n_r(48);">
            <text:p>Kf_20:=eep_n_r(48);</text:p>
          </table:table-cell>
          <table:table-cell table:formula="of:=CONCATENATE(&quot;Res:=eep_n_w(&quot;;[.I107];&quot;,&quot;;[.A107];&quot;);&quot;)" office:value-type="string" office:string-value="Res:=eep_n_w(48,Kf_20);">
            <text:p>Res:=eep_n_w(48,Kf_20);</text:p>
          </table:table-cell>
          <table:table-cell/>
        </table:table-row>
        <table:table-row table:style-name="ro1">
          <table:table-cell office:value-type="string">
            <text:p>Kf_21</text:p>
          </table:table-cell>
          <table:table-cell office:value-type="float" office:value="171">
            <text:p>17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9">
            <text:p>49</text:p>
          </table:table-cell>
          <table:table-cell/>
          <table:table-cell table:formula="of:=CONCATENATE([.A108];&quot;:=eep_n_r(&quot;;[.I108];&quot;);&quot;)" office:value-type="string" office:string-value="Kf_21:=eep_n_r(49);">
            <text:p>Kf_21:=eep_n_r(49);</text:p>
          </table:table-cell>
          <table:table-cell table:formula="of:=CONCATENATE(&quot;Res:=eep_n_w(&quot;;[.I108];&quot;,&quot;;[.A108];&quot;);&quot;)" office:value-type="string" office:string-value="Res:=eep_n_w(49,Kf_21);">
            <text:p>Res:=eep_n_w(49,Kf_21);</text:p>
          </table:table-cell>
          <table:table-cell/>
        </table:table-row>
        <table:table-row table:style-name="ro1">
          <table:table-cell office:value-type="string">
            <text:p>en_p_01</text:p>
          </table:table-cell>
          <table:table-cell office:value-type="float" office:value="172">
            <text:p>17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table:formula="of:=CONCATENATE([.A109];&quot;:=eep_b_r(&quot;;[.I109];&quot;);&quot;)" office:value-type="string" office:string-value="en_p_01:=eep_b_r(8);">
            <text:p>en_p_01:=eep_b_r(8);</text:p>
          </table:table-cell>
          <table:table-cell table:formula="of:=CONCATENATE(&quot;Res:=eep_b_w(&quot;;[.I109];&quot;,&quot;;[.A109];&quot;);&quot;)" office:value-type="string" office:string-value="Res:=eep_b_w(8,en_p_01);">
            <text:p>Res:=eep_b_w(8,en_p_01);</text:p>
          </table:table-cell>
          <table:table-cell/>
        </table:table-row>
        <table:table-row table:style-name="ro1">
          <table:table-cell office:value-type="string">
            <text:p>en_p_02</text:p>
          </table:table-cell>
          <table:table-cell office:value-type="float" office:value="173">
            <text:p>17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">
            <text:p>9</text:p>
          </table:table-cell>
          <table:table-cell/>
          <table:table-cell table:formula="of:=CONCATENATE([.A110];&quot;:=eep_b_r(&quot;;[.I110];&quot;);&quot;)" office:value-type="string" office:string-value="en_p_02:=eep_b_r(9);">
            <text:p>en_p_02:=eep_b_r(9);</text:p>
          </table:table-cell>
          <table:table-cell table:formula="of:=CONCATENATE(&quot;Res:=eep_b_w(&quot;;[.I110];&quot;,&quot;;[.A110];&quot;);&quot;)" office:value-type="string" office:string-value="Res:=eep_b_w(9,en_p_02);">
            <text:p>Res:=eep_b_w(9,en_p_02);</text:p>
          </table:table-cell>
          <table:table-cell/>
        </table:table-row>
        <table:table-row table:style-name="ro1">
          <table:table-cell office:value-type="string">
            <text:p>en_p_03</text:p>
          </table:table-cell>
          <table:table-cell office:value-type="float" office:value="174">
            <text:p>17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table:formula="of:=CONCATENATE([.A111];&quot;:=eep_b_r(&quot;;[.I111];&quot;);&quot;)" office:value-type="string" office:string-value="en_p_03:=eep_b_r(10);">
            <text:p>en_p_03:=eep_b_r(10);</text:p>
          </table:table-cell>
          <table:table-cell table:formula="of:=CONCATENATE(&quot;Res:=eep_b_w(&quot;;[.I111];&quot;,&quot;;[.A111];&quot;);&quot;)" office:value-type="string" office:string-value="Res:=eep_b_w(10,en_p_03);">
            <text:p>Res:=eep_b_w(10,en_p_03);</text:p>
          </table:table-cell>
          <table:table-cell/>
        </table:table-row>
        <table:table-row table:style-name="ro1">
          <table:table-cell office:value-type="string">
            <text:p>en_p_04</text:p>
          </table:table-cell>
          <table:table-cell office:value-type="float" office:value="175">
            <text:p>17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">
            <text:p>11</text:p>
          </table:table-cell>
          <table:table-cell/>
          <table:table-cell table:formula="of:=CONCATENATE([.A112];&quot;:=eep_b_r(&quot;;[.I112];&quot;);&quot;)" office:value-type="string" office:string-value="en_p_04:=eep_b_r(11);">
            <text:p>en_p_04:=eep_b_r(11);</text:p>
          </table:table-cell>
          <table:table-cell table:formula="of:=CONCATENATE(&quot;Res:=eep_b_w(&quot;;[.I112];&quot;,&quot;;[.A112];&quot;);&quot;)" office:value-type="string" office:string-value="Res:=eep_b_w(11,en_p_04);">
            <text:p>Res:=eep_b_w(11,en_p_04);</text:p>
          </table:table-cell>
          <table:table-cell/>
        </table:table-row>
        <table:table-row table:style-name="ro1">
          <table:table-cell office:value-type="string">
            <text:p>en_p_05</text:p>
          </table:table-cell>
          <table:table-cell office:value-type="float" office:value="176">
            <text:p>17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">
            <text:p>12</text:p>
          </table:table-cell>
          <table:table-cell/>
          <table:table-cell table:formula="of:=CONCATENATE([.A113];&quot;:=eep_b_r(&quot;;[.I113];&quot;);&quot;)" office:value-type="string" office:string-value="en_p_05:=eep_b_r(12);">
            <text:p>en_p_05:=eep_b_r(12);</text:p>
          </table:table-cell>
          <table:table-cell table:formula="of:=CONCATENATE(&quot;Res:=eep_b_w(&quot;;[.I113];&quot;,&quot;;[.A113];&quot;);&quot;)" office:value-type="string" office:string-value="Res:=eep_b_w(12,en_p_05);">
            <text:p>Res:=eep_b_w(12,en_p_05);</text:p>
          </table:table-cell>
          <table:table-cell/>
        </table:table-row>
        <table:table-row table:style-name="ro1">
          <table:table-cell office:value-type="string">
            <text:p>en_p_06</text:p>
          </table:table-cell>
          <table:table-cell office:value-type="float" office:value="177">
            <text:p>17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">
            <text:p>13</text:p>
          </table:table-cell>
          <table:table-cell/>
          <table:table-cell table:formula="of:=CONCATENATE([.A114];&quot;:=eep_b_r(&quot;;[.I114];&quot;);&quot;)" office:value-type="string" office:string-value="en_p_06:=eep_b_r(13);">
            <text:p>en_p_06:=eep_b_r(13);</text:p>
          </table:table-cell>
          <table:table-cell table:formula="of:=CONCATENATE(&quot;Res:=eep_b_w(&quot;;[.I114];&quot;,&quot;;[.A114];&quot;);&quot;)" office:value-type="string" office:string-value="Res:=eep_b_w(13,en_p_06);">
            <text:p>Res:=eep_b_w(13,en_p_06);</text:p>
          </table:table-cell>
          <table:table-cell/>
        </table:table-row>
        <table:table-row table:style-name="ro1">
          <table:table-cell office:value-type="string">
            <text:p>kr_p_01</text:p>
          </table:table-cell>
          <table:table-cell office:value-type="float" office:value="178">
            <text:p>17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0">
            <text:p>50</text:p>
          </table:table-cell>
          <table:table-cell/>
          <table:table-cell table:formula="of:=CONCATENATE([.A115];&quot;:=eep_n_r(&quot;;[.I115];&quot;);&quot;)" office:value-type="string" office:string-value="kr_p_01:=eep_n_r(50);">
            <text:p>kr_p_01:=eep_n_r(50);</text:p>
          </table:table-cell>
          <table:table-cell table:formula="of:=CONCATENATE(&quot;Res:=eep_n_w(&quot;;[.I115];&quot;,&quot;;[.A115];&quot;);&quot;)" office:value-type="string" office:string-value="Res:=eep_n_w(50,kr_p_01);">
            <text:p>Res:=eep_n_w(50,kr_p_01);</text:p>
          </table:table-cell>
          <table:table-cell/>
        </table:table-row>
        <table:table-row table:style-name="ro1">
          <table:table-cell office:value-type="string">
            <text:p>kr_p_02</text:p>
          </table:table-cell>
          <table:table-cell office:value-type="float" office:value="179">
            <text:p>17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1">
            <text:p>51</text:p>
          </table:table-cell>
          <table:table-cell/>
          <table:table-cell table:formula="of:=CONCATENATE([.A116];&quot;:=eep_n_r(&quot;;[.I116];&quot;);&quot;)" office:value-type="string" office:string-value="kr_p_02:=eep_n_r(51);">
            <text:p>kr_p_02:=eep_n_r(51);</text:p>
          </table:table-cell>
          <table:table-cell table:formula="of:=CONCATENATE(&quot;Res:=eep_n_w(&quot;;[.I116];&quot;,&quot;;[.A116];&quot;);&quot;)" office:value-type="string" office:string-value="Res:=eep_n_w(51,kr_p_02);">
            <text:p>Res:=eep_n_w(51,kr_p_02);</text:p>
          </table:table-cell>
          <table:table-cell/>
        </table:table-row>
        <table:table-row table:style-name="ro1">
          <table:table-cell office:value-type="string">
            <text:p>kr_p_03</text:p>
          </table:table-cell>
          <table:table-cell office:value-type="float" office:value="180">
            <text:p>18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2">
            <text:p>52</text:p>
          </table:table-cell>
          <table:table-cell/>
          <table:table-cell table:formula="of:=CONCATENATE([.A117];&quot;:=eep_n_r(&quot;;[.I117];&quot;);&quot;)" office:value-type="string" office:string-value="kr_p_03:=eep_n_r(52);">
            <text:p>kr_p_03:=eep_n_r(52);</text:p>
          </table:table-cell>
          <table:table-cell table:formula="of:=CONCATENATE(&quot;Res:=eep_n_w(&quot;;[.I117];&quot;,&quot;;[.A117];&quot;);&quot;)" office:value-type="string" office:string-value="Res:=eep_n_w(52,kr_p_03);">
            <text:p>Res:=eep_n_w(52,kr_p_03);</text:p>
          </table:table-cell>
          <table:table-cell/>
        </table:table-row>
        <table:table-row table:style-name="ro1">
          <table:table-cell office:value-type="string">
            <text:p>kr_p_04</text:p>
          </table:table-cell>
          <table:table-cell office:value-type="float" office:value="181">
            <text:p>18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3">
            <text:p>53</text:p>
          </table:table-cell>
          <table:table-cell/>
          <table:table-cell table:formula="of:=CONCATENATE([.A118];&quot;:=eep_n_r(&quot;;[.I118];&quot;);&quot;)" office:value-type="string" office:string-value="kr_p_04:=eep_n_r(53);">
            <text:p>kr_p_04:=eep_n_r(53);</text:p>
          </table:table-cell>
          <table:table-cell table:formula="of:=CONCATENATE(&quot;Res:=eep_n_w(&quot;;[.I118];&quot;,&quot;;[.A118];&quot;);&quot;)" office:value-type="string" office:string-value="Res:=eep_n_w(53,kr_p_04);">
            <text:p>Res:=eep_n_w(53,kr_p_04);</text:p>
          </table:table-cell>
          <table:table-cell/>
        </table:table-row>
        <table:table-row table:style-name="ro1">
          <table:table-cell office:value-type="string">
            <text:p>kr_p_05</text:p>
          </table:table-cell>
          <table:table-cell office:value-type="float" office:value="182">
            <text:p>18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4">
            <text:p>54</text:p>
          </table:table-cell>
          <table:table-cell/>
          <table:table-cell table:formula="of:=CONCATENATE([.A119];&quot;:=eep_n_r(&quot;;[.I119];&quot;);&quot;)" office:value-type="string" office:string-value="kr_p_05:=eep_n_r(54);">
            <text:p>kr_p_05:=eep_n_r(54);</text:p>
          </table:table-cell>
          <table:table-cell table:formula="of:=CONCATENATE(&quot;Res:=eep_n_w(&quot;;[.I119];&quot;,&quot;;[.A119];&quot;);&quot;)" office:value-type="string" office:string-value="Res:=eep_n_w(54,kr_p_05);">
            <text:p>Res:=eep_n_w(54,kr_p_05);</text:p>
          </table:table-cell>
          <table:table-cell/>
        </table:table-row>
        <table:table-row table:style-name="ro1">
          <table:table-cell office:value-type="string">
            <text:p>kr_p_06</text:p>
          </table:table-cell>
          <table:table-cell office:value-type="float" office:value="183">
            <text:p>18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5">
            <text:p>55</text:p>
          </table:table-cell>
          <table:table-cell/>
          <table:table-cell table:formula="of:=CONCATENATE([.A120];&quot;:=eep_n_r(&quot;;[.I120];&quot;);&quot;)" office:value-type="string" office:string-value="kr_p_06:=eep_n_r(55);">
            <text:p>kr_p_06:=eep_n_r(55);</text:p>
          </table:table-cell>
          <table:table-cell table:formula="of:=CONCATENATE(&quot;Res:=eep_n_w(&quot;;[.I120];&quot;,&quot;;[.A120];&quot;);&quot;)" office:value-type="string" office:string-value="Res:=eep_n_w(55,kr_p_06);">
            <text:p>Res:=eep_n_w(55,kr_p_06);</text:p>
          </table:table-cell>
          <table:table-cell/>
        </table:table-row>
        <table:table-row table:style-name="ro1">
          <table:table-cell office:value-type="string">
            <text:p>Tp_zd_01</text:p>
          </table:table-cell>
          <table:table-cell office:value-type="float" office:value="184">
            <text:p>18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6">
            <text:p>56</text:p>
          </table:table-cell>
          <table:table-cell/>
          <table:table-cell table:formula="of:=CONCATENATE([.A121];&quot;:=eep_n_r(&quot;;[.I121];&quot;);&quot;)" office:value-type="string" office:string-value="Tp_zd_01:=eep_n_r(56);">
            <text:p>Tp_zd_01:=eep_n_r(56);</text:p>
          </table:table-cell>
          <table:table-cell table:formula="of:=CONCATENATE(&quot;Res:=eep_n_w(&quot;;[.I121];&quot;,&quot;;[.A121];&quot;);&quot;)" office:value-type="string" office:string-value="Res:=eep_n_w(56,Tp_zd_01);">
            <text:p>Res:=eep_n_w(56,Tp_zd_01);</text:p>
          </table:table-cell>
          <table:table-cell/>
        </table:table-row>
        <table:table-row table:style-name="ro1">
          <table:table-cell office:value-type="string">
            <text:p>Tp_zd_02</text:p>
          </table:table-cell>
          <table:table-cell office:value-type="float" office:value="185">
            <text:p>18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7">
            <text:p>57</text:p>
          </table:table-cell>
          <table:table-cell/>
          <table:table-cell table:formula="of:=CONCATENATE([.A122];&quot;:=eep_n_r(&quot;;[.I122];&quot;);&quot;)" office:value-type="string" office:string-value="Tp_zd_02:=eep_n_r(57);">
            <text:p>Tp_zd_02:=eep_n_r(57);</text:p>
          </table:table-cell>
          <table:table-cell table:formula="of:=CONCATENATE(&quot;Res:=eep_n_w(&quot;;[.I122];&quot;,&quot;;[.A122];&quot;);&quot;)" office:value-type="string" office:string-value="Res:=eep_n_w(57,Tp_zd_02);">
            <text:p>Res:=eep_n_w(57,Tp_zd_02);</text:p>
          </table:table-cell>
          <table:table-cell/>
        </table:table-row>
        <table:table-row table:style-name="ro1">
          <table:table-cell office:value-type="string">
            <text:p>Tp_zd_03</text:p>
          </table:table-cell>
          <table:table-cell office:value-type="float" office:value="186">
            <text:p>18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8">
            <text:p>58</text:p>
          </table:table-cell>
          <table:table-cell/>
          <table:table-cell table:formula="of:=CONCATENATE([.A123];&quot;:=eep_n_r(&quot;;[.I123];&quot;);&quot;)" office:value-type="string" office:string-value="Tp_zd_03:=eep_n_r(58);">
            <text:p>Tp_zd_03:=eep_n_r(58);</text:p>
          </table:table-cell>
          <table:table-cell table:formula="of:=CONCATENATE(&quot;Res:=eep_n_w(&quot;;[.I123];&quot;,&quot;;[.A123];&quot;);&quot;)" office:value-type="string" office:string-value="Res:=eep_n_w(58,Tp_zd_03);">
            <text:p>Res:=eep_n_w(58,Tp_zd_03);</text:p>
          </table:table-cell>
          <table:table-cell/>
        </table:table-row>
        <table:table-row table:style-name="ro1">
          <table:table-cell office:value-type="string">
            <text:p>Tp_zd_04</text:p>
          </table:table-cell>
          <table:table-cell office:value-type="float" office:value="187">
            <text:p>18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9">
            <text:p>59</text:p>
          </table:table-cell>
          <table:table-cell/>
          <table:table-cell table:formula="of:=CONCATENATE([.A124];&quot;:=eep_n_r(&quot;;[.I124];&quot;);&quot;)" office:value-type="string" office:string-value="Tp_zd_04:=eep_n_r(59);">
            <text:p>Tp_zd_04:=eep_n_r(59);</text:p>
          </table:table-cell>
          <table:table-cell table:formula="of:=CONCATENATE(&quot;Res:=eep_n_w(&quot;;[.I124];&quot;,&quot;;[.A124];&quot;);&quot;)" office:value-type="string" office:string-value="Res:=eep_n_w(59,Tp_zd_04);">
            <text:p>Res:=eep_n_w(59,Tp_zd_04);</text:p>
          </table:table-cell>
          <table:table-cell/>
        </table:table-row>
        <table:table-row table:style-name="ro1">
          <table:table-cell office:value-type="string">
            <text:p>Tp_zd_05</text:p>
          </table:table-cell>
          <table:table-cell office:value-type="float" office:value="188">
            <text:p>18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0">
            <text:p>60</text:p>
          </table:table-cell>
          <table:table-cell/>
          <table:table-cell table:formula="of:=CONCATENATE([.A125];&quot;:=eep_n_r(&quot;;[.I125];&quot;);&quot;)" office:value-type="string" office:string-value="Tp_zd_05:=eep_n_r(60);">
            <text:p>Tp_zd_05:=eep_n_r(60);</text:p>
          </table:table-cell>
          <table:table-cell table:formula="of:=CONCATENATE(&quot;Res:=eep_n_w(&quot;;[.I125];&quot;,&quot;;[.A125];&quot;);&quot;)" office:value-type="string" office:string-value="Res:=eep_n_w(60,Tp_zd_05);">
            <text:p>Res:=eep_n_w(60,Tp_zd_05);</text:p>
          </table:table-cell>
          <table:table-cell/>
        </table:table-row>
        <table:table-row table:style-name="ro1">
          <table:table-cell office:value-type="string">
            <text:p>Tp_zd_06</text:p>
          </table:table-cell>
          <table:table-cell office:value-type="float" office:value="189">
            <text:p>18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1">
            <text:p>61</text:p>
          </table:table-cell>
          <table:table-cell/>
          <table:table-cell table:formula="of:=CONCATENATE([.A126];&quot;:=eep_n_r(&quot;;[.I126];&quot;);&quot;)" office:value-type="string" office:string-value="Tp_zd_06:=eep_n_r(61);">
            <text:p>Tp_zd_06:=eep_n_r(61);</text:p>
          </table:table-cell>
          <table:table-cell table:formula="of:=CONCATENATE(&quot;Res:=eep_n_w(&quot;;[.I126];&quot;,&quot;;[.A126];&quot;);&quot;)" office:value-type="string" office:string-value="Res:=eep_n_w(61,Tp_zd_06);">
            <text:p>Res:=eep_n_w(61,Tp_zd_06);</text:p>
          </table:table-cell>
          <table:table-cell/>
        </table:table-row>
        <table:table-row table:style-name="ro1">
          <table:table-cell office:value-type="string">
            <text:p>Tm_zd_01</text:p>
          </table:table-cell>
          <table:table-cell office:value-type="float" office:value="190">
            <text:p>19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2">
            <text:p>62</text:p>
          </table:table-cell>
          <table:table-cell/>
          <table:table-cell table:formula="of:=CONCATENATE([.A127];&quot;:=eep_n_r(&quot;;[.I127];&quot;);&quot;)" office:value-type="string" office:string-value="Tm_zd_01:=eep_n_r(62);">
            <text:p>Tm_zd_01:=eep_n_r(62);</text:p>
          </table:table-cell>
          <table:table-cell table:formula="of:=CONCATENATE(&quot;Res:=eep_n_w(&quot;;[.I127];&quot;,&quot;;[.A127];&quot;);&quot;)" office:value-type="string" office:string-value="Res:=eep_n_w(62,Tm_zd_01);">
            <text:p>Res:=eep_n_w(62,Tm_zd_01);</text:p>
          </table:table-cell>
          <table:table-cell/>
        </table:table-row>
        <table:table-row table:style-name="ro1">
          <table:table-cell office:value-type="string">
            <text:p>Tm_zd_02</text:p>
          </table:table-cell>
          <table:table-cell office:value-type="float" office:value="191">
            <text:p>19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3">
            <text:p>63</text:p>
          </table:table-cell>
          <table:table-cell/>
          <table:table-cell table:formula="of:=CONCATENATE([.A128];&quot;:=eep_n_r(&quot;;[.I128];&quot;);&quot;)" office:value-type="string" office:string-value="Tm_zd_02:=eep_n_r(63);">
            <text:p>Tm_zd_02:=eep_n_r(63);</text:p>
          </table:table-cell>
          <table:table-cell table:formula="of:=CONCATENATE(&quot;Res:=eep_n_w(&quot;;[.I128];&quot;,&quot;;[.A128];&quot;);&quot;)" office:value-type="string" office:string-value="Res:=eep_n_w(63,Tm_zd_02);">
            <text:p>Res:=eep_n_w(63,Tm_zd_02);</text:p>
          </table:table-cell>
          <table:table-cell/>
        </table:table-row>
        <table:table-row table:style-name="ro1">
          <table:table-cell office:value-type="string">
            <text:p>Tm_zd_03</text:p>
          </table:table-cell>
          <table:table-cell office:value-type="float" office:value="192">
            <text:p>19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4">
            <text:p>64</text:p>
          </table:table-cell>
          <table:table-cell/>
          <table:table-cell table:formula="of:=CONCATENATE([.A129];&quot;:=eep_n_r(&quot;;[.I129];&quot;);&quot;)" office:value-type="string" office:string-value="Tm_zd_03:=eep_n_r(64);">
            <text:p>Tm_zd_03:=eep_n_r(64);</text:p>
          </table:table-cell>
          <table:table-cell table:formula="of:=CONCATENATE(&quot;Res:=eep_n_w(&quot;;[.I129];&quot;,&quot;;[.A129];&quot;);&quot;)" office:value-type="string" office:string-value="Res:=eep_n_w(64,Tm_zd_03);">
            <text:p>Res:=eep_n_w(64,Tm_zd_03);</text:p>
          </table:table-cell>
          <table:table-cell/>
        </table:table-row>
        <table:table-row table:style-name="ro1">
          <table:table-cell office:value-type="string">
            <text:p>Tm_zd_04</text:p>
          </table:table-cell>
          <table:table-cell office:value-type="float" office:value="193">
            <text:p>19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5">
            <text:p>65</text:p>
          </table:table-cell>
          <table:table-cell/>
          <table:table-cell table:formula="of:=CONCATENATE([.A130];&quot;:=eep_n_r(&quot;;[.I130];&quot;);&quot;)" office:value-type="string" office:string-value="Tm_zd_04:=eep_n_r(65);">
            <text:p>Tm_zd_04:=eep_n_r(65);</text:p>
          </table:table-cell>
          <table:table-cell table:formula="of:=CONCATENATE(&quot;Res:=eep_n_w(&quot;;[.I130];&quot;,&quot;;[.A130];&quot;);&quot;)" office:value-type="string" office:string-value="Res:=eep_n_w(65,Tm_zd_04);">
            <text:p>Res:=eep_n_w(65,Tm_zd_04);</text:p>
          </table:table-cell>
          <table:table-cell/>
        </table:table-row>
        <table:table-row table:style-name="ro1">
          <table:table-cell office:value-type="string">
            <text:p>Tm_zd_05</text:p>
          </table:table-cell>
          <table:table-cell office:value-type="float" office:value="194">
            <text:p>19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6">
            <text:p>66</text:p>
          </table:table-cell>
          <table:table-cell/>
          <table:table-cell table:formula="of:=CONCATENATE([.A131];&quot;:=eep_n_r(&quot;;[.I131];&quot;);&quot;)" office:value-type="string" office:string-value="Tm_zd_05:=eep_n_r(66);">
            <text:p>Tm_zd_05:=eep_n_r(66);</text:p>
          </table:table-cell>
          <table:table-cell table:formula="of:=CONCATENATE(&quot;Res:=eep_n_w(&quot;;[.I131];&quot;,&quot;;[.A131];&quot;);&quot;)" office:value-type="string" office:string-value="Res:=eep_n_w(66,Tm_zd_05);">
            <text:p>Res:=eep_n_w(66,Tm_zd_05);</text:p>
          </table:table-cell>
          <table:table-cell/>
        </table:table-row>
        <table:table-row table:style-name="ro1">
          <table:table-cell office:value-type="string">
            <text:p>Tm_zd_06</text:p>
          </table:table-cell>
          <table:table-cell office:value-type="float" office:value="195">
            <text:p>19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7">
            <text:p>67</text:p>
          </table:table-cell>
          <table:table-cell/>
          <table:table-cell table:formula="of:=CONCATENATE([.A132];&quot;:=eep_n_r(&quot;;[.I132];&quot;);&quot;)" office:value-type="string" office:string-value="Tm_zd_06:=eep_n_r(67);">
            <text:p>Tm_zd_06:=eep_n_r(67);</text:p>
          </table:table-cell>
          <table:table-cell table:formula="of:=CONCATENATE(&quot;Res:=eep_n_w(&quot;;[.I132];&quot;,&quot;;[.A132];&quot;);&quot;)" office:value-type="string" office:string-value="Res:=eep_n_w(67,Tm_zd_06);">
            <text:p>Res:=eep_n_w(67,Tm_zd_06);</text:p>
          </table:table-cell>
          <table:table-cell/>
        </table:table-row>
        <table:table-row table:style-name="ro1">
          <table:table-cell office:value-type="string">
            <text:p>Am_Q_09</text:p>
          </table:table-cell>
          <table:table-cell office:value-type="float" office:value="196">
            <text:p>19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table:formula="of:=CONCATENATE([.A133];&quot;:=eep_b_r(&quot;;[.I133];&quot;);&quot;)" office:value-type="string" office:string-value="Am_Q_09:=eep_b_r(14);">
            <text:p>Am_Q_09:=eep_b_r(14);</text:p>
          </table:table-cell>
          <table:table-cell table:formula="of:=CONCATENATE(&quot;Res:=eep_b_w(&quot;;[.I133];&quot;,&quot;;[.A133];&quot;);&quot;)" office:value-type="string" office:string-value="Res:=eep_b_w(14,Am_Q_09);">
            <text:p>Res:=eep_b_w(14,Am_Q_09);</text:p>
          </table:table-cell>
          <table:table-cell/>
        </table:table-row>
        <table:table-row table:style-name="ro1">
          <table:table-cell office:value-type="string">
            <text:p>SP_V_10_min</text:p>
          </table:table-cell>
          <table:table-cell office:value-type="float" office:value="197">
            <text:p>1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formula="of:=[.A12]" office:value-type="string" office:string-value="V_10">
            <text:p>V_10</text:p>
          </table:table-cell>
          <table:table-cell table:number-columns-repeated="2"/>
          <table:table-cell office:value-type="float" office:value="68">
            <text:p>68</text:p>
          </table:table-cell>
          <table:table-cell/>
          <table:table-cell table:formula="of:=CONCATENATE([.A134];&quot;:=INT_REAL(eep_n_r(&quot;;[.I134];&quot;));&quot;)" office:value-type="string" office:string-value="SP_V_10_min:=INT_REAL(eep_n_r(68));">
            <text:p>SP_V_10_min:=INT_REAL(eep_n_r(68));</text:p>
          </table:table-cell>
          <table:table-cell table:formula="of:=CONCATENATE(&quot;Res:=eep_n_w(&quot;;[.I134];&quot;,REAL_INT(&quot;;[.A134];&quot;));&quot;)" office:value-type="string" office:string-value="Res:=eep_n_w(68,REAL_INT(SP_V_10_min));">
            <text:p>Res:=eep_n_w(68,REAL_INT(SP_V_10_min));</text:p>
          </table:table-cell>
          <table:table-cell/>
        </table:table-row>
        <table:table-row table:style-name="ro1">
          <table:table-cell office:value-type="string">
            <text:p>SP_V_10_max</text:p>
          </table:table-cell>
          <table:table-cell office:value-type="float" office:value="199">
            <text:p>1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formula="of:=[.A12]" office:value-type="string" office:string-value="V_10">
            <text:p>V_10</text:p>
          </table:table-cell>
          <table:table-cell table:number-columns-repeated="2"/>
          <table:table-cell office:value-type="float" office:value="69">
            <text:p>69</text:p>
          </table:table-cell>
          <table:table-cell/>
          <table:table-cell table:formula="of:=CONCATENATE([.A135];&quot;:=INT_REAL(eep_n_r(&quot;;[.I135];&quot;));&quot;)" office:value-type="string" office:string-value="SP_V_10_max:=INT_REAL(eep_n_r(69));">
            <text:p>SP_V_10_max:=INT_REAL(eep_n_r(69));</text:p>
          </table:table-cell>
          <table:table-cell table:formula="of:=CONCATENATE(&quot;Res:=eep_n_w(&quot;;[.I135];&quot;,REAL_INT(&quot;;[.A135];&quot;));&quot;)" office:value-type="string" office:string-value="Res:=eep_n_w(69,REAL_INT(SP_V_10_max));">
            <text:p>Res:=eep_n_w(69,REAL_INT(SP_V_10_max));</text:p>
          </table:table-cell>
          <table:table-cell/>
        </table:table-row>
        <table:table-row table:style-name="ro1">
          <table:table-cell office:value-type="string">
            <text:p>Run</text:p>
          </table:table-cell>
          <table:table-cell office:value-type="float" office:value="201">
            <text:p>20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Save</text:p>
          </table:table-cell>
          <table:table-cell office:value-type="float" office:value="202">
            <text:p>20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Xmin_01</text:p>
          </table:table-cell>
          <table:table-cell office:value-type="float" office:value="203">
            <text:p>20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0">
            <text:p>70</text:p>
          </table:table-cell>
          <table:table-cell/>
          <table:table-cell table:formula="of:=CONCATENATE([.A138];&quot;:=INT_REAL(eep_n_r(&quot;;[.I138];&quot;));&quot;)" office:value-type="string" office:string-value="Xmin_01:=INT_REAL(eep_n_r(70));">
            <text:p>Xmin_01:=INT_REAL(eep_n_r(70));</text:p>
          </table:table-cell>
          <table:table-cell table:formula="of:=CONCATENATE(&quot;Res:=eep_n_w(&quot;;[.I138];&quot;,REAL_INT(&quot;;[.A138];&quot;));&quot;)" office:value-type="string" office:string-value="Res:=eep_n_w(70,REAL_INT(Xmin_01));">
            <text:p>Res:=eep_n_w(70,REAL_INT(Xmin_01));</text:p>
          </table:table-cell>
          <table:table-cell/>
        </table:table-row>
        <table:table-row table:style-name="ro1">
          <table:table-cell office:value-type="string">
            <text:p>Xmin_02</text:p>
          </table:table-cell>
          <table:table-cell office:value-type="float" office:value="205">
            <text:p>20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1">
            <text:p>71</text:p>
          </table:table-cell>
          <table:table-cell/>
          <table:table-cell table:formula="of:=CONCATENATE([.A139];&quot;:=INT_REAL(eep_n_r(&quot;;[.I139];&quot;));&quot;)" office:value-type="string" office:string-value="Xmin_02:=INT_REAL(eep_n_r(71));">
            <text:p>Xmin_02:=INT_REAL(eep_n_r(71));</text:p>
          </table:table-cell>
          <table:table-cell table:formula="of:=CONCATENATE(&quot;Res:=eep_n_w(&quot;;[.I139];&quot;,REAL_INT(&quot;;[.A139];&quot;));&quot;)" office:value-type="string" office:string-value="Res:=eep_n_w(71,REAL_INT(Xmin_02));">
            <text:p>Res:=eep_n_w(71,REAL_INT(Xmin_02));</text:p>
          </table:table-cell>
          <table:table-cell/>
        </table:table-row>
        <table:table-row table:style-name="ro1">
          <table:table-cell office:value-type="string">
            <text:p>Xmin_03</text:p>
          </table:table-cell>
          <table:table-cell office:value-type="float" office:value="207">
            <text:p>20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2">
            <text:p>72</text:p>
          </table:table-cell>
          <table:table-cell/>
          <table:table-cell table:formula="of:=CONCATENATE([.A140];&quot;:=INT_REAL(eep_n_r(&quot;;[.I140];&quot;));&quot;)" office:value-type="string" office:string-value="Xmin_03:=INT_REAL(eep_n_r(72));">
            <text:p>Xmin_03:=INT_REAL(eep_n_r(72));</text:p>
          </table:table-cell>
          <table:table-cell table:formula="of:=CONCATENATE(&quot;Res:=eep_n_w(&quot;;[.I140];&quot;,REAL_INT(&quot;;[.A140];&quot;));&quot;)" office:value-type="string" office:string-value="Res:=eep_n_w(72,REAL_INT(Xmin_03));">
            <text:p>Res:=eep_n_w(72,REAL_INT(Xmin_03));</text:p>
          </table:table-cell>
          <table:table-cell/>
        </table:table-row>
        <table:table-row table:style-name="ro1">
          <table:table-cell office:value-type="string">
            <text:p>Xmin_04</text:p>
          </table:table-cell>
          <table:table-cell office:value-type="float" office:value="209">
            <text:p>2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3">
            <text:p>73</text:p>
          </table:table-cell>
          <table:table-cell/>
          <table:table-cell table:formula="of:=CONCATENATE([.A141];&quot;:=INT_REAL(eep_n_r(&quot;;[.I141];&quot;));&quot;)" office:value-type="string" office:string-value="Xmin_04:=INT_REAL(eep_n_r(73));">
            <text:p>Xmin_04:=INT_REAL(eep_n_r(73));</text:p>
          </table:table-cell>
          <table:table-cell table:formula="of:=CONCATENATE(&quot;Res:=eep_n_w(&quot;;[.I141];&quot;,REAL_INT(&quot;;[.A141];&quot;));&quot;)" office:value-type="string" office:string-value="Res:=eep_n_w(73,REAL_INT(Xmin_04));">
            <text:p>Res:=eep_n_w(73,REAL_INT(Xmin_04));</text:p>
          </table:table-cell>
          <table:table-cell/>
        </table:table-row>
        <table:table-row table:style-name="ro1">
          <table:table-cell office:value-type="string">
            <text:p>Xmin_05</text:p>
          </table:table-cell>
          <table:table-cell office:value-type="float" office:value="211">
            <text:p>2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4">
            <text:p>74</text:p>
          </table:table-cell>
          <table:table-cell/>
          <table:table-cell table:formula="of:=CONCATENATE([.A142];&quot;:=INT_REAL(eep_n_r(&quot;;[.I142];&quot;));&quot;)" office:value-type="string" office:string-value="Xmin_05:=INT_REAL(eep_n_r(74));">
            <text:p>Xmin_05:=INT_REAL(eep_n_r(74));</text:p>
          </table:table-cell>
          <table:table-cell table:formula="of:=CONCATENATE(&quot;Res:=eep_n_w(&quot;;[.I142];&quot;,REAL_INT(&quot;;[.A142];&quot;));&quot;)" office:value-type="string" office:string-value="Res:=eep_n_w(74,REAL_INT(Xmin_05));">
            <text:p>Res:=eep_n_w(74,REAL_INT(Xmin_05));</text:p>
          </table:table-cell>
          <table:table-cell/>
        </table:table-row>
        <table:table-row table:style-name="ro1">
          <table:table-cell office:value-type="string">
            <text:p>Xmin_06</text:p>
          </table:table-cell>
          <table:table-cell office:value-type="float" office:value="213">
            <text:p>2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5">
            <text:p>75</text:p>
          </table:table-cell>
          <table:table-cell/>
          <table:table-cell table:formula="of:=CONCATENATE([.A143];&quot;:=INT_REAL(eep_n_r(&quot;;[.I143];&quot;));&quot;)" office:value-type="string" office:string-value="Xmin_06:=INT_REAL(eep_n_r(75));">
            <text:p>Xmin_06:=INT_REAL(eep_n_r(75));</text:p>
          </table:table-cell>
          <table:table-cell table:formula="of:=CONCATENATE(&quot;Res:=eep_n_w(&quot;;[.I143];&quot;,REAL_INT(&quot;;[.A143];&quot;));&quot;)" office:value-type="string" office:string-value="Res:=eep_n_w(75,REAL_INT(Xmin_06));">
            <text:p>Res:=eep_n_w(75,REAL_INT(Xmin_06));</text:p>
          </table:table-cell>
          <table:table-cell/>
        </table:table-row>
        <table:table-row table:style-name="ro1">
          <table:table-cell office:value-type="string">
            <text:p>Xmin_07</text:p>
          </table:table-cell>
          <table:table-cell office:value-type="float" office:value="215">
            <text:p>2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6">
            <text:p>76</text:p>
          </table:table-cell>
          <table:table-cell/>
          <table:table-cell table:formula="of:=CONCATENATE([.A144];&quot;:=INT_REAL(eep_n_r(&quot;;[.I144];&quot;));&quot;)" office:value-type="string" office:string-value="Xmin_07:=INT_REAL(eep_n_r(76));">
            <text:p>Xmin_07:=INT_REAL(eep_n_r(76));</text:p>
          </table:table-cell>
          <table:table-cell table:formula="of:=CONCATENATE(&quot;Res:=eep_n_w(&quot;;[.I144];&quot;,REAL_INT(&quot;;[.A144];&quot;));&quot;)" office:value-type="string" office:string-value="Res:=eep_n_w(76,REAL_INT(Xmin_07));">
            <text:p>Res:=eep_n_w(76,REAL_INT(Xmin_07));</text:p>
          </table:table-cell>
          <table:table-cell/>
        </table:table-row>
        <table:table-row table:style-name="ro1">
          <table:table-cell office:value-type="string">
            <text:p>Xmax_01</text:p>
          </table:table-cell>
          <table:table-cell office:value-type="float" office:value="217">
            <text:p>2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7">
            <text:p>77</text:p>
          </table:table-cell>
          <table:table-cell/>
          <table:table-cell table:formula="of:=CONCATENATE([.A145];&quot;:=INT_REAL(eep_n_r(&quot;;[.I145];&quot;));&quot;)" office:value-type="string" office:string-value="Xmax_01:=INT_REAL(eep_n_r(77));">
            <text:p>Xmax_01:=INT_REAL(eep_n_r(77));</text:p>
          </table:table-cell>
          <table:table-cell table:formula="of:=CONCATENATE(&quot;Res:=eep_n_w(&quot;;[.I145];&quot;,REAL_INT(&quot;;[.A145];&quot;));&quot;)" office:value-type="string" office:string-value="Res:=eep_n_w(77,REAL_INT(Xmax_01));">
            <text:p>Res:=eep_n_w(77,REAL_INT(Xmax_01));</text:p>
          </table:table-cell>
          <table:table-cell/>
        </table:table-row>
        <table:table-row table:style-name="ro1">
          <table:table-cell office:value-type="string">
            <text:p>Xmax_02</text:p>
          </table:table-cell>
          <table:table-cell office:value-type="float" office:value="219">
            <text:p>2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8">
            <text:p>78</text:p>
          </table:table-cell>
          <table:table-cell/>
          <table:table-cell table:formula="of:=CONCATENATE([.A146];&quot;:=INT_REAL(eep_n_r(&quot;;[.I146];&quot;));&quot;)" office:value-type="string" office:string-value="Xmax_02:=INT_REAL(eep_n_r(78));">
            <text:p>Xmax_02:=INT_REAL(eep_n_r(78));</text:p>
          </table:table-cell>
          <table:table-cell table:formula="of:=CONCATENATE(&quot;Res:=eep_n_w(&quot;;[.I146];&quot;,REAL_INT(&quot;;[.A146];&quot;));&quot;)" office:value-type="string" office:string-value="Res:=eep_n_w(78,REAL_INT(Xmax_02));">
            <text:p>Res:=eep_n_w(78,REAL_INT(Xmax_02));</text:p>
          </table:table-cell>
          <table:table-cell/>
        </table:table-row>
        <table:table-row table:style-name="ro1">
          <table:table-cell office:value-type="string">
            <text:p>Xmax_03</text:p>
          </table:table-cell>
          <table:table-cell office:value-type="float" office:value="221">
            <text:p>2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9">
            <text:p>79</text:p>
          </table:table-cell>
          <table:table-cell/>
          <table:table-cell table:formula="of:=CONCATENATE([.A147];&quot;:=INT_REAL(eep_n_r(&quot;;[.I147];&quot;));&quot;)" office:value-type="string" office:string-value="Xmax_03:=INT_REAL(eep_n_r(79));">
            <text:p>Xmax_03:=INT_REAL(eep_n_r(79));</text:p>
          </table:table-cell>
          <table:table-cell table:formula="of:=CONCATENATE(&quot;Res:=eep_n_w(&quot;;[.I147];&quot;,REAL_INT(&quot;;[.A147];&quot;));&quot;)" office:value-type="string" office:string-value="Res:=eep_n_w(79,REAL_INT(Xmax_03));">
            <text:p>Res:=eep_n_w(79,REAL_INT(Xmax_03));</text:p>
          </table:table-cell>
          <table:table-cell/>
        </table:table-row>
        <table:table-row table:style-name="ro1">
          <table:table-cell office:value-type="string">
            <text:p>Xmax_04</text:p>
          </table:table-cell>
          <table:table-cell office:value-type="float" office:value="223">
            <text:p>2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0">
            <text:p>80</text:p>
          </table:table-cell>
          <table:table-cell/>
          <table:table-cell table:formula="of:=CONCATENATE([.A148];&quot;:=INT_REAL(eep_n_r(&quot;;[.I148];&quot;));&quot;)" office:value-type="string" office:string-value="Xmax_04:=INT_REAL(eep_n_r(80));">
            <text:p>Xmax_04:=INT_REAL(eep_n_r(80));</text:p>
          </table:table-cell>
          <table:table-cell table:formula="of:=CONCATENATE(&quot;Res:=eep_n_w(&quot;;[.I148];&quot;,REAL_INT(&quot;;[.A148];&quot;));&quot;)" office:value-type="string" office:string-value="Res:=eep_n_w(80,REAL_INT(Xmax_04));">
            <text:p>Res:=eep_n_w(80,REAL_INT(Xmax_04));</text:p>
          </table:table-cell>
          <table:table-cell/>
        </table:table-row>
        <table:table-row table:style-name="ro1">
          <table:table-cell office:value-type="string">
            <text:p>Xmax_05</text:p>
          </table:table-cell>
          <table:table-cell office:value-type="float" office:value="225">
            <text:p>2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1">
            <text:p>81</text:p>
          </table:table-cell>
          <table:table-cell/>
          <table:table-cell table:formula="of:=CONCATENATE([.A149];&quot;:=INT_REAL(eep_n_r(&quot;;[.I149];&quot;));&quot;)" office:value-type="string" office:string-value="Xmax_05:=INT_REAL(eep_n_r(81));">
            <text:p>Xmax_05:=INT_REAL(eep_n_r(81));</text:p>
          </table:table-cell>
          <table:table-cell table:formula="of:=CONCATENATE(&quot;Res:=eep_n_w(&quot;;[.I149];&quot;,REAL_INT(&quot;;[.A149];&quot;));&quot;)" office:value-type="string" office:string-value="Res:=eep_n_w(81,REAL_INT(Xmax_05));">
            <text:p>Res:=eep_n_w(81,REAL_INT(Xmax_05));</text:p>
          </table:table-cell>
          <table:table-cell/>
        </table:table-row>
        <table:table-row table:style-name="ro1">
          <table:table-cell office:value-type="string">
            <text:p>Xmax_06</text:p>
          </table:table-cell>
          <table:table-cell office:value-type="float" office:value="227">
            <text:p>2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2">
            <text:p>82</text:p>
          </table:table-cell>
          <table:table-cell/>
          <table:table-cell table:formula="of:=CONCATENATE([.A150];&quot;:=INT_REAL(eep_n_r(&quot;;[.I150];&quot;));&quot;)" office:value-type="string" office:string-value="Xmax_06:=INT_REAL(eep_n_r(82));">
            <text:p>Xmax_06:=INT_REAL(eep_n_r(82));</text:p>
          </table:table-cell>
          <table:table-cell table:formula="of:=CONCATENATE(&quot;Res:=eep_n_w(&quot;;[.I150];&quot;,REAL_INT(&quot;;[.A150];&quot;));&quot;)" office:value-type="string" office:string-value="Res:=eep_n_w(82,REAL_INT(Xmax_06));">
            <text:p>Res:=eep_n_w(82,REAL_INT(Xmax_06));</text:p>
          </table:table-cell>
          <table:table-cell/>
        </table:table-row>
        <table:table-row table:style-name="ro1">
          <table:table-cell office:value-type="string">
            <text:p>Xmax_07</text:p>
          </table:table-cell>
          <table:table-cell office:value-type="float" office:value="229">
            <text:p>2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3">
            <text:p>83</text:p>
          </table:table-cell>
          <table:table-cell/>
          <table:table-cell table:formula="of:=CONCATENATE([.A151];&quot;:=INT_REAL(eep_n_r(&quot;;[.I151];&quot;));&quot;)" office:value-type="string" office:string-value="Xmax_07:=INT_REAL(eep_n_r(83));">
            <text:p>Xmax_07:=INT_REAL(eep_n_r(83));</text:p>
          </table:table-cell>
          <table:table-cell table:formula="of:=CONCATENATE(&quot;Res:=eep_n_w(&quot;;[.I151];&quot;,REAL_INT(&quot;;[.A151];&quot;));&quot;)" office:value-type="string" office:string-value="Res:=eep_n_w(83,REAL_INT(Xmax_07));">
            <text:p>Res:=eep_n_w(83,REAL_INT(Xmax_07));</text:p>
          </table:table-cell>
          <table:table-cell/>
        </table:table-row>
        <table:table-row table:style-name="ro1">
          <table:table-cell office:value-type="string">
            <text:p>Rev_01</text:p>
          </table:table-cell>
          <table:table-cell office:value-type="float" office:value="231">
            <text:p>23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table:formula="of:=CONCATENATE([.A152];&quot;:=eep_b_r(&quot;;[.I152];&quot;);&quot;)" office:value-type="string" office:string-value="Rev_01:=eep_b_r(15);">
            <text:p>Rev_01:=eep_b_r(15);</text:p>
          </table:table-cell>
          <table:table-cell table:formula="of:=CONCATENATE(&quot;Res:=eep_b_w(&quot;;[.I152];&quot;,&quot;;[.A152];&quot;);&quot;)" office:value-type="string" office:string-value="Res:=eep_b_w(15,Rev_01);">
            <text:p>Res:=eep_b_w(15,Rev_01);</text:p>
          </table:table-cell>
          <table:table-cell/>
        </table:table-row>
        <table:table-row table:style-name="ro1">
          <table:table-cell office:value-type="string">
            <text:p>Rev_02</text:p>
          </table:table-cell>
          <table:table-cell office:value-type="float" office:value="232">
            <text:p>23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6">
            <text:p>16</text:p>
          </table:table-cell>
          <table:table-cell/>
          <table:table-cell table:formula="of:=CONCATENATE([.A153];&quot;:=eep_b_r(&quot;;[.I153];&quot;);&quot;)" office:value-type="string" office:string-value="Rev_02:=eep_b_r(16);">
            <text:p>Rev_02:=eep_b_r(16);</text:p>
          </table:table-cell>
          <table:table-cell table:formula="of:=CONCATENATE(&quot;Res:=eep_b_w(&quot;;[.I153];&quot;,&quot;;[.A153];&quot;);&quot;)" office:value-type="string" office:string-value="Res:=eep_b_w(16,Rev_02);">
            <text:p>Res:=eep_b_w(16,Rev_02);</text:p>
          </table:table-cell>
          <table:table-cell/>
        </table:table-row>
        <table:table-row table:style-name="ro1">
          <table:table-cell office:value-type="string">
            <text:p>Rev_03</text:p>
          </table:table-cell>
          <table:table-cell office:value-type="float" office:value="233">
            <text:p>23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table:formula="of:=CONCATENATE([.A154];&quot;:=eep_b_r(&quot;;[.I154];&quot;);&quot;)" office:value-type="string" office:string-value="Rev_03:=eep_b_r(17);">
            <text:p>Rev_03:=eep_b_r(17);</text:p>
          </table:table-cell>
          <table:table-cell table:formula="of:=CONCATENATE(&quot;Res:=eep_b_w(&quot;;[.I154];&quot;,&quot;;[.A154];&quot;);&quot;)" office:value-type="string" office:string-value="Res:=eep_b_w(17,Rev_03);">
            <text:p>Res:=eep_b_w(17,Rev_03);</text:p>
          </table:table-cell>
          <table:table-cell/>
        </table:table-row>
        <table:table-row table:style-name="ro1">
          <table:table-cell office:value-type="string">
            <text:p>Rev_04</text:p>
          </table:table-cell>
          <table:table-cell office:value-type="float" office:value="234">
            <text:p>23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 table:formula="of:=CONCATENATE([.A155];&quot;:=eep_b_r(&quot;;[.I155];&quot;);&quot;)" office:value-type="string" office:string-value="Rev_04:=eep_b_r(18);">
            <text:p>Rev_04:=eep_b_r(18);</text:p>
          </table:table-cell>
          <table:table-cell table:formula="of:=CONCATENATE(&quot;Res:=eep_b_w(&quot;;[.I155];&quot;,&quot;;[.A155];&quot;);&quot;)" office:value-type="string" office:string-value="Res:=eep_b_w(18,Rev_04);">
            <text:p>Res:=eep_b_w(18,Rev_04);</text:p>
          </table:table-cell>
          <table:table-cell/>
        </table:table-row>
        <table:table-row table:style-name="ro1">
          <table:table-cell office:value-type="string">
            <text:p>Rev_05</text:p>
          </table:table-cell>
          <table:table-cell office:value-type="float" office:value="235">
            <text:p>23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">
            <text:p>19</text:p>
          </table:table-cell>
          <table:table-cell/>
          <table:table-cell table:formula="of:=CONCATENATE([.A156];&quot;:=eep_b_r(&quot;;[.I156];&quot;);&quot;)" office:value-type="string" office:string-value="Rev_05:=eep_b_r(19);">
            <text:p>Rev_05:=eep_b_r(19);</text:p>
          </table:table-cell>
          <table:table-cell table:formula="of:=CONCATENATE(&quot;Res:=eep_b_w(&quot;;[.I156];&quot;,&quot;;[.A156];&quot;);&quot;)" office:value-type="string" office:string-value="Res:=eep_b_w(19,Rev_05);">
            <text:p>Res:=eep_b_w(19,Rev_05);</text:p>
          </table:table-cell>
          <table:table-cell/>
        </table:table-row>
        <table:table-row table:style-name="ro1">
          <table:table-cell office:value-type="string">
            <text:p>Rev_06</text:p>
          </table:table-cell>
          <table:table-cell office:value-type="float" office:value="236">
            <text:p>23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table:formula="of:=CONCATENATE([.A157];&quot;:=eep_b_r(&quot;;[.I157];&quot;);&quot;)" office:value-type="string" office:string-value="Rev_06:=eep_b_r(20);">
            <text:p>Rev_06:=eep_b_r(20);</text:p>
          </table:table-cell>
          <table:table-cell table:formula="of:=CONCATENATE(&quot;Res:=eep_b_w(&quot;;[.I157];&quot;,&quot;;[.A157];&quot;);&quot;)" office:value-type="string" office:string-value="Res:=eep_b_w(20,Rev_06);">
            <text:p>Res:=eep_b_w(20,Rev_06);</text:p>
          </table:table-cell>
          <table:table-cell/>
        </table:table-row>
        <table:table-row table:style-name="ro1">
          <table:table-cell office:value-type="string">
            <text:p>Rev_07</text:p>
          </table:table-cell>
          <table:table-cell office:value-type="float" office:value="237">
            <text:p>23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">
            <text:p>21</text:p>
          </table:table-cell>
          <table:table-cell/>
          <table:table-cell table:formula="of:=CONCATENATE([.A158];&quot;:=eep_b_r(&quot;;[.I158];&quot;);&quot;)" office:value-type="string" office:string-value="Rev_07:=eep_b_r(21);">
            <text:p>Rev_07:=eep_b_r(21);</text:p>
          </table:table-cell>
          <table:table-cell table:formula="of:=CONCATENATE(&quot;Res:=eep_b_w(&quot;;[.I158];&quot;,&quot;;[.A158];&quot;);&quot;)" office:value-type="string" office:string-value="Res:=eep_b_w(21,Rev_07);">
            <text:p>Res:=eep_b_w(21,Rev_07);</text:p>
          </table:table-cell>
          <table:table-cell/>
        </table:table-row>
        <table:table-row table:style-name="ro1">
          <table:table-cell office:value-type="string">
            <text:p>yy_s</text:p>
          </table:table-cell>
          <table:table-cell office:value-type="float" office:value="238">
            <text:p>23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on_s</text:p>
          </table:table-cell>
          <table:table-cell office:value-type="float" office:value="239">
            <text:p>23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dd_s</text:p>
          </table:table-cell>
          <table:table-cell office:value-type="float" office:value="240">
            <text:p>24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hh_s</text:p>
          </table:table-cell>
          <table:table-cell office:value-type="float" office:value="241">
            <text:p>24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m_s</text:p>
          </table:table-cell>
          <table:table-cell office:value-type="float" office:value="242">
            <text:p>24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ss_s</text:p>
          </table:table-cell>
          <table:table-cell office:value-type="float" office:value="243">
            <text:p>24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time_set</text:p>
          </table:table-cell>
          <table:table-cell office:value-type="float" office:value="244">
            <text:p>24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 table:number-rows-repeated="8">
          <table:table-cell table:number-columns-repeated="13"/>
        </table:table-row>
        <table:table-row table:style-name="ro1">
          <table:table-cell office:value-type="string">
            <text:p>Name</text:p>
          </table:table-cell>
          <table:table-cell table:number-columns-repeated="12"/>
        </table:table-row>
        <table:table-row table:style-name="ro1">
          <table:table-cell office:value-type="string">
            <text:p>Tp_01</text:p>
          </table:table-cell>
          <table:table-cell table:number-columns-repeated="12"/>
        </table:table-row>
        <table:table-row table:style-name="ro1">
          <table:table-cell office:value-type="string">
            <text:p>Tp_02</text:p>
          </table:table-cell>
          <table:table-cell table:number-columns-repeated="12"/>
        </table:table-row>
        <table:table-row table:style-name="ro1">
          <table:table-cell office:value-type="string">
            <text:p>Tp_03</text:p>
          </table:table-cell>
          <table:table-cell table:number-columns-repeated="12"/>
        </table:table-row>
        <table:table-row table:style-name="ro1">
          <table:table-cell office:value-type="string">
            <text:p>Tp_04</text:p>
          </table:table-cell>
          <table:table-cell table:number-columns-repeated="12"/>
        </table:table-row>
        <table:table-row table:style-name="ro1">
          <table:table-cell office:value-type="string">
            <text:p>Tp_05</text:p>
          </table:table-cell>
          <table:table-cell table:number-columns-repeated="12"/>
        </table:table-row>
        <table:table-row table:style-name="ro1">
          <table:table-cell office:value-type="string">
            <text:p>Tp_06</text:p>
          </table:table-cell>
          <table:table-cell table:number-columns-repeated="12"/>
        </table:table-row>
      </table:table>
      <table:table table:name="reg_1" table:style-name="ta1" table:print="false">
        <table:table-column table:style-name="co13" table:number-columns-repeated="21" table:default-cell-style-name="Default"/>
        <table:table-column table:style-name="co37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PV_1</text:p>
          </table:table-cell>
          <table:table-cell office:value-type="string">
            <text:p>PV_2</text:p>
          </table:table-cell>
          <table:table-cell office:value-type="string">
            <text:p>PV_3</text:p>
          </table:table-cell>
          <table:table-cell office:value-type="string">
            <text:p>SPR_1</text:p>
          </table:table-cell>
          <table:table-cell office:value-type="string">
            <text:p>X</text:p>
          </table:table-cell>
          <table:table-cell office:value-type="string">
            <text:p>SP_1</text:p>
          </table:table-cell>
          <table:table-cell office:value-type="string">
            <text:p>SP_2</text:p>
          </table:table-cell>
          <table:table-cell office:value-type="string">
            <text:p>SP_3</text:p>
          </table:table-cell>
          <table:table-cell office:value-type="string">
            <text:p>AM</text:p>
          </table:table-cell>
          <table:table-cell office:value-type="string">
            <text:p>Rej</text:p>
          </table:table-cell>
          <table:table-cell office:value-type="string">
            <text:p>Rev</text:p>
          </table:table-cell>
          <table:table-cell office:value-type="string">
            <text:p>Kpr</text:p>
          </table:table-cell>
          <table:table-cell office:value-type="string">
            <text:p>TI</text:p>
          </table:table-cell>
          <table:table-cell office:value-type="string">
            <text:p>Td</text:p>
          </table:table-cell>
          <table:table-cell office:value-type="string">
            <text:p>Xmin</text:p>
          </table:table-cell>
          <table:table-cell office:value-type="string">
            <text:p>Xmax</text:p>
          </table:table-cell>
          <table:table-cell office:value-type="string">
            <text:p>K_1</text:p>
          </table:table-cell>
          <table:table-cell office:value-type="string">
            <text:p>K_2</text:p>
          </table:table-cell>
          <table:table-cell office:value-type="string">
            <text:p>K_3</text:p>
          </table:table-cell>
          <table:table-cell office:value-type="string">
            <text:p>K_4</text:p>
          </table:table-cell>
          <table:table-cell office:value-type="string">
            <text:p>Kkor</text:p>
          </table:table-cell>
          <table:table-cell office:value-type="string">
            <text:p>Deskritp</text:p>
          </table:table-cell>
        </table:table-row>
        <table:table-row table:style-name="ro1">
          <table:table-cell table:formula="of:=['plc 1'.A7]" office:value-type="string" office:string-value="V_04">
            <text:p>V_04</text:p>
          </table:table-cell>
          <table:table-cell table:formula="of:=['plc 1'.A9]" office:value-type="string" office:string-value="V_06">
            <text:p>V_06</text:p>
          </table:table-cell>
          <table:table-cell/>
          <table:table-cell table:formula="of:=['plc 1'.A54]" office:value-type="string" office:string-value="Spr_01">
            <text:p>Spr_01</text:p>
          </table:table-cell>
          <table:table-cell table:formula="of:=['plc 1'.A20]" office:value-type="string" office:string-value="X0_01">
            <text:p>X0_01</text:p>
          </table:table-cell>
          <table:table-cell table:formula="of:=['plc 1'.A82]" office:value-type="string" office:string-value="SP_01">
            <text:p>SP_01</text:p>
          </table:table-cell>
          <table:table-cell table:number-columns-repeated="2"/>
          <table:table-cell table:formula="of:=['plc 1'.A63]" office:value-type="string" office:string-value="AM_01">
            <text:p>AM_01</text:p>
          </table:table-cell>
          <table:table-cell table:formula="of:=['plc 1'.A73]" office:value-type="string" office:string-value="Rej_01">
            <text:p>Rej_01</text:p>
          </table:table-cell>
          <table:table-cell table:formula="of:=['plc 1'.A191]" office:value-type="string" office:string-value="Rev_01">
            <text:p>Rev_01</text:p>
          </table:table-cell>
          <table:table-cell table:formula="of:=['plc 1'.A92]" office:value-type="string" office:string-value="Kpr_01">
            <text:p>Kpr_01</text:p>
          </table:table-cell>
          <table:table-cell table:formula="of:=['plc 1'.A102]" office:value-type="string" office:string-value="Ti_01">
            <text:p>Ti_01</text:p>
          </table:table-cell>
          <table:table-cell table:formula="of:=['plc 1'.A112]" office:value-type="string" office:string-value="Td_01">
            <text:p>Td_01</text:p>
          </table:table-cell>
          <table:table-cell table:formula="of:=['plc 1'.A171]" office:value-type="string" office:string-value="Xmin_01">
            <text:p>Xmin_01</text:p>
          </table:table-cell>
          <table:table-cell table:formula="of:=['plc 1'.A181]" office:value-type="string" office:string-value="Xmax_01">
            <text:p>Xmax_01</text:p>
          </table:table-cell>
          <table:table-cell table:formula="of:=['plc 1'.A149]" office:value-type="string" office:string-value="K1_01">
            <text:p>K1_01</text:p>
          </table:table-cell>
          <table:table-cell table:number-columns-repeated="3"/>
          <table:table-cell table:formula="of:=['plc 1'.A140]" office:value-type="string" office:string-value="Kkor_01">
            <text:p>Kkor_01</text:p>
          </table:table-cell>
          <table:table-cell office:value-type="string">
            <text:p>Расход изв.мол.на осн. деф.</text:p>
          </table:table-cell>
        </table:table-row>
        <table:table-row table:style-name="ro1">
          <table:table-cell table:formula="of:=['plc 1'.A6]" office:value-type="string" office:string-value="V_03">
            <text:p>V_03</text:p>
          </table:table-cell>
          <table:table-cell table:formula="of:=['plc 1'.A9]" office:value-type="string" office:string-value="V_06">
            <text:p>V_06</text:p>
          </table:table-cell>
          <table:table-cell/>
          <table:table-cell table:formula="of:=['plc 1'.A55]" office:value-type="string" office:string-value="Spr_02">
            <text:p>Spr_02</text:p>
          </table:table-cell>
          <table:table-cell table:formula="of:=['plc 1'.A21]" office:value-type="string" office:string-value="X0_02">
            <text:p>X0_02</text:p>
          </table:table-cell>
          <table:table-cell table:formula="of:=['plc 1'.A83]" office:value-type="string" office:string-value="SP_02">
            <text:p>SP_02</text:p>
          </table:table-cell>
          <table:table-cell table:number-columns-repeated="2"/>
          <table:table-cell table:formula="of:=['plc 1'.A64]" office:value-type="string" office:string-value="AM_02">
            <text:p>AM_02</text:p>
          </table:table-cell>
          <table:table-cell table:formula="of:=['plc 1'.A74]" office:value-type="string" office:string-value="Rej_02">
            <text:p>Rej_02</text:p>
          </table:table-cell>
          <table:table-cell table:formula="of:=['plc 1'.A192]" office:value-type="string" office:string-value="Rev_02">
            <text:p>Rev_02</text:p>
          </table:table-cell>
          <table:table-cell table:formula="of:=['plc 1'.A93]" office:value-type="string" office:string-value="Kpr_02">
            <text:p>Kpr_02</text:p>
          </table:table-cell>
          <table:table-cell table:formula="of:=['plc 1'.A103]" office:value-type="string" office:string-value="Ti_02">
            <text:p>Ti_02</text:p>
          </table:table-cell>
          <table:table-cell table:formula="of:=['plc 1'.A113]" office:value-type="string" office:string-value="Td_02">
            <text:p>Td_02</text:p>
          </table:table-cell>
          <table:table-cell table:formula="of:=['plc 1'.A172]" office:value-type="string" office:string-value="Xmin_02">
            <text:p>Xmin_02</text:p>
          </table:table-cell>
          <table:table-cell table:formula="of:=['plc 1'.A182]" office:value-type="string" office:string-value="Xmax_02">
            <text:p>Xmax_02</text:p>
          </table:table-cell>
          <table:table-cell table:formula="of:=['plc 1'.A150]" office:value-type="string" office:string-value="K1_02">
            <text:p>K1_02</text:p>
          </table:table-cell>
          <table:table-cell table:number-columns-repeated="3"/>
          <table:table-cell table:formula="of:=['plc 1'.A141]" office:value-type="string" office:string-value="Kkor_02">
            <text:p>Kkor_02</text:p>
          </table:table-cell>
          <table:table-cell office:value-type="string">
            <text:p>Расход изв. мол. на преддеф.</text:p>
          </table:table-cell>
        </table:table-row>
        <table:table-row table:style-name="ro1">
          <table:table-cell table:formula="of:=['plc 1'.A8]" office:value-type="string" office:string-value="V_05">
            <text:p>V_05</text:p>
          </table:table-cell>
          <table:table-cell table:formula="of:=['plc 1'.A11]" office:value-type="string" office:string-value="V_08">
            <text:p>V_08</text:p>
          </table:table-cell>
          <table:table-cell/>
          <table:table-cell table:formula="of:=['plc 1'.A56]" office:value-type="string" office:string-value="Spr_03">
            <text:p>Spr_03</text:p>
          </table:table-cell>
          <table:table-cell table:formula="of:=['plc 1'.A22]" office:value-type="string" office:string-value="X0_03">
            <text:p>X0_03</text:p>
          </table:table-cell>
          <table:table-cell table:formula="of:=['plc 1'.A84]" office:value-type="string" office:string-value="SP_03">
            <text:p>SP_03</text:p>
          </table:table-cell>
          <table:table-cell table:number-columns-repeated="2"/>
          <table:table-cell table:formula="of:=['plc 1'.A65]" office:value-type="string" office:string-value="AM_03">
            <text:p>AM_03</text:p>
          </table:table-cell>
          <table:table-cell table:formula="of:=['plc 1'.A75]" office:value-type="string" office:string-value="Rej_03">
            <text:p>Rej_03</text:p>
          </table:table-cell>
          <table:table-cell table:formula="of:=['plc 1'.A193]" office:value-type="string" office:string-value="Rev_03">
            <text:p>Rev_03</text:p>
          </table:table-cell>
          <table:table-cell table:formula="of:=['plc 1'.A94]" office:value-type="string" office:string-value="Kpr_03">
            <text:p>Kpr_03</text:p>
          </table:table-cell>
          <table:table-cell table:formula="of:=['plc 1'.A104]" office:value-type="string" office:string-value="Ti_03">
            <text:p>Ti_03</text:p>
          </table:table-cell>
          <table:table-cell table:formula="of:=['plc 1'.A114]" office:value-type="string" office:string-value="Td_03">
            <text:p>Td_03</text:p>
          </table:table-cell>
          <table:table-cell table:formula="of:=['plc 1'.A173]" office:value-type="string" office:string-value="Xmin_03">
            <text:p>Xmin_03</text:p>
          </table:table-cell>
          <table:table-cell table:formula="of:=['plc 1'.A183]" office:value-type="string" office:string-value="Xmax_03">
            <text:p>Xmax_03</text:p>
          </table:table-cell>
          <table:table-cell table:formula="of:=['plc 1'.A151]" office:value-type="string" office:string-value="K1_03">
            <text:p>K1_03</text:p>
          </table:table-cell>
          <table:table-cell table:number-columns-repeated="3"/>
          <table:table-cell table:formula="of:=['plc 1'.A142]" office:value-type="string" office:string-value="Kkor_03">
            <text:p>Kkor_03</text:p>
          </table:table-cell>
          <table:table-cell office:value-type="string">
            <text:p>Расход изв. мол. на 2 сат.</text:p>
          </table:table-cell>
        </table:table-row>
        <table:table-row table:style-name="ro1">
          <table:table-cell table:formula="of:=['plc 1'.A18]" office:value-type="string" office:string-value="V_15">
            <text:p>V_15</text:p>
          </table:table-cell>
          <table:table-cell table:number-columns-repeated="3"/>
          <table:table-cell table:formula="of:=['plc 1'.A23]" office:value-type="string" office:string-value="X0_04">
            <text:p>X0_04</text:p>
          </table:table-cell>
          <table:table-cell table:formula="of:=['plc 1'.A85]" office:value-type="string" office:string-value="SP_04">
            <text:p>SP_04</text:p>
          </table:table-cell>
          <table:table-cell table:number-columns-repeated="2"/>
          <table:table-cell table:formula="of:=['plc 1'.A66]" office:value-type="string" office:string-value="AM_04">
            <text:p>AM_04</text:p>
          </table:table-cell>
          <table:table-cell/>
          <table:table-cell table:formula="of:=['plc 1'.A194]" office:value-type="string" office:string-value="Rev_04">
            <text:p>Rev_04</text:p>
          </table:table-cell>
          <table:table-cell table:formula="of:=['plc 1'.A95]" office:value-type="string" office:string-value="Kpr_04">
            <text:p>Kpr_04</text:p>
          </table:table-cell>
          <table:table-cell table:formula="of:=['plc 1'.A105]" office:value-type="string" office:string-value="Ti_04">
            <text:p>Ti_04</text:p>
          </table:table-cell>
          <table:table-cell table:formula="of:=['plc 1'.A115]" office:value-type="string" office:string-value="Td_04">
            <text:p>Td_04</text:p>
          </table:table-cell>
          <table:table-cell table:formula="of:=['plc 1'.A174]" office:value-type="string" office:string-value="Xmin_04">
            <text:p>Xmin_04</text:p>
          </table:table-cell>
          <table:table-cell table:formula="of:=['plc 1'.A184]" office:value-type="string" office:string-value="Xmax_04">
            <text:p>Xmax_04</text:p>
          </table:table-cell>
          <table:table-cell table:number-columns-repeated="5"/>
          <table:table-cell office:value-type="string">
            <text:p>Давл. в кол. изв мол.</text:p>
          </table:table-cell>
        </table:table-row>
        <table:table-row table:style-name="ro1">
          <table:table-cell table:formula="of:=['plc 1'.A12]" office:value-type="string" office:string-value="V_09">
            <text:p>V_09</text:p>
          </table:table-cell>
          <table:table-cell table:formula="of:=['plc 1'.A9]" office:value-type="string" office:string-value="V_06">
            <text:p>V_06</text:p>
          </table:table-cell>
          <table:table-cell/>
          <table:table-cell table:formula="of:=['plc 1'.A57]" office:value-type="string" office:string-value="Spr_05">
            <text:p>Spr_05</text:p>
          </table:table-cell>
          <table:table-cell table:formula="of:=['plc 1'.A24]" office:value-type="string" office:string-value="X0_05">
            <text:p>X0_05</text:p>
          </table:table-cell>
          <table:table-cell table:formula="of:=['plc 1'.A86]" office:value-type="string" office:string-value="SP_05">
            <text:p>SP_05</text:p>
          </table:table-cell>
          <table:table-cell table:number-columns-repeated="2"/>
          <table:table-cell table:formula="of:=['plc 1'.A67]" office:value-type="string" office:string-value="AM_05">
            <text:p>AM_05</text:p>
          </table:table-cell>
          <table:table-cell table:formula="of:=['plc 1'.A76]" office:value-type="string" office:string-value="Rej_05">
            <text:p>Rej_05</text:p>
          </table:table-cell>
          <table:table-cell table:formula="of:=['plc 1'.A195]" office:value-type="string" office:string-value="Rev_05">
            <text:p>Rev_05</text:p>
          </table:table-cell>
          <table:table-cell table:formula="of:=['plc 1'.A96]" office:value-type="string" office:string-value="Kpr_05">
            <text:p>Kpr_05</text:p>
          </table:table-cell>
          <table:table-cell table:formula="of:=['plc 1'.A106]" office:value-type="string" office:string-value="Ti_05">
            <text:p>Ti_05</text:p>
          </table:table-cell>
          <table:table-cell table:formula="of:=['plc 1'.A116]" office:value-type="string" office:string-value="Td_05">
            <text:p>Td_05</text:p>
          </table:table-cell>
          <table:table-cell table:formula="of:=['plc 1'.A175]" office:value-type="string" office:string-value="Xmin_05">
            <text:p>Xmin_05</text:p>
          </table:table-cell>
          <table:table-cell table:formula="of:=['plc 1'.A185]" office:value-type="string" office:string-value="Xmax_05">
            <text:p>Xmax_05</text:p>
          </table:table-cell>
          <table:table-cell table:formula="of:=['plc 1'.A152]" office:value-type="string" office:string-value="K1_05">
            <text:p>K1_05</text:p>
          </table:table-cell>
          <table:table-cell table:number-columns-repeated="3"/>
          <table:table-cell table:formula="of:=['plc 1'.A143]" office:value-type="string" office:string-value="Kkor_05">
            <text:p>Kkor_05</text:p>
          </table:table-cell>
          <table:table-cell office:value-type="string">
            <text:p>Расход сока возврата</text:p>
          </table:table-cell>
        </table:table-row>
        <table:table-row table:style-name="ro1">
          <table:table-cell table:formula="of:=['plc 1'.A5]" office:value-type="string" office:string-value="V_02">
            <text:p>V_02</text:p>
          </table:table-cell>
          <table:table-cell table:formula="of:=['plc 1'.A9]" office:value-type="string" office:string-value="V_06">
            <text:p>V_06</text:p>
          </table:table-cell>
          <table:table-cell/>
          <table:table-cell table:formula="of:=['plc 1'.A58]" office:value-type="string" office:string-value="Spr_06">
            <text:p>Spr_06</text:p>
          </table:table-cell>
          <table:table-cell table:formula="of:=['plc 1'.A25]" office:value-type="string" office:string-value="X0_06">
            <text:p>X0_06</text:p>
          </table:table-cell>
          <table:table-cell table:formula="of:=['plc 1'.A87]" office:value-type="string" office:string-value="SP_06">
            <text:p>SP_06</text:p>
          </table:table-cell>
          <table:table-cell table:number-columns-repeated="2"/>
          <table:table-cell table:formula="of:=['plc 1'.A68]" office:value-type="string" office:string-value="AM_06">
            <text:p>AM_06</text:p>
          </table:table-cell>
          <table:table-cell table:formula="of:=['plc 1'.A77]" office:value-type="string" office:string-value="Rej_06">
            <text:p>Rej_06</text:p>
          </table:table-cell>
          <table:table-cell table:formula="of:=['plc 1'.A196]" office:value-type="string" office:string-value="Rev_06">
            <text:p>Rev_06</text:p>
          </table:table-cell>
          <table:table-cell table:formula="of:=['plc 1'.A97]" office:value-type="string" office:string-value="Kpr_06">
            <text:p>Kpr_06</text:p>
          </table:table-cell>
          <table:table-cell table:formula="of:=['plc 1'.A107]" office:value-type="string" office:string-value="Ti_06">
            <text:p>Ti_06</text:p>
          </table:table-cell>
          <table:table-cell table:formula="of:=['plc 1'.A117]" office:value-type="string" office:string-value="Td_06">
            <text:p>Td_06</text:p>
          </table:table-cell>
          <table:table-cell table:formula="of:=['plc 1'.A176]" office:value-type="string" office:string-value="Xmin_06">
            <text:p>Xmin_06</text:p>
          </table:table-cell>
          <table:table-cell table:formula="of:=['plc 1'.A186]" office:value-type="string" office:string-value="Xmax_06">
            <text:p>Xmax_06</text:p>
          </table:table-cell>
          <table:table-cell table:formula="of:=['plc 1'.A153]" office:value-type="string" office:string-value="K1_06">
            <text:p>K1_06</text:p>
          </table:table-cell>
          <table:table-cell table:number-columns-repeated="3"/>
          <table:table-cell table:formula="of:=['plc 1'.A144]" office:value-type="string" office:string-value="Kkor_06">
            <text:p>Kkor_06</text:p>
          </table:table-cell>
          <table:table-cell office:value-type="string">
            <text:p>Расход сусп. 1 сат.</text:p>
          </table:table-cell>
        </table:table-row>
        <table:table-row table:style-name="ro1">
          <table:table-cell table:formula="of:=['plc 1'.A10]" office:value-type="string" office:string-value="V_07">
            <text:p>V_07</text:p>
          </table:table-cell>
          <table:table-cell table:formula="of:=['plc 1'.A14]" office:value-type="string" office:string-value="V_11">
            <text:p>V_11</text:p>
          </table:table-cell>
          <table:table-cell/>
          <table:table-cell table:formula="of:=['plc 1'.A59]" office:value-type="string" office:string-value="Spr_07">
            <text:p>Spr_07</text:p>
          </table:table-cell>
          <table:table-cell table:formula="of:=['plc 1'.A26]" office:value-type="string" office:string-value="X0_07">
            <text:p>X0_07</text:p>
          </table:table-cell>
          <table:table-cell table:formula="of:=['plc 1'.A88]" office:value-type="string" office:string-value="SP_07">
            <text:p>SP_07</text:p>
          </table:table-cell>
          <table:table-cell table:formula="of:=['plc 1'.A167]" office:value-type="string" office:string-value="SP2_07">
            <text:p>SP2_07</text:p>
          </table:table-cell>
          <table:table-cell/>
          <table:table-cell table:formula="of:=['plc 1'.A69]" office:value-type="string" office:string-value="AM_07">
            <text:p>AM_07</text:p>
          </table:table-cell>
          <table:table-cell table:formula="of:=['plc 1'.A78]" office:value-type="string" office:string-value="Rej_07">
            <text:p>Rej_07</text:p>
          </table:table-cell>
          <table:table-cell table:formula="of:=['plc 1'.A197]" office:value-type="string" office:string-value="Rev_07">
            <text:p>Rev_07</text:p>
          </table:table-cell>
          <table:table-cell table:formula="of:=['plc 1'.A98]" office:value-type="string" office:string-value="Kpr_07">
            <text:p>Kpr_07</text:p>
          </table:table-cell>
          <table:table-cell table:formula="of:=['plc 1'.A108]" office:value-type="string" office:string-value="Ti_07">
            <text:p>Ti_07</text:p>
          </table:table-cell>
          <table:table-cell table:formula="of:=['plc 1'.A118]" office:value-type="string" office:string-value="Td_07">
            <text:p>Td_07</text:p>
          </table:table-cell>
          <table:table-cell table:formula="of:=['plc 1'.A177]" office:value-type="string" office:string-value="Xmin_07">
            <text:p>Xmin_07</text:p>
          </table:table-cell>
          <table:table-cell table:formula="of:=['plc 1'.A187]" office:value-type="string" office:string-value="Xmax_07">
            <text:p>Xmax_07</text:p>
          </table:table-cell>
          <table:table-cell table:formula="of:=['plc 1'.A154]" office:value-type="string" office:string-value="K1_07">
            <text:p>K1_07</text:p>
          </table:table-cell>
          <table:table-cell table:number-columns-repeated="3"/>
          <table:table-cell table:formula="of:=['plc 1'.A145]" office:value-type="string" office:string-value="Kkor_07">
            <text:p>Kkor_07</text:p>
          </table:table-cell>
          <table:table-cell office:value-type="string">
            <text:p>Расход сока с хол. деф.(кл.)</text:p>
          </table:table-cell>
        </table:table-row>
        <table:table-row table:style-name="ro1">
          <table:table-cell table:formula="of:=['plc 1'.A10]" office:value-type="string" office:string-value="V_07">
            <text:p>V_07</text:p>
          </table:table-cell>
          <table:table-cell table:formula="of:=['plc 1'.A14]" office:value-type="string" office:string-value="V_11">
            <text:p>V_11</text:p>
          </table:table-cell>
          <table:table-cell/>
          <table:table-cell table:formula="of:=['plc 1'.A60]" office:value-type="string" office:string-value="Spr_08">
            <text:p>Spr_08</text:p>
          </table:table-cell>
          <table:table-cell table:formula="of:=['plc 1'.A27]" office:value-type="string" office:string-value="X0_08">
            <text:p>X0_08</text:p>
          </table:table-cell>
          <table:table-cell table:formula="of:=['plc 1'.A89]" office:value-type="string" office:string-value="SP_08">
            <text:p>SP_08</text:p>
          </table:table-cell>
          <table:table-cell table:formula="of:=['plc 1'.A168]" office:value-type="string" office:string-value="SP2_08">
            <text:p>SP2_08</text:p>
          </table:table-cell>
          <table:table-cell/>
          <table:table-cell table:formula="of:=['plc 1'.A70]" office:value-type="string" office:string-value="AM_08">
            <text:p>AM_08</text:p>
          </table:table-cell>
          <table:table-cell table:formula="of:=['plc 1'.A79]" office:value-type="string" office:string-value="Rej_08">
            <text:p>Rej_08</text:p>
          </table:table-cell>
          <table:table-cell table:formula="of:=['plc 1'.A198]" office:value-type="string" office:string-value="Rev_08">
            <text:p>Rev_08</text:p>
          </table:table-cell>
          <table:table-cell table:formula="of:=['plc 1'.A99]" office:value-type="string" office:string-value="Kpr_08">
            <text:p>Kpr_08</text:p>
          </table:table-cell>
          <table:table-cell table:formula="of:=['plc 1'.A109]" office:value-type="string" office:string-value="Ti_08">
            <text:p>Ti_08</text:p>
          </table:table-cell>
          <table:table-cell table:formula="of:=['plc 1'.A119]" office:value-type="string" office:string-value="Td_08">
            <text:p>Td_08</text:p>
          </table:table-cell>
          <table:table-cell table:formula="of:=['plc 1'.A178]" office:value-type="string" office:string-value="Xmin_08">
            <text:p>Xmin_08</text:p>
          </table:table-cell>
          <table:table-cell table:formula="of:=['plc 1'.A188]" office:value-type="string" office:string-value="Xmax_08">
            <text:p>Xmax_08</text:p>
          </table:table-cell>
          <table:table-cell table:formula="of:=['plc 1'.A155]" office:value-type="string" office:string-value="K1_08">
            <text:p>K1_08</text:p>
          </table:table-cell>
          <table:table-cell table:number-columns-repeated="3"/>
          <table:table-cell table:formula="of:=['plc 1'.A146]" office:value-type="string" office:string-value="Kkor_08">
            <text:p>Kkor_08</text:p>
          </table:table-cell>
          <table:table-cell office:value-type="string">
            <text:p>Расход сока с хол. деф.(част.)</text:p>
          </table:table-cell>
        </table:table-row>
        <table:table-row table:style-name="ro1">
          <table:table-cell table:formula="of:=['plc 1'.A11]" office:value-type="string" office:string-value="V_08">
            <text:p>V_08</text:p>
          </table:table-cell>
          <table:table-cell table:formula="of:=['plc 1'.A13]" office:value-type="string" office:string-value="V_10">
            <text:p>V_10</text:p>
          </table:table-cell>
          <table:table-cell/>
          <table:table-cell table:formula="of:=['plc 1'.A61]" office:value-type="string" office:string-value="Spr_09">
            <text:p>Spr_09</text:p>
          </table:table-cell>
          <table:table-cell table:formula="of:=['plc 1'.A28]" office:value-type="string" office:string-value="X0_09">
            <text:p>X0_09</text:p>
          </table:table-cell>
          <table:table-cell table:formula="of:=['plc 1'.A90]" office:value-type="string" office:string-value="SP_09">
            <text:p>SP_09</text:p>
          </table:table-cell>
          <table:table-cell table:formula="of:=['plc 1'.A169]" office:value-type="string" office:string-value="SP2_09">
            <text:p>SP2_09</text:p>
          </table:table-cell>
          <table:table-cell/>
          <table:table-cell table:formula="of:=['plc 1'.A71]" office:value-type="string" office:string-value="AM_09">
            <text:p>AM_09</text:p>
          </table:table-cell>
          <table:table-cell table:formula="of:=['plc 1'.A80]" office:value-type="string" office:string-value="Rej_09">
            <text:p>Rej_09</text:p>
          </table:table-cell>
          <table:table-cell table:formula="of:=['plc 1'.A199]" office:value-type="string" office:string-value="Rev_09">
            <text:p>Rev_09</text:p>
          </table:table-cell>
          <table:table-cell table:formula="of:=['plc 1'.A100]" office:value-type="string" office:string-value="Kpr_09">
            <text:p>Kpr_09</text:p>
          </table:table-cell>
          <table:table-cell table:formula="of:=['plc 1'.A110]" office:value-type="string" office:string-value="Ti_09">
            <text:p>Ti_09</text:p>
          </table:table-cell>
          <table:table-cell table:formula="of:=['plc 1'.A120]" office:value-type="string" office:string-value="Td_09">
            <text:p>Td_09</text:p>
          </table:table-cell>
          <table:table-cell table:formula="of:=['plc 1'.A179]" office:value-type="string" office:string-value="Xmin_09">
            <text:p>Xmin_09</text:p>
          </table:table-cell>
          <table:table-cell table:formula="of:=['plc 1'.A189]" office:value-type="string" office:string-value="Xmax_09">
            <text:p>Xmax_09</text:p>
          </table:table-cell>
          <table:table-cell table:formula="of:=['plc 1'.A156]" office:value-type="string" office:string-value="K1_09">
            <text:p>K1_09</text:p>
          </table:table-cell>
          <table:table-cell table:number-columns-repeated="3"/>
          <table:table-cell table:formula="of:=['plc 1'.A147]" office:value-type="string" office:string-value="Kkor_09">
            <text:p>Kkor_09</text:p>
          </table:table-cell>
          <table:table-cell office:value-type="string">
            <text:p>Расход сока на деф. 2 сат.(кл.)</text:p>
          </table:table-cell>
        </table:table-row>
        <table:table-row table:style-name="ro1">
          <table:table-cell table:formula="of:=['plc 1'.A11]" office:value-type="string" office:string-value="V_08">
            <text:p>V_08</text:p>
          </table:table-cell>
          <table:table-cell table:formula="of:=['plc 1'.A13]" office:value-type="string" office:string-value="V_10">
            <text:p>V_10</text:p>
          </table:table-cell>
          <table:table-cell/>
          <table:table-cell table:formula="of:=['plc 1'.A62]" office:value-type="string" office:string-value="Spr_10">
            <text:p>Spr_10</text:p>
          </table:table-cell>
          <table:table-cell table:formula="of:=['plc 1'.A29]" office:value-type="string" office:string-value="X0_10">
            <text:p>X0_10</text:p>
          </table:table-cell>
          <table:table-cell table:formula="of:=['plc 1'.A91]" office:value-type="string" office:string-value="SP_10">
            <text:p>SP_10</text:p>
          </table:table-cell>
          <table:table-cell table:formula="of:=['plc 1'.A170]" office:value-type="string" office:string-value="SP2_10">
            <text:p>SP2_10</text:p>
          </table:table-cell>
          <table:table-cell/>
          <table:table-cell table:formula="of:=['plc 1'.A72]" office:value-type="string" office:string-value="AM_10">
            <text:p>AM_10</text:p>
          </table:table-cell>
          <table:table-cell table:formula="of:=['plc 1'.A81]" office:value-type="string" office:string-value="Rej_10">
            <text:p>Rej_10</text:p>
          </table:table-cell>
          <table:table-cell table:formula="of:=['plc 1'.A200]" office:value-type="string" office:string-value="Rev_10">
            <text:p>Rev_10</text:p>
          </table:table-cell>
          <table:table-cell table:formula="of:=['plc 1'.A101]" office:value-type="string" office:string-value="Kpr_10">
            <text:p>Kpr_10</text:p>
          </table:table-cell>
          <table:table-cell table:formula="of:=['plc 1'.A111]" office:value-type="string" office:string-value="Ti_10">
            <text:p>Ti_10</text:p>
          </table:table-cell>
          <table:table-cell table:formula="of:=['plc 1'.A121]" office:value-type="string" office:string-value="Td_10">
            <text:p>Td_10</text:p>
          </table:table-cell>
          <table:table-cell table:formula="of:=['plc 1'.A180]" office:value-type="string" office:string-value="Xmin_10">
            <text:p>Xmin_10</text:p>
          </table:table-cell>
          <table:table-cell table:formula="of:=['plc 1'.A190]" office:value-type="string" office:string-value="Xmax_10">
            <text:p>Xmax_10</text:p>
          </table:table-cell>
          <table:table-cell table:formula="of:=['plc 1'.A157]" office:value-type="string" office:string-value="K1_10">
            <text:p>K1_10</text:p>
          </table:table-cell>
          <table:table-cell table:number-columns-repeated="3"/>
          <table:table-cell table:formula="of:=['plc 1'.A148]" office:value-type="string" office:string-value="Kkor_10">
            <text:p>Kkor_10</text:p>
          </table:table-cell>
          <table:table-cell office:value-type="string">
            <text:p>Расход сока на деф. 2 сат.(част.)</text:p>
          </table:table-cell>
        </table:table-row>
        <table:table-row table:style-name="ro1">
          <table:table-cell table:formula="of:=['plc 1'.A6]" office:value-type="string" office:string-value="V_03">
            <text:p>V_03</text:p>
          </table:table-cell>
          <table:table-cell table:formula="of:=['plc 1'.A4]" office:value-type="string" office:string-value="V_01">
            <text:p>V_01</text:p>
          </table:table-cell>
          <table:table-cell/>
          <table:table-cell table:formula="of:=['plc 1'.A225]" office:value-type="string" office:string-value="Spr_11">
            <text:p>Spr_11</text:p>
          </table:table-cell>
          <table:table-cell table:formula="of:=['plc 1'.A227]" office:value-type="string" office:string-value="X0_11">
            <text:p>X0_11</text:p>
          </table:table-cell>
          <table:table-cell table:formula="of:=['plc 1'.A215]" office:value-type="string" office:string-value="SP_11">
            <text:p>SP_11</text:p>
          </table:table-cell>
          <table:table-cell table:number-columns-repeated="2"/>
          <table:table-cell table:formula="of:=['plc 1'.A203]" office:value-type="string" office:string-value="AM_11">
            <text:p>AM_11</text:p>
          </table:table-cell>
          <table:table-cell table:formula="of:=['plc 1'.A223]" office:value-type="string" office:string-value="Rej_11">
            <text:p>Rej_11</text:p>
          </table:table-cell>
          <table:table-cell table:formula="of:=['plc 1'.A201]" office:value-type="string" office:string-value="Rev_11">
            <text:p>Rev_11</text:p>
          </table:table-cell>
          <table:table-cell table:formula="of:=['plc 1'.A205]" office:value-type="string" office:string-value="Kpr_11">
            <text:p>Kpr_11</text:p>
          </table:table-cell>
          <table:table-cell table:formula="of:=['plc 1'.A207]" office:value-type="string" office:string-value="Ti_11">
            <text:p>Ti_11</text:p>
          </table:table-cell>
          <table:table-cell table:formula="of:=['plc 1'.A209]" office:value-type="string" office:string-value="Td_11">
            <text:p>Td_11</text:p>
          </table:table-cell>
          <table:table-cell table:formula="of:=['plc 1'.A211]" office:value-type="string" office:string-value="Xmin_11">
            <text:p>Xmin_11</text:p>
          </table:table-cell>
          <table:table-cell table:formula="of:=['plc 1'.A213]" office:value-type="string" office:string-value="Xmax_11">
            <text:p>Xmax_11</text:p>
          </table:table-cell>
          <table:table-cell table:formula="of:=['plc 1'.A219]" office:value-type="string" office:string-value="K1_11">
            <text:p>K1_11</text:p>
          </table:table-cell>
          <table:table-cell table:number-columns-repeated="3"/>
          <table:table-cell table:formula="of:=['plc 1'.A217]" office:value-type="string" office:string-value="Kkor_11">
            <text:p>Kkor_11</text:p>
          </table:table-cell>
          <table:table-cell table:formula="of:=[.V4]" office:value-type="string" office:string-value="Расход изв. мол. на преддеф.">
            <text:p>Расход изв. мол. на преддеф.</text:p>
          </table:table-cell>
        </table:table-row>
        <table:table-row table:style-name="ro1">
          <table:table-cell table:formula="of:=['plc 1'.A7]" office:value-type="string" office:string-value="V_04">
            <text:p>V_04</text:p>
          </table:table-cell>
          <table:table-cell table:formula="of:=['plc 1'.A4]" office:value-type="string" office:string-value="V_01">
            <text:p>V_01</text:p>
          </table:table-cell>
          <table:table-cell/>
          <table:table-cell table:formula="of:=['plc 1'.A226]" office:value-type="string" office:string-value="Spr_12">
            <text:p>Spr_12</text:p>
          </table:table-cell>
          <table:table-cell table:formula="of:=['plc 1'.A228]" office:value-type="string" office:string-value="X0_12">
            <text:p>X0_12</text:p>
          </table:table-cell>
          <table:table-cell table:formula="of:=['plc 1'.A216]" office:value-type="string" office:string-value="SP_12">
            <text:p>SP_12</text:p>
          </table:table-cell>
          <table:table-cell table:number-columns-repeated="2"/>
          <table:table-cell table:formula="of:=['plc 1'.A204]" office:value-type="string" office:string-value="AM_12">
            <text:p>AM_12</text:p>
          </table:table-cell>
          <table:table-cell table:formula="of:=['plc 1'.A224]" office:value-type="string" office:string-value="Rej_12">
            <text:p>Rej_12</text:p>
          </table:table-cell>
          <table:table-cell table:formula="of:=['plc 1'.A202]" office:value-type="string" office:string-value="Rev_12">
            <text:p>Rev_12</text:p>
          </table:table-cell>
          <table:table-cell table:formula="of:=['plc 1'.A206]" office:value-type="string" office:string-value="Kpr_12">
            <text:p>Kpr_12</text:p>
          </table:table-cell>
          <table:table-cell table:formula="of:=['plc 1'.A208]" office:value-type="string" office:string-value="Ti_12">
            <text:p>Ti_12</text:p>
          </table:table-cell>
          <table:table-cell table:formula="of:=['plc 1'.A210]" office:value-type="string" office:string-value="Td_12">
            <text:p>Td_12</text:p>
          </table:table-cell>
          <table:table-cell table:formula="of:=['plc 1'.A212]" office:value-type="string" office:string-value="Xmin_12">
            <text:p>Xmin_12</text:p>
          </table:table-cell>
          <table:table-cell table:formula="of:=['plc 1'.A214]" office:value-type="string" office:string-value="Xmax_12">
            <text:p>Xmax_12</text:p>
          </table:table-cell>
          <table:table-cell table:formula="of:=['plc 1'.A220]" office:value-type="string" office:string-value="K1_12">
            <text:p>K1_12</text:p>
          </table:table-cell>
          <table:table-cell table:number-columns-repeated="3"/>
          <table:table-cell table:formula="of:=['plc 1'.A218]" office:value-type="string" office:string-value="Kkor_12">
            <text:p>Kkor_12</text:p>
          </table:table-cell>
          <table:table-cell table:formula="of:=[.V3]" office:value-type="string" office:string-value="Расход изв.мол.на осн. деф.">
            <text:p>Расход изв.мол.на осн. деф.</text:p>
          </table:table-cell>
        </table:table-row>
        <table:table-row table:style-name="ro1" table:number-rows-repeated="6">
          <table:table-cell table:number-columns-repeated="22"/>
        </table:table-row>
        <table:table-row table:style-name="ro1">
          <table:table-cell table:number-matrix-columns-spanned="12" table:number-matrix-rows-spanned="10" table:formula="of:=TRANSPOSE([.A3:.J14])" office:value-type="string" office:string-value="V_04">
            <text:p>V_04</text:p>
          </table:table-cell>
          <table:table-cell office:value-type="string" office:string-value="V_03">
            <text:p>V_03</text:p>
          </table:table-cell>
          <table:table-cell office:value-type="string" office:string-value="V_05">
            <text:p>V_05</text:p>
          </table:table-cell>
          <table:table-cell office:value-type="string" office:string-value="V_15">
            <text:p>V_15</text:p>
          </table:table-cell>
          <table:table-cell office:value-type="string" office:string-value="V_09">
            <text:p>V_09</text:p>
          </table:table-cell>
          <table:table-cell office:value-type="string" office:string-value="V_02">
            <text:p>V_02</text:p>
          </table:table-cell>
          <table:table-cell office:value-type="string" office:string-value="V_07">
            <text:p>V_07</text:p>
          </table:table-cell>
          <table:table-cell office:value-type="string" office:string-value="V_07">
            <text:p>V_07</text:p>
          </table:table-cell>
          <table:table-cell office:value-type="string" office:string-value="V_08">
            <text:p>V_08</text:p>
          </table:table-cell>
          <table:table-cell office:value-type="string" office:string-value="V_08">
            <text:p>V_08</text:p>
          </table:table-cell>
          <table:table-cell office:value-type="string" office:string-value="V_03">
            <text:p>V_03</text:p>
          </table:table-cell>
          <table:table-cell office:value-type="string" office:string-value="V_04">
            <text:p>V_04</text:p>
          </table:table-cell>
          <table:table-cell table:number-columns-repeated="10"/>
        </table:table-row>
        <table:table-row table:style-name="ro1">
          <table:table-cell office:value-type="string" office:string-value="V_06">
            <text:p>V_06</text:p>
          </table:table-cell>
          <table:table-cell office:value-type="string" office:string-value="V_06">
            <text:p>V_06</text:p>
          </table:table-cell>
          <table:table-cell office:value-type="string" office:string-value="V_08">
            <text:p>V_08</text:p>
          </table:table-cell>
          <table:table-cell office:value-type="float" office:value="0">
            <text:p/>
          </table:table-cell>
          <table:table-cell office:value-type="string" office:string-value="V_06">
            <text:p>V_06</text:p>
          </table:table-cell>
          <table:table-cell office:value-type="string" office:string-value="V_06">
            <text:p>V_06</text:p>
          </table:table-cell>
          <table:table-cell office:value-type="string" office:string-value="V_11">
            <text:p>V_11</text:p>
          </table:table-cell>
          <table:table-cell office:value-type="string" office:string-value="V_11">
            <text:p>V_11</text:p>
          </table:table-cell>
          <table:table-cell office:value-type="string" office:string-value="V_10">
            <text:p>V_10</text:p>
          </table:table-cell>
          <table:table-cell office:value-type="string" office:string-value="V_10">
            <text:p>V_10</text:p>
          </table:table-cell>
          <table:table-cell office:value-type="string" office:string-value="V_01">
            <text:p>V_01</text:p>
          </table:table-cell>
          <table:table-cell office:value-type="string" office:string-value="V_01">
            <text:p>V_01</text:p>
          </table:table-cell>
          <table:table-cell table:number-columns-repeated="10"/>
        </table:table-row>
        <table:table-row table:style-name="ro1"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0"/>
        </table:table-row>
        <table:table-row table:style-name="ro1">
          <table:table-cell office:value-type="string" office:string-value="Spr_01">
            <text:p>Spr_01</text:p>
          </table:table-cell>
          <table:table-cell office:value-type="string" office:string-value="Spr_02">
            <text:p>Spr_02</text:p>
          </table:table-cell>
          <table:table-cell office:value-type="string" office:string-value="Spr_03">
            <text:p>Spr_03</text:p>
          </table:table-cell>
          <table:table-cell office:value-type="float" office:value="0">
            <text:p/>
          </table:table-cell>
          <table:table-cell office:value-type="string" office:string-value="Spr_05">
            <text:p>Spr_05</text:p>
          </table:table-cell>
          <table:table-cell office:value-type="string" office:string-value="Spr_06">
            <text:p>Spr_06</text:p>
          </table:table-cell>
          <table:table-cell office:value-type="string" office:string-value="Spr_07">
            <text:p>Spr_07</text:p>
          </table:table-cell>
          <table:table-cell office:value-type="string" office:string-value="Spr_08">
            <text:p>Spr_08</text:p>
          </table:table-cell>
          <table:table-cell office:value-type="string" office:string-value="Spr_09">
            <text:p>Spr_09</text:p>
          </table:table-cell>
          <table:table-cell office:value-type="string" office:string-value="Spr_10">
            <text:p>Spr_10</text:p>
          </table:table-cell>
          <table:table-cell office:value-type="string" office:string-value="Spr_11">
            <text:p>Spr_11</text:p>
          </table:table-cell>
          <table:table-cell office:value-type="string" office:string-value="Spr_12">
            <text:p>Spr_12</text:p>
          </table:table-cell>
          <table:table-cell table:number-columns-repeated="10"/>
        </table:table-row>
        <table:table-row table:style-name="ro1">
          <table:table-cell office:value-type="string" office:string-value="X0_01">
            <text:p>X0_01</text:p>
          </table:table-cell>
          <table:table-cell office:value-type="string" office:string-value="X0_02">
            <text:p>X0_02</text:p>
          </table:table-cell>
          <table:table-cell office:value-type="string" office:string-value="X0_03">
            <text:p>X0_03</text:p>
          </table:table-cell>
          <table:table-cell office:value-type="string" office:string-value="X0_04">
            <text:p>X0_04</text:p>
          </table:table-cell>
          <table:table-cell office:value-type="string" office:string-value="X0_05">
            <text:p>X0_05</text:p>
          </table:table-cell>
          <table:table-cell office:value-type="string" office:string-value="X0_06">
            <text:p>X0_06</text:p>
          </table:table-cell>
          <table:table-cell office:value-type="string" office:string-value="X0_07">
            <text:p>X0_07</text:p>
          </table:table-cell>
          <table:table-cell office:value-type="string" office:string-value="X0_08">
            <text:p>X0_08</text:p>
          </table:table-cell>
          <table:table-cell office:value-type="string" office:string-value="X0_09">
            <text:p>X0_09</text:p>
          </table:table-cell>
          <table:table-cell office:value-type="string" office:string-value="X0_10">
            <text:p>X0_10</text:p>
          </table:table-cell>
          <table:table-cell office:value-type="string" office:string-value="X0_11">
            <text:p>X0_11</text:p>
          </table:table-cell>
          <table:table-cell office:value-type="string" office:string-value="X0_12">
            <text:p>X0_12</text:p>
          </table:table-cell>
          <table:table-cell table:number-columns-repeated="10"/>
        </table:table-row>
        <table:table-row table:style-name="ro1">
          <table:table-cell office:value-type="string" office:string-value="SP_01">
            <text:p>SP_01</text:p>
          </table:table-cell>
          <table:table-cell office:value-type="string" office:string-value="SP_02">
            <text:p>SP_02</text:p>
          </table:table-cell>
          <table:table-cell office:value-type="string" office:string-value="SP_03">
            <text:p>SP_03</text:p>
          </table:table-cell>
          <table:table-cell office:value-type="string" office:string-value="SP_04">
            <text:p>SP_04</text:p>
          </table:table-cell>
          <table:table-cell office:value-type="string" office:string-value="SP_05">
            <text:p>SP_05</text:p>
          </table:table-cell>
          <table:table-cell office:value-type="string" office:string-value="SP_06">
            <text:p>SP_06</text:p>
          </table:table-cell>
          <table:table-cell office:value-type="string" office:string-value="SP_07">
            <text:p>SP_07</text:p>
          </table:table-cell>
          <table:table-cell office:value-type="string" office:string-value="SP_08">
            <text:p>SP_08</text:p>
          </table:table-cell>
          <table:table-cell office:value-type="string" office:string-value="SP_09">
            <text:p>SP_09</text:p>
          </table:table-cell>
          <table:table-cell office:value-type="string" office:string-value="SP_10">
            <text:p>SP_10</text:p>
          </table:table-cell>
          <table:table-cell office:value-type="string" office:string-value="SP_11">
            <text:p>SP_11</text:p>
          </table:table-cell>
          <table:table-cell office:value-type="string" office:string-value="SP_12">
            <text:p>SP_12</text:p>
          </table:table-cell>
          <table:table-cell table:number-columns-repeated="10"/>
        </table:table-row>
        <table:table-row table:style-name="ro1"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 office:string-value="SP2_07">
            <text:p>SP2_07</text:p>
          </table:table-cell>
          <table:table-cell office:value-type="string" office:string-value="SP2_08">
            <text:p>SP2_08</text:p>
          </table:table-cell>
          <table:table-cell office:value-type="string" office:string-value="SP2_09">
            <text:p>SP2_09</text:p>
          </table:table-cell>
          <table:table-cell office:value-type="string" office:string-value="SP2_10">
            <text:p>SP2_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0"/>
        </table:table-row>
        <table:table-row table:style-name="ro1"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0"/>
        </table:table-row>
        <table:table-row table:style-name="ro1">
          <table:table-cell office:value-type="string" office:string-value="AM_01">
            <text:p>AM_01</text:p>
          </table:table-cell>
          <table:table-cell office:value-type="string" office:string-value="AM_02">
            <text:p>AM_02</text:p>
          </table:table-cell>
          <table:table-cell office:value-type="string" office:string-value="AM_03">
            <text:p>AM_03</text:p>
          </table:table-cell>
          <table:table-cell office:value-type="string" office:string-value="AM_04">
            <text:p>AM_04</text:p>
          </table:table-cell>
          <table:table-cell office:value-type="string" office:string-value="AM_05">
            <text:p>AM_05</text:p>
          </table:table-cell>
          <table:table-cell office:value-type="string" office:string-value="AM_06">
            <text:p>AM_06</text:p>
          </table:table-cell>
          <table:table-cell office:value-type="string" office:string-value="AM_07">
            <text:p>AM_07</text:p>
          </table:table-cell>
          <table:table-cell office:value-type="string" office:string-value="AM_08">
            <text:p>AM_08</text:p>
          </table:table-cell>
          <table:table-cell office:value-type="string" office:string-value="AM_09">
            <text:p>AM_09</text:p>
          </table:table-cell>
          <table:table-cell office:value-type="string" office:string-value="AM_10">
            <text:p>AM_10</text:p>
          </table:table-cell>
          <table:table-cell office:value-type="string" office:string-value="AM_11">
            <text:p>AM_11</text:p>
          </table:table-cell>
          <table:table-cell office:value-type="string" office:string-value="AM_12">
            <text:p>AM_12</text:p>
          </table:table-cell>
          <table:table-cell table:number-columns-repeated="10"/>
        </table:table-row>
        <table:table-row table:style-name="ro1">
          <table:table-cell office:value-type="string" office:string-value="Rej_01">
            <text:p>Rej_01</text:p>
          </table:table-cell>
          <table:table-cell office:value-type="string" office:string-value="Rej_02">
            <text:p>Rej_02</text:p>
          </table:table-cell>
          <table:table-cell office:value-type="string" office:string-value="Rej_03">
            <text:p>Rej_03</text:p>
          </table:table-cell>
          <table:table-cell office:value-type="float" office:value="0">
            <text:p/>
          </table:table-cell>
          <table:table-cell office:value-type="string" office:string-value="Rej_05">
            <text:p>Rej_05</text:p>
          </table:table-cell>
          <table:table-cell office:value-type="string" office:string-value="Rej_06">
            <text:p>Rej_06</text:p>
          </table:table-cell>
          <table:table-cell office:value-type="string" office:string-value="Rej_07">
            <text:p>Rej_07</text:p>
          </table:table-cell>
          <table:table-cell office:value-type="string" office:string-value="Rej_08">
            <text:p>Rej_08</text:p>
          </table:table-cell>
          <table:table-cell office:value-type="string" office:string-value="Rej_09">
            <text:p>Rej_09</text:p>
          </table:table-cell>
          <table:table-cell office:value-type="string" office:string-value="Rej_10">
            <text:p>Rej_10</text:p>
          </table:table-cell>
          <table:table-cell office:value-type="string" office:string-value="Rej_11">
            <text:p>Rej_11</text:p>
          </table:table-cell>
          <table:table-cell office:value-type="string" office:string-value="Rej_12">
            <text:p>Rej_12</text:p>
          </table:table-cell>
          <table:table-cell table:number-columns-repeated="10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formula="of:=[.A21]" office:value-type="string" office:string-value="V_04">
            <text:p>V_04</text:p>
          </table:table-cell>
          <table:table-cell table:formula="of:=[.B21]" office:value-type="string" office:string-value="V_03">
            <text:p>V_03</text:p>
          </table:table-cell>
          <table:table-cell table:formula="of:=[.C21]" office:value-type="string" office:string-value="V_05">
            <text:p>V_05</text:p>
          </table:table-cell>
          <table:table-cell table:formula="of:=[.D21]" office:value-type="string" office:string-value="V_15">
            <text:p>V_15</text:p>
          </table:table-cell>
          <table:table-cell table:formula="of:=[.E21]" office:value-type="string" office:string-value="V_09">
            <text:p>V_09</text:p>
          </table:table-cell>
          <table:table-cell table:formula="of:=[.F21]" office:value-type="string" office:string-value="V_02">
            <text:p>V_02</text:p>
          </table:table-cell>
          <table:table-cell table:formula="of:=[.G21]" office:value-type="string" office:string-value="V_07">
            <text:p>V_07</text:p>
          </table:table-cell>
          <table:table-cell table:formula="of:=[.H21]" office:value-type="string" office:string-value="V_07">
            <text:p>V_07</text:p>
          </table:table-cell>
          <table:table-cell table:formula="of:=[.I21]" office:value-type="string" office:string-value="V_08">
            <text:p>V_08</text:p>
          </table:table-cell>
          <table:table-cell table:formula="of:=[.J21]" office:value-type="string" office:string-value="V_08">
            <text:p>V_08</text:p>
          </table:table-cell>
          <table:table-cell table:formula="of:=[.K21]" office:value-type="string" office:string-value="V_03">
            <text:p>V_03</text:p>
          </table:table-cell>
          <table:table-cell table:formula="of:=[.L21]" office:value-type="string" office:string-value="V_04">
            <text:p>V_04</text:p>
          </table:table-cell>
          <table:table-cell table:number-columns-repeated="10"/>
        </table:table-row>
        <table:table-row table:style-name="ro1">
          <table:table-cell table:formula="of:=[.A22]" office:value-type="string" office:string-value="V_06">
            <text:p>V_06</text:p>
          </table:table-cell>
          <table:table-cell table:formula="of:=[.B22]" office:value-type="string" office:string-value="V_06">
            <text:p>V_06</text:p>
          </table:table-cell>
          <table:table-cell table:formula="of:=[.C22]" office:value-type="string" office:string-value="V_08">
            <text:p>V_08</text:p>
          </table:table-cell>
          <table:table-cell table:formula="of:=[.D22]" office:value-type="float" office:value="0">
            <text:p>0</text:p>
          </table:table-cell>
          <table:table-cell table:formula="of:=[.E22]" office:value-type="string" office:string-value="V_06">
            <text:p>V_06</text:p>
          </table:table-cell>
          <table:table-cell table:formula="of:=[.F22]" office:value-type="string" office:string-value="V_06">
            <text:p>V_06</text:p>
          </table:table-cell>
          <table:table-cell table:formula="of:=[.G22]" office:value-type="string" office:string-value="V_11">
            <text:p>V_11</text:p>
          </table:table-cell>
          <table:table-cell table:formula="of:=[.H22]" office:value-type="string" office:string-value="V_11">
            <text:p>V_11</text:p>
          </table:table-cell>
          <table:table-cell table:formula="of:=[.I22]" office:value-type="string" office:string-value="V_10">
            <text:p>V_10</text:p>
          </table:table-cell>
          <table:table-cell table:formula="of:=[.J22]" office:value-type="string" office:string-value="V_10">
            <text:p>V_10</text:p>
          </table:table-cell>
          <table:table-cell table:formula="of:=[.K22]" office:value-type="string" office:string-value="V_01">
            <text:p>V_01</text:p>
          </table:table-cell>
          <table:table-cell table:formula="of:=[.L22]" office:value-type="string" office:string-value="V_01">
            <text:p>V_01</text:p>
          </table:table-cell>
          <table:table-cell table:number-columns-repeated="10"/>
        </table:table-row>
        <table:table-row table:style-name="ro1">
          <table:table-cell table:formula="of:=[.A23]" office:value-type="float" office:value="0">
            <text:p>0</text:p>
          </table:table-cell>
          <table:table-cell table:formula="of:=[.B23]" office:value-type="float" office:value="0">
            <text:p>0</text:p>
          </table:table-cell>
          <table:table-cell table:formula="of:=[.C23]" office:value-type="float" office:value="0">
            <text:p>0</text:p>
          </table:table-cell>
          <table:table-cell table:formula="of:=[.D23]" office:value-type="float" office:value="0">
            <text:p>0</text:p>
          </table:table-cell>
          <table:table-cell table:formula="of:=[.E23]" office:value-type="float" office:value="0">
            <text:p>0</text:p>
          </table:table-cell>
          <table:table-cell table:formula="of:=[.F23]" office:value-type="float" office:value="0">
            <text:p>0</text:p>
          </table:table-cell>
          <table:table-cell table:formula="of:=[.G23]" office:value-type="float" office:value="0">
            <text:p>0</text:p>
          </table:table-cell>
          <table:table-cell table:formula="of:=[.H23]" office:value-type="float" office:value="0">
            <text:p>0</text:p>
          </table:table-cell>
          <table:table-cell table:formula="of:=[.I23]" office:value-type="float" office:value="0">
            <text:p>0</text:p>
          </table:table-cell>
          <table:table-cell table:formula="of:=[.J23]" office:value-type="float" office:value="0">
            <text:p>0</text:p>
          </table:table-cell>
          <table:table-cell table:formula="of:=[.K23]" office:value-type="float" office:value="0">
            <text:p>0</text:p>
          </table:table-cell>
          <table:table-cell table:formula="of:=[.L23]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24]" office:value-type="string" office:string-value="Spr_01">
            <text:p>Spr_01</text:p>
          </table:table-cell>
          <table:table-cell table:formula="of:=[.B24]" office:value-type="string" office:string-value="Spr_02">
            <text:p>Spr_02</text:p>
          </table:table-cell>
          <table:table-cell table:formula="of:=[.C24]" office:value-type="string" office:string-value="Spr_03">
            <text:p>Spr_03</text:p>
          </table:table-cell>
          <table:table-cell table:formula="of:=[.D24]" office:value-type="float" office:value="0">
            <text:p>0</text:p>
          </table:table-cell>
          <table:table-cell table:formula="of:=[.E24]" office:value-type="string" office:string-value="Spr_05">
            <text:p>Spr_05</text:p>
          </table:table-cell>
          <table:table-cell table:formula="of:=[.F24]" office:value-type="string" office:string-value="Spr_06">
            <text:p>Spr_06</text:p>
          </table:table-cell>
          <table:table-cell table:formula="of:=[.G24]" office:value-type="string" office:string-value="Spr_07">
            <text:p>Spr_07</text:p>
          </table:table-cell>
          <table:table-cell table:formula="of:=[.H24]" office:value-type="string" office:string-value="Spr_08">
            <text:p>Spr_08</text:p>
          </table:table-cell>
          <table:table-cell table:formula="of:=[.I24]" office:value-type="string" office:string-value="Spr_09">
            <text:p>Spr_09</text:p>
          </table:table-cell>
          <table:table-cell table:formula="of:=[.J24]" office:value-type="string" office:string-value="Spr_10">
            <text:p>Spr_10</text:p>
          </table:table-cell>
          <table:table-cell table:formula="of:=[.K24]" office:value-type="string" office:string-value="Spr_11">
            <text:p>Spr_11</text:p>
          </table:table-cell>
          <table:table-cell table:formula="of:=[.L24]" office:value-type="string" office:string-value="Spr_12">
            <text:p>Spr_12</text:p>
          </table:table-cell>
          <table:table-cell table:number-columns-repeated="10"/>
        </table:table-row>
        <table:table-row table:style-name="ro1">
          <table:table-cell table:formula="of:=[.A25]" office:value-type="string" office:string-value="X0_01">
            <text:p>X0_01</text:p>
          </table:table-cell>
          <table:table-cell table:formula="of:=[.B25]" office:value-type="string" office:string-value="X0_02">
            <text:p>X0_02</text:p>
          </table:table-cell>
          <table:table-cell table:formula="of:=[.C25]" office:value-type="string" office:string-value="X0_03">
            <text:p>X0_03</text:p>
          </table:table-cell>
          <table:table-cell table:formula="of:=[.D25]" office:value-type="string" office:string-value="X0_04">
            <text:p>X0_04</text:p>
          </table:table-cell>
          <table:table-cell table:formula="of:=[.E25]" office:value-type="string" office:string-value="X0_05">
            <text:p>X0_05</text:p>
          </table:table-cell>
          <table:table-cell table:formula="of:=[.F25]" office:value-type="string" office:string-value="X0_06">
            <text:p>X0_06</text:p>
          </table:table-cell>
          <table:table-cell table:formula="of:=[.G25]" office:value-type="string" office:string-value="X0_07">
            <text:p>X0_07</text:p>
          </table:table-cell>
          <table:table-cell table:formula="of:=[.H25]" office:value-type="string" office:string-value="X0_08">
            <text:p>X0_08</text:p>
          </table:table-cell>
          <table:table-cell table:formula="of:=[.I25]" office:value-type="string" office:string-value="X0_09">
            <text:p>X0_09</text:p>
          </table:table-cell>
          <table:table-cell table:formula="of:=[.J25]" office:value-type="string" office:string-value="X0_10">
            <text:p>X0_10</text:p>
          </table:table-cell>
          <table:table-cell table:formula="of:=[.K25]" office:value-type="string" office:string-value="X0_11">
            <text:p>X0_11</text:p>
          </table:table-cell>
          <table:table-cell table:formula="of:=[.L25]" office:value-type="string" office:string-value="X0_12">
            <text:p>X0_12</text:p>
          </table:table-cell>
          <table:table-cell table:number-columns-repeated="10"/>
        </table:table-row>
        <table:table-row table:style-name="ro1">
          <table:table-cell table:formula="of:=[.A26]" office:value-type="string" office:string-value="SP_01">
            <text:p>SP_01</text:p>
          </table:table-cell>
          <table:table-cell table:formula="of:=[.B26]" office:value-type="string" office:string-value="SP_02">
            <text:p>SP_02</text:p>
          </table:table-cell>
          <table:table-cell table:formula="of:=[.C26]" office:value-type="string" office:string-value="SP_03">
            <text:p>SP_03</text:p>
          </table:table-cell>
          <table:table-cell table:formula="of:=[.D26]" office:value-type="string" office:string-value="SP_04">
            <text:p>SP_04</text:p>
          </table:table-cell>
          <table:table-cell table:formula="of:=[.E26]" office:value-type="string" office:string-value="SP_05">
            <text:p>SP_05</text:p>
          </table:table-cell>
          <table:table-cell table:formula="of:=[.F26]" office:value-type="string" office:string-value="SP_06">
            <text:p>SP_06</text:p>
          </table:table-cell>
          <table:table-cell table:formula="of:=[.G26]" office:value-type="string" office:string-value="SP_07">
            <text:p>SP_07</text:p>
          </table:table-cell>
          <table:table-cell table:formula="of:=[.H26]" office:value-type="string" office:string-value="SP_08">
            <text:p>SP_08</text:p>
          </table:table-cell>
          <table:table-cell table:formula="of:=[.I26]" office:value-type="string" office:string-value="SP_09">
            <text:p>SP_09</text:p>
          </table:table-cell>
          <table:table-cell table:formula="of:=[.J26]" office:value-type="string" office:string-value="SP_10">
            <text:p>SP_10</text:p>
          </table:table-cell>
          <table:table-cell table:formula="of:=[.K26]" office:value-type="string" office:string-value="SP_11">
            <text:p>SP_11</text:p>
          </table:table-cell>
          <table:table-cell table:formula="of:=[.L26]" office:value-type="string" office:string-value="SP_12">
            <text:p>SP_12</text:p>
          </table:table-cell>
          <table:table-cell table:number-columns-repeated="10"/>
        </table:table-row>
        <table:table-row table:style-name="ro1">
          <table:table-cell table:formula="of:=[.A27]" office:value-type="float" office:value="0">
            <text:p>0</text:p>
          </table:table-cell>
          <table:table-cell table:formula="of:=[.B27]" office:value-type="float" office:value="0">
            <text:p>0</text:p>
          </table:table-cell>
          <table:table-cell table:formula="of:=[.C27]" office:value-type="float" office:value="0">
            <text:p>0</text:p>
          </table:table-cell>
          <table:table-cell table:formula="of:=[.D27]" office:value-type="float" office:value="0">
            <text:p>0</text:p>
          </table:table-cell>
          <table:table-cell table:formula="of:=[.E27]" office:value-type="float" office:value="0">
            <text:p>0</text:p>
          </table:table-cell>
          <table:table-cell table:formula="of:=[.F27]" office:value-type="float" office:value="0">
            <text:p>0</text:p>
          </table:table-cell>
          <table:table-cell table:formula="of:=[.G27]" office:value-type="string" office:string-value="SP2_07">
            <text:p>SP2_07</text:p>
          </table:table-cell>
          <table:table-cell table:formula="of:=[.H27]" office:value-type="string" office:string-value="SP2_08">
            <text:p>SP2_08</text:p>
          </table:table-cell>
          <table:table-cell table:formula="of:=[.I27]" office:value-type="string" office:string-value="SP2_09">
            <text:p>SP2_09</text:p>
          </table:table-cell>
          <table:table-cell table:formula="of:=[.J27]" office:value-type="string" office:string-value="SP2_10">
            <text:p>SP2_10</text:p>
          </table:table-cell>
          <table:table-cell table:formula="of:=[.K27]" office:value-type="float" office:value="0">
            <text:p>0</text:p>
          </table:table-cell>
          <table:table-cell table:formula="of:=[.L27]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28]" office:value-type="float" office:value="0">
            <text:p>0</text:p>
          </table:table-cell>
          <table:table-cell table:formula="of:=[.B28]" office:value-type="float" office:value="0">
            <text:p>0</text:p>
          </table:table-cell>
          <table:table-cell table:formula="of:=[.C28]" office:value-type="float" office:value="0">
            <text:p>0</text:p>
          </table:table-cell>
          <table:table-cell table:formula="of:=[.D28]" office:value-type="float" office:value="0">
            <text:p>0</text:p>
          </table:table-cell>
          <table:table-cell table:formula="of:=[.E28]" office:value-type="float" office:value="0">
            <text:p>0</text:p>
          </table:table-cell>
          <table:table-cell table:formula="of:=[.F28]" office:value-type="float" office:value="0">
            <text:p>0</text:p>
          </table:table-cell>
          <table:table-cell table:formula="of:=[.G28]" office:value-type="float" office:value="0">
            <text:p>0</text:p>
          </table:table-cell>
          <table:table-cell table:formula="of:=[.H28]" office:value-type="float" office:value="0">
            <text:p>0</text:p>
          </table:table-cell>
          <table:table-cell table:formula="of:=[.I28]" office:value-type="float" office:value="0">
            <text:p>0</text:p>
          </table:table-cell>
          <table:table-cell table:formula="of:=[.J28]" office:value-type="float" office:value="0">
            <text:p>0</text:p>
          </table:table-cell>
          <table:table-cell table:formula="of:=[.K28]" office:value-type="float" office:value="0">
            <text:p>0</text:p>
          </table:table-cell>
          <table:table-cell table:formula="of:=[.L28]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29]" office:value-type="string" office:string-value="AM_01">
            <text:p>AM_01</text:p>
          </table:table-cell>
          <table:table-cell table:formula="of:=[.B29]" office:value-type="string" office:string-value="AM_02">
            <text:p>AM_02</text:p>
          </table:table-cell>
          <table:table-cell table:formula="of:=[.C29]" office:value-type="string" office:string-value="AM_03">
            <text:p>AM_03</text:p>
          </table:table-cell>
          <table:table-cell table:formula="of:=[.D29]" office:value-type="string" office:string-value="AM_04">
            <text:p>AM_04</text:p>
          </table:table-cell>
          <table:table-cell table:formula="of:=[.E29]" office:value-type="string" office:string-value="AM_05">
            <text:p>AM_05</text:p>
          </table:table-cell>
          <table:table-cell table:formula="of:=[.F29]" office:value-type="string" office:string-value="AM_06">
            <text:p>AM_06</text:p>
          </table:table-cell>
          <table:table-cell table:formula="of:=[.G29]" office:value-type="string" office:string-value="AM_07">
            <text:p>AM_07</text:p>
          </table:table-cell>
          <table:table-cell table:formula="of:=[.H29]" office:value-type="string" office:string-value="AM_08">
            <text:p>AM_08</text:p>
          </table:table-cell>
          <table:table-cell table:formula="of:=[.I29]" office:value-type="string" office:string-value="AM_09">
            <text:p>AM_09</text:p>
          </table:table-cell>
          <table:table-cell table:formula="of:=[.J29]" office:value-type="string" office:string-value="AM_10">
            <text:p>AM_10</text:p>
          </table:table-cell>
          <table:table-cell table:formula="of:=[.K29]" office:value-type="string" office:string-value="AM_11">
            <text:p>AM_11</text:p>
          </table:table-cell>
          <table:table-cell table:formula="of:=[.L29]" office:value-type="string" office:string-value="AM_12">
            <text:p>AM_12</text:p>
          </table:table-cell>
          <table:table-cell table:number-columns-repeated="10"/>
        </table:table-row>
        <table:table-row table:style-name="ro1">
          <table:table-cell table:formula="of:=[.A30]" office:value-type="string" office:string-value="Rej_01">
            <text:p>Rej_01</text:p>
          </table:table-cell>
          <table:table-cell table:formula="of:=[.B30]" office:value-type="string" office:string-value="Rej_02">
            <text:p>Rej_02</text:p>
          </table:table-cell>
          <table:table-cell table:formula="of:=[.C30]" office:value-type="string" office:string-value="Rej_03">
            <text:p>Rej_03</text:p>
          </table:table-cell>
          <table:table-cell table:formula="of:=[.D30]" office:value-type="float" office:value="0">
            <text:p>0</text:p>
          </table:table-cell>
          <table:table-cell table:formula="of:=[.E30]" office:value-type="string" office:string-value="Rej_05">
            <text:p>Rej_05</text:p>
          </table:table-cell>
          <table:table-cell table:formula="of:=[.F30]" office:value-type="string" office:string-value="Rej_06">
            <text:p>Rej_06</text:p>
          </table:table-cell>
          <table:table-cell table:formula="of:=[.G30]" office:value-type="string" office:string-value="Rej_07">
            <text:p>Rej_07</text:p>
          </table:table-cell>
          <table:table-cell table:formula="of:=[.H30]" office:value-type="string" office:string-value="Rej_08">
            <text:p>Rej_08</text:p>
          </table:table-cell>
          <table:table-cell table:formula="of:=[.I30]" office:value-type="string" office:string-value="Rej_09">
            <text:p>Rej_09</text:p>
          </table:table-cell>
          <table:table-cell table:formula="of:=[.J30]" office:value-type="string" office:string-value="Rej_10">
            <text:p>Rej_10</text:p>
          </table:table-cell>
          <table:table-cell table:formula="of:=[.K30]" office:value-type="string" office:string-value="Rej_11">
            <text:p>Rej_11</text:p>
          </table:table-cell>
          <table:table-cell table:formula="of:=[.L30]" office:value-type="string" office:string-value="Rej_12">
            <text:p>Rej_12</text:p>
          </table:table-cell>
          <table:table-cell table:number-columns-repeated="10"/>
        </table:table-row>
      </table:table>
      <table:table table:name="reg_2" table:style-name="ta1" table:print="false">
        <table:table-column table:style-name="co13" table:number-columns-repeated="21" table:default-cell-style-name="Default"/>
        <table:table-column table:style-name="co38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PV_1</text:p>
          </table:table-cell>
          <table:table-cell office:value-type="string">
            <text:p>PV_2</text:p>
          </table:table-cell>
          <table:table-cell office:value-type="string">
            <text:p>PV_3</text:p>
          </table:table-cell>
          <table:table-cell office:value-type="string">
            <text:p>SPR_1</text:p>
          </table:table-cell>
          <table:table-cell office:value-type="string">
            <text:p>X</text:p>
          </table:table-cell>
          <table:table-cell office:value-type="string">
            <text:p>SP_1</text:p>
          </table:table-cell>
          <table:table-cell office:value-type="string">
            <text:p>SP_2</text:p>
          </table:table-cell>
          <table:table-cell office:value-type="string">
            <text:p>SP_3</text:p>
          </table:table-cell>
          <table:table-cell office:value-type="string">
            <text:p>AM</text:p>
          </table:table-cell>
          <table:table-cell office:value-type="string">
            <text:p>Rej</text:p>
          </table:table-cell>
          <table:table-cell office:value-type="string">
            <text:p>Rev</text:p>
          </table:table-cell>
          <table:table-cell office:value-type="string">
            <text:p>Kpr</text:p>
          </table:table-cell>
          <table:table-cell office:value-type="string">
            <text:p>TI</text:p>
          </table:table-cell>
          <table:table-cell office:value-type="string">
            <text:p>Td</text:p>
          </table:table-cell>
          <table:table-cell office:value-type="string">
            <text:p>Xmin</text:p>
          </table:table-cell>
          <table:table-cell office:value-type="string">
            <text:p>Xmax</text:p>
          </table:table-cell>
          <table:table-cell office:value-type="string">
            <text:p>K_1</text:p>
          </table:table-cell>
          <table:table-cell office:value-type="string">
            <text:p>K_2</text:p>
          </table:table-cell>
          <table:table-cell office:value-type="string">
            <text:p>K_3</text:p>
          </table:table-cell>
          <table:table-cell office:value-type="string">
            <text:p>K_4</text:p>
          </table:table-cell>
          <table:table-cell office:value-type="string">
            <text:p>Kkor</text:p>
          </table:table-cell>
          <table:table-cell office:value-type="string">
            <text:p>Deskritp</text:p>
          </table:table-cell>
        </table:table-row>
        <table:table-row table:style-name="ro1">
          <table:table-cell table:formula="of:=['plc 2'.A5]" office:value-type="string" office:string-value="V_03">
            <text:p>V_03</text:p>
          </table:table-cell>
          <table:table-cell table:number-columns-repeated="3"/>
          <table:table-cell table:formula="of:=['plc 2'.A24]" office:value-type="string" office:string-value="X0_01">
            <text:p>X0_01</text:p>
          </table:table-cell>
          <table:table-cell table:formula="of:=['plc 2'.A53]" office:value-type="string" office:string-value="SP_01">
            <text:p>SP_01</text:p>
          </table:table-cell>
          <table:table-cell table:number-columns-repeated="2"/>
          <table:table-cell table:formula="of:=['plc 2'.A60]" office:value-type="string" office:string-value="AM_01">
            <text:p>AM_01</text:p>
          </table:table-cell>
          <table:table-cell/>
          <table:table-cell table:formula="of:=['plc 2'.A152]" office:value-type="string" office:string-value="Rev_01">
            <text:p>Rev_01</text:p>
          </table:table-cell>
          <table:table-cell table:formula="of:=['plc 2'.A67]" office:value-type="string" office:string-value="Kpr_01">
            <text:p>Kpr_01</text:p>
          </table:table-cell>
          <table:table-cell table:formula="of:=['plc 2'.A74]" office:value-type="string" office:string-value="Ti_01">
            <text:p>Ti_01</text:p>
          </table:table-cell>
          <table:table-cell table:formula="of:=['plc 2'.A81]" office:value-type="string" office:string-value="Td_01">
            <text:p>Td_01</text:p>
          </table:table-cell>
          <table:table-cell table:formula="of:=['plc 2'.A138]" office:value-type="string" office:string-value="Xmin_01">
            <text:p>Xmin_01</text:p>
          </table:table-cell>
          <table:table-cell table:formula="of:=['plc 2'.A145]" office:value-type="string" office:string-value="Xmax_01">
            <text:p>Xmax_01</text:p>
          </table:table-cell>
          <table:table-cell table:number-columns-repeated="5"/>
          <table:table-cell office:value-type="string">
            <text:p>Т сока перед гор. деф.</text:p>
          </table:table-cell>
        </table:table-row>
        <table:table-row table:style-name="ro1">
          <table:table-cell table:formula="of:=['plc 2'.A7]" office:value-type="string" office:string-value="V_05">
            <text:p>V_05</text:p>
          </table:table-cell>
          <table:table-cell table:number-columns-repeated="3"/>
          <table:table-cell table:formula="of:=['plc 2'.A25]" office:value-type="string" office:string-value="X0_02">
            <text:p>X0_02</text:p>
          </table:table-cell>
          <table:table-cell table:formula="of:=['plc 2'.A54]" office:value-type="string" office:string-value="SP_02">
            <text:p>SP_02</text:p>
          </table:table-cell>
          <table:table-cell table:number-columns-repeated="2"/>
          <table:table-cell table:formula="of:=['plc 2'.A61]" office:value-type="string" office:string-value="AM_02">
            <text:p>AM_02</text:p>
          </table:table-cell>
          <table:table-cell/>
          <table:table-cell table:formula="of:=['plc 2'.A153]" office:value-type="string" office:string-value="Rev_02">
            <text:p>Rev_02</text:p>
          </table:table-cell>
          <table:table-cell table:formula="of:=['plc 2'.A68]" office:value-type="string" office:string-value="Kpr_02">
            <text:p>Kpr_02</text:p>
          </table:table-cell>
          <table:table-cell table:formula="of:=['plc 2'.A75]" office:value-type="string" office:string-value="Ti_02">
            <text:p>Ti_02</text:p>
          </table:table-cell>
          <table:table-cell table:formula="of:=['plc 2'.A82]" office:value-type="string" office:string-value="Td_02">
            <text:p>Td_02</text:p>
          </table:table-cell>
          <table:table-cell table:formula="of:=['plc 2'.A139]" office:value-type="string" office:string-value="Xmin_02">
            <text:p>Xmin_02</text:p>
          </table:table-cell>
          <table:table-cell table:formula="of:=['plc 2'.A146]" office:value-type="string" office:string-value="Xmax_02">
            <text:p>Xmax_02</text:p>
          </table:table-cell>
          <table:table-cell table:number-columns-repeated="5"/>
          <table:table-cell office:value-type="string">
            <text:p>Т сока перед УФЛ</text:p>
          </table:table-cell>
        </table:table-row>
        <table:table-row table:style-name="ro1">
          <table:table-cell table:formula="of:=['plc 2'.A9]" office:value-type="string" office:string-value="V_07">
            <text:p>V_07</text:p>
          </table:table-cell>
          <table:table-cell table:number-columns-repeated="3"/>
          <table:table-cell table:formula="of:=['plc 2'.A26]" office:value-type="string" office:string-value="X0_03">
            <text:p>X0_03</text:p>
          </table:table-cell>
          <table:table-cell table:formula="of:=['plc 2'.A55]" office:value-type="string" office:string-value="SP_03">
            <text:p>SP_03</text:p>
          </table:table-cell>
          <table:table-cell table:number-columns-repeated="2"/>
          <table:table-cell table:formula="of:=['plc 2'.A62]" office:value-type="string" office:string-value="AM_03">
            <text:p>AM_03</text:p>
          </table:table-cell>
          <table:table-cell/>
          <table:table-cell table:formula="of:=['plc 2'.A154]" office:value-type="string" office:string-value="Rev_03">
            <text:p>Rev_03</text:p>
          </table:table-cell>
          <table:table-cell table:formula="of:=['plc 2'.A69]" office:value-type="string" office:string-value="Kpr_03">
            <text:p>Kpr_03</text:p>
          </table:table-cell>
          <table:table-cell table:formula="of:=['plc 2'.A76]" office:value-type="string" office:string-value="Ti_03">
            <text:p>Ti_03</text:p>
          </table:table-cell>
          <table:table-cell table:formula="of:=['plc 2'.A83]" office:value-type="string" office:string-value="Td_03">
            <text:p>Td_03</text:p>
          </table:table-cell>
          <table:table-cell table:formula="of:=['plc 2'.A140]" office:value-type="string" office:string-value="Xmin_03">
            <text:p>Xmin_03</text:p>
          </table:table-cell>
          <table:table-cell table:formula="of:=['plc 2'.A147]" office:value-type="string" office:string-value="Xmax_03">
            <text:p>Xmax_03</text:p>
          </table:table-cell>
          <table:table-cell table:number-columns-repeated="5"/>
          <table:table-cell office:value-type="string">
            <text:p>Т сока перед 2 сат.</text:p>
          </table:table-cell>
        </table:table-row>
        <table:table-row table:style-name="ro1">
          <table:table-cell table:formula="of:=['plc 2'.A10]" office:value-type="string" office:string-value="V_08">
            <text:p>V_08</text:p>
          </table:table-cell>
          <table:table-cell table:number-columns-repeated="3"/>
          <table:table-cell table:formula="of:=['plc 2'.A27]" office:value-type="string" office:string-value="X0_04">
            <text:p>X0_04</text:p>
          </table:table-cell>
          <table:table-cell table:formula="of:=['plc 2'.A56]" office:value-type="string" office:string-value="SP_04">
            <text:p>SP_04</text:p>
          </table:table-cell>
          <table:table-cell table:number-columns-repeated="2"/>
          <table:table-cell table:formula="of:=['plc 2'.A63]" office:value-type="string" office:string-value="AM_04">
            <text:p>AM_04</text:p>
          </table:table-cell>
          <table:table-cell/>
          <table:table-cell table:formula="of:=['plc 2'.A155]" office:value-type="string" office:string-value="Rev_04">
            <text:p>Rev_04</text:p>
          </table:table-cell>
          <table:table-cell table:formula="of:=['plc 2'.A70]" office:value-type="string" office:string-value="Kpr_04">
            <text:p>Kpr_04</text:p>
          </table:table-cell>
          <table:table-cell table:formula="of:=['plc 2'.A77]" office:value-type="string" office:string-value="Ti_04">
            <text:p>Ti_04</text:p>
          </table:table-cell>
          <table:table-cell table:formula="of:=['plc 2'.A84]" office:value-type="string" office:string-value="Td_04">
            <text:p>Td_04</text:p>
          </table:table-cell>
          <table:table-cell table:formula="of:=['plc 2'.A141]" office:value-type="string" office:string-value="Xmin_04">
            <text:p>Xmin_04</text:p>
          </table:table-cell>
          <table:table-cell table:formula="of:=['plc 2'.A148]" office:value-type="string" office:string-value="Xmax_04">
            <text:p>Xmax_04</text:p>
          </table:table-cell>
          <table:table-cell table:number-columns-repeated="5"/>
          <table:table-cell table:style-name="ce9" office:value-type="string">
            <text:p>Расход сусп. 2 сат.</text:p>
          </table:table-cell>
        </table:table-row>
        <table:table-row table:style-name="ro1">
          <table:table-cell table:formula="of:=['plc 2'.A19]" office:value-type="string" office:string-value="V_17">
            <text:p>V_17</text:p>
          </table:table-cell>
          <table:table-cell table:formula="of:=['plc 2'.A22]" office:value-type="string" office:string-value="V_20">
            <text:p>V_20</text:p>
          </table:table-cell>
          <table:table-cell table:number-columns-repeated="2"/>
          <table:table-cell table:formula="of:=['plc 2'.A28]" office:value-type="string" office:string-value="X0_05">
            <text:p>X0_05</text:p>
          </table:table-cell>
          <table:table-cell table:formula="of:=['plc 2'.A57]" office:value-type="string" office:string-value="SP_05">
            <text:p>SP_05</text:p>
          </table:table-cell>
          <table:table-cell table:number-columns-repeated="2"/>
          <table:table-cell table:formula="of:=['plc 2'.A64]" office:value-type="string" office:string-value="AM_05">
            <text:p>AM_05</text:p>
          </table:table-cell>
          <table:table-cell/>
          <table:table-cell table:formula="of:=['plc 2'.A156]" office:value-type="string" office:string-value="Rev_05">
            <text:p>Rev_05</text:p>
          </table:table-cell>
          <table:table-cell table:formula="of:=['plc 2'.A71]" office:value-type="string" office:string-value="Kpr_05">
            <text:p>Kpr_05</text:p>
          </table:table-cell>
          <table:table-cell table:formula="of:=['plc 2'.A78]" office:value-type="string" office:string-value="Ti_05">
            <text:p>Ti_05</text:p>
          </table:table-cell>
          <table:table-cell table:formula="of:=['plc 2'.A85]" office:value-type="string" office:string-value="Td_05">
            <text:p>Td_05</text:p>
          </table:table-cell>
          <table:table-cell table:formula="of:=['plc 2'.A142]" office:value-type="string" office:string-value="Xmin_05">
            <text:p>Xmin_05</text:p>
          </table:table-cell>
          <table:table-cell table:formula="of:=['plc 2'.A149]" office:value-type="string" office:string-value="Xmax_05">
            <text:p>Xmax_05</text:p>
          </table:table-cell>
          <table:table-cell table:number-columns-repeated="5"/>
          <table:table-cell office:value-type="string">
            <text:p>Давл. сатур. газа</text:p>
          </table:table-cell>
        </table:table-row>
        <table:table-row table:style-name="ro1">
          <table:table-cell table:formula="of:=['plc 2'.A20]" office:value-type="string" office:string-value="V_18">
            <text:p>V_18</text:p>
          </table:table-cell>
          <table:table-cell table:number-columns-repeated="3"/>
          <table:table-cell table:formula="of:=['plc 2'.A29]" office:value-type="string" office:string-value="X0_06">
            <text:p>X0_06</text:p>
          </table:table-cell>
          <table:table-cell table:formula="of:=['plc 2'.A58]" office:value-type="string" office:string-value="SP_06">
            <text:p>SP_06</text:p>
          </table:table-cell>
          <table:table-cell table:number-columns-repeated="2"/>
          <table:table-cell table:formula="of:=['plc 2'.A65]" office:value-type="string" office:string-value="AM_06">
            <text:p>AM_06</text:p>
          </table:table-cell>
          <table:table-cell/>
          <table:table-cell table:formula="of:=['plc 2'.A157]" office:value-type="string" office:string-value="Rev_06">
            <text:p>Rev_06</text:p>
          </table:table-cell>
          <table:table-cell table:formula="of:=['plc 2'.A72]" office:value-type="string" office:string-value="Kpr_06">
            <text:p>Kpr_06</text:p>
          </table:table-cell>
          <table:table-cell table:formula="of:=['plc 2'.A79]" office:value-type="string" office:string-value="Ti_06">
            <text:p>Ti_06</text:p>
          </table:table-cell>
          <table:table-cell table:formula="of:=['plc 2'.A86]" office:value-type="string" office:string-value="Td_06">
            <text:p>Td_06</text:p>
          </table:table-cell>
          <table:table-cell table:formula="of:=['plc 2'.A143]" office:value-type="string" office:string-value="Xmin_06">
            <text:p>Xmin_06</text:p>
          </table:table-cell>
          <table:table-cell table:formula="of:=['plc 2'.A150]" office:value-type="string" office:string-value="Xmax_06">
            <text:p>Xmax_06</text:p>
          </table:table-cell>
          <table:table-cell table:number-columns-repeated="5"/>
          <table:table-cell office:value-type="string">
            <text:p>рН сока 1 сат.</text:p>
          </table:table-cell>
        </table:table-row>
        <table:table-row table:style-name="ro1">
          <table:table-cell table:formula="of:=['plc 2'.A21]" office:value-type="string" office:string-value="V_19">
            <text:p>V_19</text:p>
          </table:table-cell>
          <table:table-cell table:number-columns-repeated="3"/>
          <table:table-cell table:formula="of:=['plc 2'.A30]" office:value-type="string" office:string-value="X0_07">
            <text:p>X0_07</text:p>
          </table:table-cell>
          <table:table-cell table:formula="of:=['plc 2'.A59]" office:value-type="string" office:string-value="SP_07">
            <text:p>SP_07</text:p>
          </table:table-cell>
          <table:table-cell table:number-columns-repeated="2"/>
          <table:table-cell table:formula="of:=['plc 2'.A66]" office:value-type="string" office:string-value="AM_07">
            <text:p>AM_07</text:p>
          </table:table-cell>
          <table:table-cell/>
          <table:table-cell table:formula="of:=['plc 2'.A158]" office:value-type="string" office:string-value="Rev_07">
            <text:p>Rev_07</text:p>
          </table:table-cell>
          <table:table-cell table:formula="of:=['plc 2'.A73]" office:value-type="string" office:string-value="Kpr_07">
            <text:p>Kpr_07</text:p>
          </table:table-cell>
          <table:table-cell table:formula="of:=['plc 2'.A80]" office:value-type="string" office:string-value="Ti_07">
            <text:p>Ti_07</text:p>
          </table:table-cell>
          <table:table-cell table:formula="of:=['plc 2'.A87]" office:value-type="string" office:string-value="Td_07">
            <text:p>Td_07</text:p>
          </table:table-cell>
          <table:table-cell table:formula="of:=['plc 2'.A144]" office:value-type="string" office:string-value="Xmin_07">
            <text:p>Xmin_07</text:p>
          </table:table-cell>
          <table:table-cell table:formula="of:=['plc 2'.A151]" office:value-type="string" office:string-value="Xmax_07">
            <text:p>Xmax_07</text:p>
          </table:table-cell>
          <table:table-cell table:number-columns-repeated="5"/>
          <table:table-cell office:value-type="string">
            <text:p>рН сока 2 сат.</text:p>
          </table:table-cell>
        </table:table-row>
        <table:table-row table:style-name="ro1" table:number-rows-repeated="4">
          <table:table-cell table:number-columns-repeated="22"/>
        </table:table-row>
        <table:table-row table:style-name="ro1">
          <table:table-cell table:number-matrix-columns-spanned="7" table:number-matrix-rows-spanned="9" table:formula="of:=TRANSPOSE([.A3:.I9])" office:value-type="string" office:string-value="V_03">
            <text:p>V_03</text:p>
          </table:table-cell>
          <table:table-cell office:value-type="string" office:string-value="V_05">
            <text:p>V_05</text:p>
          </table:table-cell>
          <table:table-cell office:value-type="string" office:string-value="V_07">
            <text:p>V_07</text:p>
          </table:table-cell>
          <table:table-cell office:value-type="string" office:string-value="V_08">
            <text:p>V_08</text:p>
          </table:table-cell>
          <table:table-cell office:value-type="string" office:string-value="V_17">
            <text:p>V_17</text:p>
          </table:table-cell>
          <table:table-cell office:value-type="string" office:string-value="V_18">
            <text:p>V_18</text:p>
          </table:table-cell>
          <table:table-cell office:value-type="string" office:string-value="V_19">
            <text:p>V_19</text:p>
          </table:table-cell>
          <table:table-cell table:number-columns-repeated="15"/>
        </table:table-row>
        <table:table-row table:style-name="ro1"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 office:string-value="V_20">
            <text:p>V_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5"/>
        </table:table-row>
        <table:table-row table:style-name="ro1"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5"/>
        </table:table-row>
        <table:table-row table:style-name="ro1"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5"/>
        </table:table-row>
        <table:table-row table:style-name="ro1">
          <table:table-cell office:value-type="string" office:string-value="X0_01">
            <text:p>X0_01</text:p>
          </table:table-cell>
          <table:table-cell office:value-type="string" office:string-value="X0_02">
            <text:p>X0_02</text:p>
          </table:table-cell>
          <table:table-cell office:value-type="string" office:string-value="X0_03">
            <text:p>X0_03</text:p>
          </table:table-cell>
          <table:table-cell office:value-type="string" office:string-value="X0_04">
            <text:p>X0_04</text:p>
          </table:table-cell>
          <table:table-cell office:value-type="string" office:string-value="X0_05">
            <text:p>X0_05</text:p>
          </table:table-cell>
          <table:table-cell office:value-type="string" office:string-value="X0_06">
            <text:p>X0_06</text:p>
          </table:table-cell>
          <table:table-cell office:value-type="string" office:string-value="X0_07">
            <text:p>X0_07</text:p>
          </table:table-cell>
          <table:table-cell table:number-columns-repeated="14"/>
          <table:table-cell table:style-name="ce9"/>
        </table:table-row>
        <table:table-row table:style-name="ro1">
          <table:table-cell office:value-type="string" office:string-value="SP_01">
            <text:p>SP_01</text:p>
          </table:table-cell>
          <table:table-cell office:value-type="string" office:string-value="SP_02">
            <text:p>SP_02</text:p>
          </table:table-cell>
          <table:table-cell office:value-type="string" office:string-value="SP_03">
            <text:p>SP_03</text:p>
          </table:table-cell>
          <table:table-cell office:value-type="string" office:string-value="SP_04">
            <text:p>SP_04</text:p>
          </table:table-cell>
          <table:table-cell office:value-type="string" office:string-value="SP_05">
            <text:p>SP_05</text:p>
          </table:table-cell>
          <table:table-cell office:value-type="string" office:string-value="SP_06">
            <text:p>SP_06</text:p>
          </table:table-cell>
          <table:table-cell office:value-type="string" office:string-value="SP_07">
            <text:p>SP_07</text:p>
          </table:table-cell>
          <table:table-cell table:number-columns-repeated="15"/>
        </table:table-row>
        <table:table-row table:style-name="ro1"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5"/>
        </table:table-row>
        <table:table-row table:style-name="ro1"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5"/>
        </table:table-row>
        <table:table-row table:style-name="ro1">
          <table:table-cell office:value-type="string" office:string-value="AM_01">
            <text:p>AM_01</text:p>
          </table:table-cell>
          <table:table-cell office:value-type="string" office:string-value="AM_02">
            <text:p>AM_02</text:p>
          </table:table-cell>
          <table:table-cell office:value-type="string" office:string-value="AM_03">
            <text:p>AM_03</text:p>
          </table:table-cell>
          <table:table-cell office:value-type="string" office:string-value="AM_04">
            <text:p>AM_04</text:p>
          </table:table-cell>
          <table:table-cell office:value-type="string" office:string-value="AM_05">
            <text:p>AM_05</text:p>
          </table:table-cell>
          <table:table-cell office:value-type="string" office:string-value="AM_06">
            <text:p>AM_06</text:p>
          </table:table-cell>
          <table:table-cell office:value-type="string" office:string-value="AM_07">
            <text:p>AM_07</text:p>
          </table:table-cell>
          <table:table-cell table:number-columns-repeated="15"/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5"/>
        </table:table-row>
        <table:table-row table:style-name="ro1">
          <table:table-cell table:formula="of:=[.A14]" office:value-type="string" office:string-value="V_03">
            <text:p>V_03</text:p>
          </table:table-cell>
          <table:table-cell table:formula="of:=[.B14]" office:value-type="string" office:string-value="V_05">
            <text:p>V_05</text:p>
          </table:table-cell>
          <table:table-cell table:formula="of:=[.C14]" office:value-type="string" office:string-value="V_07">
            <text:p>V_07</text:p>
          </table:table-cell>
          <table:table-cell table:formula="of:=[.D14]" office:value-type="string" office:string-value="V_08">
            <text:p>V_08</text:p>
          </table:table-cell>
          <table:table-cell table:formula="of:=[.E14]" office:value-type="string" office:string-value="V_17">
            <text:p>V_17</text:p>
          </table:table-cell>
          <table:table-cell table:formula="of:=[.F14]" office:value-type="string" office:string-value="V_18">
            <text:p>V_18</text:p>
          </table:table-cell>
          <table:table-cell table:formula="of:=[.G14]" office:value-type="string" office:string-value="V_19">
            <text:p>V_19</text:p>
          </table:table-cell>
          <table:table-cell table:number-columns-repeated="15"/>
        </table:table-row>
        <table:table-row table:style-name="ro1">
          <table:table-cell table:formula="of:=[.A15]" office:value-type="float" office:value="0">
            <text:p>0</text:p>
          </table:table-cell>
          <table:table-cell table:formula="of:=[.B15]" office:value-type="float" office:value="0">
            <text:p>0</text:p>
          </table:table-cell>
          <table:table-cell table:formula="of:=[.C15]" office:value-type="float" office:value="0">
            <text:p>0</text:p>
          </table:table-cell>
          <table:table-cell table:formula="of:=[.D15]" office:value-type="float" office:value="0">
            <text:p>0</text:p>
          </table:table-cell>
          <table:table-cell table:formula="of:=[.E15]" office:value-type="string" office:string-value="V_20">
            <text:p>V_20</text:p>
          </table:table-cell>
          <table:table-cell table:formula="of:=[.F15]" office:value-type="float" office:value="0">
            <text:p>0</text:p>
          </table:table-cell>
          <table:table-cell table:formula="of:=[.G15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formula="of:=[.A16]" office:value-type="float" office:value="0">
            <text:p>0</text:p>
          </table:table-cell>
          <table:table-cell table:formula="of:=[.B16]" office:value-type="float" office:value="0">
            <text:p>0</text:p>
          </table:table-cell>
          <table:table-cell table:formula="of:=[.C16]" office:value-type="float" office:value="0">
            <text:p>0</text:p>
          </table:table-cell>
          <table:table-cell table:formula="of:=[.D16]" office:value-type="float" office:value="0">
            <text:p>0</text:p>
          </table:table-cell>
          <table:table-cell table:formula="of:=[.E16]" office:value-type="float" office:value="0">
            <text:p>0</text:p>
          </table:table-cell>
          <table:table-cell table:formula="of:=[.F16]" office:value-type="float" office:value="0">
            <text:p>0</text:p>
          </table:table-cell>
          <table:table-cell table:formula="of:=[.G16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formula="of:=[.A17]" office:value-type="float" office:value="0">
            <text:p>0</text:p>
          </table:table-cell>
          <table:table-cell table:formula="of:=[.B17]" office:value-type="float" office:value="0">
            <text:p>0</text:p>
          </table:table-cell>
          <table:table-cell table:formula="of:=[.C17]" office:value-type="float" office:value="0">
            <text:p>0</text:p>
          </table:table-cell>
          <table:table-cell table:formula="of:=[.D17]" office:value-type="float" office:value="0">
            <text:p>0</text:p>
          </table:table-cell>
          <table:table-cell table:formula="of:=[.E17]" office:value-type="float" office:value="0">
            <text:p>0</text:p>
          </table:table-cell>
          <table:table-cell table:formula="of:=[.F17]" office:value-type="float" office:value="0">
            <text:p>0</text:p>
          </table:table-cell>
          <table:table-cell table:formula="of:=[.G17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formula="of:=[.A18]" office:value-type="string" office:string-value="X0_01">
            <text:p>X0_01</text:p>
          </table:table-cell>
          <table:table-cell table:formula="of:=[.B18]" office:value-type="string" office:string-value="X0_02">
            <text:p>X0_02</text:p>
          </table:table-cell>
          <table:table-cell table:formula="of:=[.C18]" office:value-type="string" office:string-value="X0_03">
            <text:p>X0_03</text:p>
          </table:table-cell>
          <table:table-cell table:formula="of:=[.D18]" office:value-type="string" office:string-value="X0_04">
            <text:p>X0_04</text:p>
          </table:table-cell>
          <table:table-cell table:formula="of:=[.E18]" office:value-type="string" office:string-value="X0_05">
            <text:p>X0_05</text:p>
          </table:table-cell>
          <table:table-cell table:formula="of:=[.F18]" office:value-type="string" office:string-value="X0_06">
            <text:p>X0_06</text:p>
          </table:table-cell>
          <table:table-cell table:formula="of:=[.G18]" office:value-type="string" office:string-value="X0_07">
            <text:p>X0_07</text:p>
          </table:table-cell>
          <table:table-cell table:number-columns-repeated="15"/>
        </table:table-row>
        <table:table-row table:style-name="ro1">
          <table:table-cell table:formula="of:=[.A19]" office:value-type="string" office:string-value="SP_01">
            <text:p>SP_01</text:p>
          </table:table-cell>
          <table:table-cell table:formula="of:=[.B19]" office:value-type="string" office:string-value="SP_02">
            <text:p>SP_02</text:p>
          </table:table-cell>
          <table:table-cell table:formula="of:=[.C19]" office:value-type="string" office:string-value="SP_03">
            <text:p>SP_03</text:p>
          </table:table-cell>
          <table:table-cell table:formula="of:=[.D19]" office:value-type="string" office:string-value="SP_04">
            <text:p>SP_04</text:p>
          </table:table-cell>
          <table:table-cell table:formula="of:=[.E19]" office:value-type="string" office:string-value="SP_05">
            <text:p>SP_05</text:p>
          </table:table-cell>
          <table:table-cell table:formula="of:=[.F19]" office:value-type="string" office:string-value="SP_06">
            <text:p>SP_06</text:p>
          </table:table-cell>
          <table:table-cell table:formula="of:=[.G19]" office:value-type="string" office:string-value="SP_07">
            <text:p>SP_07</text:p>
          </table:table-cell>
          <table:table-cell table:number-columns-repeated="15"/>
        </table:table-row>
        <table:table-row table:style-name="ro1">
          <table:table-cell table:formula="of:=[.A20]" office:value-type="float" office:value="0">
            <text:p>0</text:p>
          </table:table-cell>
          <table:table-cell table:formula="of:=[.B20]" office:value-type="float" office:value="0">
            <text:p>0</text:p>
          </table:table-cell>
          <table:table-cell table:formula="of:=[.C20]" office:value-type="float" office:value="0">
            <text:p>0</text:p>
          </table:table-cell>
          <table:table-cell table:formula="of:=[.D20]" office:value-type="float" office:value="0">
            <text:p>0</text:p>
          </table:table-cell>
          <table:table-cell table:formula="of:=[.E20]" office:value-type="float" office:value="0">
            <text:p>0</text:p>
          </table:table-cell>
          <table:table-cell table:formula="of:=[.F20]" office:value-type="float" office:value="0">
            <text:p>0</text:p>
          </table:table-cell>
          <table:table-cell table:formula="of:=[.G20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formula="of:=[.A21]" office:value-type="float" office:value="0">
            <text:p>0</text:p>
          </table:table-cell>
          <table:table-cell table:formula="of:=[.B21]" office:value-type="float" office:value="0">
            <text:p>0</text:p>
          </table:table-cell>
          <table:table-cell table:formula="of:=[.C21]" office:value-type="float" office:value="0">
            <text:p>0</text:p>
          </table:table-cell>
          <table:table-cell table:formula="of:=[.D21]" office:value-type="float" office:value="0">
            <text:p>0</text:p>
          </table:table-cell>
          <table:table-cell table:formula="of:=[.E21]" office:value-type="float" office:value="0">
            <text:p>0</text:p>
          </table:table-cell>
          <table:table-cell table:formula="of:=[.F21]" office:value-type="float" office:value="0">
            <text:p>0</text:p>
          </table:table-cell>
          <table:table-cell table:formula="of:=[.G21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formula="of:=[.A22]" office:value-type="string" office:string-value="AM_01">
            <text:p>AM_01</text:p>
          </table:table-cell>
          <table:table-cell table:formula="of:=[.B22]" office:value-type="string" office:string-value="AM_02">
            <text:p>AM_02</text:p>
          </table:table-cell>
          <table:table-cell table:formula="of:=[.C22]" office:value-type="string" office:string-value="AM_03">
            <text:p>AM_03</text:p>
          </table:table-cell>
          <table:table-cell table:formula="of:=[.D22]" office:value-type="string" office:string-value="AM_04">
            <text:p>AM_04</text:p>
          </table:table-cell>
          <table:table-cell table:formula="of:=[.E22]" office:value-type="string" office:string-value="AM_05">
            <text:p>AM_05</text:p>
          </table:table-cell>
          <table:table-cell table:formula="of:=[.F22]" office:value-type="string" office:string-value="AM_06">
            <text:p>AM_06</text:p>
          </table:table-cell>
          <table:table-cell table:formula="of:=[.G22]" office:value-type="string" office:string-value="AM_07">
            <text:p>AM_07</text:p>
          </table:table-cell>
          <table:table-cell table:number-columns-repeated="15"/>
        </table:table-row>
      </table:table>
      <table:table table:name="Аркуш5" table:style-name="ta1" table:print="false">
        <table:table-column table:style-name="co13" table:number-columns-repeated="6" table:default-cell-style-name="Default"/>
        <table:table-column table:style-name="co40" table:default-cell-style-name="ce2"/>
        <table:table-column table:style-name="co13" table:number-columns-repeated="2" table:default-cell-style-name="Default"/>
        <table:table-column table:style-name="co13" table:default-cell-style-name="ce2"/>
        <table:table-column table:style-name="co13" table:number-columns-repeated="3" table:default-cell-style-name="Default"/>
        <table:table-row table:style-name="ro1" table:number-rows-repeated="3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5">
          <table:table-cell office:value-type="string">
            <text:p>Расходы 1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>
            <text:p>V_06</text:p>
          </table:table-cell>
          <table:table-cell office:value-type="float" office:value="20">
            <text:p>2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асход сока с дифузии</text:p>
          </table:table-cell>
          <table:table-cell office:value-type="string">
            <text:p>%ID0.6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table:formula="of:=CONCATENATE([.A5];&quot; smallint default '0',&quot;)" office:value-type="string" office:string-value="V_06 smallint default '0',">
            <text:p>V_06 smallint default '0',</text:p>
          </table:table-cell>
        </table:table-row>
        <table:table-row table:style-name="ro1">
          <table:table-cell office:value-type="string">
            <text:p>V_01</text:p>
          </table:table-cell>
          <table:table-cell office:value-type="float" office:value="10">
            <text:p>1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асход сока с преддеф.</text:p>
          </table:table-cell>
          <table:table-cell table:style-name="ce2" office:value-type="string">
            <text:p>%ID0.1</text:p>
          </table:table-cell>
          <table:table-cell table:style-name="ce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[.A6];&quot; smallint default '0',&quot;)" office:value-type="string" office:string-value="V_01 smallint default '0',">
            <text:p>V_01 smallint default '0',</text:p>
          </table:table-cell>
        </table:table-row>
        <table:table-row table:style-name="ro1">
          <table:table-cell office:value-type="string">
            <text:p>V_09</text:p>
          </table:table-cell>
          <table:table-cell office:value-type="float" office:value="26">
            <text:p>2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асход сока возврата</text:p>
          </table:table-cell>
          <table:table-cell office:value-type="string">
            <text:p>%ID0.9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formula="of:=CONCATENATE([.A7];&quot; smallint default '0',&quot;)" office:value-type="string" office:string-value="V_09 smallint default '0',">
            <text:p>V_09 smallint default '0',</text:p>
          </table:table-cell>
        </table:table-row>
        <table:table-row table:style-name="ro1">
          <table:table-cell office:value-type="string">
            <text:p>V_08</text:p>
          </table:table-cell>
          <table:table-cell office:value-type="float" office:value="24">
            <text:p>2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асход сока на деф. 2 сат.</text:p>
          </table:table-cell>
          <table:table-cell office:value-type="string">
            <text:p>%ID0.8</text:p>
          </table:table-cell>
          <table:table-cell/>
          <table:table-cell office:value-type="float" office:value="17">
            <text:p>17</text:p>
          </table:table-cell>
          <table:table-cell table:number-columns-repeated="2"/>
          <table:table-cell table:formula="of:=CONCATENATE([.A8];&quot; smallint default '0',&quot;)" office:value-type="string" office:string-value="V_08 smallint default '0',">
            <text:p>V_08 smallint default '0',</text:p>
          </table:table-cell>
        </table:table-row>
        <table:table-row table:style-name="ro1">
          <table:table-cell office:value-type="string">
            <text:p>V_07</text:p>
          </table:table-cell>
          <table:table-cell office:value-type="float" office:value="22">
            <text:p>2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асход сока с хол. деф.</text:p>
          </table:table-cell>
          <table:table-cell office:value-type="string">
            <text:p>%ID0.7</text:p>
          </table:table-cell>
          <table:table-cell/>
          <table:table-cell office:value-type="float" office:value="15">
            <text:p>15</text:p>
          </table:table-cell>
          <table:table-cell table:number-columns-repeated="2"/>
          <table:table-cell table:formula="of:=CONCATENATE([.A9];&quot; smallint default '0',&quot;)" office:value-type="string" office:string-value="V_07 smallint default '0',">
            <text:p>V_07 smallint default '0',</text:p>
          </table:table-cell>
        </table:table-row>
        <table:table-row table:style-name="ro1">
          <table:table-cell office:value-type="string">
            <text:p>V_02</text:p>
          </table:table-cell>
          <table:table-cell office:value-type="float" office:value="12">
            <text:p>1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асход суспенз. 1 сат.</text:p>
          </table:table-cell>
          <table:table-cell office:value-type="string">
            <text:p>%ID0.2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table:formula="of:=CONCATENATE([.A10];&quot; smallint default '0',&quot;)" office:value-type="string" office:string-value="V_02 smallint default '0',">
            <text:p>V_02 smallint default '0',</text:p>
          </table:table-cell>
        </table:table-row>
        <table:table-row table:style-name="ro1">
          <table:table-cell office:value-type="string">
            <text:p>Расходы 2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>
            <text:p>V_03</text:p>
          </table:table-cell>
          <table:table-cell office:value-type="float" office:value="14">
            <text:p>1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асход изв.мол. на преддеф.</text:p>
          </table:table-cell>
          <table:table-cell office:value-type="string">
            <text:p>%ID0.3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table:formula="of:=CONCATENATE([.A12];&quot; smallint default '0',&quot;)" office:value-type="string" office:string-value="V_03 smallint default '0',">
            <text:p>V_03 smallint default '0',</text:p>
          </table:table-cell>
        </table:table-row>
        <table:table-row table:style-name="ro1">
          <table:table-cell office:value-type="string">
            <text:p>V_04</text:p>
          </table:table-cell>
          <table:table-cell office:value-type="float" office:value="16">
            <text:p>1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асход изв.мол. на осн. деф.</text:p>
          </table:table-cell>
          <table:table-cell office:value-type="string">
            <text:p>%ID0.4</text:p>
          </table:table-cell>
          <table:table-cell/>
          <table:table-cell office:value-type="float" office:value="9">
            <text:p>9</text:p>
          </table:table-cell>
          <table:table-cell table:number-columns-repeated="2"/>
          <table:table-cell table:formula="of:=CONCATENATE([.A13];&quot; smallint default '0',&quot;)" office:value-type="string" office:string-value="V_04 smallint default '0',">
            <text:p>V_04 smallint default '0',</text:p>
          </table:table-cell>
        </table:table-row>
        <table:table-row table:style-name="ro1">
          <table:table-cell office:value-type="string">
            <text:p>V_05</text:p>
          </table:table-cell>
          <table:table-cell office:value-type="float" office:value="18">
            <text:p>1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асход изв.мол. на 2 сат.</text:p>
          </table:table-cell>
          <table:table-cell office:value-type="string">
            <text:p>%ID0.5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table:formula="of:=CONCATENATE([.A14];&quot; smallint default '0',&quot;)" office:value-type="string" office:string-value="V_05 smallint default '0',">
            <text:p>V_05 smallint default '0',</text:p>
          </table:table-cell>
        </table:table-row>
        <table:table-row table:style-name="ro5">
          <table:table-cell office:value-type="string">
            <text:p>Уровни 1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>
            <text:p>V_10</text:p>
          </table:table-cell>
          <table:table-cell office:value-type="float" office:value="28">
            <text:p>2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office:value-type="string">
            <text:p>Уровень в сб. ф. с. 1 сат.</text:p>
          </table:table-cell>
          <table:table-cell office:value-type="string">
            <text:p>%ID0.10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formula="of:=CONCATENATE([.A16];&quot; smallint default '0',&quot;)" office:value-type="string" office:string-value="V_10 smallint default '0',">
            <text:p>V_10 smallint default '0',</text:p>
          </table:table-cell>
        </table:table-row>
        <table:table-row table:style-name="ro1">
          <table:table-cell office:value-type="string">
            <text:p>V_11</text:p>
          </table:table-cell>
          <table:table-cell office:value-type="float" office:value="30">
            <text:p>3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office:value-type="string">
            <text:p>Уровень в хол. деф.</text:p>
          </table:table-cell>
          <table:table-cell office:value-type="string">
            <text:p>%ID0.11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table:formula="of:=CONCATENATE([.A17];&quot; smallint default '0',&quot;)" office:value-type="string" office:string-value="V_11 smallint default '0',">
            <text:p>V_11 smallint default '0',</text:p>
          </table:table-cell>
        </table:table-row>
        <table:table-row table:style-name="ro1">
          <table:table-cell office:value-type="string">
            <text:p>V_12</text:p>
          </table:table-cell>
          <table:table-cell office:value-type="float" office:value="32">
            <text:p>3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office:value-type="string">
            <text:p>Уровень в сб. перед ВС</text:p>
          </table:table-cell>
          <table:table-cell office:value-type="string">
            <text:p>%ID0.12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table:formula="of:=CONCATENATE([.A18];&quot; smallint default '0',&quot;)" office:value-type="string" office:string-value="V_12 smallint default '0',">
            <text:p>V_12 smallint default '0',</text:p>
          </table:table-cell>
        </table:table-row>
        <table:table-row table:style-name="ro1">
          <table:table-cell office:value-type="string">
            <text:p>V_13</text:p>
          </table:table-cell>
          <table:table-cell office:value-type="float" office:value="34">
            <text:p>3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office:value-type="string">
            <text:p>Уровень в сб отс. сока 2 сат.</text:p>
          </table:table-cell>
          <table:table-cell office:value-type="string">
            <text:p>%ID0.13</text:p>
          </table:table-cell>
          <table:table-cell/>
          <table:table-cell office:value-type="float" office:value="12">
            <text:p>12</text:p>
          </table:table-cell>
          <table:table-cell table:number-columns-repeated="2"/>
          <table:table-cell table:formula="of:=CONCATENATE([.A19];&quot; smallint default '0',&quot;)" office:value-type="string" office:string-value="V_13 smallint default '0',">
            <text:p>V_13 smallint default '0',</text:p>
          </table:table-cell>
        </table:table-row>
        <table:table-row table:style-name="ro1">
          <table:table-cell office:value-type="string">
            <text:p>Давления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>
            <text:p>V_14</text:p>
          </table:table-cell>
          <table:table-cell office:value-type="float" office:value="36">
            <text:p>3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Давление на в/ф.</text:p>
          </table:table-cell>
          <table:table-cell office:value-type="string">
            <text:p>%ID0.14</text:p>
          </table:table-cell>
          <table:table-cell/>
          <table:table-cell office:value-type="float" office:value="14">
            <text:p>14</text:p>
          </table:table-cell>
          <table:table-cell table:number-columns-repeated="2"/>
          <table:table-cell table:formula="of:=CONCATENATE([.A21];&quot; smallint default '0',&quot;)" office:value-type="string" office:string-value="V_14 smallint default '0',">
            <text:p>V_14 smallint default '0',</text:p>
          </table:table-cell>
        </table:table-row>
        <table:table-row table:style-name="ro1">
          <table:table-cell office:value-type="string">
            <text:p>V_15</text:p>
          </table:table-cell>
          <table:table-cell office:value-type="float" office:value="38">
            <text:p>3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Давление в кол. изв. мол.</text:p>
          </table:table-cell>
          <table:table-cell office:value-type="string">
            <text:p>%ID0.15</text:p>
          </table:table-cell>
          <table:table-cell/>
          <table:table-cell office:value-type="float" office:value="16">
            <text:p>16</text:p>
          </table:table-cell>
          <table:table-cell table:number-columns-repeated="2"/>
          <table:table-cell table:formula="of:=CONCATENATE([.A22];&quot; smallint default '0',&quot;)" office:value-type="string" office:string-value="V_15 smallint default '0',">
            <text:p>V_15 smallint default '0',</text:p>
          </table:table-cell>
        </table:table-row>
        <table:table-row table:style-name="ro1">
          <table:table-cell office:value-type="string">
            <text:p>рН преддеф.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>
            <text:p>V_16</text:p>
          </table:table-cell>
          <table:table-cell office:value-type="float" office:value="40">
            <text:p>4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Н сока на вых.пред-ра</text:p>
          </table:table-cell>
          <table:table-cell table:style-name="ce2" office:value-type="string">
            <text:p>%ID0.16</text:p>
          </table:table-cell>
          <table:table-cell table:style-name="ce2"/>
          <table:table-cell office:value-type="float" office:value="18">
            <text:p>18</text:p>
          </table:table-cell>
          <table:table-cell table:number-columns-repeated="2"/>
          <table:table-cell table:formula="of:=CONCATENATE([.A24];&quot; smallint default '0',&quot;)" office:value-type="string" office:string-value="V_16 smallint default '0',">
            <text:p>V_16 smallint default '0',</text:p>
          </table:table-cell>
        </table:table-row>
      </table:table>
      <table:table table:name="Аркуш6" table:style-name="ta1" table:print="false">
        <table:table-column table:style-name="co13" table:number-columns-repeated="6" table:default-cell-style-name="Default"/>
        <table:table-column table:style-name="co39" table:default-cell-style-name="ce2"/>
        <table:table-column table:style-name="co13" table:number-columns-repeated="2" table:default-cell-style-name="Default"/>
        <table:table-column table:style-name="co13" table:default-cell-style-name="ce2"/>
        <table:table-column table:style-name="co13" table:number-columns-repeated="3" table:default-cell-style-name="Default"/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>
            <text:p>Расходы 3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>
            <text:p>V_08</text:p>
          </table:table-cell>
          <table:table-cell office:value-type="float" office:value="24">
            <text:p>2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асход сусп. 2 сат.</text:p>
          </table:table-cell>
          <table:table-cell table:style-name="ce2" office:value-type="string">
            <text:p>%ID1.1</text:p>
          </table:table-cell>
          <table:table-cell table:style-name="ce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[.A3];&quot; smallint default '0',&quot;)" office:value-type="string" office:string-value="V_08 smallint default '0',">
            <text:p>V_08 smallint default '0',</text:p>
          </table:table-cell>
        </table:table-row>
        <table:table-row table:style-name="ro1">
          <table:table-cell office:value-type="string">
            <text:p>V_09</text:p>
          </table:table-cell>
          <table:table-cell office:value-type="float" office:value="26">
            <text:p>2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асход ф. сока c УФЛ</text:p>
          </table:table-cell>
          <table:table-cell office:value-type="string">
            <text:p>%ID1.2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table:formula="of:=CONCATENATE([.A4];&quot; smallint default '0',&quot;)" office:value-type="string" office:string-value="V_09 smallint default '0',">
            <text:p>V_09 smallint default '0',</text:p>
          </table:table-cell>
        </table:table-row>
        <table:table-row table:style-name="ro4">
          <table:table-cell office:value-type="string">
            <text:p>Уровни 2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>
            <text:p>V_10</text:p>
          </table:table-cell>
          <table:table-cell office:value-type="float" office:value="28">
            <text:p>2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office:value-type="string">
            <text:p>Уровень в сб. продувок</text:p>
          </table:table-cell>
          <table:table-cell office:value-type="string">
            <text:p>%ID1.3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table:formula="of:=CONCATENATE([.A6];&quot; smallint default '0',&quot;)" office:value-type="string" office:string-value="V_10 smallint default '0',">
            <text:p>V_10 smallint default '0',</text:p>
          </table:table-cell>
        </table:table-row>
        <table:table-row table:style-name="ro1">
          <table:table-cell office:value-type="string">
            <text:p>V_11</text:p>
          </table:table-cell>
          <table:table-cell office:value-type="float" office:value="30">
            <text:p>3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office:value-type="string">
            <text:p>Уровень в нап. сб. н.ф сока 2 сат.</text:p>
          </table:table-cell>
          <table:table-cell office:value-type="string">
            <text:p>%ID1.4</text:p>
          </table:table-cell>
          <table:table-cell/>
          <table:table-cell office:value-type="float" office:value="9">
            <text:p>9</text:p>
          </table:table-cell>
          <table:table-cell table:number-columns-repeated="2"/>
          <table:table-cell table:formula="of:=CONCATENATE([.A7];&quot; smallint default '0',&quot;)" office:value-type="string" office:string-value="V_11 smallint default '0',">
            <text:p>V_11 smallint default '0',</text:p>
          </table:table-cell>
        </table:table-row>
        <table:table-row table:style-name="ro1">
          <table:table-cell office:value-type="string">
            <text:p>V_12</text:p>
          </table:table-cell>
          <table:table-cell office:value-type="float" office:value="32">
            <text:p>3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office:value-type="string">
            <text:p>Уровень в нап. сб. сока контр. фил.</text:p>
          </table:table-cell>
          <table:table-cell office:value-type="string">
            <text:p>%ID1.5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table:formula="of:=CONCATENATE([.A8];&quot; smallint default '0',&quot;)" office:value-type="string" office:string-value="V_12 smallint default '0',">
            <text:p>V_12 smallint default '0',</text:p>
          </table:table-cell>
        </table:table-row>
        <table:table-row table:style-name="ro1">
          <table:table-cell office:value-type="string">
            <text:p>V_13</text:p>
          </table:table-cell>
          <table:table-cell office:value-type="float" office:value="34">
            <text:p>3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office:value-type="string">
            <text:p>Уровень в сб. сусп. 2 сат.</text:p>
          </table:table-cell>
          <table:table-cell office:value-type="string">
            <text:p>%ID1.6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table:formula="of:=CONCATENATE([.A9];&quot; smallint default '0',&quot;)" office:value-type="string" office:string-value="V_13 smallint default '0',">
            <text:p>V_13 smallint default '0',</text:p>
          </table:table-cell>
        </table:table-row>
        <table:table-row table:style-name="ro1">
          <table:table-cell office:value-type="string">
            <text:p>V_14</text:p>
          </table:table-cell>
          <table:table-cell office:value-type="float" office:value="36">
            <text:p>3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office:value-type="string">
            <text:p>Уровень в нап. сб. сусп. 1 сат.</text:p>
          </table:table-cell>
          <table:table-cell office:value-type="string">
            <text:p>%ID1.7</text:p>
          </table:table-cell>
          <table:table-cell/>
          <table:table-cell office:value-type="float" office:value="15">
            <text:p>15</text:p>
          </table:table-cell>
          <table:table-cell table:number-columns-repeated="2"/>
          <table:table-cell table:formula="of:=CONCATENATE([.A10];&quot; smallint default '0',&quot;)" office:value-type="string" office:string-value="V_14 smallint default '0',">
            <text:p>V_14 smallint default '0',</text:p>
          </table:table-cell>
        </table:table-row>
        <table:table-row table:style-name="ro1">
          <table:table-cell office:value-type="string">
            <text:p>V_15</text:p>
          </table:table-cell>
          <table:table-cell office:value-type="float" office:value="38">
            <text:p>3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office:value-type="string">
            <text:p>Уровень в нап. сб. н.ф. сока 1 сат.</text:p>
          </table:table-cell>
          <table:table-cell office:value-type="string">
            <text:p>%ID1.8</text:p>
          </table:table-cell>
          <table:table-cell/>
          <table:table-cell office:value-type="float" office:value="17">
            <text:p>17</text:p>
          </table:table-cell>
          <table:table-cell table:number-columns-repeated="2"/>
          <table:table-cell table:formula="of:=CONCATENATE([.A11];&quot; smallint default '0',&quot;)" office:value-type="string" office:string-value="V_15 smallint default '0',">
            <text:p>V_15 smallint default '0',</text:p>
          </table:table-cell>
        </table:table-row>
        <table:table-row table:style-name="ro1">
          <table:table-cell office:value-type="string">
            <text:p>V_16</text:p>
          </table:table-cell>
          <table:table-cell office:value-type="float" office:value="40">
            <text:p>4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office:value-type="string">
            <text:p>Уровень в сб. сусп. 1 сат.</text:p>
          </table:table-cell>
          <table:table-cell office:value-type="string">
            <text:p>%ID1.9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formula="of:=CONCATENATE([.A12];&quot; smallint default '0',&quot;)" office:value-type="string" office:string-value="V_16 smallint default '0',">
            <text:p>V_16 smallint default '0',</text:p>
          </table:table-cell>
        </table:table-row>
        <table:table-row table:style-name="ro1">
          <table:table-cell office:value-type="string">
            <text:p>V_21</text:p>
          </table:table-cell>
          <table:table-cell office:value-type="float" office:value="50">
            <text:p>5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office:value-type="string">
            <text:p>Уровень в сб. н.ф. сока 1 сат.</text:p>
          </table:table-cell>
          <table:table-cell table:style-name="ce2" office:value-type="string">
            <text:p>%ID1.14</text:p>
          </table:table-cell>
          <table:table-cell table:style-name="ce2"/>
          <table:table-cell office:value-type="float" office:value="14">
            <text:p>14</text:p>
          </table:table-cell>
          <table:table-cell table:number-columns-repeated="2"/>
          <table:table-cell table:formula="of:=CONCATENATE([.A13];&quot; smallint default '0',&quot;)" office:value-type="string" office:string-value="V_21 smallint default '0',">
            <text:p>V_21 smallint default '0',</text:p>
          </table:table-cell>
        </table:table-row>
        <table:table-row table:style-name="ro4">
          <table:table-cell office:value-type="string">
            <text:p>Р, рН, %СО2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>
            <text:p>V_18</text:p>
          </table:table-cell>
          <table:table-cell office:value-type="float" office:value="44">
            <text:p>4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Н сока 1 сатурации</text:p>
          </table:table-cell>
          <table:table-cell office:value-type="string">
            <text:p>%ID1.11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table:formula="of:=CONCATENATE([.A15];&quot; smallint default '0',&quot;)" office:value-type="string" office:string-value="V_18 smallint default '0',">
            <text:p>V_18 smallint default '0',</text:p>
          </table:table-cell>
        </table:table-row>
        <table:table-row table:style-name="ro1">
          <table:table-cell office:value-type="string">
            <text:p>V_19</text:p>
          </table:table-cell>
          <table:table-cell office:value-type="float" office:value="46">
            <text:p>4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Н сока 2 сатурации</text:p>
          </table:table-cell>
          <table:table-cell office:value-type="string">
            <text:p>%ID1.12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table:formula="of:=CONCATENATE([.A16];&quot; smallint default '0',&quot;)" office:value-type="string" office:string-value="V_19 smallint default '0',">
            <text:p>V_19 smallint default '0',</text:p>
          </table:table-cell>
        </table:table-row>
        <table:table-row table:style-name="ro1">
          <table:table-cell office:value-type="string">
            <text:p>V_20</text:p>
          </table:table-cell>
          <table:table-cell office:value-type="float" office:value="48">
            <text:p>4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%СО2 в сат. газе</text:p>
          </table:table-cell>
          <table:table-cell office:value-type="string">
            <text:p>%ID1.13</text:p>
          </table:table-cell>
          <table:table-cell/>
          <table:table-cell office:value-type="float" office:value="12">
            <text:p>12</text:p>
          </table:table-cell>
          <table:table-cell table:number-columns-repeated="2"/>
          <table:table-cell table:formula="of:=CONCATENATE([.A17];&quot; smallint default '0',&quot;)" office:value-type="string" office:string-value="V_20 smallint default '0',">
            <text:p>V_20 smallint default '0',</text:p>
          </table:table-cell>
        </table:table-row>
        <table:table-row table:style-name="ro1">
          <table:table-cell office:value-type="string">
            <text:p>V_17</text:p>
          </table:table-cell>
          <table:table-cell office:value-type="float" office:value="42">
            <text:p>4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Давл. сат. газа</text:p>
          </table:table-cell>
          <table:table-cell office:value-type="string">
            <text:p>%ID1.10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formula="of:=CONCATENATE([.A18];&quot; smallint default '0',&quot;)" office:value-type="string" office:string-value="V_17 smallint default '0',">
            <text:p>V_17 smallint default '0',</text:p>
          </table:table-cell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>
            <text:p>Температуры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4">
          <table:table-cell office:value-type="string">
            <text:p>V_01</text:p>
          </table:table-cell>
          <table:table-cell office:value-type="float" office:value="10">
            <text:p>1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емп. диф. сока</text:p>
          </table:table-cell>
          <table:table-cell table:style-name="ce2" office:value-type="string">
            <text:p>%ID0.1</text:p>
          </table:table-cell>
          <table:table-cell table:style-name="ce2" office:value-type="float" office:value="1">
            <text:p>1</text:p>
          </table:table-cell>
          <table:table-cell office:value-type="string">
            <text:p>1,2,3</text:p>
          </table:table-cell>
          <table:table-cell table:number-columns-repeated="2"/>
          <table:table-cell table:formula="of:=CONCATENATE([.A25];&quot; smallint default '0',&quot;)" office:value-type="string" office:string-value="V_01 smallint default '0',">
            <text:p>V_01 smallint default '0',</text:p>
          </table:table-cell>
        </table:table-row>
        <table:table-row table:style-name="ro4">
          <table:table-cell office:value-type="string">
            <text:p>V_02</text:p>
          </table:table-cell>
          <table:table-cell office:value-type="float" office:value="12">
            <text:p>1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емп. деф. сока до скор.подогр.</text:p>
          </table:table-cell>
          <table:table-cell office:value-type="string">
            <text:p>%ID0.2</text:p>
          </table:table-cell>
          <table:table-cell/>
          <table:table-cell office:value-type="string">
            <text:p>4,5,6</text:p>
          </table:table-cell>
          <table:table-cell table:number-columns-repeated="2"/>
          <table:table-cell table:formula="of:=CONCATENATE([.A26];&quot; smallint default '0',&quot;)" office:value-type="string" office:string-value="V_02 smallint default '0',">
            <text:p>V_02 smallint default '0',</text:p>
          </table:table-cell>
        </table:table-row>
        <table:table-row table:style-name="ro4">
          <table:table-cell office:value-type="string">
            <text:p>V_03</text:p>
          </table:table-cell>
          <table:table-cell office:value-type="float" office:value="14">
            <text:p>1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 сока перед гор. деф.</text:p>
          </table:table-cell>
          <table:table-cell office:value-type="string">
            <text:p>%ID0.3</text:p>
          </table:table-cell>
          <table:table-cell/>
          <table:table-cell office:value-type="string">
            <text:p>7,8,9</text:p>
          </table:table-cell>
          <table:table-cell table:number-columns-repeated="2"/>
          <table:table-cell table:formula="of:=CONCATENATE([.A27];&quot; smallint default '0',&quot;)" office:value-type="string" office:string-value="V_03 smallint default '0',">
            <text:p>V_03 smallint default '0',</text:p>
          </table:table-cell>
        </table:table-row>
        <table:table-row table:style-name="ro4">
          <table:table-cell office:value-type="string">
            <text:p>V_04</text:p>
          </table:table-cell>
          <table:table-cell office:value-type="float" office:value="16">
            <text:p>1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емп. н.ф сока 1 сат. до подогр.</text:p>
          </table:table-cell>
          <table:table-cell office:value-type="string">
            <text:p>%ID0.4</text:p>
          </table:table-cell>
          <table:table-cell/>
          <table:table-cell office:value-type="string">
            <text:p>10,11,12</text:p>
          </table:table-cell>
          <table:table-cell table:number-columns-repeated="2"/>
          <table:table-cell table:formula="of:=CONCATENATE([.A28];&quot; smallint default '0',&quot;)" office:value-type="string" office:string-value="V_04 smallint default '0',">
            <text:p>V_04 smallint default '0',</text:p>
          </table:table-cell>
        </table:table-row>
        <table:table-row table:style-name="ro4">
          <table:table-cell office:value-type="string">
            <text:p>V_05</text:p>
          </table:table-cell>
          <table:table-cell office:value-type="float" office:value="18">
            <text:p>1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 сока перед УФЛ</text:p>
          </table:table-cell>
          <table:table-cell office:value-type="string">
            <text:p>%ID0.5</text:p>
          </table:table-cell>
          <table:table-cell/>
          <table:table-cell office:value-type="string">
            <text:p>13,14,15</text:p>
          </table:table-cell>
          <table:table-cell table:number-columns-repeated="2"/>
          <table:table-cell table:formula="of:=CONCATENATE([.A29];&quot; smallint default '0',&quot;)" office:value-type="string" office:string-value="V_05 smallint default '0',">
            <text:p>V_05 smallint default '0',</text:p>
          </table:table-cell>
        </table:table-row>
        <table:table-row table:style-name="ro4">
          <table:table-cell office:value-type="string">
            <text:p>V_06</text:p>
          </table:table-cell>
          <table:table-cell office:value-type="float" office:value="20">
            <text:p>2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емп. ф. сока 1 сат. до подогр.</text:p>
          </table:table-cell>
          <table:table-cell office:value-type="string">
            <text:p>%ID0.6</text:p>
          </table:table-cell>
          <table:table-cell/>
          <table:table-cell office:value-type="string">
            <text:p>16,17,18</text:p>
          </table:table-cell>
          <table:table-cell table:number-columns-repeated="2"/>
          <table:table-cell table:formula="of:=CONCATENATE([.A30];&quot; smallint default '0',&quot;)" office:value-type="string" office:string-value="V_06 smallint default '0',">
            <text:p>V_06 smallint default '0',</text:p>
          </table:table-cell>
        </table:table-row>
        <table:table-row table:style-name="ro4">
          <table:table-cell office:value-type="string">
            <text:p>V_07</text:p>
          </table:table-cell>
          <table:table-cell office:value-type="float" office:value="22">
            <text:p>2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 сока перед 2 сат.</text:p>
          </table:table-cell>
          <table:table-cell table:style-name="ce2" office:value-type="string">
            <text:p>%ID0.7</text:p>
          </table:table-cell>
          <table:table-cell table:style-name="ce2"/>
          <table:table-cell office:value-type="string">
            <text:p>19,20,21</text:p>
          </table:table-cell>
          <table:table-cell table:number-columns-repeated="2"/>
          <table:table-cell table:formula="of:=CONCATENATE([.A31];&quot; smallint default '0',&quot;)" office:value-type="string" office:string-value="V_07 smallint default '0',">
            <text:p>V_07 smallint default '0',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грн.</number:text>
    </number:number-style>
    <number:number-style style:name="N109">
      <number:text>-</number:text>
      <number:number number:decimal-places="0" number:min-integer-digits="1" number:grouping="true"/>
      <number:text> грн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грн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грн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грн.</number:text>
    </number:number-style>
    <number:number-style style:name="N112">
      <number:text>-</number:text>
      <number:number number:decimal-places="2" number:min-integer-digits="1" number:grouping="true"/>
      <number:text> грн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грн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грн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     </number:text>
    </number:number-style>
    <number:number-style style:name="N121P1" style:volatile="true">
      <number:text>-</number:text>
      <number:number number:decimal-places="0" number:min-integer-digits="1" number:grouping="true"/>
      <number:text>         </number:text>
    </number:number-style>
    <number:number-style style:name="N121P2" style:volatile="true">
      <number:text> -    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грн. </number:text>
    </number:number-style>
    <number:number-style style:name="N125P1" style:volatile="true">
      <number:text>-</number:text>
      <number:number number:decimal-places="0" number:min-integer-digits="1" number:grouping="true"/>
      <number:text> грн. </number:text>
    </number:number-style>
    <number:number-style style:name="N125P2" style:volatile="true">
      <number:text> - грн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     </number:text>
    </number:number-style>
    <number:number-style style:name="N129P1" style:volatile="true">
      <number:text>-</number:text>
      <number:number number:decimal-places="2" number:min-integer-digits="1" number:grouping="true"/>
      <number:text>         </number:text>
    </number:number-style>
    <number:number-style style:name="N129P2" style:volatile="true">
      <number:text> -</number:text>
      <number:number number:decimal-places="0" number:min-integer-digits="0"/>
      <number:text>    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грн. </number:text>
    </number:number-style>
    <number:number-style style:name="N133P1" style:volatile="true">
      <number:text>-</number:text>
      <number:number number:decimal-places="2" number:min-integer-digits="1" number:grouping="true"/>
      <number:text> грн. </number:text>
    </number:number-style>
    <number:number-style style:name="N133P2" style:volatile="true">
      <number:text> -</number:text>
      <number:number number:decimal-places="0" number:min-integer-digits="0"/>
      <number:text> грн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scale-to="76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7">17/09/2010</text:date>, <text:time>21:19:08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30T11:13:49</meta:creation-date>
    <dc:date>2010-09-17T21:19:08</dc:date>
    <meta:editing-duration>PT122H37M24S</meta:editing-duration>
    <meta:editing-cycles>39</meta:editing-cycles>
    <meta:generator>OpenOffice.org/3.2$Linux OpenOffice.org_project/320m19$Build-9505</meta:generator>
    <meta:print-date>2010-08-28T11:15:59</meta:print-date>
    <meta:document-statistic meta:table-count="6" meta:cell-count="4868" meta:object-count="0"/>
  </office:meta>
</office:document-meta>
</file>